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3.12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625cm"/>
    </style:style>
    <style:style style:name="co7" style:family="table-column">
      <style:table-column-properties fo:break-before="auto" style:column-width="6.643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5.373cm"/>
    </style:style>
    <style:style style:name="co10" style:family="table-column">
      <style:table-column-properties fo:break-before="auto" style:column-width="5.6cm"/>
    </style:style>
    <style:style style:name="co11" style:family="table-column">
      <style:table-column-properties fo:break-before="auto" style:column-width="6.417cm"/>
    </style:style>
    <style:style style:name="co12" style:family="table-column">
      <style:table-column-properties fo:break-before="auto" style:column-width="4.53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261cm"/>
    </style:style>
    <style:style style:name="co15" style:family="table-column">
      <style:table-column-properties fo:break-before="auto" style:column-width="3.489cm"/>
    </style:style>
    <style:style style:name="co16" style:family="table-column">
      <style:table-column-properties fo:break-before="auto" style:column-width="4.306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3.829cm"/>
    </style:style>
    <style:style style:name="co19" style:family="table-column">
      <style:table-column-properties fo:break-before="auto" style:column-width="3.284cm"/>
    </style:style>
    <style:style style:name="co20" style:family="table-column">
      <style:table-column-properties fo:break-before="auto" style:column-width="3.512cm"/>
    </style:style>
    <style:style style:name="co21" style:family="table-column">
      <style:table-column-properties fo:break-before="auto" style:column-width="4.329cm"/>
    </style:style>
    <style:style style:name="co22" style:family="table-column">
      <style:table-column-properties fo:break-before="auto" style:column-width="3.875cm"/>
    </style:style>
    <style:style style:name="co23" style:family="table-column">
      <style:table-column-properties fo:break-before="auto" style:column-width="2.604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3.648cm"/>
    </style:style>
    <style:style style:name="co26" style:family="table-column">
      <style:table-column-properties fo:break-before="auto" style:column-width="4.441cm"/>
    </style:style>
    <style:style style:name="co27" style:family="table-column">
      <style:table-column-properties fo:break-before="auto" style:column-width="3.717cm"/>
    </style:style>
    <style:style style:name="co28" style:family="table-column">
      <style:table-column-properties fo:break-before="auto" style:column-width="3.171cm"/>
    </style:style>
    <style:style style:name="co29" style:family="table-column">
      <style:table-column-properties fo:break-before="auto" style:column-width="3.399cm"/>
    </style:style>
    <style:style style:name="co30" style:family="table-column">
      <style:table-column-properties fo:break-before="auto" style:column-width="4.216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1.9cm"/>
    </style:style>
    <style:style style:name="co33" style:family="table-column">
      <style:table-column-properties fo:break-before="auto" style:column-width="1.969cm"/>
    </style:style>
    <style:style style:name="co3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1.856cm"/>
    </style:style>
    <style:style style:name="co37" style:family="table-column">
      <style:table-column-properties fo:break-before="auto" style:column-width="3.29cm"/>
    </style:style>
    <style:style style:name="co38" style:family="table-column">
      <style:table-column-properties fo:break-before="auto" style:column-width="2.739cm"/>
    </style:style>
    <style:style style:name="co39" style:family="table-column">
      <style:table-column-properties fo:break-before="auto" style:column-width="6.059cm"/>
    </style:style>
    <style:style style:name="co40" style:family="table-column">
      <style:table-column-properties fo:break-before="auto" style:column-width="1.946cm"/>
    </style:style>
    <style:style style:name="co41" style:family="table-column">
      <style:table-column-properties fo:break-before="auto" style:column-width="1.764cm"/>
    </style:style>
    <style:style style:name="co42" style:family="table-column">
      <style:table-column-properties fo:break-before="auto" style:column-width="1.923cm"/>
    </style:style>
    <style:style style:name="co43" style:family="table-column">
      <style:table-column-properties fo:break-before="auto" style:column-width="2.766cm"/>
    </style:style>
    <style:style style:name="co44" style:family="table-column">
      <style:table-column-properties fo:break-before="auto" style:column-width="3.233cm"/>
    </style:style>
    <style:style style:name="co45" style:family="table-column">
      <style:table-column-properties fo:break-before="auto" style:column-width="1.949cm"/>
    </style:style>
    <style:style style:name="co46" style:family="table-column">
      <style:table-column-properties fo:break-before="auto" style:column-width="2.417cm"/>
    </style:style>
    <style:style style:name="co47" style:family="table-column">
      <style:table-column-properties fo:break-before="auto" style:column-width="1.658cm"/>
    </style:style>
    <style:style style:name="co48" style:family="table-column">
      <style:table-column-properties fo:break-before="auto" style:column-width="1.813cm"/>
    </style:style>
    <style:style style:name="co49" style:family="table-column">
      <style:table-column-properties fo:break-before="auto" style:column-width="2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11" style:family="table-cell" style:parent-style-name="Default" style:data-style-name="N99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7"/>
    <style:style style:name="ce17" style:family="table-cell" style:parent-style-name="Default" style:data-style-name="N81">
      <style:text-properties fo:font-weight="bold" style:font-weight-asian="bold" style:font-weight-complex="bold"/>
    </style:style>
    <style:style style:name="ce18" style:family="table-cell" style:parent-style-name="Default" style:data-style-name="N107">
      <style:text-properties fo:font-weight="bold" style:font-weight-asian="bold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20" style:family="table-cell" style:parent-style-name="Default" style:data-style-name="N99">
      <style:text-properties fo:font-weight="bold" style:font-weight-asian="bold" style:font-weight-complex="bold"/>
    </style:style>
    <style:style style:name="ce21" style:family="table-cell" style:parent-style-name="Default" style:data-style-name="N107"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81"/>
    <style:style style:name="ce3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3"/>
    <style:style style:name="ce38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7"/>
    <style:style style:name="ce43" style:family="table-cell" style:parent-style-name="Default" style:data-style-name="N81">
      <style:text-properties fo:font-weight="bold" style:font-weight-asian="bold" style:font-weight-complex="bold"/>
    </style:style>
    <style:style style:name="ce44" style:family="table-cell" style:parent-style-name="Default" style:data-style-name="N107">
      <style:text-properties fo:font-weight="bold" style:font-weight-asian="bold" style:font-weight-complex="bold"/>
    </style:style>
    <style:style style:name="ce45" style:family="table-cell" style:parent-style-name="Default" style:data-style-name="N3">
      <style:text-properties fo:font-weight="bold" style:font-weight-asian="bold" style:font-weight-complex="bold"/>
    </style:style>
    <style:style style:name="ce46" style:family="table-cell" style:parent-style-name="Default" style:data-style-name="N99">
      <style:text-properties fo:font-weight="bold" style:font-weight-asian="bold" style:font-weight-complex="bold"/>
    </style:style>
    <style:style style:name="ce47" style:family="table-cell" style:parent-style-name="Default" style:data-style-name="N107">
      <style:text-properties fo:font-weight="normal" style:font-weight-asian="normal" style:font-weight-complex="normal"/>
    </style:style>
    <style:style style:name="ce48" style:family="table-cell" style:parent-style-name="Default" style:data-style-name="N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_testes_hipoteses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7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7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7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7"/>
        <table:table-column table:style-name="co21" table:default-cell-style-name="ce35"/>
        <table:table-column table:style-name="co22" table:default-cell-style-name="ce35"/>
        <table:table-column table:style-name="co1" table:default-cell-style-name="ce35"/>
        <table:table-column table:style-name="co23" table:default-cell-style-name="ce35"/>
        <table:table-column table:style-name="co24" table:default-cell-style-name="ce37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7"/>
        <table:table-column table:style-name="co30" table:default-cell-style-name="ce35"/>
        <table:table-column table:style-name="co31" table:number-columns-repeated="993" table:default-cell-style-name="Default"/>
        <table:table-row table:style-name="ro1">
          <table:table-cell table:style-name="ce33" office:value-type="string" calcext:value-type="string">
            <text:p>project</text:p>
          </table:table-cell>
          <table:table-cell table:style-name="ce34" office:value-type="string" calcext:value-type="string">
            <text:p>wilcox_effort_pvalue</text:p>
          </table:table-cell>
          <table:table-cell table:style-name="ce34" office:value-type="string" calcext:value-type="string">
            <text:p>wilcox_effort_inf</text:p>
          </table:table-cell>
          <table:table-cell table:style-name="ce34" office:value-type="string" calcext:value-type="string">
            <text:p>t-test_effort_t</text:p>
          </table:table-cell>
          <table:table-cell table:style-name="ce36" office:value-type="string" calcext:value-type="string">
            <text:p>t-test_effort_df</text:p>
          </table:table-cell>
          <table:table-cell table:style-name="ce34" office:value-type="string" calcext:value-type="string">
            <text:p>t-test_effort_pvalue</text:p>
          </table:table-cell>
          <table:table-cell table:style-name="ce34" office:value-type="string" calcext:value-type="string">
            <text:p>wilcox_percentageOfChange_pvalue</text:p>
          </table:table-cell>
          <table:table-cell table:style-name="ce34" office:value-type="string" calcext:value-type="string">
            <text:p>wilcox_percentageOfChange_inf</text:p>
          </table:table-cell>
          <table:table-cell table:style-name="ce34" office:value-type="string" calcext:value-type="string">
            <text:p>t-test_percentageOfChange_t</text:p>
          </table:table-cell>
          <table:table-cell table:style-name="ce36" office:value-type="string" calcext:value-type="string">
            <text:p>t-test_percentageOfChange_df</text:p>
          </table:table-cell>
          <table:table-cell table:style-name="ce34" office:value-type="string" calcext:value-type="string">
            <text:p>t-test_percentageOfChange_pvalue</text:p>
          </table:table-cell>
          <table:table-cell table:style-name="ce34" office:value-type="string" calcext:value-type="string">
            <text:p>wilcox_accuracy_pvalue</text:p>
          </table:table-cell>
          <table:table-cell table:style-name="ce34" office:value-type="string" calcext:value-type="string">
            <text:p>wilcox_accuracy_inf</text:p>
          </table:table-cell>
          <table:table-cell table:style-name="ce34" office:value-type="string" calcext:value-type="string">
            <text:p>t-test_accuracy_t</text:p>
          </table:table-cell>
          <table:table-cell table:style-name="ce36" office:value-type="string" calcext:value-type="string">
            <text:p>t-test_accuracy_df</text:p>
          </table:table-cell>
          <table:table-cell table:style-name="ce34" office:value-type="string" calcext:value-type="string">
            <text:p>t-test_accuracy_pvalue</text:p>
          </table:table-cell>
          <table:table-cell table:style-name="ce34" office:value-type="string" calcext:value-type="string">
            <text:p>wilcox_precision_pvalue</text:p>
          </table:table-cell>
          <table:table-cell table:style-name="ce34" office:value-type="string" calcext:value-type="string">
            <text:p>wilcox_precision_inf</text:p>
          </table:table-cell>
          <table:table-cell table:style-name="ce34" office:value-type="string" calcext:value-type="string">
            <text:p>t-test_precision_t</text:p>
          </table:table-cell>
          <table:table-cell table:style-name="ce36" office:value-type="string" calcext:value-type="string">
            <text:p>t-test_precision_df</text:p>
          </table:table-cell>
          <table:table-cell table:style-name="ce34" office:value-type="string" calcext:value-type="string">
            <text:p>t-test_precision_pvalue</text:p>
          </table:table-cell>
          <table:table-cell table:style-name="ce34" office:value-type="string" calcext:value-type="string">
            <text:p>wilcox_recall_pvalue</text:p>
          </table:table-cell>
          <table:table-cell table:style-name="ce34" office:value-type="string" calcext:value-type="string">
            <text:p>wilcox_recall_inf</text:p>
          </table:table-cell>
          <table:table-cell table:style-name="ce34" office:value-type="string" calcext:value-type="string">
            <text:p>t-test_recall_t</text:p>
          </table:table-cell>
          <table:table-cell table:style-name="ce36" office:value-type="string" calcext:value-type="string">
            <text:p>t-test_recall_df</text:p>
          </table:table-cell>
          <table:table-cell table:style-name="ce34" office:value-type="string" calcext:value-type="string">
            <text:p>t-test_recall_pvalue</text:p>
          </table:table-cell>
          <table:table-cell table:style-name="ce34" office:value-type="string" calcext:value-type="string">
            <text:p>wilcox_measure_pvalue</text:p>
          </table:table-cell>
          <table:table-cell table:style-name="ce34" office:value-type="string" calcext:value-type="string">
            <text:p>wilcox_measure_inf</text:p>
          </table:table-cell>
          <table:table-cell table:style-name="ce34" office:value-type="string" calcext:value-type="string">
            <text:p>t-test_measure_t</text:p>
          </table:table-cell>
          <table:table-cell table:style-name="ce36" office:value-type="string" calcext:value-type="string">
            <text:p>t-test_measure_df</text:p>
          </table:table-cell>
          <table:table-cell table:style-name="ce34" office:value-type="string" calcext:value-type="string">
            <text:p>t-test_measure_pvalue</text:p>
          </table:table-cell>
          <table:table-cell table:style-name="ce33" table:number-columns-repeated="993"/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1" calcext:value-type="float">
            <text:p>1,00E+00</text:p>
          </table:table-cell>
          <table:table-cell office:value-type="float" office:value="-1.99996108482242" calcext:value-type="float">
            <text:p>-2,00E+00</text:p>
          </table:table-cell>
          <table:table-cell office:value-type="float" office:value="-2.0799657843159" calcext:value-type="float">
            <text:p>-2,08E+00</text:p>
          </table:table-cell>
          <table:table-cell office:value-type="float" office:value="116387" calcext:value-type="float">
            <text:p>116.387</text:p>
          </table:table-cell>
          <table:table-cell office:value-type="float" office:value="0.98123457292191" calcext:value-type="float">
            <text:p>9,81E-01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489889615082758" calcext:value-type="float">
            <text:p>-4,90E-03</text:p>
          </table:table-cell>
          <table:table-cell office:value-type="float" office:value="1.02652740892015" calcext:value-type="float">
            <text:p>1,03E+00</text:p>
          </table:table-cell>
          <table:table-cell office:value-type="float" office:value="116387" calcext:value-type="float">
            <text:p>116.387</text:p>
          </table:table-cell>
          <table:table-cell office:value-type="float" office:value="0.152322592161243" calcext:value-type="float">
            <text:p>1,52E-01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48475409183714" calcext:value-type="float">
            <text:p>-4,85E-03</text:p>
          </table:table-cell>
          <table:table-cell office:value-type="float" office:value="-12.4867008993679" calcext:value-type="float">
            <text:p>-1,25E+01</text:p>
          </table:table-cell>
          <table:table-cell office:value-type="float" office:value="116387" calcext:value-type="float">
            <text:p>116.387</text:p>
          </table:table-cell>
          <table:table-cell office:value-type="float" office:value="1" calcext:value-type="float">
            <text:p>1,00E+00</text:p>
          </table:table-cell>
          <table:table-cell office:value-type="float" office:value="0.999999999993903" calcext:value-type="float">
            <text:p>1,00E+00</text:p>
          </table:table-cell>
          <table:table-cell office:value-type="float" office:value="-0.000697373406308626" calcext:value-type="float">
            <text:p>-6,97E-04</text:p>
          </table:table-cell>
          <table:table-cell office:value-type="float" office:value="4.67855070051396" calcext:value-type="float">
            <text:p>4,68E+00</text:p>
          </table:table-cell>
          <table:table-cell office:value-type="float" office:value="116387" calcext:value-type="float">
            <text:p>116.387</text:p>
          </table:table-cell>
          <table:table-cell office:value-type="float" office:value="0.00000144616963713903" calcext:value-type="float">
            <text:p>1,45E-06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439717017425816" calcext:value-type="float">
            <text:p>-4,40E-03</text:p>
          </table:table-cell>
          <table:table-cell office:value-type="float" office:value="-8.8385555297278" calcext:value-type="float">
            <text:p>-8,84E+00</text:p>
          </table:table-cell>
          <table:table-cell office:value-type="float" office:value="116387" calcext:value-type="float">
            <text:p>116.387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239230056360788" calcext:value-type="float">
            <text:p>-2,39E-03</text:p>
          </table:table-cell>
          <table:table-cell office:value-type="float" office:value="-2.83482823462082" calcext:value-type="float">
            <text:p>-2,83E+00</text:p>
          </table:table-cell>
          <table:table-cell office:value-type="float" office:value="116387" calcext:value-type="float">
            <text:p>116.387</text:p>
          </table:table-cell>
          <table:table-cell office:value-type="float" office:value="0.99770708864346" calcext:value-type="float">
            <text:p>9,9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t-design</text:p>
          </table:table-cell>
          <table:table-cell office:value-type="float" office:value="0.999999999987197" calcext:value-type="float">
            <text:p>1,00E+00</text:p>
          </table:table-cell>
          <table:table-cell office:value-type="float" office:value="-2.49998494625838" calcext:value-type="float">
            <text:p>-2,50E+00</text:p>
          </table:table-cell>
          <table:table-cell office:value-type="float" office:value="0.299145697997573" calcext:value-type="float">
            <text:p>2,99E-01</text:p>
          </table:table-cell>
          <table:table-cell office:value-type="float" office:value="7746" calcext:value-type="float">
            <text:p>7.746</text:p>
          </table:table-cell>
          <table:table-cell office:value-type="float" office:value="0.382418452616081" calcext:value-type="float">
            <text:p>3,82E-01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9032757242301" calcext:value-type="float">
            <text:p>-1,90E-02</text:p>
          </table:table-cell>
          <table:table-cell office:value-type="float" office:value="2.6001496950586" calcext:value-type="float">
            <text:p>2,60E+00</text:p>
          </table:table-cell>
          <table:table-cell office:value-type="float" office:value="7746" calcext:value-type="float">
            <text:p>7.746</text:p>
          </table:table-cell>
          <table:table-cell office:value-type="float" office:value="0.00466800145198337" calcext:value-type="float">
            <text:p>4,67E-03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59248570050143" calcext:value-type="float">
            <text:p>-1,59E-02</text:p>
          </table:table-cell>
          <table:table-cell office:value-type="float" office:value="-5.82075343150277" calcext:value-type="float">
            <text:p>-5,82E+00</text:p>
          </table:table-cell>
          <table:table-cell office:value-type="float" office:value="7746" calcext:value-type="float">
            <text:p>7.746</text:p>
          </table:table-cell>
          <table:table-cell office:value-type="float" office:value="0.999999996954062" calcext:value-type="float">
            <text:p>1,00E+00</text:p>
          </table:table-cell>
          <table:table-cell office:value-type="float" office:value="0.999999999999973" calcext:value-type="float">
            <text:p>1,00E+00</text:p>
          </table:table-cell>
          <table:table-cell office:value-type="float" office:value="-0.0050384889470518" calcext:value-type="float">
            <text:p>-5,04E-03</text:p>
          </table:table-cell>
          <table:table-cell office:value-type="float" office:value="-0.242629309787402" calcext:value-type="float">
            <text:p>-2,43E-01</text:p>
          </table:table-cell>
          <table:table-cell office:value-type="float" office:value="7746" calcext:value-type="float">
            <text:p>7.746</text:p>
          </table:table-cell>
          <table:table-cell office:value-type="float" office:value="0.595850501247144" calcext:value-type="float">
            <text:p>5,96E-01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47108244257763" calcext:value-type="float">
            <text:p>-1,47E-02</text:p>
          </table:table-cell>
          <table:table-cell office:value-type="float" office:value="-5.27296560730948" calcext:value-type="float">
            <text:p>-5,27E+00</text:p>
          </table:table-cell>
          <table:table-cell office:value-type="float" office:value="7746" calcext:value-type="float">
            <text:p>7.746</text:p>
          </table:table-cell>
          <table:table-cell office:value-type="float" office:value="0.999999931068356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958474634324492" calcext:value-type="float">
            <text:p>-9,58E-03</text:p>
          </table:table-cell>
          <table:table-cell office:value-type="float" office:value="-3.07819594509727" calcext:value-type="float">
            <text:p>-3,08E+00</text:p>
          </table:table-cell>
          <table:table-cell office:value-type="float" office:value="7746" calcext:value-type="float">
            <text:p>7.746</text:p>
          </table:table-cell>
          <table:table-cell office:value-type="float" office:value="0.998955070198049" calcext:value-type="float">
            <text:p>9,99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0.999884519262106" calcext:value-type="float">
            <text:p>1,00E+00</text:p>
          </table:table-cell>
          <table:table-cell office:value-type="float" office:value="-23.0000305477202" calcext:value-type="float">
            <text:p>-2,30E+01</text:p>
          </table:table-cell>
          <table:table-cell office:value-type="float" office:value="-3.30748870120757" calcext:value-type="float">
            <text:p>-3,31E+00</text:p>
          </table:table-cell>
          <table:table-cell office:value-type="float" office:value="119" calcext:value-type="float">
            <text:p>119</text:p>
          </table:table-cell>
          <table:table-cell office:value-type="float" office:value="0.999377363463852" calcext:value-type="float">
            <text:p>9,99E-01</text:p>
          </table:table-cell>
          <table:table-cell office:value-type="float" office:value="0.999909081724133" calcext:value-type="float">
            <text:p>1,00E+00</text:p>
          </table:table-cell>
          <table:table-cell office:value-type="float" office:value="-0.126175355261551" calcext:value-type="float">
            <text:p>-1,26E-01</text:p>
          </table:table-cell>
          <table:table-cell office:value-type="float" office:value="-3.24730531391331" calcext:value-type="float">
            <text:p>-3,25E+00</text:p>
          </table:table-cell>
          <table:table-cell office:value-type="float" office:value="119" calcext:value-type="float">
            <text:p>119</text:p>
          </table:table-cell>
          <table:table-cell office:value-type="float" office:value="0.999243042903438" calcext:value-type="float">
            <text:p>9,99E-01</text:p>
          </table:table-cell>
          <table:table-cell office:value-type="float" office:value="0.999959158681966" calcext:value-type="float">
            <text:p>1,00E+00</text:p>
          </table:table-cell>
          <table:table-cell office:value-type="float" office:value="-0.0953162550026455" calcext:value-type="float">
            <text:p>-9,53E-02</text:p>
          </table:table-cell>
          <table:table-cell office:value-type="float" office:value="-4.12637779054687" calcext:value-type="float">
            <text:p>-4,13E+00</text:p>
          </table:table-cell>
          <table:table-cell office:value-type="float" office:value="119" calcext:value-type="float">
            <text:p>119</text:p>
          </table:table-cell>
          <table:table-cell office:value-type="float" office:value="0.999965678192582" calcext:value-type="float">
            <text:p>1,00E+00</text:p>
          </table:table-cell>
          <table:table-cell office:value-type="float" office:value="0.92297528857963" calcext:value-type="float">
            <text:p>9,23E-01</text:p>
          </table:table-cell>
          <table:table-cell office:value-type="float" office:value="-0.0295626950152596" calcext:value-type="float">
            <text:p>-2,96E-02</text:p>
          </table:table-cell>
          <table:table-cell office:value-type="float" office:value="-0.64033852939439" calcext:value-type="float">
            <text:p>-6,40E-01</text:p>
          </table:table-cell>
          <table:table-cell office:value-type="float" office:value="119" calcext:value-type="float">
            <text:p>119</text:p>
          </table:table-cell>
          <table:table-cell office:value-type="float" office:value="0.738408198289085" calcext:value-type="float">
            <text:p>7,38E-01</text:p>
          </table:table-cell>
          <table:table-cell office:value-type="float" office:value="0.999994686158174" calcext:value-type="float">
            <text:p>1,00E+00</text:p>
          </table:table-cell>
          <table:table-cell office:value-type="float" office:value="-0.0846806454194882" calcext:value-type="float">
            <text:p>-8,47E-02</text:p>
          </table:table-cell>
          <table:table-cell office:value-type="float" office:value="-3.33568998833106" calcext:value-type="float">
            <text:p>-3,34E+00</text:p>
          </table:table-cell>
          <table:table-cell office:value-type="float" office:value="119" calcext:value-type="float">
            <text:p>119</text:p>
          </table:table-cell>
          <table:table-cell office:value-type="float" office:value="0.999432317857197" calcext:value-type="float">
            <text:p>9,99E-01</text:p>
          </table:table-cell>
          <table:table-cell office:value-type="float" office:value="0.999940159696034" calcext:value-type="float">
            <text:p>1,00E+00</text:p>
          </table:table-cell>
          <table:table-cell office:value-type="float" office:value="-0.0587513543252363" calcext:value-type="float">
            <text:p>-5,88E-02</text:p>
          </table:table-cell>
          <table:table-cell office:value-type="float" office:value="-2.29858658657247" calcext:value-type="float">
            <text:p>-2,30E+00</text:p>
          </table:table-cell>
          <table:table-cell office:value-type="float" office:value="119" calcext:value-type="float">
            <text:p>119</text:p>
          </table:table-cell>
          <table:table-cell office:value-type="float" office:value="0.988363233638098" calcext:value-type="float">
            <text:p>9,8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0.956482410434601" calcext:value-type="float">
            <text:p>9,56E-01</text:p>
          </table:table-cell>
          <table:table-cell office:value-type="float" office:value="-0.999976722302852" calcext:value-type="float">
            <text:p>-1,00E+00</text:p>
          </table:table-cell>
          <table:table-cell office:value-type="float" office:value="-9.01831516156205" calcext:value-type="float">
            <text:p>-9,02E+00</text:p>
          </table:table-cell>
          <table:table-cell office:value-type="float" office:value="13147" calcext:value-type="float">
            <text:p>13.147</text:p>
          </table:table-cell>
          <table:table-cell office:value-type="float" office:value="1" calcext:value-type="float">
            <text:p>1,00E+00</text:p>
          </table:table-cell>
          <table:table-cell office:value-type="float" office:value="0.470077201012723" calcext:value-type="float">
            <text:p>4,70E-01</text:p>
          </table:table-cell>
          <table:table-cell office:value-type="float" office:value="-0.000523317335087729" calcext:value-type="float">
            <text:p>-5,23E-04</text:p>
          </table:table-cell>
          <table:table-cell office:value-type="float" office:value="-1.75330671257693" calcext:value-type="float">
            <text:p>-1,75E+00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60213661502492" calcext:value-type="float">
            <text:p>9,60E-01</text:p>
          </table:table-cell>
          <table:table-cell office:value-type="float" office:value="0.618077271897254" calcext:value-type="float">
            <text:p>6,18E-01</text:p>
          </table:table-cell>
          <table:table-cell office:value-type="float" office:value="-0.000616311126716866" calcext:value-type="float">
            <text:p>-6,16E-04</text:p>
          </table:table-cell>
          <table:table-cell office:value-type="float" office:value="-2.89464817329707" calcext:value-type="float">
            <text:p>-2,89E+00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98098959085363" calcext:value-type="float">
            <text:p>9,98E-01</text:p>
          </table:table-cell>
          <table:table-cell office:value-type="float" office:value="0.0000003026487370863" calcext:value-type="float">
            <text:p>3,03E-07</text:p>
          </table:table-cell>
          <table:table-cell office:value-type="float" office:value="0.000454992514342783" calcext:value-type="float">
            <text:p>4,55E-04</text:p>
          </table:table-cell>
          <table:table-cell office:value-type="float" office:value="0.692860183485013" calcext:value-type="float">
            <text:p>6,93E-01</text:p>
          </table:table-cell>
          <table:table-cell office:value-type="float" office:value="13147" calcext:value-type="float">
            <text:p>13.147</text:p>
          </table:table-cell>
          <table:table-cell office:value-type="float" office:value="0.244204768758645" calcext:value-type="float">
            <text:p>2,44E-01</text:p>
          </table:table-cell>
          <table:table-cell office:value-type="float" office:value="0.99996446922071" calcext:value-type="float">
            <text:p>1,00E+00</text:p>
          </table:table-cell>
          <table:table-cell office:value-type="float" office:value="-0.00121035877857623" calcext:value-type="float">
            <text:p>-1,21E-03</text:p>
          </table:table-cell>
          <table:table-cell office:value-type="float" office:value="-3.83792282010114" calcext:value-type="float">
            <text:p>-3,84E+00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99937669841858" calcext:value-type="float">
            <text:p>1,00E+00</text:p>
          </table:table-cell>
          <table:table-cell office:value-type="float" office:value="0.406688880180692" calcext:value-type="float">
            <text:p>4,07E-01</text:p>
          </table:table-cell>
          <table:table-cell office:value-type="float" office:value="-0.000212058380340228" calcext:value-type="float">
            <text:p>-2,12E-04</text:p>
          </table:table-cell>
          <table:table-cell office:value-type="float" office:value="-1.91832559616893" calcext:value-type="float">
            <text:p>-1,92E+00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72454313688563" calcext:value-type="float">
            <text:p>9,72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0.940385761114666" calcext:value-type="float">
            <text:p>9,40E-01</text:p>
          </table:table-cell>
          <table:table-cell office:value-type="float" office:value="-1.49999070176498" calcext:value-type="float">
            <text:p>-1,50E+00</text:p>
          </table:table-cell>
          <table:table-cell office:value-type="float" office:value="-1.04081921272169" calcext:value-type="float">
            <text:p>-1,04E+00</text:p>
          </table:table-cell>
          <table:table-cell office:value-type="float" office:value="4666" calcext:value-type="float">
            <text:p>4.666</text:p>
          </table:table-cell>
          <table:table-cell office:value-type="float" office:value="0.850993305972023" calcext:value-type="float">
            <text:p>8,51E-01</text:p>
          </table:table-cell>
          <table:table-cell office:value-type="float" office:value="0.985143863941019" calcext:value-type="float">
            <text:p>9,85E-01</text:p>
          </table:table-cell>
          <table:table-cell office:value-type="float" office:value="-0.0054338837653215" calcext:value-type="float">
            <text:p>-5,43E-03</text:p>
          </table:table-cell>
          <table:table-cell office:value-type="float" office:value="0.792514195932618" calcext:value-type="float">
            <text:p>7,93E-01</text:p>
          </table:table-cell>
          <table:table-cell office:value-type="float" office:value="4666" calcext:value-type="float">
            <text:p>4.666</text:p>
          </table:table-cell>
          <table:table-cell office:value-type="float" office:value="0.214050604553185" calcext:value-type="float">
            <text:p>2,14E-01</text:p>
          </table:table-cell>
          <table:table-cell office:value-type="float" office:value="0.998585309559072" calcext:value-type="float">
            <text:p>9,99E-01</text:p>
          </table:table-cell>
          <table:table-cell office:value-type="float" office:value="-0.00547889873714704" calcext:value-type="float">
            <text:p>-5,48E-03</text:p>
          </table:table-cell>
          <table:table-cell office:value-type="float" office:value="-2.44755925072847" calcext:value-type="float">
            <text:p>-2,45E+00</text:p>
          </table:table-cell>
          <table:table-cell office:value-type="float" office:value="4666" calcext:value-type="float">
            <text:p>4.666</text:p>
          </table:table-cell>
          <table:table-cell office:value-type="float" office:value="0.99279032338463" calcext:value-type="float">
            <text:p>9,93E-01</text:p>
          </table:table-cell>
          <table:table-cell office:value-type="float" office:value="0.916823433552686" calcext:value-type="float">
            <text:p>9,17E-01</text:p>
          </table:table-cell>
          <table:table-cell office:value-type="float" office:value="-0.00175943315865653" calcext:value-type="float">
            <text:p>-1,76E-03</text:p>
          </table:table-cell>
          <table:table-cell office:value-type="float" office:value="-0.661618362334768" calcext:value-type="float">
            <text:p>-6,62E-01</text:p>
          </table:table-cell>
          <table:table-cell office:value-type="float" office:value="4666" calcext:value-type="float">
            <text:p>4.666</text:p>
          </table:table-cell>
          <table:table-cell office:value-type="float" office:value="0.745875746658011" calcext:value-type="float">
            <text:p>7,46E-01</text:p>
          </table:table-cell>
          <table:table-cell office:value-type="float" office:value="0.979550399747417" calcext:value-type="float">
            <text:p>9,80E-01</text:p>
          </table:table-cell>
          <table:table-cell office:value-type="float" office:value="-0.00314190156498675" calcext:value-type="float">
            <text:p>-3,14E-03</text:p>
          </table:table-cell>
          <table:table-cell office:value-type="float" office:value="-0.605308894252278" calcext:value-type="float">
            <text:p>-6,05E-01</text:p>
          </table:table-cell>
          <table:table-cell office:value-type="float" office:value="4666" calcext:value-type="float">
            <text:p>4.666</text:p>
          </table:table-cell>
          <table:table-cell office:value-type="float" office:value="0.727498394506047" calcext:value-type="float">
            <text:p>7,27E-01</text:p>
          </table:table-cell>
          <table:table-cell office:value-type="float" office:value="0.952668407826107" calcext:value-type="float">
            <text:p>9,53E-01</text:p>
          </table:table-cell>
          <table:table-cell office:value-type="float" office:value="-0.00209078847113138" calcext:value-type="float">
            <text:p>-2,09E-03</text:p>
          </table:table-cell>
          <table:table-cell office:value-type="float" office:value="-0.472004158624697" calcext:value-type="float">
            <text:p>-4,72E-01</text:p>
          </table:table-cell>
          <table:table-cell office:value-type="float" office:value="4666" calcext:value-type="float">
            <text:p>4.666</text:p>
          </table:table-cell>
          <table:table-cell office:value-type="float" office:value="0.681527053902067" calcext:value-type="float">
            <text:p>6,82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.832779521658217" calcext:value-type="float">
            <text:p>8,33E-01</text:p>
          </table:table-cell>
          <table:table-cell office:value-type="float" office:value="-4.99995354325617" calcext:value-type="float">
            <text:p>-5,00E+00</text:p>
          </table:table-cell>
          <table:table-cell office:value-type="float" office:value="-0.948639178161509" calcext:value-type="float">
            <text:p>-9,49E-01</text:p>
          </table:table-cell>
          <table:table-cell office:value-type="float" office:value="237" calcext:value-type="float">
            <text:p>237</text:p>
          </table:table-cell>
          <table:table-cell office:value-type="float" office:value="0.828114772262343" calcext:value-type="float">
            <text:p>8,28E-01</text:p>
          </table:table-cell>
          <table:table-cell office:value-type="float" office:value="0.855273893790339" calcext:value-type="float">
            <text:p>8,55E-01</text:p>
          </table:table-cell>
          <table:table-cell office:value-type="float" office:value="-0.0190542755830386" calcext:value-type="float">
            <text:p>-1,91E-02</text:p>
          </table:table-cell>
          <table:table-cell office:value-type="float" office:value="-0.983353916683307" calcext:value-type="float">
            <text:p>-9,83E-01</text:p>
          </table:table-cell>
          <table:table-cell office:value-type="float" office:value="237" calcext:value-type="float">
            <text:p>237</text:p>
          </table:table-cell>
          <table:table-cell office:value-type="float" office:value="0.83678196252348" calcext:value-type="float">
            <text:p>8,37E-01</text:p>
          </table:table-cell>
          <table:table-cell office:value-type="float" office:value="0.872473643839458" calcext:value-type="float">
            <text:p>8,72E-01</text:p>
          </table:table-cell>
          <table:table-cell office:value-type="float" office:value="-0.0170583460053868" calcext:value-type="float">
            <text:p>-1,71E-02</text:p>
          </table:table-cell>
          <table:table-cell office:value-type="float" office:value="-1.15775757455724" calcext:value-type="float">
            <text:p>-1,16E+00</text:p>
          </table:table-cell>
          <table:table-cell office:value-type="float" office:value="237" calcext:value-type="float">
            <text:p>237</text:p>
          </table:table-cell>
          <table:table-cell office:value-type="float" office:value="0.875935797904039" calcext:value-type="float">
            <text:p>8,76E-01</text:p>
          </table:table-cell>
          <table:table-cell office:value-type="float" office:value="0.3176994093223" calcext:value-type="float">
            <text:p>3,18E-01</text:p>
          </table:table-cell>
          <table:table-cell office:value-type="float" office:value="-0.00214838270271596" calcext:value-type="float">
            <text:p>-2,15E-03</text:p>
          </table:table-cell>
          <table:table-cell office:value-type="float" office:value="0.134227703346673" calcext:value-type="float">
            <text:p>1,34E-01</text:p>
          </table:table-cell>
          <table:table-cell office:value-type="float" office:value="237" calcext:value-type="float">
            <text:p>237</text:p>
          </table:table-cell>
          <table:table-cell office:value-type="float" office:value="0.446668217841985" calcext:value-type="float">
            <text:p>4,47E-01</text:p>
          </table:table-cell>
          <table:table-cell office:value-type="float" office:value="0.98303361194287" calcext:value-type="float">
            <text:p>9,83E-01</text:p>
          </table:table-cell>
          <table:table-cell office:value-type="float" office:value="-0.019220140802467" calcext:value-type="float">
            <text:p>-1,92E-02</text:p>
          </table:table-cell>
          <table:table-cell office:value-type="float" office:value="-1.76310849560144" calcext:value-type="float">
            <text:p>-1,76E+00</text:p>
          </table:table-cell>
          <table:table-cell office:value-type="float" office:value="237" calcext:value-type="float">
            <text:p>237</text:p>
          </table:table-cell>
          <table:table-cell office:value-type="float" office:value="0.960414550984865" calcext:value-type="float">
            <text:p>9,60E-01</text:p>
          </table:table-cell>
          <table:table-cell office:value-type="float" office:value="0.870518994561752" calcext:value-type="float">
            <text:p>8,71E-01</text:p>
          </table:table-cell>
          <table:table-cell office:value-type="float" office:value="-0.00856128739787454" calcext:value-type="float">
            <text:p>-8,56E-03</text:p>
          </table:table-cell>
          <table:table-cell office:value-type="float" office:value="-1.19506182333495" calcext:value-type="float">
            <text:p>-1,20E+00</text:p>
          </table:table-cell>
          <table:table-cell office:value-type="float" office:value="237" calcext:value-type="float">
            <text:p>237</text:p>
          </table:table-cell>
          <table:table-cell office:value-type="float" office:value="0.883371314252931" calcext:value-type="float">
            <text:p>8,83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float" office:value="1.0333823382978E-032" calcext:value-type="float">
            <text:p>1,03E-32</text:p>
          </table:table-cell>
          <table:table-cell office:value-type="float" office:value="6.0000304581503" calcext:value-type="float">
            <text:p>6,00E+00</text:p>
          </table:table-cell>
          <table:table-cell office:value-type="float" office:value="-1.46354322399383" calcext:value-type="float">
            <text:p>-1,46E+00</text:p>
          </table:table-cell>
          <table:table-cell office:value-type="float" office:value="6479" calcext:value-type="float">
            <text:p>6.479</text:p>
          </table:table-cell>
          <table:table-cell office:value-type="float" office:value="0.928316346716904" calcext:value-type="float">
            <text:p>9,28E-01</text:p>
          </table:table-cell>
          <table:table-cell office:value-type="float" office:value="4.89146484357255E-032" calcext:value-type="float">
            <text:p>4,89E-32</text:p>
          </table:table-cell>
          <table:table-cell office:value-type="float" office:value="0.0131850333162497" calcext:value-type="float">
            <text:p>1,32E-02</text:p>
          </table:table-cell>
          <table:table-cell office:value-type="float" office:value="0.677396706241359" calcext:value-type="float">
            <text:p>6,77E-01</text:p>
          </table:table-cell>
          <table:table-cell office:value-type="float" office:value="6479" calcext:value-type="float">
            <text:p>6.479</text:p>
          </table:table-cell>
          <table:table-cell office:value-type="float" office:value="0.249089237147176" calcext:value-type="float">
            <text:p>2,49E-01</text:p>
          </table:table-cell>
          <table:table-cell office:value-type="float" office:value="3.32142812099083E-031" calcext:value-type="float">
            <text:p>3,32E-31</text:p>
          </table:table-cell>
          <table:table-cell office:value-type="float" office:value="0.00645939643841934" calcext:value-type="float">
            <text:p>6,46E-03</text:p>
          </table:table-cell>
          <table:table-cell office:value-type="float" office:value="1.72119006524558" calcext:value-type="float">
            <text:p>1,72E+00</text:p>
          </table:table-cell>
          <table:table-cell office:value-type="float" office:value="6479" calcext:value-type="float">
            <text:p>6.479</text:p>
          </table:table-cell>
          <table:table-cell office:value-type="float" office:value="0.0426320393841068" calcext:value-type="float">
            <text:p>4,26E-02</text:p>
          </table:table-cell>
          <table:table-cell office:value-type="float" office:value="2.94091620592047E-036" calcext:value-type="float">
            <text:p>2,94E-36</text:p>
          </table:table-cell>
          <table:table-cell office:value-type="float" office:value="0.00669998826658323" calcext:value-type="float">
            <text:p>6,70E-03</text:p>
          </table:table-cell>
          <table:table-cell office:value-type="float" office:value="0.983430590928577" calcext:value-type="float">
            <text:p>9,83E-01</text:p>
          </table:table-cell>
          <table:table-cell office:value-type="float" office:value="6479" calcext:value-type="float">
            <text:p>6.479</text:p>
          </table:table-cell>
          <table:table-cell office:value-type="float" office:value="0.162716141136024" calcext:value-type="float">
            <text:p>1,63E-01</text:p>
          </table:table-cell>
          <table:table-cell office:value-type="float" office:value="2.14341368438647E-030" calcext:value-type="float">
            <text:p>2,14E-30</text:p>
          </table:table-cell>
          <table:table-cell office:value-type="float" office:value="0.00652564487170888" calcext:value-type="float">
            <text:p>6,53E-03</text:p>
          </table:table-cell>
          <table:table-cell office:value-type="float" office:value="0.780551035480782" calcext:value-type="float">
            <text:p>7,81E-01</text:p>
          </table:table-cell>
          <table:table-cell office:value-type="float" office:value="6479" calcext:value-type="float">
            <text:p>6.479</text:p>
          </table:table-cell>
          <table:table-cell office:value-type="float" office:value="0.217547557862695" calcext:value-type="float">
            <text:p>2,18E-01</text:p>
          </table:table-cell>
          <table:table-cell office:value-type="float" office:value="6.26868559193796E-033" calcext:value-type="float">
            <text:p>6,27E-33</text:p>
          </table:table-cell>
          <table:table-cell office:value-type="float" office:value="0.00653769287565444" calcext:value-type="float">
            <text:p>6,54E-03</text:p>
          </table:table-cell>
          <table:table-cell office:value-type="float" office:value="1.08851701295131" calcext:value-type="float">
            <text:p>1,09E+00</text:p>
          </table:table-cell>
          <table:table-cell office:value-type="float" office:value="6479" calcext:value-type="float">
            <text:p>6.479</text:p>
          </table:table-cell>
          <table:table-cell office:value-type="float" office:value="0.138203708975137" calcext:value-type="float">
            <text:p>1,3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0.999819229612721" calcext:value-type="float">
            <text:p>1,00E+00</text:p>
          </table:table-cell>
          <table:table-cell office:value-type="float" office:value="-4.00000648137784" calcext:value-type="float">
            <text:p>-4,00E+00</text:p>
          </table:table-cell>
          <table:table-cell office:value-type="float" office:value="-1.11527412908498" calcext:value-type="float">
            <text:p>-1,12E+00</text:p>
          </table:table-cell>
          <table:table-cell office:value-type="float" office:value="986" calcext:value-type="float">
            <text:p>986</text:p>
          </table:table-cell>
          <table:table-cell office:value-type="float" office:value="0.867497642763433" calcext:value-type="float">
            <text:p>8,67E-01</text:p>
          </table:table-cell>
          <table:table-cell office:value-type="float" office:value="0.997557560355131" calcext:value-type="float">
            <text:p>9,98E-01</text:p>
          </table:table-cell>
          <table:table-cell office:value-type="float" office:value="-0.017306908396521" calcext:value-type="float">
            <text:p>-1,73E-02</text:p>
          </table:table-cell>
          <table:table-cell office:value-type="float" office:value="-0.997435704766521" calcext:value-type="float">
            <text:p>-9,97E-01</text:p>
          </table:table-cell>
          <table:table-cell office:value-type="float" office:value="986" calcext:value-type="float">
            <text:p>986</text:p>
          </table:table-cell>
          <table:table-cell office:value-type="float" office:value="0.840601108966986" calcext:value-type="float">
            <text:p>8,41E-01</text:p>
          </table:table-cell>
          <table:table-cell office:value-type="float" office:value="0.998905110804353" calcext:value-type="float">
            <text:p>9,99E-01</text:p>
          </table:table-cell>
          <table:table-cell office:value-type="float" office:value="-0.0156073885470444" calcext:value-type="float">
            <text:p>-1,56E-02</text:p>
          </table:table-cell>
          <table:table-cell office:value-type="float" office:value="-2.3279029270887" calcext:value-type="float">
            <text:p>-2,33E+00</text:p>
          </table:table-cell>
          <table:table-cell office:value-type="float" office:value="986" calcext:value-type="float">
            <text:p>986</text:p>
          </table:table-cell>
          <table:table-cell office:value-type="float" office:value="0.989940595401693" calcext:value-type="float">
            <text:p>9,90E-01</text:p>
          </table:table-cell>
          <table:table-cell office:value-type="float" office:value="0.681957855593672" calcext:value-type="float">
            <text:p>6,82E-01</text:p>
          </table:table-cell>
          <table:table-cell office:value-type="float" office:value="-0.00369731829523513" calcext:value-type="float">
            <text:p>-3,70E-03</text:p>
          </table:table-cell>
          <table:table-cell office:value-type="float" office:value="-0.245328053087164" calcext:value-type="float">
            <text:p>-2,45E-01</text:p>
          </table:table-cell>
          <table:table-cell office:value-type="float" office:value="986" calcext:value-type="float">
            <text:p>986</text:p>
          </table:table-cell>
          <table:table-cell office:value-type="float" office:value="0.596873258379411" calcext:value-type="float">
            <text:p>5,97E-01</text:p>
          </table:table-cell>
          <table:table-cell office:value-type="float" office:value="0.999999999727985" calcext:value-type="float">
            <text:p>1,00E+00</text:p>
          </table:table-cell>
          <table:table-cell office:value-type="float" office:value="-0.0187796136334124" calcext:value-type="float">
            <text:p>-1,88E-02</text:p>
          </table:table-cell>
          <table:table-cell office:value-type="float" office:value="-4.02826847906505" calcext:value-type="float">
            <text:p>-4,03E+00</text:p>
          </table:table-cell>
          <table:table-cell office:value-type="float" office:value="986" calcext:value-type="float">
            <text:p>986</text:p>
          </table:table-cell>
          <table:table-cell office:value-type="float" office:value="0.999969746559855" calcext:value-type="float">
            <text:p>1,00E+00</text:p>
          </table:table-cell>
          <table:table-cell office:value-type="float" office:value="0.998310631366608" calcext:value-type="float">
            <text:p>9,98E-01</text:p>
          </table:table-cell>
          <table:table-cell office:value-type="float" office:value="-0.00822098108389157" calcext:value-type="float">
            <text:p>-8,22E-03</text:p>
          </table:table-cell>
          <table:table-cell office:value-type="float" office:value="-1.98323896971736" calcext:value-type="float">
            <text:p>-1,98E+00</text:p>
          </table:table-cell>
          <table:table-cell office:value-type="float" office:value="986" calcext:value-type="float">
            <text:p>986</text:p>
          </table:table-cell>
          <table:table-cell office:value-type="float" office:value="0.976191087093323" calcext:value-type="float">
            <text:p>9,76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.999999950427019" calcext:value-type="float">
            <text:p>1,00E+00</text:p>
          </table:table-cell>
          <table:table-cell office:value-type="float" office:value="-12.4999406569996" calcext:value-type="float">
            <text:p>-1,25E+01</text:p>
          </table:table-cell>
          <table:table-cell office:value-type="float" office:value="-4.23745807229823" calcext:value-type="float">
            <text:p>-4,24E+00</text:p>
          </table:table-cell>
          <table:table-cell office:value-type="float" office:value="274" calcext:value-type="float">
            <text:p>274</text:p>
          </table:table-cell>
          <table:table-cell office:value-type="float" office:value="0.999984542009762" calcext:value-type="float">
            <text:p>1,00E+00</text:p>
          </table:table-cell>
          <table:table-cell office:value-type="float" office:value="0.999999853980813" calcext:value-type="float">
            <text:p>1,00E+00</text:p>
          </table:table-cell>
          <table:table-cell office:value-type="float" office:value="-0.0180843787553365" calcext:value-type="float">
            <text:p>-1,81E-02</text:p>
          </table:table-cell>
          <table:table-cell office:value-type="float" office:value="-3.46700110784879" calcext:value-type="float">
            <text:p>-3,47E+00</text:p>
          </table:table-cell>
          <table:table-cell office:value-type="float" office:value="274" calcext:value-type="float">
            <text:p>274</text:p>
          </table:table-cell>
          <table:table-cell office:value-type="float" office:value="0.999694561559534" calcext:value-type="float">
            <text:p>1,00E+00</text:p>
          </table:table-cell>
          <table:table-cell office:value-type="float" office:value="0.999999859400042" calcext:value-type="float">
            <text:p>1,00E+00</text:p>
          </table:table-cell>
          <table:table-cell office:value-type="float" office:value="-0.0166494903525695" calcext:value-type="float">
            <text:p>-1,66E-02</text:p>
          </table:table-cell>
          <table:table-cell office:value-type="float" office:value="-3.84782229338857" calcext:value-type="float">
            <text:p>-3,85E+00</text:p>
          </table:table-cell>
          <table:table-cell office:value-type="float" office:value="274" calcext:value-type="float">
            <text:p>274</text:p>
          </table:table-cell>
          <table:table-cell office:value-type="float" office:value="0.999925839181165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01286859768244" calcext:value-type="float">
            <text:p>-1,01E-02</text:p>
          </table:table-cell>
          <table:table-cell office:value-type="float" office:value="-5.4155347075385" calcext:value-type="float">
            <text:p>-5,42E+00</text:p>
          </table:table-cell>
          <table:table-cell office:value-type="float" office:value="274" calcext:value-type="float">
            <text:p>274</text:p>
          </table:table-cell>
          <table:table-cell office:value-type="float" office:value="0.999999933145351" calcext:value-type="float">
            <text:p>1,00E+00</text:p>
          </table:table-cell>
          <table:table-cell office:value-type="float" office:value="0.999750911184006" calcext:value-type="float">
            <text:p>1,00E+00</text:p>
          </table:table-cell>
          <table:table-cell office:value-type="float" office:value="-0.0101798425687868" calcext:value-type="float">
            <text:p>-1,02E-02</text:p>
          </table:table-cell>
          <table:table-cell office:value-type="float" office:value="-1.82659694310754" calcext:value-type="float">
            <text:p>-1,83E+00</text:p>
          </table:table-cell>
          <table:table-cell office:value-type="float" office:value="274" calcext:value-type="float">
            <text:p>274</text:p>
          </table:table-cell>
          <table:table-cell office:value-type="float" office:value="0.96557582705154" calcext:value-type="float">
            <text:p>9,66E-01</text:p>
          </table:table-cell>
          <table:table-cell office:value-type="float" office:value="0.999999804261517" calcext:value-type="float">
            <text:p>1,00E+00</text:p>
          </table:table-cell>
          <table:table-cell office:value-type="float" office:value="-0.00892067695071824" calcext:value-type="float">
            <text:p>-8,92E-03</text:p>
          </table:table-cell>
          <table:table-cell office:value-type="float" office:value="-3.00373536153437" calcext:value-type="float">
            <text:p>-3,00E+00</text:p>
          </table:table-cell>
          <table:table-cell office:value-type="float" office:value="274" calcext:value-type="float">
            <text:p>274</text:p>
          </table:table-cell>
          <table:table-cell office:value-type="float" office:value="0.998543296815293" calcext:value-type="float">
            <text:p>9,99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ubbo</text:p>
          </table:table-cell>
          <table:table-cell office:value-type="float" office:value="0.996095409443146" calcext:value-type="float">
            <text:p>9,96E-01</text:p>
          </table:table-cell>
          <table:table-cell office:value-type="float" office:value="-3.49998549292987" calcext:value-type="float">
            <text:p>-3,50E+00</text:p>
          </table:table-cell>
          <table:table-cell office:value-type="float" office:value="3.31632318905509" calcext:value-type="float">
            <text:p>3,32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00464353931796396" calcext:value-type="float">
            <text:p>4,64E-04</text:p>
          </table:table-cell>
          <table:table-cell office:value-type="float" office:value="0.997321072060251" calcext:value-type="float">
            <text:p>9,97E-01</text:p>
          </table:table-cell>
          <table:table-cell office:value-type="float" office:value="-0.0150132121584435" calcext:value-type="float">
            <text:p>-1,50E-02</text:p>
          </table:table-cell>
          <table:table-cell office:value-type="float" office:value="4.90159448070769" calcext:value-type="float">
            <text:p>4,90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0000051427268809345" calcext:value-type="float">
            <text:p>5,14E-07</text:p>
          </table:table-cell>
          <table:table-cell office:value-type="float" office:value="0.999223741251144" calcext:value-type="float">
            <text:p>9,99E-01</text:p>
          </table:table-cell>
          <table:table-cell office:value-type="float" office:value="-0.0133154807891814" calcext:value-type="float">
            <text:p>-1,33E-02</text:p>
          </table:table-cell>
          <table:table-cell office:value-type="float" office:value="1.95608404246793" calcext:value-type="float">
            <text:p>1,96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252983380045716" calcext:value-type="float">
            <text:p>2,53E-02</text:p>
          </table:table-cell>
          <table:table-cell office:value-type="float" office:value="0.93260123259885" calcext:value-type="float">
            <text:p>9,33E-01</text:p>
          </table:table-cell>
          <table:table-cell office:value-type="float" office:value="-0.00436245947722093" calcext:value-type="float">
            <text:p>-4,36E-03</text:p>
          </table:table-cell>
          <table:table-cell office:value-type="float" office:value="5.77384618991415" calcext:value-type="float">
            <text:p>5,77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0000000449231192684" calcext:value-type="float">
            <text:p>4,49E-09</text:p>
          </table:table-cell>
          <table:table-cell office:value-type="float" office:value="0.999885839339877" calcext:value-type="float">
            <text:p>1,00E+00</text:p>
          </table:table-cell>
          <table:table-cell office:value-type="float" office:value="-0.0114682537400199" calcext:value-type="float">
            <text:p>-1,15E-02</text:p>
          </table:table-cell>
          <table:table-cell office:value-type="float" office:value="3.99764165462521" calcext:value-type="float">
            <text:p>4,00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000331697338320686" calcext:value-type="float">
            <text:p>3,32E-05</text:p>
          </table:table-cell>
          <table:table-cell office:value-type="float" office:value="0.998293024976575" calcext:value-type="float">
            <text:p>9,98E-01</text:p>
          </table:table-cell>
          <table:table-cell office:value-type="float" office:value="-0.00749729434282694" calcext:value-type="float">
            <text:p>-7,50E-03</text:p>
          </table:table-cell>
          <table:table-cell office:value-type="float" office:value="4.70055870562385" calcext:value-type="float">
            <text:p>4,70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0000138730557129213" calcext:value-type="float">
            <text:p>1,39E-0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lectron</text:p>
          </table:table-cell>
          <table:table-cell office:value-type="float" office:value="0.945704371376142" calcext:value-type="float">
            <text:p>9,46E-01</text:p>
          </table:table-cell>
          <table:table-cell office:value-type="float" office:value="-1.50003414316701" calcext:value-type="float">
            <text:p>-1,50E+00</text:p>
          </table:table-cell>
          <table:table-cell office:value-type="float" office:value="-1.04543506410432" calcext:value-type="float">
            <text:p>-1,05E+00</text:p>
          </table:table-cell>
          <table:table-cell office:value-type="float" office:value="2442" calcext:value-type="float">
            <text:p>2.442</text:p>
          </table:table-cell>
          <table:table-cell office:value-type="float" office:value="0.852037296137542" calcext:value-type="float">
            <text:p>8,52E-01</text:p>
          </table:table-cell>
          <table:table-cell office:value-type="float" office:value="0.996076784245034" calcext:value-type="float">
            <text:p>9,96E-01</text:p>
          </table:table-cell>
          <table:table-cell office:value-type="float" office:value="-0.00869610405463777" calcext:value-type="float">
            <text:p>-8,70E-03</text:p>
          </table:table-cell>
          <table:table-cell office:value-type="float" office:value="-1.94584503222094" calcext:value-type="float">
            <text:p>-1,95E+00</text:p>
          </table:table-cell>
          <table:table-cell office:value-type="float" office:value="2442" calcext:value-type="float">
            <text:p>2.442</text:p>
          </table:table-cell>
          <table:table-cell office:value-type="float" office:value="0.97410602994171" calcext:value-type="float">
            <text:p>9,74E-01</text:p>
          </table:table-cell>
          <table:table-cell office:value-type="float" office:value="0.996826177566106" calcext:value-type="float">
            <text:p>9,97E-01</text:p>
          </table:table-cell>
          <table:table-cell office:value-type="float" office:value="-0.00775440377893054" calcext:value-type="float">
            <text:p>-7,75E-03</text:p>
          </table:table-cell>
          <table:table-cell office:value-type="float" office:value="-3.07211927962204" calcext:value-type="float">
            <text:p>-3,07E+00</text:p>
          </table:table-cell>
          <table:table-cell office:value-type="float" office:value="2442" calcext:value-type="float">
            <text:p>2.442</text:p>
          </table:table-cell>
          <table:table-cell office:value-type="float" office:value="0.998925552855477" calcext:value-type="float">
            <text:p>9,99E-01</text:p>
          </table:table-cell>
          <table:table-cell office:value-type="float" office:value="0.000780305060000536" calcext:value-type="float">
            <text:p>7,80E-04</text:p>
          </table:table-cell>
          <table:table-cell office:value-type="float" office:value="0.00127424562470803" calcext:value-type="float">
            <text:p>1,27E-03</text:p>
          </table:table-cell>
          <table:table-cell office:value-type="float" office:value="0.967836300138076" calcext:value-type="float">
            <text:p>9,68E-01</text:p>
          </table:table-cell>
          <table:table-cell office:value-type="float" office:value="2442" calcext:value-type="float">
            <text:p>2.442</text:p>
          </table:table-cell>
          <table:table-cell office:value-type="float" office:value="0.166610986496419" calcext:value-type="float">
            <text:p>1,67E-01</text:p>
          </table:table-cell>
          <table:table-cell office:value-type="float" office:value="0.999999999999862" calcext:value-type="float">
            <text:p>1,00E+00</text:p>
          </table:table-cell>
          <table:table-cell office:value-type="float" office:value="-0.0124324426597749" calcext:value-type="float">
            <text:p>-1,24E-02</text:p>
          </table:table-cell>
          <table:table-cell office:value-type="float" office:value="-5.06168014307393" calcext:value-type="float">
            <text:p>-5,06E+00</text:p>
          </table:table-cell>
          <table:table-cell office:value-type="float" office:value="2442" calcext:value-type="float">
            <text:p>2.442</text:p>
          </table:table-cell>
          <table:table-cell office:value-type="float" office:value="0.999999776726451" calcext:value-type="float">
            <text:p>1,00E+00</text:p>
          </table:table-cell>
          <table:table-cell office:value-type="float" office:value="0.994651439314545" calcext:value-type="float">
            <text:p>9,95E-01</text:p>
          </table:table-cell>
          <table:table-cell office:value-type="float" office:value="-0.00398595879268513" calcext:value-type="float">
            <text:p>-3,99E-03</text:p>
          </table:table-cell>
          <table:table-cell office:value-type="float" office:value="-2.45575271253826" calcext:value-type="float">
            <text:p>-2,46E+00</text:p>
          </table:table-cell>
          <table:table-cell office:value-type="float" office:value="2442" calcext:value-type="float">
            <text:p>2.442</text:p>
          </table:table-cell>
          <table:table-cell office:value-type="float" office:value="0.992935902974508" calcext:value-type="float">
            <text:p>9,93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mscripten</text:p>
          </table:table-cell>
          <table:table-cell office:value-type="float" office:value="1" calcext:value-type="float">
            <text:p>1,00E+00</text:p>
          </table:table-cell>
          <table:table-cell office:value-type="float" office:value="-17.5000395826039" calcext:value-type="float">
            <text:p>-1,75E+01</text:p>
          </table:table-cell>
          <table:table-cell office:value-type="float" office:value="-3.74963475526484" calcext:value-type="float">
            <text:p>-3,75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08508129187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971170563633148" calcext:value-type="float">
            <text:p>-9,71E-03</text:p>
          </table:table-cell>
          <table:table-cell office:value-type="float" office:value="-2.47238498147076" calcext:value-type="float">
            <text:p>-2,47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324095210536" calcext:value-type="float">
            <text:p>9,93E-01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93693029517014" calcext:value-type="float">
            <text:p>-9,37E-03</text:p>
          </table:table-cell>
          <table:table-cell office:value-type="float" office:value="-7.39302257283151" calcext:value-type="float">
            <text:p>-7,39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99999999888" calcext:value-type="float">
            <text:p>1,00E+00</text:p>
          </table:table-cell>
          <table:table-cell office:value-type="float" office:value="0.999999776859451" calcext:value-type="float">
            <text:p>1,00E+00</text:p>
          </table:table-cell>
          <table:table-cell office:value-type="float" office:value="-0.00152896513032853" calcext:value-type="float">
            <text:p>-1,53E-03</text:p>
          </table:table-cell>
          <table:table-cell office:value-type="float" office:value="-4.01660038014706" calcext:value-type="float">
            <text:p>-4,02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69199856831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875390118332156" calcext:value-type="float">
            <text:p>-8,75E-03</text:p>
          </table:table-cell>
          <table:table-cell office:value-type="float" office:value="-7.86851860333615" calcext:value-type="float">
            <text:p>-7,87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99999999997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483024109654602" calcext:value-type="float">
            <text:p>-4,83E-03</text:p>
          </table:table-cell>
          <table:table-cell office:value-type="float" office:value="-6.41853943181452" calcext:value-type="float">
            <text:p>-6,42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99999911148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aceswap</text:p>
          </table:table-cell>
          <table:table-cell office:value-type="float" office:value="0.97600512515252" calcext:value-type="float">
            <text:p>9,76E-01</text:p>
          </table:table-cell>
          <table:table-cell office:value-type="float" office:value="-168.000069810576" calcext:value-type="float">
            <text:p>-1,68E+02</text:p>
          </table:table-cell>
          <table:table-cell office:value-type="float" office:value="-1.69379613383152" calcext:value-type="float">
            <text:p>-1,69E+00</text:p>
          </table:table-cell>
          <table:table-cell office:value-type="float" office:value="38" calcext:value-type="float">
            <text:p>38</text:p>
          </table:table-cell>
          <table:table-cell office:value-type="float" office:value="0.950756522307708" calcext:value-type="float">
            <text:p>9,51E-01</text:p>
          </table:table-cell>
          <table:table-cell office:value-type="float" office:value="0.957858060160859" calcext:value-type="float">
            <text:p>9,58E-01</text:p>
          </table:table-cell>
          <table:table-cell office:value-type="float" office:value="-0.301517917001122" calcext:value-type="float">
            <text:p>-3,02E-01</text:p>
          </table:table-cell>
          <table:table-cell office:value-type="float" office:value="-0.367698625415442" calcext:value-type="float">
            <text:p>-3,68E-01</text:p>
          </table:table-cell>
          <table:table-cell office:value-type="float" office:value="38" calcext:value-type="float">
            <text:p>38</text:p>
          </table:table-cell>
          <table:table-cell office:value-type="float" office:value="0.64243093424377" calcext:value-type="float">
            <text:p>6,42E-01</text:p>
          </table:table-cell>
          <table:table-cell office:value-type="float" office:value="0.957858060160859" calcext:value-type="float">
            <text:p>9,58E-01</text:p>
          </table:table-cell>
          <table:table-cell office:value-type="float" office:value="-0.200465412590118" calcext:value-type="float">
            <text:p>-2,00E-01</text:p>
          </table:table-cell>
          <table:table-cell office:value-type="float" office:value="-1.02649270897375" calcext:value-type="float">
            <text:p>-1,03E+00</text:p>
          </table:table-cell>
          <table:table-cell office:value-type="float" office:value="38" calcext:value-type="float">
            <text:p>38</text:p>
          </table:table-cell>
          <table:table-cell office:value-type="float" office:value="0.844425225176921" calcext:value-type="float">
            <text:p>8,44E-01</text:p>
          </table:table-cell>
          <table:table-cell office:value-type="float" office:value="0.96320303809428" calcext:value-type="float">
            <text:p>9,63E-01</text:p>
          </table:table-cell>
          <table:table-cell office:value-type="float" office:value="-0.192915923139792" calcext:value-type="float">
            <text:p>-1,93E-01</text:p>
          </table:table-cell>
          <table:table-cell office:value-type="float" office:value="-0.427771308546523" calcext:value-type="float">
            <text:p>-4,28E-01</text:p>
          </table:table-cell>
          <table:table-cell office:value-type="float" office:value="38" calcext:value-type="float">
            <text:p>38</text:p>
          </table:table-cell>
          <table:table-cell office:value-type="float" office:value="0.664383881540218" calcext:value-type="float">
            <text:p>6,64E-01</text:p>
          </table:table-cell>
          <table:table-cell office:value-type="float" office:value="0.87725323527624" calcext:value-type="float">
            <text:p>8,77E-01</text:p>
          </table:table-cell>
          <table:table-cell office:value-type="float" office:value="-0.196085608073594" calcext:value-type="float">
            <text:p>-1,96E-01</text:p>
          </table:table-cell>
          <table:table-cell office:value-type="float" office:value="-0.426197057391544" calcext:value-type="float">
            <text:p>-4,26E-01</text:p>
          </table:table-cell>
          <table:table-cell office:value-type="float" office:value="38" calcext:value-type="float">
            <text:p>38</text:p>
          </table:table-cell>
          <table:table-cell office:value-type="float" office:value="0.663815561189965" calcext:value-type="float">
            <text:p>6,64E-01</text:p>
          </table:table-cell>
          <table:table-cell office:value-type="float" office:value="0.945289420590385" calcext:value-type="float">
            <text:p>9,45E-01</text:p>
          </table:table-cell>
          <table:table-cell office:value-type="float" office:value="-0.161159328669301" calcext:value-type="float">
            <text:p>-1,61E-01</text:p>
          </table:table-cell>
          <table:table-cell office:value-type="float" office:value="-0.430696647452961" calcext:value-type="float">
            <text:p>-4,31E-01</text:p>
          </table:table-cell>
          <table:table-cell office:value-type="float" office:value="38" calcext:value-type="float">
            <text:p>38</text:p>
          </table:table-cell>
          <table:table-cell office:value-type="float" office:value="0.66543891939604" calcext:value-type="float">
            <text:p>6,65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.387335184271895" calcext:value-type="float">
            <text:p>3,87E-01</text:p>
          </table:table-cell>
          <table:table-cell office:value-type="float" office:value="-1.50000087676914" calcext:value-type="float">
            <text:p>-1,50E+00</text:p>
          </table:table-cell>
          <table:table-cell office:value-type="float" office:value="1.98537156328126" calcext:value-type="float">
            <text:p>1,99E+00</text:p>
          </table:table-cell>
          <table:table-cell office:value-type="float" office:value="623" calcext:value-type="float">
            <text:p>623</text:p>
          </table:table-cell>
          <table:table-cell office:value-type="float" office:value="0.0237705797351859" calcext:value-type="float">
            <text:p>2,38E-02</text:p>
          </table:table-cell>
          <table:table-cell office:value-type="float" office:value="0.563896954904882" calcext:value-type="float">
            <text:p>5,64E-01</text:p>
          </table:table-cell>
          <table:table-cell office:value-type="float" office:value="-0.00711485569412032" calcext:value-type="float">
            <text:p>-7,11E-03</text:p>
          </table:table-cell>
          <table:table-cell office:value-type="float" office:value="1.04399151344981" calcext:value-type="float">
            <text:p>1,04E+00</text:p>
          </table:table-cell>
          <table:table-cell office:value-type="float" office:value="623" calcext:value-type="float">
            <text:p>623</text:p>
          </table:table-cell>
          <table:table-cell office:value-type="float" office:value="0.148447116731865" calcext:value-type="float">
            <text:p>1,48E-01</text:p>
          </table:table-cell>
          <table:table-cell office:value-type="float" office:value="0.588125116612262" calcext:value-type="float">
            <text:p>5,88E-01</text:p>
          </table:table-cell>
          <table:table-cell office:value-type="float" office:value="-0.00642066365128308" calcext:value-type="float">
            <text:p>-6,42E-03</text:p>
          </table:table-cell>
          <table:table-cell office:value-type="float" office:value="0.744564611727139" calcext:value-type="float">
            <text:p>7,45E-01</text:p>
          </table:table-cell>
          <table:table-cell office:value-type="float" office:value="623" calcext:value-type="float">
            <text:p>623</text:p>
          </table:table-cell>
          <table:table-cell office:value-type="float" office:value="0.228407862464346" calcext:value-type="float">
            <text:p>2,28E-01</text:p>
          </table:table-cell>
          <table:table-cell office:value-type="float" office:value="0.139673097605336" calcext:value-type="float">
            <text:p>1,40E-01</text:p>
          </table:table-cell>
          <table:table-cell office:value-type="float" office:value="-0.000720113588895921" calcext:value-type="float">
            <text:p>-7,20E-04</text:p>
          </table:table-cell>
          <table:table-cell office:value-type="float" office:value="0.97930276069755" calcext:value-type="float">
            <text:p>9,79E-01</text:p>
          </table:table-cell>
          <table:table-cell office:value-type="float" office:value="623" calcext:value-type="float">
            <text:p>623</text:p>
          </table:table-cell>
          <table:table-cell office:value-type="float" office:value="0.163905266365465" calcext:value-type="float">
            <text:p>1,64E-01</text:p>
          </table:table-cell>
          <table:table-cell office:value-type="float" office:value="0.743015177129119" calcext:value-type="float">
            <text:p>7,43E-01</text:p>
          </table:table-cell>
          <table:table-cell office:value-type="float" office:value="-0.00603017327652105" calcext:value-type="float">
            <text:p>-6,03E-03</text:p>
          </table:table-cell>
          <table:table-cell office:value-type="float" office:value="-0.15327627171059" calcext:value-type="float">
            <text:p>-1,53E-01</text:p>
          </table:table-cell>
          <table:table-cell office:value-type="float" office:value="623" calcext:value-type="float">
            <text:p>623</text:p>
          </table:table-cell>
          <table:table-cell office:value-type="float" office:value="0.560884978010141" calcext:value-type="float">
            <text:p>5,61E-01</text:p>
          </table:table-cell>
          <table:table-cell office:value-type="float" office:value="0.53227733650913" calcext:value-type="float">
            <text:p>5,32E-01</text:p>
          </table:table-cell>
          <table:table-cell office:value-type="float" office:value="-0.00317591389609689" calcext:value-type="float">
            <text:p>-3,18E-03</text:p>
          </table:table-cell>
          <table:table-cell office:value-type="float" office:value="0.520630743861128" calcext:value-type="float">
            <text:p>5,21E-01</text:p>
          </table:table-cell>
          <table:table-cell office:value-type="float" office:value="623" calcext:value-type="float">
            <text:p>623</text:p>
          </table:table-cell>
          <table:table-cell office:value-type="float" office:value="0.301404502528906" calcext:value-type="float">
            <text:p>3,01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float" office:value="0.999999764056716" calcext:value-type="float">
            <text:p>1,00E+00</text:p>
          </table:table-cell>
          <table:table-cell office:value-type="float" office:value="-8.00005096429176" calcext:value-type="float">
            <text:p>-8,00E+00</text:p>
          </table:table-cell>
          <table:table-cell office:value-type="float" office:value="-1.51700575437565" calcext:value-type="float">
            <text:p>-1,52E+00</text:p>
          </table:table-cell>
          <table:table-cell office:value-type="float" office:value="903" calcext:value-type="float">
            <text:p>903</text:p>
          </table:table-cell>
          <table:table-cell office:value-type="float" office:value="0.93519239095778" calcext:value-type="float">
            <text:p>9,35E-01</text:p>
          </table:table-cell>
          <table:table-cell office:value-type="float" office:value="0.999971978847119" calcext:value-type="float">
            <text:p>1,00E+00</text:p>
          </table:table-cell>
          <table:table-cell office:value-type="float" office:value="-0.00755214559432874" calcext:value-type="float">
            <text:p>-7,55E-03</text:p>
          </table:table-cell>
          <table:table-cell office:value-type="float" office:value="-1.09306245436557" calcext:value-type="float">
            <text:p>-1,09E+00</text:p>
          </table:table-cell>
          <table:table-cell office:value-type="float" office:value="903" calcext:value-type="float">
            <text:p>903</text:p>
          </table:table-cell>
          <table:table-cell office:value-type="float" office:value="0.86267105361346" calcext:value-type="float">
            <text:p>8,63E-01</text:p>
          </table:table-cell>
          <table:table-cell office:value-type="float" office:value="0.999985962122936" calcext:value-type="float">
            <text:p>1,00E+00</text:p>
          </table:table-cell>
          <table:table-cell office:value-type="float" office:value="-0.00725567356250345" calcext:value-type="float">
            <text:p>-7,26E-03</text:p>
          </table:table-cell>
          <table:table-cell office:value-type="float" office:value="-1.9229940865712" calcext:value-type="float">
            <text:p>-1,92E+00</text:p>
          </table:table-cell>
          <table:table-cell office:value-type="float" office:value="903" calcext:value-type="float">
            <text:p>903</text:p>
          </table:table-cell>
          <table:table-cell office:value-type="float" office:value="0.972602494815483" calcext:value-type="float">
            <text:p>9,73E-01</text:p>
          </table:table-cell>
          <table:table-cell office:value-type="float" office:value="0.968464748547579" calcext:value-type="float">
            <text:p>9,68E-01</text:p>
          </table:table-cell>
          <table:table-cell office:value-type="float" office:value="-0.00182658374395968" calcext:value-type="float">
            <text:p>-1,83E-03</text:p>
          </table:table-cell>
          <table:table-cell office:value-type="float" office:value="-0.220433864933515" calcext:value-type="float">
            <text:p>-2,20E-01</text:p>
          </table:table-cell>
          <table:table-cell office:value-type="float" office:value="903" calcext:value-type="float">
            <text:p>903</text:p>
          </table:table-cell>
          <table:table-cell office:value-type="float" office:value="0.587208449815376" calcext:value-type="float">
            <text:p>5,87E-01</text:p>
          </table:table-cell>
          <table:table-cell office:value-type="float" office:value="0.9999998657157" calcext:value-type="float">
            <text:p>1,00E+00</text:p>
          </table:table-cell>
          <table:table-cell office:value-type="float" office:value="-0.00607914091158549" calcext:value-type="float">
            <text:p>-6,08E-03</text:p>
          </table:table-cell>
          <table:table-cell office:value-type="float" office:value="-2.66934604489606" calcext:value-type="float">
            <text:p>-2,67E+00</text:p>
          </table:table-cell>
          <table:table-cell office:value-type="float" office:value="903" calcext:value-type="float">
            <text:p>903</text:p>
          </table:table-cell>
          <table:table-cell office:value-type="float" office:value="0.996131834735751" calcext:value-type="float">
            <text:p>9,96E-01</text:p>
          </table:table-cell>
          <table:table-cell office:value-type="float" office:value="0.999991405561267" calcext:value-type="float">
            <text:p>1,00E+00</text:p>
          </table:table-cell>
          <table:table-cell office:value-type="float" office:value="-0.00370088147872108" calcext:value-type="float">
            <text:p>-3,70E-03</text:p>
          </table:table-cell>
          <table:table-cell office:value-type="float" office:value="-1.61553898560791" calcext:value-type="float">
            <text:p>-1,62E+00</text:p>
          </table:table-cell>
          <table:table-cell office:value-type="float" office:value="903" calcext:value-type="float">
            <text:p>903</text:p>
          </table:table-cell>
          <table:table-cell office:value-type="float" office:value="0.946728333784238" calcext:value-type="float">
            <text:p>9,47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shcat</text:p>
          </table:table-cell>
          <table:table-cell office:value-type="float" office:value="0.999999999999874" calcext:value-type="float">
            <text:p>1,00E+00</text:p>
          </table:table-cell>
          <table:table-cell office:value-type="float" office:value="-6.9999761579414" calcext:value-type="float">
            <text:p>-7,00E+00</text:p>
          </table:table-cell>
          <table:table-cell office:value-type="float" office:value="-4.52103664877469" calcext:value-type="float">
            <text:p>-4,52E+00</text:p>
          </table:table-cell>
          <table:table-cell office:value-type="float" office:value="2002" calcext:value-type="float">
            <text:p>2.002</text:p>
          </table:table-cell>
          <table:table-cell office:value-type="float" office:value="0.999996743271246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223570321031783" calcext:value-type="float">
            <text:p>-2,24E-02</text:p>
          </table:table-cell>
          <table:table-cell office:value-type="float" office:value="-5.42710207639068" calcext:value-type="float">
            <text:p>-5,43E+00</text:p>
          </table:table-cell>
          <table:table-cell office:value-type="float" office:value="2002" calcext:value-type="float">
            <text:p>2.002</text:p>
          </table:table-cell>
          <table:table-cell office:value-type="float" office:value="0.999999967888173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207449862566313" calcext:value-type="float">
            <text:p>-2,07E-02</text:p>
          </table:table-cell>
          <table:table-cell office:value-type="float" office:value="-9.80085986334625" calcext:value-type="float">
            <text:p>-9,80E+00</text:p>
          </table:table-cell>
          <table:table-cell office:value-type="float" office:value="2002" calcext:value-type="float">
            <text:p>2.002</text:p>
          </table:table-cell>
          <table:table-cell office:value-type="float" office:value="1" calcext:value-type="float">
            <text:p>1,00E+00</text:p>
          </table:table-cell>
          <table:table-cell office:value-type="float" office:value="0.999999996859531" calcext:value-type="float">
            <text:p>1,00E+00</text:p>
          </table:table-cell>
          <table:table-cell office:value-type="float" office:value="-0.00673445261135477" calcext:value-type="float">
            <text:p>-6,73E-03</text:p>
          </table:table-cell>
          <table:table-cell office:value-type="float" office:value="-7.13538790865707" calcext:value-type="float">
            <text:p>-7,14E+00</text:p>
          </table:table-cell>
          <table:table-cell office:value-type="float" office:value="2002" calcext:value-type="float">
            <text:p>2.002</text:p>
          </table:table-cell>
          <table:table-cell office:value-type="float" office:value="0.999999999999328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43126786918151" calcext:value-type="float">
            <text:p>-1,43E-02</text:p>
          </table:table-cell>
          <table:table-cell office:value-type="float" office:value="-9.67657764202076" calcext:value-type="float">
            <text:p>-9,68E+00</text:p>
          </table:table-cell>
          <table:table-cell office:value-type="float" office:value="2002" calcext:value-type="float">
            <text:p>2.002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103542025581932" calcext:value-type="float">
            <text:p>-1,04E-02</text:p>
          </table:table-cell>
          <table:table-cell office:value-type="float" office:value="-8.81689177899691" calcext:value-type="float">
            <text:p>-8,82E+00</text:p>
          </table:table-cell>
          <table:table-cell office:value-type="float" office:value="2002" calcext:value-type="float">
            <text:p>2.002</text:p>
          </table:table-cell>
          <table:table-cell office:value-type="float" office:value="1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float" office:value="0.0151075336677576" calcext:value-type="float">
            <text:p>1,51E-02</text:p>
          </table:table-cell>
          <table:table-cell office:value-type="float" office:value="0.999942061839833" calcext:value-type="float">
            <text:p>1,00E+00</text:p>
          </table:table-cell>
          <table:table-cell office:value-type="float" office:value="2.43703267472721" calcext:value-type="float">
            <text:p>2,44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00748576699613657" calcext:value-type="float">
            <text:p>7,49E-03</text:p>
          </table:table-cell>
          <table:table-cell office:value-type="float" office:value="0.27770589118204" calcext:value-type="float">
            <text:p>2,78E-01</text:p>
          </table:table-cell>
          <table:table-cell office:value-type="float" office:value="-0.00397358052615271" calcext:value-type="float">
            <text:p>-3,97E-03</text:p>
          </table:table-cell>
          <table:table-cell office:value-type="float" office:value="-2.27924202412729" calcext:value-type="float">
            <text:p>-2,28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988574887257633" calcext:value-type="float">
            <text:p>9,89E-01</text:p>
          </table:table-cell>
          <table:table-cell office:value-type="float" office:value="0.277376995429353" calcext:value-type="float">
            <text:p>2,77E-01</text:p>
          </table:table-cell>
          <table:table-cell office:value-type="float" office:value="-0.00331706549356769" calcext:value-type="float">
            <text:p>-3,32E-03</text:p>
          </table:table-cell>
          <table:table-cell office:value-type="float" office:value="-1.06091120883368" calcext:value-type="float">
            <text:p>-1,06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855514382458799" calcext:value-type="float">
            <text:p>8,56E-01</text:p>
          </table:table-cell>
          <table:table-cell office:value-type="float" office:value="0.0664864127514661" calcext:value-type="float">
            <text:p>6,65E-02</text:p>
          </table:table-cell>
          <table:table-cell office:value-type="float" office:value="-0.000191094361269419" calcext:value-type="float">
            <text:p>-1,91E-04</text:p>
          </table:table-cell>
          <table:table-cell office:value-type="float" office:value="-2.17375522353905" calcext:value-type="float">
            <text:p>-2,17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985028173797728" calcext:value-type="float">
            <text:p>9,85E-01</text:p>
          </table:table-cell>
          <table:table-cell office:value-type="float" office:value="0.694175785734352" calcext:value-type="float">
            <text:p>6,94E-01</text:p>
          </table:table-cell>
          <table:table-cell office:value-type="float" office:value="-0.00457361846565371" calcext:value-type="float">
            <text:p>-4,57E-03</text:p>
          </table:table-cell>
          <table:table-cell office:value-type="float" office:value="-2.39177332483122" calcext:value-type="float">
            <text:p>-2,39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991529907011764" calcext:value-type="float">
            <text:p>9,92E-01</text:p>
          </table:table-cell>
          <table:table-cell office:value-type="float" office:value="0.295108132658488" calcext:value-type="float">
            <text:p>2,95E-01</text:p>
          </table:table-cell>
          <table:table-cell office:value-type="float" office:value="-0.00201631079166833" calcext:value-type="float">
            <text:p>-2,02E-03</text:p>
          </table:table-cell>
          <table:table-cell office:value-type="float" office:value="-2.33910992098212" calcext:value-type="float">
            <text:p>-2,34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990242887075643" calcext:value-type="float">
            <text:p>9,90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0.967215099868082" calcext:value-type="float">
            <text:p>9,67E-01</text:p>
          </table:table-cell>
          <table:table-cell office:value-type="float" office:value="-35.4999262534414" calcext:value-type="float">
            <text:p>-3,55E+01</text:p>
          </table:table-cell>
          <table:table-cell office:value-type="float" office:value="-1.61209482495169" calcext:value-type="float">
            <text:p>-1,61E+00</text:p>
          </table:table-cell>
          <table:table-cell office:value-type="float" office:value="47" calcext:value-type="float">
            <text:p>47</text:p>
          </table:table-cell>
          <table:table-cell office:value-type="float" office:value="0.943181462292542" calcext:value-type="float">
            <text:p>9,43E-01</text:p>
          </table:table-cell>
          <table:table-cell office:value-type="float" office:value="0.965643184601559" calcext:value-type="float">
            <text:p>9,66E-01</text:p>
          </table:table-cell>
          <table:table-cell office:value-type="float" office:value="-0.0671312221570404" calcext:value-type="float">
            <text:p>-6,71E-02</text:p>
          </table:table-cell>
          <table:table-cell office:value-type="float" office:value="-1.54682944942389" calcext:value-type="float">
            <text:p>-1,55E+00</text:p>
          </table:table-cell>
          <table:table-cell office:value-type="float" office:value="47" calcext:value-type="float">
            <text:p>47</text:p>
          </table:table-cell>
          <table:table-cell office:value-type="float" office:value="0.935693970698592" calcext:value-type="float">
            <text:p>9,36E-01</text:p>
          </table:table-cell>
          <table:table-cell office:value-type="float" office:value="0.96865859375021" calcext:value-type="float">
            <text:p>9,69E-01</text:p>
          </table:table-cell>
          <table:table-cell office:value-type="float" office:value="-0.0569547514142017" calcext:value-type="float">
            <text:p>-5,70E-02</text:p>
          </table:table-cell>
          <table:table-cell office:value-type="float" office:value="-1.67841996232136" calcext:value-type="float">
            <text:p>-1,68E+00</text:p>
          </table:table-cell>
          <table:table-cell office:value-type="float" office:value="47" calcext:value-type="float">
            <text:p>47</text:p>
          </table:table-cell>
          <table:table-cell office:value-type="float" office:value="0.950048428339362" calcext:value-type="float">
            <text:p>9,50E-01</text:p>
          </table:table-cell>
          <table:table-cell office:value-type="float" office:value="0.978651232310909" calcext:value-type="float">
            <text:p>9,79E-01</text:p>
          </table:table-cell>
          <table:table-cell office:value-type="float" office:value="-0.0374890039687646" calcext:value-type="float">
            <text:p>-3,75E-02</text:p>
          </table:table-cell>
          <table:table-cell office:value-type="float" office:value="-1.71602257572065" calcext:value-type="float">
            <text:p>-1,72E+00</text:p>
          </table:table-cell>
          <table:table-cell office:value-type="float" office:value="47" calcext:value-type="float">
            <text:p>47</text:p>
          </table:table-cell>
          <table:table-cell office:value-type="float" office:value="0.953628251299986" calcext:value-type="float">
            <text:p>9,54E-01</text:p>
          </table:table-cell>
          <table:table-cell office:value-type="float" office:value="0.962393343892262" calcext:value-type="float">
            <text:p>9,62E-01</text:p>
          </table:table-cell>
          <table:table-cell office:value-type="float" office:value="-0.0234655977910582" calcext:value-type="float">
            <text:p>-2,35E-02</text:p>
          </table:table-cell>
          <table:table-cell office:value-type="float" office:value="-0.928300899546531" calcext:value-type="float">
            <text:p>-9,28E-01</text:p>
          </table:table-cell>
          <table:table-cell office:value-type="float" office:value="47" calcext:value-type="float">
            <text:p>47</text:p>
          </table:table-cell>
          <table:table-cell office:value-type="float" office:value="0.821002709199353" calcext:value-type="float">
            <text:p>8,21E-01</text:p>
          </table:table-cell>
          <table:table-cell office:value-type="float" office:value="0.965643184601559" calcext:value-type="float">
            <text:p>9,66E-01</text:p>
          </table:table-cell>
          <table:table-cell office:value-type="float" office:value="-0.0331291760897925" calcext:value-type="float">
            <text:p>-3,31E-02</text:p>
          </table:table-cell>
          <table:table-cell office:value-type="float" office:value="-1.43546976764253" calcext:value-type="float">
            <text:p>-1,44E+00</text:p>
          </table:table-cell>
          <table:table-cell office:value-type="float" office:value="47" calcext:value-type="float">
            <text:p>47</text:p>
          </table:table-cell>
          <table:table-cell office:value-type="float" office:value="0.921112331397717" calcext:value-type="float">
            <text:p>9,21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.999998988217588" calcext:value-type="float">
            <text:p>1,00E+00</text:p>
          </table:table-cell>
          <table:table-cell office:value-type="float" office:value="-29.99994311028" calcext:value-type="float">
            <text:p>-3,00E+01</text:p>
          </table:table-cell>
          <table:table-cell office:value-type="float" office:value="-4.33589889134606" calcext:value-type="float">
            <text:p>-4,34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9989407644634" calcext:value-type="float">
            <text:p>1,00E+00</text:p>
          </table:table-cell>
          <table:table-cell office:value-type="float" office:value="0.999994467358317" calcext:value-type="float">
            <text:p>1,00E+00</text:p>
          </table:table-cell>
          <table:table-cell office:value-type="float" office:value="-0.0430926387085897" calcext:value-type="float">
            <text:p>-4,31E-02</text:p>
          </table:table-cell>
          <table:table-cell office:value-type="float" office:value="-3.69428298023802" calcext:value-type="float">
            <text:p>-3,69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9864127081891" calcext:value-type="float">
            <text:p>1,00E+00</text:p>
          </table:table-cell>
          <table:table-cell office:value-type="float" office:value="0.999996335831946" calcext:value-type="float">
            <text:p>1,00E+00</text:p>
          </table:table-cell>
          <table:table-cell office:value-type="float" office:value="-0.0382312241474658" calcext:value-type="float">
            <text:p>-3,82E-02</text:p>
          </table:table-cell>
          <table:table-cell office:value-type="float" office:value="-4.27411828895479" calcext:value-type="float">
            <text:p>-4,27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9986270142751" calcext:value-type="float">
            <text:p>1,00E+00</text:p>
          </table:table-cell>
          <table:table-cell office:value-type="float" office:value="0.999957564409147" calcext:value-type="float">
            <text:p>1,00E+00</text:p>
          </table:table-cell>
          <table:table-cell office:value-type="float" office:value="-0.0150252223976824" calcext:value-type="float">
            <text:p>-1,50E-02</text:p>
          </table:table-cell>
          <table:table-cell office:value-type="float" office:value="-3.61585091993068" calcext:value-type="float">
            <text:p>-3,62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9818441316644" calcext:value-type="float">
            <text:p>1,00E+00</text:p>
          </table:table-cell>
          <table:table-cell office:value-type="float" office:value="0.999998940740436" calcext:value-type="float">
            <text:p>1,00E+00</text:p>
          </table:table-cell>
          <table:table-cell office:value-type="float" office:value="-0.0251788480517425" calcext:value-type="float">
            <text:p>-2,52E-02</text:p>
          </table:table-cell>
          <table:table-cell office:value-type="float" office:value="-3.04072638915907" calcext:value-type="float">
            <text:p>-3,04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8692347150671" calcext:value-type="float">
            <text:p>9,99E-01</text:p>
          </table:table-cell>
          <table:table-cell office:value-type="float" office:value="0.999994659009933" calcext:value-type="float">
            <text:p>1,00E+00</text:p>
          </table:table-cell>
          <table:table-cell office:value-type="float" office:value="-0.0215764031981817" calcext:value-type="float">
            <text:p>-2,16E-02</text:p>
          </table:table-cell>
          <table:table-cell office:value-type="float" office:value="-3.32924131808327" calcext:value-type="float">
            <text:p>-3,33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9497809598039" calcext:value-type="float">
            <text:p>9,99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.749053271710234" calcext:value-type="float">
            <text:p>7,49E-01</text:p>
          </table:table-cell>
          <table:table-cell office:value-type="float" office:value="-5.50001041851445" calcext:value-type="float">
            <text:p>-5,50E+00</text:p>
          </table:table-cell>
          <table:table-cell office:value-type="float" office:value="-2.50883598612342" calcext:value-type="float">
            <text:p>-2,51E+00</text:p>
          </table:table-cell>
          <table:table-cell office:value-type="float" office:value="828" calcext:value-type="float">
            <text:p>828</text:p>
          </table:table-cell>
          <table:table-cell office:value-type="float" office:value="0.993848498931503" calcext:value-type="float">
            <text:p>9,94E-01</text:p>
          </table:table-cell>
          <table:table-cell office:value-type="float" office:value="0.778495649113911" calcext:value-type="float">
            <text:p>7,78E-01</text:p>
          </table:table-cell>
          <table:table-cell office:value-type="float" office:value="-0.00227988509487424" calcext:value-type="float">
            <text:p>-2,28E-03</text:p>
          </table:table-cell>
          <table:table-cell office:value-type="float" office:value="-0.669772990730425" calcext:value-type="float">
            <text:p>-6,70E-01</text:p>
          </table:table-cell>
          <table:table-cell office:value-type="float" office:value="828" calcext:value-type="float">
            <text:p>828</text:p>
          </table:table-cell>
          <table:table-cell office:value-type="float" office:value="0.748405377513165" calcext:value-type="float">
            <text:p>7,48E-01</text:p>
          </table:table-cell>
          <table:table-cell office:value-type="float" office:value="0.799705250015435" calcext:value-type="float">
            <text:p>8,00E-01</text:p>
          </table:table-cell>
          <table:table-cell office:value-type="float" office:value="-0.00224223738878862" calcext:value-type="float">
            <text:p>-2,24E-03</text:p>
          </table:table-cell>
          <table:table-cell office:value-type="float" office:value="-1.63322244825132" calcext:value-type="float">
            <text:p>-1,63E+00</text:p>
          </table:table-cell>
          <table:table-cell office:value-type="float" office:value="828" calcext:value-type="float">
            <text:p>828</text:p>
          </table:table-cell>
          <table:table-cell office:value-type="float" office:value="0.948598804685328" calcext:value-type="float">
            <text:p>9,49E-01</text:p>
          </table:table-cell>
          <table:table-cell office:value-type="float" office:value="0.0827008170625269" calcext:value-type="float">
            <text:p>8,27E-02</text:p>
          </table:table-cell>
          <table:table-cell office:value-type="float" office:value="-0.0000884982144475766" calcext:value-type="float">
            <text:p>-8,85E-05</text:p>
          </table:table-cell>
          <table:table-cell office:value-type="float" office:value="0.362858971088814" calcext:value-type="float">
            <text:p>3,63E-01</text:p>
          </table:table-cell>
          <table:table-cell office:value-type="float" office:value="828" calcext:value-type="float">
            <text:p>828</text:p>
          </table:table-cell>
          <table:table-cell office:value-type="float" office:value="0.358401421878822" calcext:value-type="float">
            <text:p>3,58E-01</text:p>
          </table:table-cell>
          <table:table-cell office:value-type="float" office:value="0.999741781116292" calcext:value-type="float">
            <text:p>1,00E+00</text:p>
          </table:table-cell>
          <table:table-cell office:value-type="float" office:value="-0.00372223851086253" calcext:value-type="float">
            <text:p>-3,72E-03</text:p>
          </table:table-cell>
          <table:table-cell office:value-type="float" office:value="-2.92045765494002" calcext:value-type="float">
            <text:p>-2,92E+00</text:p>
          </table:table-cell>
          <table:table-cell office:value-type="float" office:value="828" calcext:value-type="float">
            <text:p>828</text:p>
          </table:table-cell>
          <table:table-cell office:value-type="float" office:value="0.998204961127723" calcext:value-type="float">
            <text:p>9,98E-01</text:p>
          </table:table-cell>
          <table:table-cell office:value-type="float" office:value="0.790077980710329" calcext:value-type="float">
            <text:p>7,90E-01</text:p>
          </table:table-cell>
          <table:table-cell office:value-type="float" office:value="-0.00109666705565483" calcext:value-type="float">
            <text:p>-1,10E-03</text:p>
          </table:table-cell>
          <table:table-cell office:value-type="float" office:value="-1.28884284530315" calcext:value-type="float">
            <text:p>-1,29E+00</text:p>
          </table:table-cell>
          <table:table-cell office:value-type="float" office:value="828" calcext:value-type="float">
            <text:p>828</text:p>
          </table:table-cell>
          <table:table-cell office:value-type="float" office:value="0.901093650564335" calcext:value-type="float">
            <text:p>9,01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unit5</text:p>
          </table:table-cell>
          <table:table-cell office:value-type="float" office:value="0.457290312506609" calcext:value-type="float">
            <text:p>4,57E-01</text:p>
          </table:table-cell>
          <table:table-cell office:value-type="float" office:value="-8.00001728197856" calcext:value-type="float">
            <text:p>-8,00E+00</text:p>
          </table:table-cell>
          <table:table-cell office:value-type="float" office:value="0.269715982174517" calcext:value-type="float">
            <text:p>2,70E-01</text:p>
          </table:table-cell>
          <table:table-cell office:value-type="float" office:value="75" calcext:value-type="float">
            <text:p>75</text:p>
          </table:table-cell>
          <table:table-cell office:value-type="float" office:value="0.394059737957958" calcext:value-type="float">
            <text:p>3,94E-01</text:p>
          </table:table-cell>
          <table:table-cell office:value-type="float" office:value="0.72527490940338" calcext:value-type="float">
            <text:p>7,25E-01</text:p>
          </table:table-cell>
          <table:table-cell office:value-type="float" office:value="-0.119746211945028" calcext:value-type="float">
            <text:p>-1,20E-01</text:p>
          </table:table-cell>
          <table:table-cell office:value-type="float" office:value="-1.30582612235501" calcext:value-type="float">
            <text:p>-1,31E+00</text:p>
          </table:table-cell>
          <table:table-cell office:value-type="float" office:value="75" calcext:value-type="float">
            <text:p>75</text:p>
          </table:table-cell>
          <table:table-cell office:value-type="float" office:value="0.902198558423772" calcext:value-type="float">
            <text:p>9,02E-01</text:p>
          </table:table-cell>
          <table:table-cell office:value-type="float" office:value="0.713226928542023" calcext:value-type="float">
            <text:p>7,13E-01</text:p>
          </table:table-cell>
          <table:table-cell office:value-type="float" office:value="-0.0789645538006509" calcext:value-type="float">
            <text:p>-7,90E-02</text:p>
          </table:table-cell>
          <table:table-cell office:value-type="float" office:value="-1.06107547750253" calcext:value-type="float">
            <text:p>-1,06E+00</text:p>
          </table:table-cell>
          <table:table-cell office:value-type="float" office:value="75" calcext:value-type="float">
            <text:p>75</text:p>
          </table:table-cell>
          <table:table-cell office:value-type="float" office:value="0.85396970201345" calcext:value-type="float">
            <text:p>8,54E-01</text:p>
          </table:table-cell>
          <table:table-cell office:value-type="float" office:value="0.741082402719802" calcext:value-type="float">
            <text:p>7,41E-01</text:p>
          </table:table-cell>
          <table:table-cell office:value-type="float" office:value="-0.072966836332042" calcext:value-type="float">
            <text:p>-7,30E-02</text:p>
          </table:table-cell>
          <table:table-cell office:value-type="float" office:value="-1.19462666668179" calcext:value-type="float">
            <text:p>-1,19E+00</text:p>
          </table:table-cell>
          <table:table-cell office:value-type="float" office:value="75" calcext:value-type="float">
            <text:p>75</text:p>
          </table:table-cell>
          <table:table-cell office:value-type="float" office:value="0.882001388995117" calcext:value-type="float">
            <text:p>8,82E-01</text:p>
          </table:table-cell>
          <table:table-cell office:value-type="float" office:value="0.794767227384423" calcext:value-type="float">
            <text:p>7,95E-01</text:p>
          </table:table-cell>
          <table:table-cell office:value-type="float" office:value="-0.0726994931911956" calcext:value-type="float">
            <text:p>-7,27E-02</text:p>
          </table:table-cell>
          <table:table-cell office:value-type="float" office:value="-1.07913086523512" calcext:value-type="float">
            <text:p>-1,08E+00</text:p>
          </table:table-cell>
          <table:table-cell office:value-type="float" office:value="75" calcext:value-type="float">
            <text:p>75</text:p>
          </table:table-cell>
          <table:table-cell office:value-type="float" office:value="0.858006149138158" calcext:value-type="float">
            <text:p>8,58E-01</text:p>
          </table:table-cell>
          <table:table-cell office:value-type="float" office:value="0.742860300647792" calcext:value-type="float">
            <text:p>7,43E-01</text:p>
          </table:table-cell>
          <table:table-cell office:value-type="float" office:value="-0.061470898842196" calcext:value-type="float">
            <text:p>-6,15E-02</text:p>
          </table:table-cell>
          <table:table-cell office:value-type="float" office:value="-1.21565913164659" calcext:value-type="float">
            <text:p>-1,22E+00</text:p>
          </table:table-cell>
          <table:table-cell office:value-type="float" office:value="75" calcext:value-type="float">
            <text:p>75</text:p>
          </table:table-cell>
          <table:table-cell office:value-type="float" office:value="0.886036248273646" calcext:value-type="float">
            <text:p>8,86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.99999999236473" calcext:value-type="float">
            <text:p>1,00E+00</text:p>
          </table:table-cell>
          <table:table-cell office:value-type="float" office:value="-9.00002394612202" calcext:value-type="float">
            <text:p>-9,00E+00</text:p>
          </table:table-cell>
          <table:table-cell office:value-type="float" office:value="-2.2039114580317" calcext:value-type="float">
            <text:p>-2,20E+00</text:p>
          </table:table-cell>
          <table:table-cell office:value-type="float" office:value="865" calcext:value-type="float">
            <text:p>865</text:p>
          </table:table-cell>
          <table:table-cell office:value-type="float" office:value="0.986103335378942" calcext:value-type="float">
            <text:p>9,86E-01</text:p>
          </table:table-cell>
          <table:table-cell office:value-type="float" office:value="0.999999997782466" calcext:value-type="float">
            <text:p>1,00E+00</text:p>
          </table:table-cell>
          <table:table-cell office:value-type="float" office:value="-0.0174711051515753" calcext:value-type="float">
            <text:p>-1,75E-02</text:p>
          </table:table-cell>
          <table:table-cell office:value-type="float" office:value="-2.32727024024285" calcext:value-type="float">
            <text:p>-2,33E+00</text:p>
          </table:table-cell>
          <table:table-cell office:value-type="float" office:value="865" calcext:value-type="float">
            <text:p>865</text:p>
          </table:table-cell>
          <table:table-cell office:value-type="float" office:value="0.989909574299978" calcext:value-type="float">
            <text:p>9,90E-01</text:p>
          </table:table-cell>
          <table:table-cell office:value-type="float" office:value="0.999999999304675" calcext:value-type="float">
            <text:p>1,00E+00</text:p>
          </table:table-cell>
          <table:table-cell office:value-type="float" office:value="-0.0161063814383959" calcext:value-type="float">
            <text:p>-1,61E-02</text:p>
          </table:table-cell>
          <table:table-cell office:value-type="float" office:value="-4.03496624391071" calcext:value-type="float">
            <text:p>-4,03E+00</text:p>
          </table:table-cell>
          <table:table-cell office:value-type="float" office:value="865" calcext:value-type="float">
            <text:p>865</text:p>
          </table:table-cell>
          <table:table-cell office:value-type="float" office:value="0.999970278637764" calcext:value-type="float">
            <text:p>1,00E+00</text:p>
          </table:table-cell>
          <table:table-cell office:value-type="float" office:value="0.999864944513776" calcext:value-type="float">
            <text:p>1,00E+00</text:p>
          </table:table-cell>
          <table:table-cell office:value-type="float" office:value="-0.00429570317788328" calcext:value-type="float">
            <text:p>-4,30E-03</text:p>
          </table:table-cell>
          <table:table-cell office:value-type="float" office:value="-2.52068584248104" calcext:value-type="float">
            <text:p>-2,52E+00</text:p>
          </table:table-cell>
          <table:table-cell office:value-type="float" office:value="865" calcext:value-type="float">
            <text:p>865</text:p>
          </table:table-cell>
          <table:table-cell office:value-type="float" office:value="0.994054263121066" calcext:value-type="float">
            <text:p>9,94E-01</text:p>
          </table:table-cell>
          <table:table-cell office:value-type="float" office:value="0.999999999424687" calcext:value-type="float">
            <text:p>1,00E+00</text:p>
          </table:table-cell>
          <table:table-cell office:value-type="float" office:value="-0.0132763833436284" calcext:value-type="float">
            <text:p>-1,33E-02</text:p>
          </table:table-cell>
          <table:table-cell office:value-type="float" office:value="-3.81580471563506" calcext:value-type="float">
            <text:p>-3,82E+00</text:p>
          </table:table-cell>
          <table:table-cell office:value-type="float" office:value="865" calcext:value-type="float">
            <text:p>865</text:p>
          </table:table-cell>
          <table:table-cell office:value-type="float" office:value="0.999927299434816" calcext:value-type="float">
            <text:p>1,00E+00</text:p>
          </table:table-cell>
          <table:table-cell office:value-type="float" office:value="0.999999999017775" calcext:value-type="float">
            <text:p>1,00E+00</text:p>
          </table:table-cell>
          <table:table-cell office:value-type="float" office:value="-0.00866342031229947" calcext:value-type="float">
            <text:p>-8,66E-03</text:p>
          </table:table-cell>
          <table:table-cell office:value-type="float" office:value="-3.30344184797273" calcext:value-type="float">
            <text:p>-3,30E+00</text:p>
          </table:table-cell>
          <table:table-cell office:value-type="float" office:value="865" calcext:value-type="float">
            <text:p>865</text:p>
          </table:table-cell>
          <table:table-cell office:value-type="float" office:value="0.999502864561788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ibuv</text:p>
          </table:table-cell>
          <table:table-cell office:value-type="float" office:value="0.0148806862662963" calcext:value-type="float">
            <text:p>1,49E-02</text:p>
          </table:table-cell>
          <table:table-cell office:value-type="float" office:value="1.50005462543321" calcext:value-type="float">
            <text:p>1,50E+00</text:p>
          </table:table-cell>
          <table:table-cell office:value-type="float" office:value="1.86113935434875" calcext:value-type="float">
            <text:p>1,86E+00</text:p>
          </table:table-cell>
          <table:table-cell office:value-type="float" office:value="289" calcext:value-type="float">
            <text:p>289</text:p>
          </table:table-cell>
          <table:table-cell office:value-type="float" office:value="0.0318698909281402" calcext:value-type="float">
            <text:p>3,19E-02</text:p>
          </table:table-cell>
          <table:table-cell office:value-type="float" office:value="0.0293910634581648" calcext:value-type="float">
            <text:p>2,94E-02</text:p>
          </table:table-cell>
          <table:table-cell office:value-type="float" office:value="0.00183141544494867" calcext:value-type="float">
            <text:p>1,83E-03</text:p>
          </table:table-cell>
          <table:table-cell office:value-type="float" office:value="1.61190325352214" calcext:value-type="float">
            <text:p>1,61E+00</text:p>
          </table:table-cell>
          <table:table-cell office:value-type="float" office:value="289" calcext:value-type="float">
            <text:p>289</text:p>
          </table:table-cell>
          <table:table-cell office:value-type="float" office:value="0.0540372482548273" calcext:value-type="float">
            <text:p>5,40E-02</text:p>
          </table:table-cell>
          <table:table-cell office:value-type="float" office:value="0.0289706406713241" calcext:value-type="float">
            <text:p>2,90E-02</text:p>
          </table:table-cell>
          <table:table-cell office:value-type="float" office:value="0.00142932050603562" calcext:value-type="float">
            <text:p>1,43E-03</text:p>
          </table:table-cell>
          <table:table-cell office:value-type="float" office:value="1.894993995998" calcext:value-type="float">
            <text:p>1,89E+00</text:p>
          </table:table-cell>
          <table:table-cell office:value-type="float" office:value="289" calcext:value-type="float">
            <text:p>289</text:p>
          </table:table-cell>
          <table:table-cell office:value-type="float" office:value="0.0295455550952419" calcext:value-type="float">
            <text:p>2,95E-02</text:p>
          </table:table-cell>
          <table:table-cell office:value-type="float" office:value="0.00407302543182045" calcext:value-type="float">
            <text:p>4,07E-03</text:p>
          </table:table-cell>
          <table:table-cell office:value-type="float" office:value="0.00192617580154902" calcext:value-type="float">
            <text:p>1,93E-03</text:p>
          </table:table-cell>
          <table:table-cell office:value-type="float" office:value="0.643678730759823" calcext:value-type="float">
            <text:p>6,44E-01</text:p>
          </table:table-cell>
          <table:table-cell office:value-type="float" office:value="289" calcext:value-type="float">
            <text:p>289</text:p>
          </table:table-cell>
          <table:table-cell office:value-type="float" office:value="0.260147122553898" calcext:value-type="float">
            <text:p>2,60E-01</text:p>
          </table:table-cell>
          <table:table-cell office:value-type="float" office:value="0.0959396122778363" calcext:value-type="float">
            <text:p>9,59E-02</text:p>
          </table:table-cell>
          <table:table-cell office:value-type="float" office:value="-0.00176193548035311" calcext:value-type="float">
            <text:p>-1,76E-03</text:p>
          </table:table-cell>
          <table:table-cell office:value-type="float" office:value="1.56567787824809" calcext:value-type="float">
            <text:p>1,57E+00</text:p>
          </table:table-cell>
          <table:table-cell office:value-type="float" office:value="289" calcext:value-type="float">
            <text:p>289</text:p>
          </table:table-cell>
          <table:table-cell office:value-type="float" office:value="0.0592591662568036" calcext:value-type="float">
            <text:p>5,93E-02</text:p>
          </table:table-cell>
          <table:table-cell office:value-type="float" office:value="0.0431248212597831" calcext:value-type="float">
            <text:p>4,31E-02</text:p>
          </table:table-cell>
          <table:table-cell office:value-type="float" office:value="0.000223625100799981" calcext:value-type="float">
            <text:p>2,24E-04</text:p>
          </table:table-cell>
          <table:table-cell office:value-type="float" office:value="1.54662224370054" calcext:value-type="float">
            <text:p>1,55E+00</text:p>
          </table:table-cell>
          <table:table-cell office:value-type="float" office:value="289" calcext:value-type="float">
            <text:p>289</text:p>
          </table:table-cell>
          <table:table-cell office:value-type="float" office:value="0.0615243405229458" calcext:value-type="float">
            <text:p>6,15E-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mbok</text:p>
          </table:table-cell>
          <table:table-cell office:value-type="float" office:value="1" calcext:value-type="float">
            <text:p>1,00E+00</text:p>
          </table:table-cell>
          <table:table-cell office:value-type="float" office:value="-19.0000222131433" calcext:value-type="float">
            <text:p>-1,90E+01</text:p>
          </table:table-cell>
          <table:table-cell office:value-type="float" office:value="-6.04507745947026" calcext:value-type="float">
            <text:p>-6,05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8226718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490643196163697" calcext:value-type="float">
            <text:p>-4,91E-02</text:p>
          </table:table-cell>
          <table:table-cell office:value-type="float" office:value="-6.10253134331748" calcext:value-type="float">
            <text:p>-6,10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8720649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41777185967305" calcext:value-type="float">
            <text:p>-4,18E-02</text:p>
          </table:table-cell>
          <table:table-cell office:value-type="float" office:value="-7.15678328395429" calcext:value-type="float">
            <text:p>-7,16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999788" calcext:value-type="float">
            <text:p>1,00E+00</text:p>
          </table:table-cell>
          <table:table-cell office:value-type="float" office:value="0.999999999997197" calcext:value-type="float">
            <text:p>1,00E+00</text:p>
          </table:table-cell>
          <table:table-cell office:value-type="float" office:value="-0.0160009684861742" calcext:value-type="float">
            <text:p>-1,60E-02</text:p>
          </table:table-cell>
          <table:table-cell office:value-type="float" office:value="-4.30592352494698" calcext:value-type="float">
            <text:p>-4,31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89423957219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356154175835939" calcext:value-type="float">
            <text:p>-3,56E-02</text:p>
          </table:table-cell>
          <table:table-cell office:value-type="float" office:value="-6.25895190862663" calcext:value-type="float">
            <text:p>-6,26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9480343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241696508417058" calcext:value-type="float">
            <text:p>-2,42E-02</text:p>
          </table:table-cell>
          <table:table-cell office:value-type="float" office:value="-5.59759566954824" calcext:value-type="float">
            <text:p>-5,60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79251991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0.753093116551862" calcext:value-type="float">
            <text:p>7,53E-01</text:p>
          </table:table-cell>
          <table:table-cell office:value-type="float" office:value="-18.0000861491099" calcext:value-type="float">
            <text:p>-1,80E+01</text:p>
          </table:table-cell>
          <table:table-cell office:value-type="float" office:value="-0.940392311266611" calcext:value-type="float">
            <text:p>-9,40E-01</text:p>
          </table:table-cell>
          <table:table-cell office:value-type="float" office:value="25" calcext:value-type="float">
            <text:p>25</text:p>
          </table:table-cell>
          <table:table-cell office:value-type="float" office:value="0.82199263629673" calcext:value-type="float">
            <text:p>8,22E-01</text:p>
          </table:table-cell>
          <table:table-cell office:value-type="float" office:value="0.812010123771791" calcext:value-type="float">
            <text:p>8,12E-01</text:p>
          </table:table-cell>
          <table:table-cell office:value-type="float" office:value="-0.217332444402492" calcext:value-type="float">
            <text:p>-2,17E-01</text:p>
          </table:table-cell>
          <table:table-cell office:value-type="float" office:value="-1.53185571575033" calcext:value-type="float">
            <text:p>-1,53E+00</text:p>
          </table:table-cell>
          <table:table-cell office:value-type="float" office:value="25" calcext:value-type="float">
            <text:p>25</text:p>
          </table:table-cell>
          <table:table-cell office:value-type="float" office:value="0.930942121529122" calcext:value-type="float">
            <text:p>9,31E-01</text:p>
          </table:table-cell>
          <table:table-cell office:value-type="float" office:value="0.852287972088179" calcext:value-type="float">
            <text:p>8,52E-01</text:p>
          </table:table-cell>
          <table:table-cell office:value-type="float" office:value="-0.121188821155671" calcext:value-type="float">
            <text:p>-1,21E-01</text:p>
          </table:table-cell>
          <table:table-cell office:value-type="float" office:value="-1.49237156256111" calcext:value-type="float">
            <text:p>-1,49E+00</text:p>
          </table:table-cell>
          <table:table-cell office:value-type="float" office:value="25" calcext:value-type="float">
            <text:p>25</text:p>
          </table:table-cell>
          <table:table-cell office:value-type="float" office:value="0.92594260361947" calcext:value-type="float">
            <text:p>9,26E-01</text:p>
          </table:table-cell>
          <table:table-cell office:value-type="float" office:value="0.907909625170669" calcext:value-type="float">
            <text:p>9,08E-01</text:p>
          </table:table-cell>
          <table:table-cell office:value-type="float" office:value="-0.0856012270911204" calcext:value-type="float">
            <text:p>-8,56E-02</text:p>
          </table:table-cell>
          <table:table-cell office:value-type="float" office:value="-1.67209707997047" calcext:value-type="float">
            <text:p>-1,67E+00</text:p>
          </table:table-cell>
          <table:table-cell office:value-type="float" office:value="25" calcext:value-type="float">
            <text:p>25</text:p>
          </table:table-cell>
          <table:table-cell office:value-type="float" office:value="0.946511706257855" calcext:value-type="float">
            <text:p>9,47E-01</text:p>
          </table:table-cell>
          <table:table-cell office:value-type="float" office:value="0.420266830835834" calcext:value-type="float">
            <text:p>4,20E-01</text:p>
          </table:table-cell>
          <table:table-cell office:value-type="float" office:value="-0.0561259288841129" calcext:value-type="float">
            <text:p>-5,61E-02</text:p>
          </table:table-cell>
          <table:table-cell office:value-type="float" office:value="-0.689512673889711" calcext:value-type="float">
            <text:p>-6,90E-01</text:p>
          </table:table-cell>
          <table:table-cell office:value-type="float" office:value="25" calcext:value-type="float">
            <text:p>25</text:p>
          </table:table-cell>
          <table:table-cell office:value-type="float" office:value="0.751574270695462" calcext:value-type="float">
            <text:p>7,52E-01</text:p>
          </table:table-cell>
          <table:table-cell office:value-type="float" office:value="0.822665302342377" calcext:value-type="float">
            <text:p>8,23E-01</text:p>
          </table:table-cell>
          <table:table-cell office:value-type="float" office:value="-0.105995553616832" calcext:value-type="float">
            <text:p>-1,06E-01</text:p>
          </table:table-cell>
          <table:table-cell office:value-type="float" office:value="-1.38878267947876" calcext:value-type="float">
            <text:p>-1,39E+00</text:p>
          </table:table-cell>
          <table:table-cell office:value-type="float" office:value="25" calcext:value-type="float">
            <text:p>25</text:p>
          </table:table-cell>
          <table:table-cell office:value-type="float" office:value="0.911425823576035" calcext:value-type="float">
            <text:p>9,11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0.992488412198747" calcext:value-type="float">
            <text:p>9,92E-01</text:p>
          </table:table-cell>
          <table:table-cell office:value-type="float" office:value="-6.99997328659695" calcext:value-type="float">
            <text:p>-7,00E+00</text:p>
          </table:table-cell>
          <table:table-cell office:value-type="float" office:value="0.426014844194643" calcext:value-type="float">
            <text:p>4,26E-01</text:p>
          </table:table-cell>
          <table:table-cell office:value-type="float" office:value="261" calcext:value-type="float">
            <text:p>261</text:p>
          </table:table-cell>
          <table:table-cell office:value-type="float" office:value="0.335224069004217" calcext:value-type="float">
            <text:p>3,35E-01</text:p>
          </table:table-cell>
          <table:table-cell office:value-type="float" office:value="0.856871165362944" calcext:value-type="float">
            <text:p>8,57E-01</text:p>
          </table:table-cell>
          <table:table-cell office:value-type="float" office:value="-0.0456049241129816" calcext:value-type="float">
            <text:p>-4,56E-02</text:p>
          </table:table-cell>
          <table:table-cell office:value-type="float" office:value="-1.94758993057567" calcext:value-type="float">
            <text:p>-1,95E+00</text:p>
          </table:table-cell>
          <table:table-cell office:value-type="float" office:value="261" calcext:value-type="float">
            <text:p>261</text:p>
          </table:table-cell>
          <table:table-cell office:value-type="float" office:value="0.973731875407095" calcext:value-type="float">
            <text:p>9,74E-01</text:p>
          </table:table-cell>
          <table:table-cell office:value-type="float" office:value="0.838199624185226" calcext:value-type="float">
            <text:p>8,38E-01</text:p>
          </table:table-cell>
          <table:table-cell office:value-type="float" office:value="-0.0317677399062048" calcext:value-type="float">
            <text:p>-3,18E-02</text:p>
          </table:table-cell>
          <table:table-cell office:value-type="float" office:value="-1.69053009074954" calcext:value-type="float">
            <text:p>-1,69E+00</text:p>
          </table:table-cell>
          <table:table-cell office:value-type="float" office:value="261" calcext:value-type="float">
            <text:p>261</text:p>
          </table:table-cell>
          <table:table-cell office:value-type="float" office:value="0.953939786690164" calcext:value-type="float">
            <text:p>9,54E-01</text:p>
          </table:table-cell>
          <table:table-cell office:value-type="float" office:value="0.219189104596596" calcext:value-type="float">
            <text:p>2,19E-01</text:p>
          </table:table-cell>
          <table:table-cell office:value-type="float" office:value="-0.00581955877823456" calcext:value-type="float">
            <text:p>-5,82E-03</text:p>
          </table:table-cell>
          <table:table-cell office:value-type="float" office:value="-0.440305953969411" calcext:value-type="float">
            <text:p>-4,40E-01</text:p>
          </table:table-cell>
          <table:table-cell office:value-type="float" office:value="261" calcext:value-type="float">
            <text:p>261</text:p>
          </table:table-cell>
          <table:table-cell office:value-type="float" office:value="0.669960023352334" calcext:value-type="float">
            <text:p>6,70E-01</text:p>
          </table:table-cell>
          <table:table-cell office:value-type="float" office:value="0.990191307238891" calcext:value-type="float">
            <text:p>9,90E-01</text:p>
          </table:table-cell>
          <table:table-cell office:value-type="float" office:value="-0.0420544404319429" calcext:value-type="float">
            <text:p>-4,21E-02</text:p>
          </table:table-cell>
          <table:table-cell office:value-type="float" office:value="-3.1435559215103" calcext:value-type="float">
            <text:p>-3,14E+00</text:p>
          </table:table-cell>
          <table:table-cell office:value-type="float" office:value="261" calcext:value-type="float">
            <text:p>261</text:p>
          </table:table-cell>
          <table:table-cell office:value-type="float" office:value="0.999069061026606" calcext:value-type="float">
            <text:p>9,99E-01</text:p>
          </table:table-cell>
          <table:table-cell office:value-type="float" office:value="0.879963673051983" calcext:value-type="float">
            <text:p>8,80E-01</text:p>
          </table:table-cell>
          <table:table-cell office:value-type="float" office:value="-0.0237849711558696" calcext:value-type="float">
            <text:p>-2,38E-02</text:p>
          </table:table-cell>
          <table:table-cell office:value-type="float" office:value="-2.27577955507708" calcext:value-type="float">
            <text:p>-2,28E+00</text:p>
          </table:table-cell>
          <table:table-cell office:value-type="float" office:value="261" calcext:value-type="float">
            <text:p>261</text:p>
          </table:table-cell>
          <table:table-cell office:value-type="float" office:value="0.988165033465089" calcext:value-type="float">
            <text:p>9,8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" calcext:value-type="float">
            <text:p>1,00E+00</text:p>
          </table:table-cell>
          <table:table-cell office:value-type="float" office:value="-4.00002126200617" calcext:value-type="float">
            <text:p>-4,00E+00</text:p>
          </table:table-cell>
          <table:table-cell office:value-type="float" office:value="-4.61690918747974" calcext:value-type="float">
            <text:p>-4,62E+00</text:p>
          </table:table-cell>
          <table:table-cell office:value-type="float" office:value="15193" calcext:value-type="float">
            <text:p>15.193</text:p>
          </table:table-cell>
          <table:table-cell office:value-type="float" office:value="0.999998036558003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962889763280222" calcext:value-type="float">
            <text:p>-9,63E-03</text:p>
          </table:table-cell>
          <table:table-cell office:value-type="float" office:value="-16.666899083361" calcext:value-type="float">
            <text:p>-1,67E+01</text:p>
          </table:table-cell>
          <table:table-cell office:value-type="float" office:value="15193" calcext:value-type="float">
            <text:p>15.193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909087119344864" calcext:value-type="float">
            <text:p>-9,09E-03</text:p>
          </table:table-cell>
          <table:table-cell office:value-type="float" office:value="-20.0351047371502" calcext:value-type="float">
            <text:p>-2,00E+01</text:p>
          </table:table-cell>
          <table:table-cell office:value-type="float" office:value="15193" calcext:value-type="float">
            <text:p>15.193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438900702116147" calcext:value-type="float">
            <text:p>-4,39E-03</text:p>
          </table:table-cell>
          <table:table-cell office:value-type="float" office:value="-16.7921800516116" calcext:value-type="float">
            <text:p>-1,68E+01</text:p>
          </table:table-cell>
          <table:table-cell office:value-type="float" office:value="15193" calcext:value-type="float">
            <text:p>15.193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513828409941875" calcext:value-type="float">
            <text:p>-5,14E-03</text:p>
          </table:table-cell>
          <table:table-cell office:value-type="float" office:value="-16.8208733495677" calcext:value-type="float">
            <text:p>-1,68E+01</text:p>
          </table:table-cell>
          <table:table-cell office:value-type="float" office:value="15193" calcext:value-type="float">
            <text:p>15.193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47983549237178" calcext:value-type="float">
            <text:p>-4,80E-03</text:p>
          </table:table-cell>
          <table:table-cell office:value-type="float" office:value="-17.2485409583753" calcext:value-type="float">
            <text:p>-1,72E+01</text:p>
          </table:table-cell>
          <table:table-cell office:value-type="float" office:value="15193" calcext:value-type="float">
            <text:p>15.193</text:p>
          </table:table-cell>
          <table:table-cell office:value-type="float" office:value="1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.139385199862054" calcext:value-type="float">
            <text:p>1,39E-01</text:p>
          </table:table-cell>
          <table:table-cell office:value-type="float" office:value="-0.99997985942899" calcext:value-type="float">
            <text:p>-1,00E+00</text:p>
          </table:table-cell>
          <table:table-cell office:value-type="float" office:value="1.4964065666987" calcext:value-type="float">
            <text:p>1,50E+00</text:p>
          </table:table-cell>
          <table:table-cell office:value-type="float" office:value="259" calcext:value-type="float">
            <text:p>259</text:p>
          </table:table-cell>
          <table:table-cell office:value-type="float" office:value="0.067882650383466" calcext:value-type="float">
            <text:p>6,79E-02</text:p>
          </table:table-cell>
          <table:table-cell office:value-type="float" office:value="0.0574629787501583" calcext:value-type="float">
            <text:p>5,75E-02</text:p>
          </table:table-cell>
          <table:table-cell office:value-type="float" office:value="-0.000214646295046441" calcext:value-type="float">
            <text:p>-2,15E-04</text:p>
          </table:table-cell>
          <table:table-cell office:value-type="float" office:value="0.22907115931372" calcext:value-type="float">
            <text:p>2,29E-01</text:p>
          </table:table-cell>
          <table:table-cell office:value-type="float" office:value="259" calcext:value-type="float">
            <text:p>259</text:p>
          </table:table-cell>
          <table:table-cell office:value-type="float" office:value="0.409497194141654" calcext:value-type="float">
            <text:p>4,09E-01</text:p>
          </table:table-cell>
          <table:table-cell office:value-type="float" office:value="0.0590992160250235" calcext:value-type="float">
            <text:p>5,91E-02</text:p>
          </table:table-cell>
          <table:table-cell office:value-type="float" office:value="-0.000307033837892793" calcext:value-type="float">
            <text:p>-3,07E-04</text:p>
          </table:table-cell>
          <table:table-cell office:value-type="float" office:value="0.384824959375073" calcext:value-type="float">
            <text:p>3,85E-01</text:p>
          </table:table-cell>
          <table:table-cell office:value-type="float" office:value="259" calcext:value-type="float">
            <text:p>259</text:p>
          </table:table-cell>
          <table:table-cell office:value-type="float" office:value="0.350341457449622" calcext:value-type="float">
            <text:p>3,50E-01</text:p>
          </table:table-cell>
          <table:table-cell office:value-type="float" office:value="0.002964467823675" calcext:value-type="float">
            <text:p>2,96E-03</text:p>
          </table:table-cell>
          <table:table-cell office:value-type="float" office:value="0.00217080877982785" calcext:value-type="float">
            <text:p>2,17E-03</text:p>
          </table:table-cell>
          <table:table-cell office:value-type="float" office:value="0.560232347208309" calcext:value-type="float">
            <text:p>5,60E-01</text:p>
          </table:table-cell>
          <table:table-cell office:value-type="float" office:value="259" calcext:value-type="float">
            <text:p>259</text:p>
          </table:table-cell>
          <table:table-cell office:value-type="float" office:value="0.287902607171615" calcext:value-type="float">
            <text:p>2,88E-01</text:p>
          </table:table-cell>
          <table:table-cell office:value-type="float" office:value="0.501293694122338" calcext:value-type="float">
            <text:p>5,01E-01</text:p>
          </table:table-cell>
          <table:table-cell office:value-type="float" office:value="-0.00566675735485952" calcext:value-type="float">
            <text:p>-5,67E-03</text:p>
          </table:table-cell>
          <table:table-cell office:value-type="float" office:value="-0.687961838474418" calcext:value-type="float">
            <text:p>-6,88E-01</text:p>
          </table:table-cell>
          <table:table-cell office:value-type="float" office:value="259" calcext:value-type="float">
            <text:p>259</text:p>
          </table:table-cell>
          <table:table-cell office:value-type="float" office:value="0.753953760635701" calcext:value-type="float">
            <text:p>7,54E-01</text:p>
          </table:table-cell>
          <table:table-cell office:value-type="float" office:value="0.0728413299695402" calcext:value-type="float">
            <text:p>7,28E-02</text:p>
          </table:table-cell>
          <table:table-cell office:value-type="float" office:value="-0.000304028536535708" calcext:value-type="float">
            <text:p>-3,04E-04</text:p>
          </table:table-cell>
          <table:table-cell office:value-type="float" office:value="-0.210144656617136" calcext:value-type="float">
            <text:p>-2,10E-01</text:p>
          </table:table-cell>
          <table:table-cell office:value-type="float" office:value="259" calcext:value-type="float">
            <text:p>259</text:p>
          </table:table-cell>
          <table:table-cell office:value-type="float" office:value="0.58314000434395" calcext:value-type="float">
            <text:p>5,83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0.946865487946006" calcext:value-type="float">
            <text:p>9,47E-01</text:p>
          </table:table-cell>
          <table:table-cell office:value-type="float" office:value="-17.4999830604532" calcext:value-type="float">
            <text:p>-1,75E+01</text:p>
          </table:table-cell>
          <table:table-cell office:value-type="float" office:value="-1.59062569881187" calcext:value-type="float">
            <text:p>-1,59E+00</text:p>
          </table:table-cell>
          <table:table-cell office:value-type="float" office:value="57" calcext:value-type="float">
            <text:p>57</text:p>
          </table:table-cell>
          <table:table-cell office:value-type="float" office:value="0.941387300366672" calcext:value-type="float">
            <text:p>9,41E-01</text:p>
          </table:table-cell>
          <table:table-cell office:value-type="float" office:value="0.900728603156669" calcext:value-type="float">
            <text:p>9,01E-01</text:p>
          </table:table-cell>
          <table:table-cell office:value-type="float" office:value="-0.0982795257467696" calcext:value-type="float">
            <text:p>-9,83E-02</text:p>
          </table:table-cell>
          <table:table-cell office:value-type="float" office:value="-1.4186986374789" calcext:value-type="float">
            <text:p>-1,42E+00</text:p>
          </table:table-cell>
          <table:table-cell office:value-type="float" office:value="57" calcext:value-type="float">
            <text:p>57</text:p>
          </table:table-cell>
          <table:table-cell office:value-type="float" office:value="0.919284076573699" calcext:value-type="float">
            <text:p>9,19E-01</text:p>
          </table:table-cell>
          <table:table-cell office:value-type="float" office:value="0.931322644831907" calcext:value-type="float">
            <text:p>9,31E-01</text:p>
          </table:table-cell>
          <table:table-cell office:value-type="float" office:value="-0.0802299827109885" calcext:value-type="float">
            <text:p>-8,02E-02</text:p>
          </table:table-cell>
          <table:table-cell office:value-type="float" office:value="-1.73985089755873" calcext:value-type="float">
            <text:p>-1,74E+00</text:p>
          </table:table-cell>
          <table:table-cell office:value-type="float" office:value="57" calcext:value-type="float">
            <text:p>57</text:p>
          </table:table-cell>
          <table:table-cell office:value-type="float" office:value="0.956358757232681" calcext:value-type="float">
            <text:p>9,56E-01</text:p>
          </table:table-cell>
          <table:table-cell office:value-type="float" office:value="0.861197290818218" calcext:value-type="float">
            <text:p>8,61E-01</text:p>
          </table:table-cell>
          <table:table-cell office:value-type="float" office:value="-0.0297783930516045" calcext:value-type="float">
            <text:p>-2,98E-02</text:p>
          </table:table-cell>
          <table:table-cell office:value-type="float" office:value="-1.49249112908341" calcext:value-type="float">
            <text:p>-1,49E+00</text:p>
          </table:table-cell>
          <table:table-cell office:value-type="float" office:value="57" calcext:value-type="float">
            <text:p>57</text:p>
          </table:table-cell>
          <table:table-cell office:value-type="float" office:value="0.92945747585401" calcext:value-type="float">
            <text:p>9,29E-01</text:p>
          </table:table-cell>
          <table:table-cell office:value-type="float" office:value="0.92573192678131" calcext:value-type="float">
            <text:p>9,26E-01</text:p>
          </table:table-cell>
          <table:table-cell office:value-type="float" office:value="-0.0498814187955425" calcext:value-type="float">
            <text:p>-4,99E-02</text:p>
          </table:table-cell>
          <table:table-cell office:value-type="float" office:value="-1.31314976203018" calcext:value-type="float">
            <text:p>-1,31E+00</text:p>
          </table:table-cell>
          <table:table-cell office:value-type="float" office:value="57" calcext:value-type="float">
            <text:p>57</text:p>
          </table:table-cell>
          <table:table-cell office:value-type="float" office:value="0.902802787249005" calcext:value-type="float">
            <text:p>9,03E-01</text:p>
          </table:table-cell>
          <table:table-cell office:value-type="float" office:value="0.927461524856058" calcext:value-type="float">
            <text:p>9,27E-01</text:p>
          </table:table-cell>
          <table:table-cell office:value-type="float" office:value="-0.0512274122165832" calcext:value-type="float">
            <text:p>-5,12E-02</text:p>
          </table:table-cell>
          <table:table-cell office:value-type="float" office:value="-1.46657092886417" calcext:value-type="float">
            <text:p>-1,47E+00</text:p>
          </table:table-cell>
          <table:table-cell office:value-type="float" office:value="57" calcext:value-type="float">
            <text:p>57</text:p>
          </table:table-cell>
          <table:table-cell office:value-type="float" office:value="0.926005741157575" calcext:value-type="float">
            <text:p>9,26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bs-studio</text:p>
          </table:table-cell>
          <table:table-cell office:value-type="float" office:value="0.999999999999997" calcext:value-type="float">
            <text:p>1,00E+00</text:p>
          </table:table-cell>
          <table:table-cell office:value-type="float" office:value="-18.4999372861387" calcext:value-type="float">
            <text:p>-1,85E+01</text:p>
          </table:table-cell>
          <table:table-cell office:value-type="float" office:value="-5.17673730155156" calcext:value-type="float">
            <text:p>-5,18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9999833803892" calcext:value-type="float">
            <text:p>1,00E+00</text:p>
          </table:table-cell>
          <table:table-cell office:value-type="float" office:value="0.999999999928056" calcext:value-type="float">
            <text:p>1,00E+00</text:p>
          </table:table-cell>
          <table:table-cell office:value-type="float" office:value="-0.0116255335425867" calcext:value-type="float">
            <text:p>-1,16E-02</text:p>
          </table:table-cell>
          <table:table-cell office:value-type="float" office:value="-4.03617103036825" calcext:value-type="float">
            <text:p>-4,04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996840033193" calcext:value-type="float">
            <text:p>1,00E+00</text:p>
          </table:table-cell>
          <table:table-cell office:value-type="float" office:value="0.999999999950413" calcext:value-type="float">
            <text:p>1,00E+00</text:p>
          </table:table-cell>
          <table:table-cell office:value-type="float" office:value="-0.011153050362882" calcext:value-type="float">
            <text:p>-1,12E-02</text:p>
          </table:table-cell>
          <table:table-cell office:value-type="float" office:value="-4.55565387790062" calcext:value-type="float">
            <text:p>-4,56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9996685956031" calcext:value-type="float">
            <text:p>1,00E+00</text:p>
          </table:table-cell>
          <table:table-cell office:value-type="float" office:value="0.999999008321078" calcext:value-type="float">
            <text:p>1,00E+00</text:p>
          </table:table-cell>
          <table:table-cell office:value-type="float" office:value="-0.00245516698763269" calcext:value-type="float">
            <text:p>-2,46E-03</text:p>
          </table:table-cell>
          <table:table-cell office:value-type="float" office:value="-2.64581500225204" calcext:value-type="float">
            <text:p>-2,65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5791838700681" calcext:value-type="float">
            <text:p>9,96E-01</text:p>
          </table:table-cell>
          <table:table-cell office:value-type="float" office:value="0.999999999950874" calcext:value-type="float">
            <text:p>1,00E+00</text:p>
          </table:table-cell>
          <table:table-cell office:value-type="float" office:value="-0.00904855290780212" calcext:value-type="float">
            <text:p>-9,05E-03</text:p>
          </table:table-cell>
          <table:table-cell office:value-type="float" office:value="-4.31014785063894" calcext:value-type="float">
            <text:p>-4,31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9990101496768" calcext:value-type="float">
            <text:p>1,00E+00</text:p>
          </table:table-cell>
          <table:table-cell office:value-type="float" office:value="0.99999999993528" calcext:value-type="float">
            <text:p>1,00E+00</text:p>
          </table:table-cell>
          <table:table-cell office:value-type="float" office:value="-0.00571040523258027" calcext:value-type="float">
            <text:p>-5,71E-03</text:p>
          </table:table-cell>
          <table:table-cell office:value-type="float" office:value="-3.99432834690975" calcext:value-type="float">
            <text:p>-3,99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9962483472883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0.999999999999924" calcext:value-type="float">
            <text:p>1,00E+00</text:p>
          </table:table-cell>
          <table:table-cell office:value-type="float" office:value="-43.5000371095088" calcext:value-type="float">
            <text:p>-4,35E+01</text:p>
          </table:table-cell>
          <table:table-cell office:value-type="float" office:value="-5.03293467864201" calcext:value-type="float">
            <text:p>-5,03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9999585085228" calcext:value-type="float">
            <text:p>1,00E+00</text:p>
          </table:table-cell>
          <table:table-cell office:value-type="float" office:value="0.999999999999899" calcext:value-type="float">
            <text:p>1,00E+00</text:p>
          </table:table-cell>
          <table:table-cell office:value-type="float" office:value="-0.0170936611402768" calcext:value-type="float">
            <text:p>-1,71E-02</text:p>
          </table:table-cell>
          <table:table-cell office:value-type="float" office:value="-4.25519765346308" calcext:value-type="float">
            <text:p>-4,26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998606233006" calcext:value-type="float">
            <text:p>1,00E+00</text:p>
          </table:table-cell>
          <table:table-cell office:value-type="float" office:value="0.99999999999991" calcext:value-type="float">
            <text:p>1,00E+00</text:p>
          </table:table-cell>
          <table:table-cell office:value-type="float" office:value="-0.016301068548495" calcext:value-type="float">
            <text:p>-1,63E-02</text:p>
          </table:table-cell>
          <table:table-cell office:value-type="float" office:value="-5.38137173570895" calcext:value-type="float">
            <text:p>-5,38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9999925884475" calcext:value-type="float">
            <text:p>1,00E+00</text:p>
          </table:table-cell>
          <table:table-cell office:value-type="float" office:value="0.999999995337946" calcext:value-type="float">
            <text:p>1,00E+00</text:p>
          </table:table-cell>
          <table:table-cell office:value-type="float" office:value="-0.00405537163959692" calcext:value-type="float">
            <text:p>-4,06E-03</text:p>
          </table:table-cell>
          <table:table-cell office:value-type="float" office:value="-2.60445636859769" calcext:value-type="float">
            <text:p>-2,60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5172157634473" calcext:value-type="float">
            <text:p>9,95E-01</text:p>
          </table:table-cell>
          <table:table-cell office:value-type="float" office:value="0.999999999999971" calcext:value-type="float">
            <text:p>1,00E+00</text:p>
          </table:table-cell>
          <table:table-cell office:value-type="float" office:value="-0.0116038590765419" calcext:value-type="float">
            <text:p>-1,16E-02</text:p>
          </table:table-cell>
          <table:table-cell office:value-type="float" office:value="-4.441015315764" calcext:value-type="float">
            <text:p>-4,44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9993719122332" calcext:value-type="float">
            <text:p>1,00E+00</text:p>
          </table:table-cell>
          <table:table-cell office:value-type="float" office:value="0.999999999999914" calcext:value-type="float">
            <text:p>1,00E+00</text:p>
          </table:table-cell>
          <table:table-cell office:value-type="float" office:value="-0.00857284711345551" calcext:value-type="float">
            <text:p>-8,57E-03</text:p>
          </table:table-cell>
          <table:table-cell office:value-type="float" office:value="-3.96667087008614" calcext:value-type="float">
            <text:p>-3,97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9954489249861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" calcext:value-type="float">
            <text:p>1,00E+00</text:p>
          </table:table-cell>
          <table:table-cell office:value-type="float" office:value="-9.99995272392237" calcext:value-type="float">
            <text:p>-1,00E+01</text:p>
          </table:table-cell>
          <table:table-cell office:value-type="float" office:value="-4.12538007806268" calcext:value-type="float">
            <text:p>-4,13E+00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980707732578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846353898038362" calcext:value-type="float">
            <text:p>-8,46E-03</text:p>
          </table:table-cell>
          <table:table-cell office:value-type="float" office:value="-7.17087985559346" calcext:value-type="float">
            <text:p>-7,17E+00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999999999472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803543531778824" calcext:value-type="float">
            <text:p>-8,04E-03</text:p>
          </table:table-cell>
          <table:table-cell office:value-type="float" office:value="-8.4916385918206" calcext:value-type="float">
            <text:p>-8,49E+00</text:p>
          </table:table-cell>
          <table:table-cell office:value-type="float" office:value="1930" calcext:value-type="float">
            <text:p>1.930</text:p>
          </table:table-cell>
          <table:table-cell office:value-type="float" office:value="1" calcext:value-type="float">
            <text:p>1,00E+00</text:p>
          </table:table-cell>
          <table:table-cell office:value-type="float" office:value="0.999999995984492" calcext:value-type="float">
            <text:p>1,00E+00</text:p>
          </table:table-cell>
          <table:table-cell office:value-type="float" office:value="-0.00159059679225536" calcext:value-type="float">
            <text:p>-1,59E-03</text:p>
          </table:table-cell>
          <table:table-cell office:value-type="float" office:value="-3.40254877704525" calcext:value-type="float">
            <text:p>-3,40E+00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659383549416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0754817730405385" calcext:value-type="float">
            <text:p>-7,55E-03</text:p>
          </table:table-cell>
          <table:table-cell office:value-type="float" office:value="-8.82861320585994" calcext:value-type="float">
            <text:p>-8,83E+00</text:p>
          </table:table-cell>
          <table:table-cell office:value-type="float" office:value="1930" calcext:value-type="float">
            <text:p>1.930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401424875923324" calcext:value-type="float">
            <text:p>-4,01E-03</text:p>
          </table:table-cell>
          <table:table-cell office:value-type="float" office:value="-7.40459115197479" calcext:value-type="float">
            <text:p>-7,40E+00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999999999902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.897393911481861" calcext:value-type="float">
            <text:p>8,97E-01</text:p>
          </table:table-cell>
          <table:table-cell office:value-type="float" office:value="-1.00006487177191" calcext:value-type="float">
            <text:p>-1,00E+00</text:p>
          </table:table-cell>
          <table:table-cell office:value-type="float" office:value="-1.12817578668031" calcext:value-type="float">
            <text:p>-1,13E+00</text:p>
          </table:table-cell>
          <table:table-cell office:value-type="float" office:value="7375" calcext:value-type="float">
            <text:p>7.375</text:p>
          </table:table-cell>
          <table:table-cell office:value-type="float" office:value="0.870358806615381" calcext:value-type="float">
            <text:p>8,70E-01</text:p>
          </table:table-cell>
          <table:table-cell office:value-type="float" office:value="0.840937507632121" calcext:value-type="float">
            <text:p>8,41E-01</text:p>
          </table:table-cell>
          <table:table-cell office:value-type="float" office:value="-0.00239386020855916" calcext:value-type="float">
            <text:p>-2,39E-03</text:p>
          </table:table-cell>
          <table:table-cell office:value-type="float" office:value="-0.974662700263371" calcext:value-type="float">
            <text:p>-9,75E-01</text:p>
          </table:table-cell>
          <table:table-cell office:value-type="float" office:value="7375" calcext:value-type="float">
            <text:p>7.375</text:p>
          </table:table-cell>
          <table:table-cell office:value-type="float" office:value="0.835120216091354" calcext:value-type="float">
            <text:p>8,35E-01</text:p>
          </table:table-cell>
          <table:table-cell office:value-type="float" office:value="0.968709678953971" calcext:value-type="float">
            <text:p>9,69E-01</text:p>
          </table:table-cell>
          <table:table-cell office:value-type="float" office:value="-0.00281464209045065" calcext:value-type="float">
            <text:p>-2,81E-03</text:p>
          </table:table-cell>
          <table:table-cell office:value-type="float" office:value="-0.00133205873081264" calcext:value-type="float">
            <text:p>-1,33E-03</text:p>
          </table:table-cell>
          <table:table-cell office:value-type="float" office:value="7375" calcext:value-type="float">
            <text:p>7.375</text:p>
          </table:table-cell>
          <table:table-cell office:value-type="float" office:value="0.500531396376781" calcext:value-type="float">
            <text:p>5,01E-01</text:p>
          </table:table-cell>
          <table:table-cell office:value-type="float" office:value="0.0243823821005454" calcext:value-type="float">
            <text:p>2,44E-02</text:p>
          </table:table-cell>
          <table:table-cell office:value-type="float" office:value="0.0000941998279231134" calcext:value-type="float">
            <text:p>9,42E-05</text:p>
          </table:table-cell>
          <table:table-cell office:value-type="float" office:value="2.40029913040649" calcext:value-type="float">
            <text:p>2,40E+00</text:p>
          </table:table-cell>
          <table:table-cell office:value-type="float" office:value="7375" calcext:value-type="float">
            <text:p>7.375</text:p>
          </table:table-cell>
          <table:table-cell office:value-type="float" office:value="0.00820315416911764" calcext:value-type="float">
            <text:p>8,20E-03</text:p>
          </table:table-cell>
          <table:table-cell office:value-type="float" office:value="0.999262424700727" calcext:value-type="float">
            <text:p>9,99E-01</text:p>
          </table:table-cell>
          <table:table-cell office:value-type="float" office:value="-0.00264531154802236" calcext:value-type="float">
            <text:p>-2,65E-03</text:p>
          </table:table-cell>
          <table:table-cell office:value-type="float" office:value="0.613623391508727" calcext:value-type="float">
            <text:p>6,14E-01</text:p>
          </table:table-cell>
          <table:table-cell office:value-type="float" office:value="7375" calcext:value-type="float">
            <text:p>7.375</text:p>
          </table:table-cell>
          <table:table-cell office:value-type="float" office:value="0.269741573707549" calcext:value-type="float">
            <text:p>2,70E-01</text:p>
          </table:table-cell>
          <table:table-cell office:value-type="float" office:value="0.902594954053632" calcext:value-type="float">
            <text:p>9,03E-01</text:p>
          </table:table-cell>
          <table:table-cell office:value-type="float" office:value="-0.0012101437632566" calcext:value-type="float">
            <text:p>-1,21E-03</text:p>
          </table:table-cell>
          <table:table-cell office:value-type="float" office:value="1.40667338652425" calcext:value-type="float">
            <text:p>1,41E+00</text:p>
          </table:table-cell>
          <table:table-cell office:value-type="float" office:value="7375" calcext:value-type="float">
            <text:p>7.375</text:p>
          </table:table-cell>
          <table:table-cell office:value-type="float" office:value="0.0797831983957504" calcext:value-type="float">
            <text:p>7,98E-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0.88969122330432" calcext:value-type="float">
            <text:p>8,90E-01</text:p>
          </table:table-cell>
          <table:table-cell office:value-type="float" office:value="-3.49997462251124" calcext:value-type="float">
            <text:p>-3,50E+00</text:p>
          </table:table-cell>
          <table:table-cell office:value-type="float" office:value="0.658622448355666" calcext:value-type="float">
            <text:p>6,59E-01</text:p>
          </table:table-cell>
          <table:table-cell office:value-type="float" office:value="722" calcext:value-type="float">
            <text:p>722</text:p>
          </table:table-cell>
          <table:table-cell office:value-type="float" office:value="0.255174107382829" calcext:value-type="float">
            <text:p>2,55E-01</text:p>
          </table:table-cell>
          <table:table-cell office:value-type="float" office:value="0.745944041666667" calcext:value-type="float">
            <text:p>7,46E-01</text:p>
          </table:table-cell>
          <table:table-cell office:value-type="float" office:value="-0.00769437250713931" calcext:value-type="float">
            <text:p>-7,69E-03</text:p>
          </table:table-cell>
          <table:table-cell office:value-type="float" office:value="0.751779057815127" calcext:value-type="float">
            <text:p>7,52E-01</text:p>
          </table:table-cell>
          <table:table-cell office:value-type="float" office:value="722" calcext:value-type="float">
            <text:p>722</text:p>
          </table:table-cell>
          <table:table-cell office:value-type="float" office:value="0.226214464224931" calcext:value-type="float">
            <text:p>2,26E-01</text:p>
          </table:table-cell>
          <table:table-cell office:value-type="float" office:value="0.774007350231545" calcext:value-type="float">
            <text:p>7,74E-01</text:p>
          </table:table-cell>
          <table:table-cell office:value-type="float" office:value="-0.00726793654452131" calcext:value-type="float">
            <text:p>-7,27E-03</text:p>
          </table:table-cell>
          <table:table-cell office:value-type="float" office:value="-0.733252328040673" calcext:value-type="float">
            <text:p>-7,33E-01</text:p>
          </table:table-cell>
          <table:table-cell office:value-type="float" office:value="722" calcext:value-type="float">
            <text:p>722</text:p>
          </table:table-cell>
          <table:table-cell office:value-type="float" office:value="0.768178724750272" calcext:value-type="float">
            <text:p>7,68E-01</text:p>
          </table:table-cell>
          <table:table-cell office:value-type="float" office:value="0.97721730372466" calcext:value-type="float">
            <text:p>9,77E-01</text:p>
          </table:table-cell>
          <table:table-cell office:value-type="float" office:value="-0.00462689335451855" calcext:value-type="float">
            <text:p>-4,63E-03</text:p>
          </table:table-cell>
          <table:table-cell office:value-type="float" office:value="-0.623311378305699" calcext:value-type="float">
            <text:p>-6,23E-01</text:p>
          </table:table-cell>
          <table:table-cell office:value-type="float" office:value="722" calcext:value-type="float">
            <text:p>722</text:p>
          </table:table-cell>
          <table:table-cell office:value-type="float" office:value="0.733361615527302" calcext:value-type="float">
            <text:p>7,33E-01</text:p>
          </table:table-cell>
          <table:table-cell office:value-type="float" office:value="0.820976203611232" calcext:value-type="float">
            <text:p>8,21E-01</text:p>
          </table:table-cell>
          <table:table-cell office:value-type="float" office:value="-0.00582266186416708" calcext:value-type="float">
            <text:p>-5,82E-03</text:p>
          </table:table-cell>
          <table:table-cell office:value-type="float" office:value="-0.707995495345526" calcext:value-type="float">
            <text:p>-7,08E-01</text:p>
          </table:table-cell>
          <table:table-cell office:value-type="float" office:value="722" calcext:value-type="float">
            <text:p>722</text:p>
          </table:table-cell>
          <table:table-cell office:value-type="float" office:value="0.760411727664563" calcext:value-type="float">
            <text:p>7,60E-01</text:p>
          </table:table-cell>
          <table:table-cell office:value-type="float" office:value="0.757615223443357" calcext:value-type="float">
            <text:p>7,58E-01</text:p>
          </table:table-cell>
          <table:table-cell office:value-type="float" office:value="-0.00370579000507095" calcext:value-type="float">
            <text:p>-3,71E-03</text:p>
          </table:table-cell>
          <table:table-cell office:value-type="float" office:value="-0.66693773071531" calcext:value-type="float">
            <text:p>-6,67E-01</text:p>
          </table:table-cell>
          <table:table-cell office:value-type="float" office:value="722" calcext:value-type="float">
            <text:p>722</text:p>
          </table:table-cell>
          <table:table-cell office:value-type="float" office:value="0.747487506371461" calcext:value-type="float">
            <text:p>7,47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" calcext:value-type="float">
            <text:p>1,00E+00</text:p>
          </table:table-cell>
          <table:table-cell office:value-type="float" office:value="-27.0000411103952" calcext:value-type="float">
            <text:p>-2,70E+01</text:p>
          </table:table-cell>
          <table:table-cell office:value-type="float" office:value="-6.23541868319698" calcext:value-type="float">
            <text:p>-6,24E+00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9970169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82827376973168" calcext:value-type="float">
            <text:p>-1,83E-02</text:p>
          </table:table-cell>
          <table:table-cell office:value-type="float" office:value="-7.93520813640173" calcext:value-type="float">
            <text:p>-7,94E+00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99999998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73946157803477" calcext:value-type="float">
            <text:p>-1,74E-02</text:p>
          </table:table-cell>
          <table:table-cell office:value-type="float" office:value="-9.54911132157959" calcext:value-type="float">
            <text:p>-9,55E+00</text:p>
          </table:table-cell>
          <table:table-cell office:value-type="float" office:value="1389" calcext:value-type="float">
            <text:p>1.389</text:p>
          </table:table-cell>
          <table:table-cell office:value-type="float" office:value="1" calcext:value-type="float">
            <text:p>1,00E+00</text:p>
          </table:table-cell>
          <table:table-cell office:value-type="float" office:value="0.999999999999901" calcext:value-type="float">
            <text:p>1,00E+00</text:p>
          </table:table-cell>
          <table:table-cell office:value-type="float" office:value="-0.00328500376255816" calcext:value-type="float">
            <text:p>-3,29E-03</text:p>
          </table:table-cell>
          <table:table-cell office:value-type="float" office:value="-5.27653165029133" calcext:value-type="float">
            <text:p>-5,28E+00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23714818" calcext:value-type="float">
            <text:p>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52647060548877" calcext:value-type="float">
            <text:p>-1,53E-02</text:p>
          </table:table-cell>
          <table:table-cell office:value-type="float" office:value="-8.58571915234996" calcext:value-type="float">
            <text:p>-8,59E+00</text:p>
          </table:table-cell>
          <table:table-cell office:value-type="float" office:value="1389" calcext:value-type="float">
            <text:p>1.389</text:p>
          </table:table-cell>
          <table:table-cell table:number-columns-repeated="2" office:value-type="float" office:value="1" calcext:value-type="float">
            <text:p>1,00E+00</text:p>
          </table:table-cell>
          <table:table-cell office:value-type="float" office:value="-0.00916072818397359" calcext:value-type="float">
            <text:p>-9,16E-03</text:p>
          </table:table-cell>
          <table:table-cell office:value-type="float" office:value="-7.62357937720454" calcext:value-type="float">
            <text:p>-7,62E+00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99999977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0.991523873487573" calcext:value-type="float">
            <text:p>9,92E-01</text:p>
          </table:table-cell>
          <table:table-cell office:value-type="float" office:value="-5.49995429020413" calcext:value-type="float">
            <text:p>-5,50E+00</text:p>
          </table:table-cell>
          <table:table-cell office:value-type="float" office:value="-1.48295353811697" calcext:value-type="float">
            <text:p>-1,48E+00</text:p>
          </table:table-cell>
          <table:table-cell office:value-type="float" office:value="173" calcext:value-type="float">
            <text:p>173</text:p>
          </table:table-cell>
          <table:table-cell office:value-type="float" office:value="0.930046912644595" calcext:value-type="float">
            <text:p>9,30E-01</text:p>
          </table:table-cell>
          <table:table-cell office:value-type="float" office:value="0.95922579684562" calcext:value-type="float">
            <text:p>9,59E-01</text:p>
          </table:table-cell>
          <table:table-cell office:value-type="float" office:value="-0.0483442912058277" calcext:value-type="float">
            <text:p>-4,83E-02</text:p>
          </table:table-cell>
          <table:table-cell office:value-type="float" office:value="-1.82737374434804" calcext:value-type="float">
            <text:p>-1,83E+00</text:p>
          </table:table-cell>
          <table:table-cell office:value-type="float" office:value="173" calcext:value-type="float">
            <text:p>173</text:p>
          </table:table-cell>
          <table:table-cell office:value-type="float" office:value="0.965316704003739" calcext:value-type="float">
            <text:p>9,65E-01</text:p>
          </table:table-cell>
          <table:table-cell office:value-type="float" office:value="0.94290584807617" calcext:value-type="float">
            <text:p>9,43E-01</text:p>
          </table:table-cell>
          <table:table-cell office:value-type="float" office:value="-0.028766869668848" calcext:value-type="float">
            <text:p>-2,88E-02</text:p>
          </table:table-cell>
          <table:table-cell office:value-type="float" office:value="-1.42594084787343" calcext:value-type="float">
            <text:p>-1,43E+00</text:p>
          </table:table-cell>
          <table:table-cell office:value-type="float" office:value="173" calcext:value-type="float">
            <text:p>173</text:p>
          </table:table-cell>
          <table:table-cell office:value-type="float" office:value="0.922156321024916" calcext:value-type="float">
            <text:p>9,22E-01</text:p>
          </table:table-cell>
          <table:table-cell office:value-type="float" office:value="0.958656083554125" calcext:value-type="float">
            <text:p>9,59E-01</text:p>
          </table:table-cell>
          <table:table-cell office:value-type="float" office:value="-0.0214439646994772" calcext:value-type="float">
            <text:p>-2,14E-02</text:p>
          </table:table-cell>
          <table:table-cell office:value-type="float" office:value="-1.59719034221433" calcext:value-type="float">
            <text:p>-1,60E+00</text:p>
          </table:table-cell>
          <table:table-cell office:value-type="float" office:value="173" calcext:value-type="float">
            <text:p>173</text:p>
          </table:table-cell>
          <table:table-cell office:value-type="float" office:value="0.943975877337106" calcext:value-type="float">
            <text:p>9,44E-01</text:p>
          </table:table-cell>
          <table:table-cell office:value-type="float" office:value="0.985807891211715" calcext:value-type="float">
            <text:p>9,86E-01</text:p>
          </table:table-cell>
          <table:table-cell office:value-type="float" office:value="-0.0366433192464414" calcext:value-type="float">
            <text:p>-3,66E-02</text:p>
          </table:table-cell>
          <table:table-cell office:value-type="float" office:value="-2.35821524077852" calcext:value-type="float">
            <text:p>-2,36E+00</text:p>
          </table:table-cell>
          <table:table-cell office:value-type="float" office:value="173" calcext:value-type="float">
            <text:p>173</text:p>
          </table:table-cell>
          <table:table-cell office:value-type="float" office:value="0.990260038076426" calcext:value-type="float">
            <text:p>9,90E-01</text:p>
          </table:table-cell>
          <table:table-cell office:value-type="float" office:value="0.986427913565495" calcext:value-type="float">
            <text:p>9,86E-01</text:p>
          </table:table-cell>
          <table:table-cell office:value-type="float" office:value="-0.0253798891550567" calcext:value-type="float">
            <text:p>-2,54E-02</text:p>
          </table:table-cell>
          <table:table-cell office:value-type="float" office:value="-2.27512459773837" calcext:value-type="float">
            <text:p>-2,28E+00</text:p>
          </table:table-cell>
          <table:table-cell office:value-type="float" office:value="173" calcext:value-type="float">
            <text:p>173</text:p>
          </table:table-cell>
          <table:table-cell office:value-type="float" office:value="0.987937220073123" calcext:value-type="float">
            <text:p>9,8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0.992348195073832" calcext:value-type="float">
            <text:p>9,92E-01</text:p>
          </table:table-cell>
          <table:table-cell office:value-type="float" office:value="-4.99993866378022" calcext:value-type="float">
            <text:p>-5,00E+00</text:p>
          </table:table-cell>
          <table:table-cell office:value-type="float" office:value="-2.24576007101217" calcext:value-type="float">
            <text:p>-2,25E+00</text:p>
          </table:table-cell>
          <table:table-cell office:value-type="float" office:value="477" calcext:value-type="float">
            <text:p>477</text:p>
          </table:table-cell>
          <table:table-cell office:value-type="float" office:value="0.987411790197829" calcext:value-type="float">
            <text:p>9,87E-01</text:p>
          </table:table-cell>
          <table:table-cell office:value-type="float" office:value="0.97280535600283" calcext:value-type="float">
            <text:p>9,73E-01</text:p>
          </table:table-cell>
          <table:table-cell office:value-type="float" office:value="-0.00908821236921459" calcext:value-type="float">
            <text:p>-9,09E-03</text:p>
          </table:table-cell>
          <table:table-cell office:value-type="float" office:value="0.498740465400892" calcext:value-type="float">
            <text:p>4,99E-01</text:p>
          </table:table-cell>
          <table:table-cell office:value-type="float" office:value="477" calcext:value-type="float">
            <text:p>477</text:p>
          </table:table-cell>
          <table:table-cell office:value-type="float" office:value="0.309096070824659" calcext:value-type="float">
            <text:p>3,09E-01</text:p>
          </table:table-cell>
          <table:table-cell office:value-type="float" office:value="0.97245395213742" calcext:value-type="float">
            <text:p>9,72E-01</text:p>
          </table:table-cell>
          <table:table-cell office:value-type="float" office:value="-0.00835384833117629" calcext:value-type="float">
            <text:p>-8,35E-03</text:p>
          </table:table-cell>
          <table:table-cell office:value-type="float" office:value="-1.56769472356463" calcext:value-type="float">
            <text:p>-1,57E+00</text:p>
          </table:table-cell>
          <table:table-cell office:value-type="float" office:value="477" calcext:value-type="float">
            <text:p>477</text:p>
          </table:table-cell>
          <table:table-cell office:value-type="float" office:value="0.94119224691976" calcext:value-type="float">
            <text:p>9,41E-01</text:p>
          </table:table-cell>
          <table:table-cell office:value-type="float" office:value="0.837865888811014" calcext:value-type="float">
            <text:p>8,38E-01</text:p>
          </table:table-cell>
          <table:table-cell office:value-type="float" office:value="-0.00264025246320988" calcext:value-type="float">
            <text:p>-2,64E-03</text:p>
          </table:table-cell>
          <table:table-cell office:value-type="float" office:value="-0.230029154855384" calcext:value-type="float">
            <text:p>-2,30E-01</text:p>
          </table:table-cell>
          <table:table-cell office:value-type="float" office:value="477" calcext:value-type="float">
            <text:p>477</text:p>
          </table:table-cell>
          <table:table-cell office:value-type="float" office:value="0.590916136729255" calcext:value-type="float">
            <text:p>5,91E-01</text:p>
          </table:table-cell>
          <table:table-cell office:value-type="float" office:value="0.999955194055818" calcext:value-type="float">
            <text:p>1,00E+00</text:p>
          </table:table-cell>
          <table:table-cell office:value-type="float" office:value="-0.0113559503451357" calcext:value-type="float">
            <text:p>-1,14E-02</text:p>
          </table:table-cell>
          <table:table-cell office:value-type="float" office:value="-3.0583685046446" calcext:value-type="float">
            <text:p>-3,06E+00</text:p>
          </table:table-cell>
          <table:table-cell office:value-type="float" office:value="477" calcext:value-type="float">
            <text:p>477</text:p>
          </table:table-cell>
          <table:table-cell office:value-type="float" office:value="0.998824708064928" calcext:value-type="float">
            <text:p>9,99E-01</text:p>
          </table:table-cell>
          <table:table-cell office:value-type="float" office:value="0.977596941002022" calcext:value-type="float">
            <text:p>9,78E-01</text:p>
          </table:table-cell>
          <table:table-cell office:value-type="float" office:value="-0.00446174938451145" calcext:value-type="float">
            <text:p>-4,46E-03</text:p>
          </table:table-cell>
          <table:table-cell office:value-type="float" office:value="-1.65658155661912" calcext:value-type="float">
            <text:p>-1,66E+00</text:p>
          </table:table-cell>
          <table:table-cell office:value-type="float" office:value="477" calcext:value-type="float">
            <text:p>477</text:p>
          </table:table-cell>
          <table:table-cell office:value-type="float" office:value="0.95086915285552" calcext:value-type="float">
            <text:p>9,51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trofit</text:p>
          </table:table-cell>
          <table:table-cell office:value-type="float" office:value="0.624793725952396" calcext:value-type="float">
            <text:p>6,25E-01</text:p>
          </table:table-cell>
          <table:table-cell office:value-type="float" office:value="-3.00003701721957" calcext:value-type="float">
            <text:p>-3,00E+00</text:p>
          </table:table-cell>
          <table:table-cell office:value-type="float" office:value="-1.11884240035853" calcext:value-type="float">
            <text:p>-1,12E+00</text:p>
          </table:table-cell>
          <table:table-cell office:value-type="float" office:value="77" calcext:value-type="float">
            <text:p>77</text:p>
          </table:table-cell>
          <table:table-cell office:value-type="float" office:value="0.866657182605674" calcext:value-type="float">
            <text:p>8,67E-01</text:p>
          </table:table-cell>
          <table:table-cell office:value-type="float" office:value="0.324533646952001" calcext:value-type="float">
            <text:p>3,25E-01</text:p>
          </table:table-cell>
          <table:table-cell office:value-type="float" office:value="-0.00839976618959283" calcext:value-type="float">
            <text:p>-8,40E-03</text:p>
          </table:table-cell>
          <table:table-cell office:value-type="float" office:value="-0.912336251915021" calcext:value-type="float">
            <text:p>-9,12E-01</text:p>
          </table:table-cell>
          <table:table-cell office:value-type="float" office:value="77" calcext:value-type="float">
            <text:p>77</text:p>
          </table:table-cell>
          <table:table-cell office:value-type="float" office:value="0.817780310565447" calcext:value-type="float">
            <text:p>8,18E-01</text:p>
          </table:table-cell>
          <table:table-cell office:value-type="float" office:value="0.324534792685548" calcext:value-type="float">
            <text:p>3,25E-01</text:p>
          </table:table-cell>
          <table:table-cell office:value-type="float" office:value="-0.0076617920755363" calcext:value-type="float">
            <text:p>-7,66E-03</text:p>
          </table:table-cell>
          <table:table-cell office:value-type="float" office:value="-0.310726590857834" calcext:value-type="float">
            <text:p>-3,11E-01</text:p>
          </table:table-cell>
          <table:table-cell office:value-type="float" office:value="77" calcext:value-type="float">
            <text:p>77</text:p>
          </table:table-cell>
          <table:table-cell office:value-type="float" office:value="0.62157597191656" calcext:value-type="float">
            <text:p>6,22E-01</text:p>
          </table:table-cell>
          <table:table-cell office:value-type="float" office:value="0.504221798567307" calcext:value-type="float">
            <text:p>5,04E-01</text:p>
          </table:table-cell>
          <table:table-cell office:value-type="float" office:value="-0.00608603671716544" calcext:value-type="float">
            <text:p>-6,09E-03</text:p>
          </table:table-cell>
          <table:table-cell office:value-type="float" office:value="-1.52829472390746" calcext:value-type="float">
            <text:p>-1,53E+00</text:p>
          </table:table-cell>
          <table:table-cell office:value-type="float" office:value="77" calcext:value-type="float">
            <text:p>77</text:p>
          </table:table-cell>
          <table:table-cell office:value-type="float" office:value="0.934731433462708" calcext:value-type="float">
            <text:p>9,35E-01</text:p>
          </table:table-cell>
          <table:table-cell office:value-type="float" office:value="0.495778201432693" calcext:value-type="float">
            <text:p>4,96E-01</text:p>
          </table:table-cell>
          <table:table-cell office:value-type="float" office:value="-0.00632769096983711" calcext:value-type="float">
            <text:p>-6,33E-03</text:p>
          </table:table-cell>
          <table:table-cell office:value-type="float" office:value="-0.299799332928414" calcext:value-type="float">
            <text:p>-3,00E-01</text:p>
          </table:table-cell>
          <table:table-cell office:value-type="float" office:value="77" calcext:value-type="float">
            <text:p>77</text:p>
          </table:table-cell>
          <table:table-cell office:value-type="float" office:value="0.617430977875797" calcext:value-type="float">
            <text:p>6,17E-01</text:p>
          </table:table-cell>
          <table:table-cell office:value-type="float" office:value="0.318526640832035" calcext:value-type="float">
            <text:p>3,19E-01</text:p>
          </table:table-cell>
          <table:table-cell office:value-type="float" office:value="-0.00406930283672273" calcext:value-type="float">
            <text:p>-4,07E-03</text:p>
          </table:table-cell>
          <table:table-cell office:value-type="float" office:value="-0.855791395748474" calcext:value-type="float">
            <text:p>-8,56E-01</text:p>
          </table:table-cell>
          <table:table-cell office:value-type="float" office:value="77" calcext:value-type="float">
            <text:p>77</text:p>
          </table:table-cell>
          <table:table-cell office:value-type="float" office:value="0.802615785382667" calcext:value-type="float">
            <text:p>8,03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0.999937952546241" calcext:value-type="float">
            <text:p>1,00E+00</text:p>
          </table:table-cell>
          <table:table-cell office:value-type="float" office:value="-29.9999553512428" calcext:value-type="float">
            <text:p>-3,00E+01</text:p>
          </table:table-cell>
          <table:table-cell office:value-type="float" office:value="-0.686995752857401" calcext:value-type="float">
            <text:p>-6,87E-01</text:p>
          </table:table-cell>
          <table:table-cell office:value-type="float" office:value="443" calcext:value-type="float">
            <text:p>443</text:p>
          </table:table-cell>
          <table:table-cell office:value-type="float" office:value="0.753777564379491" calcext:value-type="float">
            <text:p>7,54E-01</text:p>
          </table:table-cell>
          <table:table-cell office:value-type="float" office:value="0.984115422694441" calcext:value-type="float">
            <text:p>9,84E-01</text:p>
          </table:table-cell>
          <table:table-cell office:value-type="float" office:value="-0.00943689815548074" calcext:value-type="float">
            <text:p>-9,44E-03</text:p>
          </table:table-cell>
          <table:table-cell office:value-type="float" office:value="0.126052405623706" calcext:value-type="float">
            <text:p>1,26E-01</text:p>
          </table:table-cell>
          <table:table-cell office:value-type="float" office:value="443" calcext:value-type="float">
            <text:p>443</text:p>
          </table:table-cell>
          <table:table-cell office:value-type="float" office:value="0.449873814468035" calcext:value-type="float">
            <text:p>4,50E-01</text:p>
          </table:table-cell>
          <table:table-cell office:value-type="float" office:value="0.986952961860018" calcext:value-type="float">
            <text:p>9,87E-01</text:p>
          </table:table-cell>
          <table:table-cell office:value-type="float" office:value="-0.00894977841146529" calcext:value-type="float">
            <text:p>-8,95E-03</text:p>
          </table:table-cell>
          <table:table-cell office:value-type="float" office:value="-0.513340567765591" calcext:value-type="float">
            <text:p>-5,13E-01</text:p>
          </table:table-cell>
          <table:table-cell office:value-type="float" office:value="443" calcext:value-type="float">
            <text:p>443</text:p>
          </table:table-cell>
          <table:table-cell office:value-type="float" office:value="0.696015489404417" calcext:value-type="float">
            <text:p>6,96E-01</text:p>
          </table:table-cell>
          <table:table-cell office:value-type="float" office:value="0.909182305330617" calcext:value-type="float">
            <text:p>9,09E-01</text:p>
          </table:table-cell>
          <table:table-cell office:value-type="float" office:value="-0.00250042780077725" calcext:value-type="float">
            <text:p>-2,50E-03</text:p>
          </table:table-cell>
          <table:table-cell office:value-type="float" office:value="1.61161358234855" calcext:value-type="float">
            <text:p>1,61E+00</text:p>
          </table:table-cell>
          <table:table-cell office:value-type="float" office:value="443" calcext:value-type="float">
            <text:p>443</text:p>
          </table:table-cell>
          <table:table-cell office:value-type="float" office:value="0.0538791216308435" calcext:value-type="float">
            <text:p>5,39E-02</text:p>
          </table:table-cell>
          <table:table-cell office:value-type="float" office:value="0.999486174046122" calcext:value-type="float">
            <text:p>9,99E-01</text:p>
          </table:table-cell>
          <table:table-cell office:value-type="float" office:value="-0.00794750908763017" calcext:value-type="float">
            <text:p>-7,95E-03</text:p>
          </table:table-cell>
          <table:table-cell office:value-type="float" office:value="-1.347610355852" calcext:value-type="float">
            <text:p>-1,35E+00</text:p>
          </table:table-cell>
          <table:table-cell office:value-type="float" office:value="443" calcext:value-type="float">
            <text:p>443</text:p>
          </table:table-cell>
          <table:table-cell office:value-type="float" office:value="0.910763740694481" calcext:value-type="float">
            <text:p>9,11E-01</text:p>
          </table:table-cell>
          <table:table-cell office:value-type="float" office:value="0.984352040836216" calcext:value-type="float">
            <text:p>9,84E-01</text:p>
          </table:table-cell>
          <table:table-cell office:value-type="float" office:value="-0.00472624323047972" calcext:value-type="float">
            <text:p>-4,73E-03</text:p>
          </table:table-cell>
          <table:table-cell office:value-type="float" office:value="-0.570266419556264" calcext:value-type="float">
            <text:p>-5,70E-01</text:p>
          </table:table-cell>
          <table:table-cell office:value-type="float" office:value="443" calcext:value-type="float">
            <text:p>443</text:p>
          </table:table-cell>
          <table:table-cell office:value-type="float" office:value="0.715606940415159" calcext:value-type="float">
            <text:p>7,16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0.913715868326137" calcext:value-type="float">
            <text:p>9,14E-01</text:p>
          </table:table-cell>
          <table:table-cell office:value-type="float" office:value="-1.99997199923479" calcext:value-type="float">
            <text:p>-2,00E+00</text:p>
          </table:table-cell>
          <table:table-cell office:value-type="float" office:value="-1.27347246413052" calcext:value-type="float">
            <text:p>-1,27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898524082139816" calcext:value-type="float">
            <text:p>8,99E-01</text:p>
          </table:table-cell>
          <table:table-cell office:value-type="float" office:value="0.982915681190387" calcext:value-type="float">
            <text:p>9,83E-01</text:p>
          </table:table-cell>
          <table:table-cell office:value-type="float" office:value="-0.010830575329571" calcext:value-type="float">
            <text:p>-1,08E-02</text:p>
          </table:table-cell>
          <table:table-cell office:value-type="float" office:value="-1.26973913309336" calcext:value-type="float">
            <text:p>-1,27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897860608827473" calcext:value-type="float">
            <text:p>8,98E-01</text:p>
          </table:table-cell>
          <table:table-cell office:value-type="float" office:value="0.987042333441286" calcext:value-type="float">
            <text:p>9,87E-01</text:p>
          </table:table-cell>
          <table:table-cell office:value-type="float" office:value="-0.00940791232075238" calcext:value-type="float">
            <text:p>-9,41E-03</text:p>
          </table:table-cell>
          <table:table-cell office:value-type="float" office:value="-2.17556331198476" calcext:value-type="float">
            <text:p>-2,18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985166045871376" calcext:value-type="float">
            <text:p>9,85E-01</text:p>
          </table:table-cell>
          <table:table-cell office:value-type="float" office:value="0.0115928933169254" calcext:value-type="float">
            <text:p>1,16E-02</text:p>
          </table:table-cell>
          <table:table-cell office:value-type="float" office:value="0.000710063763263661" calcext:value-type="float">
            <text:p>7,10E-04</text:p>
          </table:table-cell>
          <table:table-cell office:value-type="float" office:value="1.59774567579494" calcext:value-type="float">
            <text:p>1,60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0551039125063031" calcext:value-type="float">
            <text:p>5,51E-02</text:p>
          </table:table-cell>
          <table:table-cell office:value-type="float" office:value="0.999999999668348" calcext:value-type="float">
            <text:p>1,00E+00</text:p>
          </table:table-cell>
          <table:table-cell office:value-type="float" office:value="-0.0145169237768973" calcext:value-type="float">
            <text:p>-1,45E-02</text:p>
          </table:table-cell>
          <table:table-cell office:value-type="float" office:value="-7.00887371255395" calcext:value-type="float">
            <text:p>-7,01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999999999998514" calcext:value-type="float">
            <text:p>1,00E+00</text:p>
          </table:table-cell>
          <table:table-cell office:value-type="float" office:value="0.994760127735279" calcext:value-type="float">
            <text:p>9,95E-01</text:p>
          </table:table-cell>
          <table:table-cell office:value-type="float" office:value="-0.00573170769898538" calcext:value-type="float">
            <text:p>-5,73E-03</text:p>
          </table:table-cell>
          <table:table-cell office:value-type="float" office:value="-3.20656820544356" calcext:value-type="float">
            <text:p>-3,21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999321102103582" calcext:value-type="float">
            <text:p>9,99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rcpy</text:p>
          </table:table-cell>
          <table:table-cell office:value-type="float" office:value="0.999945959645925" calcext:value-type="float">
            <text:p>1,00E+00</text:p>
          </table:table-cell>
          <table:table-cell office:value-type="float" office:value="-78.5000146785181" calcext:value-type="float">
            <text:p>-7,85E+01</text:p>
          </table:table-cell>
          <table:table-cell office:value-type="float" office:value="-1.88427769777131" calcext:value-type="float">
            <text:p>-1,88E+00</text:p>
          </table:table-cell>
          <table:table-cell office:value-type="float" office:value="46" calcext:value-type="float">
            <text:p>46</text:p>
          </table:table-cell>
          <table:table-cell office:value-type="float" office:value="0.967072068593912" calcext:value-type="float">
            <text:p>9,67E-01</text:p>
          </table:table-cell>
          <table:table-cell office:value-type="float" office:value="0.999965956596564" calcext:value-type="float">
            <text:p>1,00E+00</text:p>
          </table:table-cell>
          <table:table-cell office:value-type="float" office:value="-0.16936268369952" calcext:value-type="float">
            <text:p>-1,69E-01</text:p>
          </table:table-cell>
          <table:table-cell office:value-type="float" office:value="-3.34523154251744" calcext:value-type="float">
            <text:p>-3,35E+00</text:p>
          </table:table-cell>
          <table:table-cell office:value-type="float" office:value="46" calcext:value-type="float">
            <text:p>46</text:p>
          </table:table-cell>
          <table:table-cell office:value-type="float" office:value="0.999178125585754" calcext:value-type="float">
            <text:p>9,99E-01</text:p>
          </table:table-cell>
          <table:table-cell office:value-type="float" office:value="0.999968538627724" calcext:value-type="float">
            <text:p>1,00E+00</text:p>
          </table:table-cell>
          <table:table-cell office:value-type="float" office:value="-0.131238487935278" calcext:value-type="float">
            <text:p>-1,31E-01</text:p>
          </table:table-cell>
          <table:table-cell office:value-type="float" office:value="-3.9182817160867" calcext:value-type="float">
            <text:p>-3,92E+00</text:p>
          </table:table-cell>
          <table:table-cell office:value-type="float" office:value="46" calcext:value-type="float">
            <text:p>46</text:p>
          </table:table-cell>
          <table:table-cell office:value-type="float" office:value="0.999853005890889" calcext:value-type="float">
            <text:p>1,00E+00</text:p>
          </table:table-cell>
          <table:table-cell office:value-type="float" office:value="0.999973156898887" calcext:value-type="float">
            <text:p>1,00E+00</text:p>
          </table:table-cell>
          <table:table-cell office:value-type="float" office:value="-0.0368140199479842" calcext:value-type="float">
            <text:p>-3,68E-02</text:p>
          </table:table-cell>
          <table:table-cell office:value-type="float" office:value="-2.44054878901816" calcext:value-type="float">
            <text:p>-2,44E+00</text:p>
          </table:table-cell>
          <table:table-cell office:value-type="float" office:value="46" calcext:value-type="float">
            <text:p>46</text:p>
          </table:table-cell>
          <table:table-cell office:value-type="float" office:value="0.990712468679873" calcext:value-type="float">
            <text:p>9,91E-01</text:p>
          </table:table-cell>
          <table:table-cell office:value-type="float" office:value="0.999921284785678" calcext:value-type="float">
            <text:p>1,00E+00</text:p>
          </table:table-cell>
          <table:table-cell office:value-type="float" office:value="-0.121782257556783" calcext:value-type="float">
            <text:p>-1,22E-01</text:p>
          </table:table-cell>
          <table:table-cell office:value-type="float" office:value="-3.29389162001673" calcext:value-type="float">
            <text:p>-3,29E+00</text:p>
          </table:table-cell>
          <table:table-cell office:value-type="float" office:value="46" calcext:value-type="float">
            <text:p>46</text:p>
          </table:table-cell>
          <table:table-cell office:value-type="float" office:value="0.999047026682772" calcext:value-type="float">
            <text:p>9,99E-01</text:p>
          </table:table-cell>
          <table:table-cell office:value-type="float" office:value="0.999967441940561" calcext:value-type="float">
            <text:p>1,00E+00</text:p>
          </table:table-cell>
          <table:table-cell office:value-type="float" office:value="-0.0909041046045588" calcext:value-type="float">
            <text:p>-9,09E-02</text:p>
          </table:table-cell>
          <table:table-cell office:value-type="float" office:value="-3.11293308811676" calcext:value-type="float">
            <text:p>-3,11E+00</text:p>
          </table:table-cell>
          <table:table-cell office:value-type="float" office:value="46" calcext:value-type="float">
            <text:p>46</text:p>
          </table:table-cell>
          <table:table-cell office:value-type="float" office:value="0.998409017947747" calcext:value-type="float">
            <text:p>9,9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0.971263302563236" calcext:value-type="float">
            <text:p>9,71E-01</text:p>
          </table:table-cell>
          <table:table-cell office:value-type="float" office:value="-6.00000830990143" calcext:value-type="float">
            <text:p>-6,00E+00</text:p>
          </table:table-cell>
          <table:table-cell office:value-type="float" office:value="-1.88780710705334" calcext:value-type="float">
            <text:p>-1,89E+00</text:p>
          </table:table-cell>
          <table:table-cell office:value-type="float" office:value="133" calcext:value-type="float">
            <text:p>133</text:p>
          </table:table-cell>
          <table:table-cell office:value-type="float" office:value="0.969384744926445" calcext:value-type="float">
            <text:p>9,69E-01</text:p>
          </table:table-cell>
          <table:table-cell office:value-type="float" office:value="0.995518070425476" calcext:value-type="float">
            <text:p>9,96E-01</text:p>
          </table:table-cell>
          <table:table-cell office:value-type="float" office:value="-0.0199170705700416" calcext:value-type="float">
            <text:p>-1,99E-02</text:p>
          </table:table-cell>
          <table:table-cell office:value-type="float" office:value="-2.89497800338945" calcext:value-type="float">
            <text:p>-2,89E+00</text:p>
          </table:table-cell>
          <table:table-cell office:value-type="float" office:value="133" calcext:value-type="float">
            <text:p>133</text:p>
          </table:table-cell>
          <table:table-cell office:value-type="float" office:value="0.997783183683824" calcext:value-type="float">
            <text:p>9,98E-01</text:p>
          </table:table-cell>
          <table:table-cell office:value-type="float" office:value="0.996953767782653" calcext:value-type="float">
            <text:p>9,97E-01</text:p>
          </table:table-cell>
          <table:table-cell office:value-type="float" office:value="-0.017880663092792" calcext:value-type="float">
            <text:p>-1,79E-02</text:p>
          </table:table-cell>
          <table:table-cell office:value-type="float" office:value="-3.20069968713475" calcext:value-type="float">
            <text:p>-3,20E+00</text:p>
          </table:table-cell>
          <table:table-cell office:value-type="float" office:value="133" calcext:value-type="float">
            <text:p>133</text:p>
          </table:table-cell>
          <table:table-cell office:value-type="float" office:value="0.999142625073001" calcext:value-type="float">
            <text:p>9,99E-01</text:p>
          </table:table-cell>
          <table:table-cell office:value-type="float" office:value="0.161972138776129" calcext:value-type="float">
            <text:p>1,62E-01</text:p>
          </table:table-cell>
          <table:table-cell office:value-type="float" office:value="-0.000987854345851118" calcext:value-type="float">
            <text:p>-9,88E-04</text:p>
          </table:table-cell>
          <table:table-cell office:value-type="float" office:value="-1.17194290313716" calcext:value-type="float">
            <text:p>-1,17E+00</text:p>
          </table:table-cell>
          <table:table-cell office:value-type="float" office:value="133" calcext:value-type="float">
            <text:p>133</text:p>
          </table:table-cell>
          <table:table-cell office:value-type="float" office:value="0.87834248196683" calcext:value-type="float">
            <text:p>8,78E-01</text:p>
          </table:table-cell>
          <table:table-cell office:value-type="float" office:value="0.999853381300417" calcext:value-type="float">
            <text:p>1,00E+00</text:p>
          </table:table-cell>
          <table:table-cell office:value-type="float" office:value="-0.0226357038475854" calcext:value-type="float">
            <text:p>-2,26E-02</text:p>
          </table:table-cell>
          <table:table-cell office:value-type="float" office:value="-3.36662926611509" calcext:value-type="float">
            <text:p>-3,37E+00</text:p>
          </table:table-cell>
          <table:table-cell office:value-type="float" office:value="133" calcext:value-type="float">
            <text:p>133</text:p>
          </table:table-cell>
          <table:table-cell office:value-type="float" office:value="0.999502408245503" calcext:value-type="float">
            <text:p>1,00E+00</text:p>
          </table:table-cell>
          <table:table-cell office:value-type="float" office:value="0.996408206603022" calcext:value-type="float">
            <text:p>9,96E-01</text:p>
          </table:table-cell>
          <table:table-cell office:value-type="float" office:value="-0.0102491336105377" calcext:value-type="float">
            <text:p>-1,02E-02</text:p>
          </table:table-cell>
          <table:table-cell office:value-type="float" office:value="-2.77302334724705" calcext:value-type="float">
            <text:p>-2,77E+00</text:p>
          </table:table-cell>
          <table:table-cell office:value-type="float" office:value="133" calcext:value-type="float">
            <text:p>133</text:p>
          </table:table-cell>
          <table:table-cell office:value-type="float" office:value="0.996824044621655" calcext:value-type="float">
            <text:p>9,97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float" office:value="8.43313721468774E-063" calcext:value-type="float">
            <text:p>8,43E-63</text:p>
          </table:table-cell>
          <table:table-cell office:value-type="float" office:value="1.50003217836803" calcext:value-type="float">
            <text:p>1,50E+00</text:p>
          </table:table-cell>
          <table:table-cell office:value-type="float" office:value="8.65866179855871" calcext:value-type="float">
            <text:p>8,66E+00</text:p>
          </table:table-cell>
          <table:table-cell office:value-type="float" office:value="29456" calcext:value-type="float">
            <text:p>29.456</text:p>
          </table:table-cell>
          <table:table-cell office:value-type="float" office:value="2.5062529351658E-018" calcext:value-type="float">
            <text:p>2,51E-18</text:p>
          </table:table-cell>
          <table:table-cell office:value-type="float" office:value="6.65465440780579E-015" calcext:value-type="float">
            <text:p>6,65E-15</text:p>
          </table:table-cell>
          <table:table-cell office:value-type="float" office:value="0.00621747519786425" calcext:value-type="float">
            <text:p>6,22E-03</text:p>
          </table:table-cell>
          <table:table-cell office:value-type="float" office:value="2.71150242326998" calcext:value-type="float">
            <text:p>2,71E+00</text:p>
          </table:table-cell>
          <table:table-cell office:value-type="float" office:value="29456" calcext:value-type="float">
            <text:p>29.456</text:p>
          </table:table-cell>
          <table:table-cell office:value-type="float" office:value="0.00335089447328508" calcext:value-type="float">
            <text:p>3,35E-03</text:p>
          </table:table-cell>
          <table:table-cell office:value-type="float" office:value="0.0000000175715466371" calcext:value-type="float">
            <text:p>1,76E-08</text:p>
          </table:table-cell>
          <table:table-cell office:value-type="float" office:value="0.0031499188230887" calcext:value-type="float">
            <text:p>3,15E-03</text:p>
          </table:table-cell>
          <table:table-cell office:value-type="float" office:value="2.81211398486799" calcext:value-type="float">
            <text:p>2,81E+00</text:p>
          </table:table-cell>
          <table:table-cell office:value-type="float" office:value="29456" calcext:value-type="float">
            <text:p>29.456</text:p>
          </table:table-cell>
          <table:table-cell office:value-type="float" office:value="0.00246247983823295" calcext:value-type="float">
            <text:p>2,46E-03</text:p>
          </table:table-cell>
          <table:table-cell office:value-type="float" office:value="2.74145747509529E-026" calcext:value-type="float">
            <text:p>2,74E-26</text:p>
          </table:table-cell>
          <table:table-cell office:value-type="float" office:value="0.00402161741233114" calcext:value-type="float">
            <text:p>4,02E-03</text:p>
          </table:table-cell>
          <table:table-cell office:value-type="float" office:value="4.73609546468454" calcext:value-type="float">
            <text:p>4,74E+00</text:p>
          </table:table-cell>
          <table:table-cell office:value-type="float" office:value="29456" calcext:value-type="float">
            <text:p>29.456</text:p>
          </table:table-cell>
          <table:table-cell office:value-type="float" office:value="0.00000109444402918837" calcext:value-type="float">
            <text:p>1,09E-06</text:p>
          </table:table-cell>
          <table:table-cell office:value-type="float" office:value="0.00000002590176886824" calcext:value-type="float">
            <text:p>2,59E-08</text:p>
          </table:table-cell>
          <table:table-cell office:value-type="float" office:value="0.00201638104428214" calcext:value-type="float">
            <text:p>2,02E-03</text:p>
          </table:table-cell>
          <table:table-cell office:value-type="float" office:value="0.981251293579958" calcext:value-type="float">
            <text:p>9,81E-01</text:p>
          </table:table-cell>
          <table:table-cell office:value-type="float" office:value="29456" calcext:value-type="float">
            <text:p>29.456</text:p>
          </table:table-cell>
          <table:table-cell office:value-type="float" office:value="0.16323844713494" calcext:value-type="float">
            <text:p>1,63E-01</text:p>
          </table:table-cell>
          <table:table-cell office:value-type="float" office:value="0.00000000000001232581" calcext:value-type="float">
            <text:p>1,23E-14</text:p>
          </table:table-cell>
          <table:table-cell office:value-type="float" office:value="0.00300297006869362" calcext:value-type="float">
            <text:p>3,00E-03</text:p>
          </table:table-cell>
          <table:table-cell office:value-type="float" office:value="2.84916960729555" calcext:value-type="float">
            <text:p>2,85E+00</text:p>
          </table:table-cell>
          <table:table-cell office:value-type="float" office:value="29456" calcext:value-type="float">
            <text:p>29.456</text:p>
          </table:table-cell>
          <table:table-cell office:value-type="float" office:value="0.00219319447830803" calcext:value-type="float">
            <text:p>2,19E-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0.999995970840766" calcext:value-type="float">
            <text:p>1,00E+00</text:p>
          </table:table-cell>
          <table:table-cell office:value-type="float" office:value="-6.50004181518135" calcext:value-type="float">
            <text:p>-6,50E+00</text:p>
          </table:table-cell>
          <table:table-cell office:value-type="float" office:value="-0.965262611677782" calcext:value-type="float">
            <text:p>-9,65E-01</text:p>
          </table:table-cell>
          <table:table-cell office:value-type="float" office:value="1953" calcext:value-type="float">
            <text:p>1.953</text:p>
          </table:table-cell>
          <table:table-cell office:value-type="float" office:value="0.832733599810168" calcext:value-type="float">
            <text:p>8,33E-01</text:p>
          </table:table-cell>
          <table:table-cell office:value-type="float" office:value="0.999999997397785" calcext:value-type="float">
            <text:p>1,00E+00</text:p>
          </table:table-cell>
          <table:table-cell office:value-type="float" office:value="-0.0249132917566394" calcext:value-type="float">
            <text:p>-2,49E-02</text:p>
          </table:table-cell>
          <table:table-cell office:value-type="float" office:value="-4.16979139942911" calcext:value-type="float">
            <text:p>-4,17E+00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84089224691" calcext:value-type="float">
            <text:p>1,00E+00</text:p>
          </table:table-cell>
          <table:table-cell office:value-type="float" office:value="0.999999998159287" calcext:value-type="float">
            <text:p>1,00E+00</text:p>
          </table:table-cell>
          <table:table-cell office:value-type="float" office:value="-0.0206530789946189" calcext:value-type="float">
            <text:p>-2,07E-02</text:p>
          </table:table-cell>
          <table:table-cell office:value-type="float" office:value="-5.31937512438927" calcext:value-type="float">
            <text:p>-5,32E+00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99941965317" calcext:value-type="float">
            <text:p>1,00E+00</text:p>
          </table:table-cell>
          <table:table-cell office:value-type="float" office:value="0.999996017352436" calcext:value-type="float">
            <text:p>1,00E+00</text:p>
          </table:table-cell>
          <table:table-cell office:value-type="float" office:value="-0.00747602652063299" calcext:value-type="float">
            <text:p>-7,48E-03</text:p>
          </table:table-cell>
          <table:table-cell office:value-type="float" office:value="-3.1068321749718" calcext:value-type="float">
            <text:p>-3,11E+00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040877869235" calcext:value-type="float">
            <text:p>9,99E-01</text:p>
          </table:table-cell>
          <table:table-cell office:value-type="float" office:value="1" calcext:value-type="float">
            <text:p>1,00E+00</text:p>
          </table:table-cell>
          <table:table-cell office:value-type="float" office:value="-0.0183495009297382" calcext:value-type="float">
            <text:p>-1,83E-02</text:p>
          </table:table-cell>
          <table:table-cell office:value-type="float" office:value="-6.70372876117933" calcext:value-type="float">
            <text:p>-6,70E+00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99999986747" calcext:value-type="float">
            <text:p>1,00E+00</text:p>
          </table:table-cell>
          <table:table-cell office:value-type="float" office:value="0.999999998596454" calcext:value-type="float">
            <text:p>1,00E+00</text:p>
          </table:table-cell>
          <table:table-cell office:value-type="float" office:value="-0.0126270193441691" calcext:value-type="float">
            <text:p>-1,26E-02</text:p>
          </table:table-cell>
          <table:table-cell office:value-type="float" office:value="-5.22411763572142" calcext:value-type="float">
            <text:p>-5,22E+00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99903178258" calcext:value-type="float">
            <text:p>1,00E+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0.999989194289844" calcext:value-type="float">
            <text:p>1,00E+00</text:p>
          </table:table-cell>
          <table:table-cell office:value-type="float" office:value="-5.49995759640544" calcext:value-type="float">
            <text:p>-5,50E+00</text:p>
          </table:table-cell>
          <table:table-cell office:value-type="float" office:value="-2.38331962020059" calcext:value-type="float">
            <text:p>-2,38E+00</text:p>
          </table:table-cell>
          <table:table-cell office:value-type="float" office:value="1363" calcext:value-type="float">
            <text:p>1.363</text:p>
          </table:table-cell>
          <table:table-cell office:value-type="float" office:value="0.991353204976052" calcext:value-type="float">
            <text:p>9,91E-01</text:p>
          </table:table-cell>
          <table:table-cell office:value-type="float" office:value="0.999920577305377" calcext:value-type="float">
            <text:p>1,00E+00</text:p>
          </table:table-cell>
          <table:table-cell office:value-type="float" office:value="-0.0202808597430753" calcext:value-type="float">
            <text:p>-2,03E-02</text:p>
          </table:table-cell>
          <table:table-cell office:value-type="float" office:value="-0.780347620792603" calcext:value-type="float">
            <text:p>-7,80E-01</text:p>
          </table:table-cell>
          <table:table-cell office:value-type="float" office:value="1363" calcext:value-type="float">
            <text:p>1.363</text:p>
          </table:table-cell>
          <table:table-cell office:value-type="float" office:value="0.782339108580395" calcext:value-type="float">
            <text:p>7,82E-01</text:p>
          </table:table-cell>
          <table:table-cell office:value-type="float" office:value="0.999945191152338" calcext:value-type="float">
            <text:p>1,00E+00</text:p>
          </table:table-cell>
          <table:table-cell office:value-type="float" office:value="-0.0173932908375386" calcext:value-type="float">
            <text:p>-1,74E-02</text:p>
          </table:table-cell>
          <table:table-cell office:value-type="float" office:value="-3.06951932959033" calcext:value-type="float">
            <text:p>-3,07E+00</text:p>
          </table:table-cell>
          <table:table-cell office:value-type="float" office:value="1363" calcext:value-type="float">
            <text:p>1.363</text:p>
          </table:table-cell>
          <table:table-cell office:value-type="float" office:value="0.998906810534347" calcext:value-type="float">
            <text:p>9,99E-01</text:p>
          </table:table-cell>
          <table:table-cell office:value-type="float" office:value="0.00000000000595677307" calcext:value-type="float">
            <text:p>5,96E-12</text:p>
          </table:table-cell>
          <table:table-cell office:value-type="float" office:value="0.00863474342006015" calcext:value-type="float">
            <text:p>8,63E-03</text:p>
          </table:table-cell>
          <table:table-cell office:value-type="float" office:value="2.5219208412724" calcext:value-type="float">
            <text:p>2,52E+00</text:p>
          </table:table-cell>
          <table:table-cell office:value-type="float" office:value="1363" calcext:value-type="float">
            <text:p>1.363</text:p>
          </table:table-cell>
          <table:table-cell office:value-type="float" office:value="0.00589238465885462" calcext:value-type="float">
            <text:p>5,89E-03</text:p>
          </table:table-cell>
          <table:table-cell office:value-type="float" office:value="1" calcext:value-type="float">
            <text:p>1,00E+00</text:p>
          </table:table-cell>
          <table:table-cell office:value-type="float" office:value="-0.0333367788029285" calcext:value-type="float">
            <text:p>-3,33E-02</text:p>
          </table:table-cell>
          <table:table-cell office:value-type="float" office:value="-6.8138824917369" calcext:value-type="float">
            <text:p>-6,81E+00</text:p>
          </table:table-cell>
          <table:table-cell office:value-type="float" office:value="1363" calcext:value-type="float">
            <text:p>1.363</text:p>
          </table:table-cell>
          <table:table-cell office:value-type="float" office:value="0.999999999992891" calcext:value-type="float">
            <text:p>1,00E+00</text:p>
          </table:table-cell>
          <table:table-cell office:value-type="float" office:value="0.999990792796472" calcext:value-type="float">
            <text:p>1,00E+00</text:p>
          </table:table-cell>
          <table:table-cell office:value-type="float" office:value="-0.0108227514324266" calcext:value-type="float">
            <text:p>-1,08E-02</text:p>
          </table:table-cell>
          <table:table-cell office:value-type="float" office:value="-2.68525442101839" calcext:value-type="float">
            <text:p>-2,69E+00</text:p>
          </table:table-cell>
          <table:table-cell office:value-type="float" office:value="1363" calcext:value-type="float">
            <text:p>1.363</text:p>
          </table:table-cell>
          <table:table-cell office:value-type="float" office:value="0.996332303209355" calcext:value-type="float">
            <text:p>9,96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esseract</text:p>
          </table:table-cell>
          <table:table-cell office:value-type="float" office:value="0.9991702040911" calcext:value-type="float">
            <text:p>9,99E-01</text:p>
          </table:table-cell>
          <table:table-cell office:value-type="float" office:value="-19.9999966473538" calcext:value-type="float">
            <text:p>-2,00E+01</text:p>
          </table:table-cell>
          <table:table-cell office:value-type="float" office:value="-2.5780365494671" calcext:value-type="float">
            <text:p>-2,58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4592190047362" calcext:value-type="float">
            <text:p>9,95E-01</text:p>
          </table:table-cell>
          <table:table-cell office:value-type="float" office:value="0.99851562210911" calcext:value-type="float">
            <text:p>9,99E-01</text:p>
          </table:table-cell>
          <table:table-cell office:value-type="float" office:value="-0.0393725798614295" calcext:value-type="float">
            <text:p>-3,94E-02</text:p>
          </table:table-cell>
          <table:table-cell office:value-type="float" office:value="-2.7534038101887" calcext:value-type="float">
            <text:p>-2,75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6718341550228" calcext:value-type="float">
            <text:p>9,97E-01</text:p>
          </table:table-cell>
          <table:table-cell office:value-type="float" office:value="0.998368026545985" calcext:value-type="float">
            <text:p>9,98E-01</text:p>
          </table:table-cell>
          <table:table-cell office:value-type="float" office:value="-0.0346238779404065" calcext:value-type="float">
            <text:p>-3,46E-02</text:p>
          </table:table-cell>
          <table:table-cell office:value-type="float" office:value="-3.13528098761964" calcext:value-type="float">
            <text:p>-3,14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8982521679801" calcext:value-type="float">
            <text:p>9,99E-01</text:p>
          </table:table-cell>
          <table:table-cell office:value-type="float" office:value="0.84455053740574" calcext:value-type="float">
            <text:p>8,45E-01</text:p>
          </table:table-cell>
          <table:table-cell office:value-type="float" office:value="-0.0122566780656901" calcext:value-type="float">
            <text:p>-1,23E-02</text:p>
          </table:table-cell>
          <table:table-cell office:value-type="float" office:value="-2.64908686294733" calcext:value-type="float">
            <text:p>-2,65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5569973648978" calcext:value-type="float">
            <text:p>9,96E-01</text:p>
          </table:table-cell>
          <table:table-cell office:value-type="float" office:value="0.99967164531961" calcext:value-type="float">
            <text:p>1,00E+00</text:p>
          </table:table-cell>
          <table:table-cell office:value-type="float" office:value="-0.0257717546198172" calcext:value-type="float">
            <text:p>-2,58E-02</text:p>
          </table:table-cell>
          <table:table-cell office:value-type="float" office:value="-2.96527085109095" calcext:value-type="float">
            <text:p>-2,97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826216406777" calcext:value-type="float">
            <text:p>9,98E-01</text:p>
          </table:table-cell>
          <table:table-cell office:value-type="float" office:value="0.9984774382703" calcext:value-type="float">
            <text:p>9,98E-01</text:p>
          </table:table-cell>
          <table:table-cell office:value-type="float" office:value="-0.0192853165410032" calcext:value-type="float">
            <text:p>-1,93E-02</text:p>
          </table:table-cell>
          <table:table-cell office:value-type="float" office:value="-2.93332851816439" calcext:value-type="float">
            <text:p>-2,93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80830690683" calcext:value-type="float">
            <text:p>9,98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hefuck</text:p>
          </table:table-cell>
          <table:table-cell office:value-type="float" office:value="0.696535295413405" calcext:value-type="float">
            <text:p>6,97E-01</text:p>
          </table:table-cell>
          <table:table-cell office:value-type="float" office:value="-2.9999620304105" calcext:value-type="float">
            <text:p>-3,00E+00</text:p>
          </table:table-cell>
          <table:table-cell office:value-type="float" office:value="-1.30039196475022" calcext:value-type="float">
            <text:p>-1,30E+00</text:p>
          </table:table-cell>
          <table:table-cell office:value-type="float" office:value="94" calcext:value-type="float">
            <text:p>94</text:p>
          </table:table-cell>
          <table:table-cell office:value-type="float" office:value="0.901677040185885" calcext:value-type="float">
            <text:p>9,02E-01</text:p>
          </table:table-cell>
          <table:table-cell office:value-type="float" office:value="0.670206179408829" calcext:value-type="float">
            <text:p>6,70E-01</text:p>
          </table:table-cell>
          <table:table-cell office:value-type="float" office:value="-0.0197709027044781" calcext:value-type="float">
            <text:p>-1,98E-02</text:p>
          </table:table-cell>
          <table:table-cell office:value-type="float" office:value="-1.13576414435718" calcext:value-type="float">
            <text:p>-1,14E+00</text:p>
          </table:table-cell>
          <table:table-cell office:value-type="float" office:value="94" calcext:value-type="float">
            <text:p>94</text:p>
          </table:table-cell>
          <table:table-cell office:value-type="float" office:value="0.870528607431049" calcext:value-type="float">
            <text:p>8,71E-01</text:p>
          </table:table-cell>
          <table:table-cell office:value-type="float" office:value="0.661299135023218" calcext:value-type="float">
            <text:p>6,61E-01</text:p>
          </table:table-cell>
          <table:table-cell office:value-type="float" office:value="-0.0162079624714947" calcext:value-type="float">
            <text:p>-1,62E-02</text:p>
          </table:table-cell>
          <table:table-cell office:value-type="float" office:value="-1.21044910433173" calcext:value-type="float">
            <text:p>-1,21E+00</text:p>
          </table:table-cell>
          <table:table-cell office:value-type="float" office:value="94" calcext:value-type="float">
            <text:p>94</text:p>
          </table:table-cell>
          <table:table-cell office:value-type="float" office:value="0.885429256415845" calcext:value-type="float">
            <text:p>8,85E-01</text:p>
          </table:table-cell>
          <table:table-cell office:value-type="float" office:value="0.129390872674344" calcext:value-type="float">
            <text:p>1,29E-01</text:p>
          </table:table-cell>
          <table:table-cell office:value-type="float" office:value="-0.00160745052517508" calcext:value-type="float">
            <text:p>-1,61E-03</text:p>
          </table:table-cell>
          <table:table-cell office:value-type="float" office:value="0.816424809641952" calcext:value-type="float">
            <text:p>8,16E-01</text:p>
          </table:table-cell>
          <table:table-cell office:value-type="float" office:value="94" calcext:value-type="float">
            <text:p>94</text:p>
          </table:table-cell>
          <table:table-cell office:value-type="float" office:value="0.208160711729338" calcext:value-type="float">
            <text:p>2,08E-01</text:p>
          </table:table-cell>
          <table:table-cell office:value-type="float" office:value="0.942890202651319" calcext:value-type="float">
            <text:p>9,43E-01</text:p>
          </table:table-cell>
          <table:table-cell office:value-type="float" office:value="-0.0328651140237307" calcext:value-type="float">
            <text:p>-3,29E-02</text:p>
          </table:table-cell>
          <table:table-cell office:value-type="float" office:value="-2.04165003942852" calcext:value-type="float">
            <text:p>-2,04E+00</text:p>
          </table:table-cell>
          <table:table-cell office:value-type="float" office:value="94" calcext:value-type="float">
            <text:p>94</text:p>
          </table:table-cell>
          <table:table-cell office:value-type="float" office:value="0.978005721719754" calcext:value-type="float">
            <text:p>9,78E-01</text:p>
          </table:table-cell>
          <table:table-cell office:value-type="float" office:value="0.676110375508346" calcext:value-type="float">
            <text:p>6,76E-01</text:p>
          </table:table-cell>
          <table:table-cell office:value-type="float" office:value="-0.010607402267852" calcext:value-type="float">
            <text:p>-1,06E-02</text:p>
          </table:table-cell>
          <table:table-cell office:value-type="float" office:value="-1.38884060039167" calcext:value-type="float">
            <text:p>-1,39E+00</text:p>
          </table:table-cell>
          <table:table-cell office:value-type="float" office:value="94" calcext:value-type="float">
            <text:p>94</text:p>
          </table:table-cell>
          <table:table-cell office:value-type="float" office:value="0.915918449452446" calcext:value-type="float">
            <text:p>9,16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0.82738446411408" calcext:value-type="float">
            <text:p>8,27E-01</text:p>
          </table:table-cell>
          <table:table-cell office:value-type="float" office:value="-59.0000491823431" calcext:value-type="float">
            <text:p>-5,90E+01</text:p>
          </table:table-cell>
          <table:table-cell office:value-type="float" office:value="-1.00270322949248" calcext:value-type="float">
            <text:p>-1,00E+00</text:p>
          </table:table-cell>
          <table:table-cell office:value-type="float" office:value="26" calcext:value-type="float">
            <text:p>26</text:p>
          </table:table-cell>
          <table:table-cell office:value-type="float" office:value="0.83737734438694" calcext:value-type="float">
            <text:p>8,37E-01</text:p>
          </table:table-cell>
          <table:table-cell office:value-type="float" office:value="0.749907871464603" calcext:value-type="float">
            <text:p>7,50E-01</text:p>
          </table:table-cell>
          <table:table-cell office:value-type="float" office:value="-0.330795063230411" calcext:value-type="float">
            <text:p>-3,31E-01</text:p>
          </table:table-cell>
          <table:table-cell office:value-type="float" office:value="-0.940558562013567" calcext:value-type="float">
            <text:p>-9,41E-01</text:p>
          </table:table-cell>
          <table:table-cell office:value-type="float" office:value="26" calcext:value-type="float">
            <text:p>26</text:p>
          </table:table-cell>
          <table:table-cell office:value-type="float" office:value="0.822205864817756" calcext:value-type="float">
            <text:p>8,22E-01</text:p>
          </table:table-cell>
          <table:table-cell office:value-type="float" office:value="0.749907871464603" calcext:value-type="float">
            <text:p>7,50E-01</text:p>
          </table:table-cell>
          <table:table-cell office:value-type="float" office:value="-0.225178570390478" calcext:value-type="float">
            <text:p>-2,25E-01</text:p>
          </table:table-cell>
          <table:table-cell office:value-type="float" office:value="-0.872204128772075" calcext:value-type="float">
            <text:p>-8,72E-01</text:p>
          </table:table-cell>
          <table:table-cell office:value-type="float" office:value="26" calcext:value-type="float">
            <text:p>26</text:p>
          </table:table-cell>
          <table:table-cell office:value-type="float" office:value="0.804459668749818" calcext:value-type="float">
            <text:p>8,04E-01</text:p>
          </table:table-cell>
          <table:table-cell office:value-type="float" office:value="0.82738446411408" calcext:value-type="float">
            <text:p>8,27E-01</text:p>
          </table:table-cell>
          <table:table-cell office:value-type="float" office:value="-0.117800784465392" calcext:value-type="float">
            <text:p>-1,18E-01</text:p>
          </table:table-cell>
          <table:table-cell office:value-type="float" office:value="-1.13374277426278" calcext:value-type="float">
            <text:p>-1,13E+00</text:p>
          </table:table-cell>
          <table:table-cell office:value-type="float" office:value="26" calcext:value-type="float">
            <text:p>26</text:p>
          </table:table-cell>
          <table:table-cell office:value-type="float" office:value="0.866375790141238" calcext:value-type="float">
            <text:p>8,66E-01</text:p>
          </table:table-cell>
          <table:table-cell office:value-type="float" office:value="0.657084782774197" calcext:value-type="float">
            <text:p>6,57E-01</text:p>
          </table:table-cell>
          <table:table-cell office:value-type="float" office:value="-0.236884314073574" calcext:value-type="float">
            <text:p>-2,37E-01</text:p>
          </table:table-cell>
          <table:table-cell office:value-type="float" office:value="-0.82853475167962" calcext:value-type="float">
            <text:p>-8,29E-01</text:p>
          </table:table-cell>
          <table:table-cell office:value-type="float" office:value="26" calcext:value-type="float">
            <text:p>26</text:p>
          </table:table-cell>
          <table:table-cell office:value-type="float" office:value="0.792545427433052" calcext:value-type="float">
            <text:p>7,93E-01</text:p>
          </table:table-cell>
          <table:table-cell office:value-type="float" office:value="0.749907871464603" calcext:value-type="float">
            <text:p>7,50E-01</text:p>
          </table:table-cell>
          <table:table-cell office:value-type="float" office:value="-0.187806665075856" calcext:value-type="float">
            <text:p>-1,88E-01</text:p>
          </table:table-cell>
          <table:table-cell office:value-type="float" office:value="-0.946019922758425" calcext:value-type="float">
            <text:p>-9,46E-01</text:p>
          </table:table-cell>
          <table:table-cell office:value-type="float" office:value="26" calcext:value-type="float">
            <text:p>26</text:p>
          </table:table-cell>
          <table:table-cell office:value-type="float" office:value="0.823575942465281" calcext:value-type="float">
            <text:p>8,24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64dbg</text:p>
          </table:table-cell>
          <table:table-cell office:value-type="float" office:value="6.5108770744859E-023" calcext:value-type="float">
            <text:p>6,51E-23</text:p>
          </table:table-cell>
          <table:table-cell office:value-type="float" office:value="36.4999741759505" calcext:value-type="float">
            <text:p>3,65E+01</text:p>
          </table:table-cell>
          <table:table-cell office:value-type="float" office:value="7.99791538816751" calcext:value-type="float">
            <text:p>8,00E+00</text:p>
          </table:table-cell>
          <table:table-cell office:value-type="float" office:value="966" calcext:value-type="float">
            <text:p>966</text:p>
          </table:table-cell>
          <table:table-cell office:value-type="float" office:value="1.80126784182695E-015" calcext:value-type="float">
            <text:p>1,80E-15</text:p>
          </table:table-cell>
          <table:table-cell office:value-type="float" office:value="1.8498333926102E-038" calcext:value-type="float">
            <text:p>1,85E-38</text:p>
          </table:table-cell>
          <table:table-cell office:value-type="float" office:value="0.830282169160034" calcext:value-type="float">
            <text:p>8,30E-01</text:p>
          </table:table-cell>
          <table:table-cell office:value-type="float" office:value="17.6503570937107" calcext:value-type="float">
            <text:p>1,77E+01</text:p>
          </table:table-cell>
          <table:table-cell office:value-type="float" office:value="966" calcext:value-type="float">
            <text:p>966</text:p>
          </table:table-cell>
          <table:table-cell office:value-type="float" office:value="6.014931678131E-061" calcext:value-type="float">
            <text:p>6,01E-61</text:p>
          </table:table-cell>
          <table:table-cell office:value-type="float" office:value="1.41264332348618E-036" calcext:value-type="float">
            <text:p>1,41E-36</text:p>
          </table:table-cell>
          <table:table-cell office:value-type="float" office:value="0.22524672116046" calcext:value-type="float">
            <text:p>2,25E-01</text:p>
          </table:table-cell>
          <table:table-cell office:value-type="float" office:value="16.4049732977458" calcext:value-type="float">
            <text:p>1,64E+01</text:p>
          </table:table-cell>
          <table:table-cell office:value-type="float" office:value="966" calcext:value-type="float">
            <text:p>966</text:p>
          </table:table-cell>
          <table:table-cell office:value-type="float" office:value="7.68225514423701E-054" calcext:value-type="float">
            <text:p>7,68E-54</text:p>
          </table:table-cell>
          <table:table-cell office:value-type="float" office:value="5.19263206122936E-046" calcext:value-type="float">
            <text:p>5,19E-46</text:p>
          </table:table-cell>
          <table:table-cell office:value-type="float" office:value="0.452633416707658" calcext:value-type="float">
            <text:p>4,53E-01</text:p>
          </table:table-cell>
          <table:table-cell office:value-type="float" office:value="18.6453323373292" calcext:value-type="float">
            <text:p>1,86E+01</text:p>
          </table:table-cell>
          <table:table-cell office:value-type="float" office:value="966" calcext:value-type="float">
            <text:p>966</text:p>
          </table:table-cell>
          <table:table-cell office:value-type="float" office:value="8.20851680275306E-067" calcext:value-type="float">
            <text:p>8,21E-67</text:p>
          </table:table-cell>
          <table:table-cell office:value-type="float" office:value="3.54889124519291E-032" calcext:value-type="float">
            <text:p>3,55E-32</text:p>
          </table:table-cell>
          <table:table-cell office:value-type="float" office:value="0.402160506323398" calcext:value-type="float">
            <text:p>4,02E-01</text:p>
          </table:table-cell>
          <table:table-cell office:value-type="float" office:value="17.2989577232441" calcext:value-type="float">
            <text:p>1,73E+01</text:p>
          </table:table-cell>
          <table:table-cell office:value-type="float" office:value="966" calcext:value-type="float">
            <text:p>966</text:p>
          </table:table-cell>
          <table:table-cell office:value-type="float" office:value="6.48732469071634E-059" calcext:value-type="float">
            <text:p>6,49E-59</text:p>
          </table:table-cell>
          <table:table-cell office:value-type="float" office:value="7.94590786944647E-038" calcext:value-type="float">
            <text:p>7,95E-38</text:p>
          </table:table-cell>
          <table:table-cell office:value-type="float" office:value="0.406095677750031" calcext:value-type="float">
            <text:p>4,06E-01</text:p>
          </table:table-cell>
          <table:table-cell office:value-type="float" office:value="18.0526776397812" calcext:value-type="float">
            <text:p>1,81E+01</text:p>
          </table:table-cell>
          <table:table-cell office:value-type="float" office:value="966" calcext:value-type="float">
            <text:p>966</text:p>
          </table:table-cell>
          <table:table-cell office:value-type="float" office:value="2.67048983010699E-063" calcext:value-type="float">
            <text:p>2,67E-6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utube-dl</text:p>
          </table:table-cell>
          <table:table-cell office:value-type="float" office:value="0.999999999291356" calcext:value-type="float">
            <text:p>1,00E+00</text:p>
          </table:table-cell>
          <table:table-cell office:value-type="float" office:value="-8.00000031957678" calcext:value-type="float">
            <text:p>-8,00E+00</text:p>
          </table:table-cell>
          <table:table-cell office:value-type="float" office:value="-2.70646498139228" calcext:value-type="float">
            <text:p>-2,71E+00</text:p>
          </table:table-cell>
          <table:table-cell office:value-type="float" office:value="717" calcext:value-type="float">
            <text:p>717</text:p>
          </table:table-cell>
          <table:table-cell office:value-type="float" office:value="0.996518935050984" calcext:value-type="float">
            <text:p>9,97E-01</text:p>
          </table:table-cell>
          <table:table-cell office:value-type="float" office:value="0.999999999977023" calcext:value-type="float">
            <text:p>1,00E+00</text:p>
          </table:table-cell>
          <table:table-cell office:value-type="float" office:value="-0.0138368159579028" calcext:value-type="float">
            <text:p>-1,38E-02</text:p>
          </table:table-cell>
          <table:table-cell office:value-type="float" office:value="-1.56297525094647" calcext:value-type="float">
            <text:p>-1,56E+00</text:p>
          </table:table-cell>
          <table:table-cell office:value-type="float" office:value="717" calcext:value-type="float">
            <text:p>717</text:p>
          </table:table-cell>
          <table:table-cell office:value-type="float" office:value="0.940750173477068" calcext:value-type="float">
            <text:p>9,41E-01</text:p>
          </table:table-cell>
          <table:table-cell office:value-type="float" office:value="0.999999999975406" calcext:value-type="float">
            <text:p>1,00E+00</text:p>
          </table:table-cell>
          <table:table-cell office:value-type="float" office:value="-0.0126255991629013" calcext:value-type="float">
            <text:p>-1,26E-02</text:p>
          </table:table-cell>
          <table:table-cell office:value-type="float" office:value="-4.34525095185245" calcext:value-type="float">
            <text:p>-4,35E+00</text:p>
          </table:table-cell>
          <table:table-cell office:value-type="float" office:value="717" calcext:value-type="float">
            <text:p>717</text:p>
          </table:table-cell>
          <table:table-cell office:value-type="float" office:value="0.99999203947013" calcext:value-type="float">
            <text:p>1,00E+00</text:p>
          </table:table-cell>
          <table:table-cell office:value-type="float" office:value="0.999881281159577" calcext:value-type="float">
            <text:p>1,00E+00</text:p>
          </table:table-cell>
          <table:table-cell office:value-type="float" office:value="-0.00332381482553686" calcext:value-type="float">
            <text:p>-3,32E-03</text:p>
          </table:table-cell>
          <table:table-cell office:value-type="float" office:value="0.79636377074697" calcext:value-type="float">
            <text:p>7,96E-01</text:p>
          </table:table-cell>
          <table:table-cell office:value-type="float" office:value="717" calcext:value-type="float">
            <text:p>717</text:p>
          </table:table-cell>
          <table:table-cell office:value-type="float" office:value="0.21304211179163" calcext:value-type="float">
            <text:p>2,13E-01</text:p>
          </table:table-cell>
          <table:table-cell office:value-type="float" office:value="0.999999999999888" calcext:value-type="float">
            <text:p>1,00E+00</text:p>
          </table:table-cell>
          <table:table-cell office:value-type="float" office:value="-0.0124404203688737" calcext:value-type="float">
            <text:p>-1,24E-02</text:p>
          </table:table-cell>
          <table:table-cell office:value-type="float" office:value="-3.06803992374331" calcext:value-type="float">
            <text:p>-3,07E+00</text:p>
          </table:table-cell>
          <table:table-cell office:value-type="float" office:value="717" calcext:value-type="float">
            <text:p>717</text:p>
          </table:table-cell>
          <table:table-cell office:value-type="float" office:value="0.998882091270799" calcext:value-type="float">
            <text:p>9,99E-01</text:p>
          </table:table-cell>
          <table:table-cell office:value-type="float" office:value="0.999999999753928" calcext:value-type="float">
            <text:p>1,00E+00</text:p>
          </table:table-cell>
          <table:table-cell office:value-type="float" office:value="-0.00627501763806975" calcext:value-type="float">
            <text:p>-6,28E-03</text:p>
          </table:table-cell>
          <table:table-cell office:value-type="float" office:value="-1.34616559152591" calcext:value-type="float">
            <text:p>-1,35E+00</text:p>
          </table:table-cell>
          <table:table-cell office:value-type="float" office:value="717" calcext:value-type="float">
            <text:p>717</text:p>
          </table:table-cell>
          <table:table-cell office:value-type="float" office:value="0.91066271992685" calcext:value-type="float">
            <text:p>9,11E-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0.000170623949157499" calcext:value-type="float">
            <text:p>1,71E-04</text:p>
          </table:table-cell>
          <table:table-cell office:value-type="float" office:value="2.00001565605378" calcext:value-type="float">
            <text:p>2,00E+00</text:p>
          </table:table-cell>
          <table:table-cell office:value-type="float" office:value="0.58972973639649" calcext:value-type="float">
            <text:p>5,90E-01</text:p>
          </table:table-cell>
          <table:table-cell office:value-type="float" office:value="2201" calcext:value-type="float">
            <text:p>2.201</text:p>
          </table:table-cell>
          <table:table-cell office:value-type="float" office:value="0.277716193511295" calcext:value-type="float">
            <text:p>2,78E-01</text:p>
          </table:table-cell>
          <table:table-cell office:value-type="float" office:value="0.00101960893714907" calcext:value-type="float">
            <text:p>1,02E-03</text:p>
          </table:table-cell>
          <table:table-cell office:value-type="float" office:value="0.00250821763060719" calcext:value-type="float">
            <text:p>2,51E-03</text:p>
          </table:table-cell>
          <table:table-cell office:value-type="float" office:value="-0.353475245221378" calcext:value-type="float">
            <text:p>-3,53E-01</text:p>
          </table:table-cell>
          <table:table-cell office:value-type="float" office:value="2201" calcext:value-type="float">
            <text:p>2.201</text:p>
          </table:table-cell>
          <table:table-cell office:value-type="float" office:value="0.63811698173275" calcext:value-type="float">
            <text:p>6,38E-01</text:p>
          </table:table-cell>
          <table:table-cell office:value-type="float" office:value="0.00255974836829532" calcext:value-type="float">
            <text:p>2,56E-03</text:p>
          </table:table-cell>
          <table:table-cell office:value-type="float" office:value="0.00179831346379232" calcext:value-type="float">
            <text:p>1,80E-03</text:p>
          </table:table-cell>
          <table:table-cell office:value-type="float" office:value="1.49850312887287" calcext:value-type="float">
            <text:p>1,50E+00</text:p>
          </table:table-cell>
          <table:table-cell office:value-type="float" office:value="2201" calcext:value-type="float">
            <text:p>2.201</text:p>
          </table:table-cell>
          <table:table-cell office:value-type="float" office:value="0.0670729910868336" calcext:value-type="float">
            <text:p>6,71E-02</text:p>
          </table:table-cell>
          <table:table-cell office:value-type="float" office:value="0.00000028887036762489" calcext:value-type="float">
            <text:p>2,89E-07</text:p>
          </table:table-cell>
          <table:table-cell office:value-type="float" office:value="0.00228642689419921" calcext:value-type="float">
            <text:p>2,29E-03</text:p>
          </table:table-cell>
          <table:table-cell office:value-type="float" office:value="2.36506446509497" calcext:value-type="float">
            <text:p>2,37E+00</text:p>
          </table:table-cell>
          <table:table-cell office:value-type="float" office:value="2201" calcext:value-type="float">
            <text:p>2.201</text:p>
          </table:table-cell>
          <table:table-cell office:value-type="float" office:value="0.00905660972229806" calcext:value-type="float">
            <text:p>9,06E-03</text:p>
          </table:table-cell>
          <table:table-cell office:value-type="float" office:value="0.125780937426748" calcext:value-type="float">
            <text:p>1,26E-01</text:p>
          </table:table-cell>
          <table:table-cell office:value-type="float" office:value="-0.000482615215780197" calcext:value-type="float">
            <text:p>-4,83E-04</text:p>
          </table:table-cell>
          <table:table-cell office:value-type="float" office:value="1.09166100301146" calcext:value-type="float">
            <text:p>1,09E+00</text:p>
          </table:table-cell>
          <table:table-cell office:value-type="float" office:value="2201" calcext:value-type="float">
            <text:p>2.201</text:p>
          </table:table-cell>
          <table:table-cell office:value-type="float" office:value="0.13755080695523" calcext:value-type="float">
            <text:p>1,38E-01</text:p>
          </table:table-cell>
          <table:table-cell office:value-type="float" office:value="0.000907800145450499" calcext:value-type="float">
            <text:p>9,08E-04</text:p>
          </table:table-cell>
          <table:table-cell office:value-type="float" office:value="0.00122646703818787" calcext:value-type="float">
            <text:p>1,23E-03</text:p>
          </table:table-cell>
          <table:table-cell office:value-type="float" office:value="1.80207347905371" calcext:value-type="float">
            <text:p>1,80E+00</text:p>
          </table:table-cell>
          <table:table-cell office:value-type="float" office:value="2201" calcext:value-type="float">
            <text:p>2.201</text:p>
          </table:table-cell>
          <table:table-cell office:value-type="float" office:value="0.0358353096735505" calcext:value-type="float">
            <text:p>3,58E-02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lcoxon-T-Test-Effort" table:style-name="ta1">
        <table:table-column table:style-name="co1" table:default-cell-style-name="Default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7"/>
        <table:table-column table:style-name="co36" table:default-cell-style-name="ce35"/>
        <table:table-column table:style-name="co37" table:default-cell-style-name="ce38"/>
        <table:table-column table:style-name="co38" table:default-cell-style-name="ce38"/>
        <table:table-column table:style-name="co31" table:number-columns-repeated="2" table:default-cell-style-name="Default"/>
        <table:table-column table:style-name="co39" table:default-cell-style-name="Default"/>
        <table:table-row table:style-name="ro1">
          <table:table-cell table:style-name="ce33" office:value-type="string" calcext:value-type="string">
            <text:p>SSS</text:p>
          </table:table-cell>
          <table:table-cell table:style-name="ce34" office:value-type="string" calcext:value-type="string">
            <text:p>Wilcoxon</text:p>
          </table:table-cell>
          <table:table-cell table:style-name="ce34" office:value-type="string" calcext:value-type="string">
            <text:p>SSS</text:p>
          </table:table-cell>
          <table:table-cell table:style-name="ce34" office:value-type="string" calcext:value-type="string">
            <text:p>Paired t-test</text:p>
          </table:table-cell>
          <table:table-cell table:style-name="ce36" office:value-type="string" calcext:value-type="string">
            <text:p>SSS</text:p>
          </table:table-cell>
          <table:table-cell table:style-name="ce34" office:value-type="string" calcext:value-type="string">
            <text:p>SS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3" office:value-type="string" calcext:value-type="string">
            <text:p>project</text:p>
          </table:table-cell>
          <table:table-cell table:style-name="ce34" office:value-type="string" calcext:value-type="string">
            <text:p>p-value</text:p>
          </table:table-cell>
          <table:table-cell table:style-name="ce34" office:value-type="string" calcext:value-type="string">
            <text:p>Wilcoxon</text:p>
          </table:table-cell>
          <table:table-cell table:style-name="ce34" office:value-type="string" calcext:value-type="string">
            <text:p>t</text:p>
          </table:table-cell>
          <table:table-cell table:style-name="ce36" office:value-type="string" calcext:value-type="string">
            <text:p>df</text:p>
          </table:table-cell>
          <table:table-cell table:style-name="ce34" office:value-type="string" calcext:value-type="string">
            <text:p>P-valu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1" calcext:value-type="float">
            <text:p>1,00E+00</text:p>
          </table:table-cell>
          <table:table-cell office:value-type="float" office:value="-1.99996108482242" calcext:value-type="float">
            <text:p>-2,00E+00</text:p>
          </table:table-cell>
          <table:table-cell office:value-type="float" office:value="-2.0799657843159" calcext:value-type="float">
            <text:p>-2,08E+00</text:p>
          </table:table-cell>
          <table:table-cell office:value-type="float" office:value="116387" calcext:value-type="float">
            <text:p>116.387</text:p>
          </table:table-cell>
          <table:table-cell office:value-type="float" office:value="0.98123457292191" calcext:value-type="float">
            <text:p>9,81E-01</text:p>
          </table:table-cell>
          <table:table-cell table:formula="of:=[.B3]&lt;0.05" office:value-type="boolean" office:boolean-value="false" calcext:value-type="boolean">
            <text:p>FALSO</text:p>
          </table:table-cell>
          <table:table-cell table:formula="of:=[.F3]&lt;0.05" office:value-type="boolean" office:boolean-value="false" calcext:value-type="boolean">
            <text:p>FALSO</text:p>
          </table:table-cell>
          <table:table-cell/>
          <table:table-cell table:style-name="ce35" office:value-type="float" office:value="2.2E-016" calcext:value-type="float">
            <text:p>2,20E-16</text:p>
          </table:table-cell>
          <table:table-cell table:style-name="ce38" table:formula="of:=[.J3]&lt;0.05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office:value-type="float" office:value="0.999999999987197" calcext:value-type="float">
            <text:p>1,00E+00</text:p>
          </table:table-cell>
          <table:table-cell office:value-type="float" office:value="-2.49998494625838" calcext:value-type="float">
            <text:p>-2,50E+00</text:p>
          </table:table-cell>
          <table:table-cell office:value-type="float" office:value="0.299145697997573" calcext:value-type="float">
            <text:p>2,99E-01</text:p>
          </table:table-cell>
          <table:table-cell office:value-type="float" office:value="7746" calcext:value-type="float">
            <text:p>7.746</text:p>
          </table:table-cell>
          <table:table-cell office:value-type="float" office:value="0.382418452616081" calcext:value-type="float">
            <text:p>3,82E-01</text:p>
          </table:table-cell>
          <table:table-cell table:formula="of:=[.B4]&lt;0.05" office:value-type="boolean" office:boolean-value="false" calcext:value-type="boolean">
            <text:p>FALSO</text:p>
          </table:table-cell>
          <table:table-cell table:formula="of:=[.F4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0.999884519262106" calcext:value-type="float">
            <text:p>1,00E+00</text:p>
          </table:table-cell>
          <table:table-cell office:value-type="float" office:value="-23.0000305477202" calcext:value-type="float">
            <text:p>-2,30E+01</text:p>
          </table:table-cell>
          <table:table-cell office:value-type="float" office:value="-3.30748870120757" calcext:value-type="float">
            <text:p>-3,31E+00</text:p>
          </table:table-cell>
          <table:table-cell office:value-type="float" office:value="119" calcext:value-type="float">
            <text:p>119</text:p>
          </table:table-cell>
          <table:table-cell office:value-type="float" office:value="0.999377363463852" calcext:value-type="float">
            <text:p>9,99E-01</text:p>
          </table:table-cell>
          <table:table-cell table:formula="of:=[.B5]&lt;0.05" office:value-type="boolean" office:boolean-value="false" calcext:value-type="boolean">
            <text:p>FALSO</text:p>
          </table:table-cell>
          <table:table-cell table:formula="of:=[.F5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0.956482410434601" calcext:value-type="float">
            <text:p>9,56E-01</text:p>
          </table:table-cell>
          <table:table-cell office:value-type="float" office:value="-0.999976722302852" calcext:value-type="float">
            <text:p>-1,00E+00</text:p>
          </table:table-cell>
          <table:table-cell office:value-type="float" office:value="-9.01831516156205" calcext:value-type="float">
            <text:p>-9,02E+00</text:p>
          </table:table-cell>
          <table:table-cell office:value-type="float" office:value="13147" calcext:value-type="float">
            <text:p>13.147</text:p>
          </table:table-cell>
          <table:table-cell office:value-type="float" office:value="1" calcext:value-type="float">
            <text:p>1,00E+00</text:p>
          </table:table-cell>
          <table:table-cell table:formula="of:=[.B6]&lt;0.05" office:value-type="boolean" office:boolean-value="false" calcext:value-type="boolean">
            <text:p>FALSO</text:p>
          </table:table-cell>
          <table:table-cell table:formula="of:=[.F6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0.940385761114666" calcext:value-type="float">
            <text:p>9,40E-01</text:p>
          </table:table-cell>
          <table:table-cell office:value-type="float" office:value="-1.49999070176498" calcext:value-type="float">
            <text:p>-1,50E+00</text:p>
          </table:table-cell>
          <table:table-cell office:value-type="float" office:value="-1.04081921272169" calcext:value-type="float">
            <text:p>-1,04E+00</text:p>
          </table:table-cell>
          <table:table-cell office:value-type="float" office:value="4666" calcext:value-type="float">
            <text:p>4.666</text:p>
          </table:table-cell>
          <table:table-cell office:value-type="float" office:value="0.850993305972023" calcext:value-type="float">
            <text:p>8,51E-01</text:p>
          </table:table-cell>
          <table:table-cell table:formula="of:=[.B7]&lt;0.05" office:value-type="boolean" office:boolean-value="false" calcext:value-type="boolean">
            <text:p>FALSO</text:p>
          </table:table-cell>
          <table:table-cell table:formula="of:=[.F7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.832779521658217" calcext:value-type="float">
            <text:p>8,33E-01</text:p>
          </table:table-cell>
          <table:table-cell office:value-type="float" office:value="-4.99995354325617" calcext:value-type="float">
            <text:p>-5,00E+00</text:p>
          </table:table-cell>
          <table:table-cell office:value-type="float" office:value="-0.948639178161509" calcext:value-type="float">
            <text:p>-9,49E-01</text:p>
          </table:table-cell>
          <table:table-cell office:value-type="float" office:value="237" calcext:value-type="float">
            <text:p>237</text:p>
          </table:table-cell>
          <table:table-cell office:value-type="float" office:value="0.828114772262343" calcext:value-type="float">
            <text:p>8,28E-01</text:p>
          </table:table-cell>
          <table:table-cell table:formula="of:=[.B8]&lt;0.05" office:value-type="boolean" office:boolean-value="false" calcext:value-type="boolean">
            <text:p>FALSO</text:p>
          </table:table-cell>
          <table:table-cell table:formula="of:=[.F8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float" office:value="1.0333823382978E-032" calcext:value-type="float">
            <text:p>1,03E-32</text:p>
          </table:table-cell>
          <table:table-cell office:value-type="float" office:value="6.0000304581503" calcext:value-type="float">
            <text:p>6,00E+00</text:p>
          </table:table-cell>
          <table:table-cell office:value-type="float" office:value="-1.46354322399383" calcext:value-type="float">
            <text:p>-1,46E+00</text:p>
          </table:table-cell>
          <table:table-cell office:value-type="float" office:value="6479" calcext:value-type="float">
            <text:p>6.479</text:p>
          </table:table-cell>
          <table:table-cell office:value-type="float" office:value="0.928316346716904" calcext:value-type="float">
            <text:p>9,28E-01</text:p>
          </table:table-cell>
          <table:table-cell table:formula="of:=[.B9]&lt;0.05" office:value-type="boolean" office:boolean-value="true" calcext:value-type="boolean">
            <text:p>VERDADEIRO</text:p>
          </table:table-cell>
          <table:table-cell table:formula="of:=[.F9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0.999819229612721" calcext:value-type="float">
            <text:p>1,00E+00</text:p>
          </table:table-cell>
          <table:table-cell office:value-type="float" office:value="-4.00000648137784" calcext:value-type="float">
            <text:p>-4,00E+00</text:p>
          </table:table-cell>
          <table:table-cell office:value-type="float" office:value="-1.11527412908498" calcext:value-type="float">
            <text:p>-1,12E+00</text:p>
          </table:table-cell>
          <table:table-cell office:value-type="float" office:value="986" calcext:value-type="float">
            <text:p>986</text:p>
          </table:table-cell>
          <table:table-cell office:value-type="float" office:value="0.867497642763433" calcext:value-type="float">
            <text:p>8,67E-01</text:p>
          </table:table-cell>
          <table:table-cell table:formula="of:=[.B10]&lt;0.05" office:value-type="boolean" office:boolean-value="false" calcext:value-type="boolean">
            <text:p>FALSO</text:p>
          </table:table-cell>
          <table:table-cell table:formula="of:=[.F10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.999999950427019" calcext:value-type="float">
            <text:p>1,00E+00</text:p>
          </table:table-cell>
          <table:table-cell office:value-type="float" office:value="-12.4999406569996" calcext:value-type="float">
            <text:p>-1,25E+01</text:p>
          </table:table-cell>
          <table:table-cell office:value-type="float" office:value="-4.23745807229823" calcext:value-type="float">
            <text:p>-4,24E+00</text:p>
          </table:table-cell>
          <table:table-cell office:value-type="float" office:value="274" calcext:value-type="float">
            <text:p>274</text:p>
          </table:table-cell>
          <table:table-cell office:value-type="float" office:value="0.999984542009762" calcext:value-type="float">
            <text:p>1,00E+00</text:p>
          </table:table-cell>
          <table:table-cell table:formula="of:=[.B11]&lt;0.05" office:value-type="boolean" office:boolean-value="false" calcext:value-type="boolean">
            <text:p>FALSO</text:p>
          </table:table-cell>
          <table:table-cell table:formula="of:=[.F11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bo</text:p>
          </table:table-cell>
          <table:table-cell office:value-type="float" office:value="0.996095409443146" calcext:value-type="float">
            <text:p>9,96E-01</text:p>
          </table:table-cell>
          <table:table-cell office:value-type="float" office:value="-3.49998549292987" calcext:value-type="float">
            <text:p>-3,50E+00</text:p>
          </table:table-cell>
          <table:table-cell office:value-type="float" office:value="3.31632318905509" calcext:value-type="float">
            <text:p>3,32E+00</text:p>
          </table:table-cell>
          <table:table-cell office:value-type="float" office:value="1966" calcext:value-type="float">
            <text:p>1.966</text:p>
          </table:table-cell>
          <table:table-cell office:value-type="float" office:value="0.000464353931796396" calcext:value-type="float">
            <text:p>4,64E-04</text:p>
          </table:table-cell>
          <table:table-cell table:formula="of:=[.B12]&lt;0.05" office:value-type="boolean" office:boolean-value="false" calcext:value-type="boolean">
            <text:p>FALSO</text:p>
          </table:table-cell>
          <table:table-cell table:formula="of:=[.F12]&lt;0.05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</text:p>
          </table:table-cell>
          <table:table-cell office:value-type="float" office:value="0.945704371376142" calcext:value-type="float">
            <text:p>9,46E-01</text:p>
          </table:table-cell>
          <table:table-cell office:value-type="float" office:value="-1.50003414316701" calcext:value-type="float">
            <text:p>-1,50E+00</text:p>
          </table:table-cell>
          <table:table-cell office:value-type="float" office:value="-1.04543506410432" calcext:value-type="float">
            <text:p>-1,05E+00</text:p>
          </table:table-cell>
          <table:table-cell office:value-type="float" office:value="2442" calcext:value-type="float">
            <text:p>2.442</text:p>
          </table:table-cell>
          <table:table-cell office:value-type="float" office:value="0.852037296137542" calcext:value-type="float">
            <text:p>8,52E-01</text:p>
          </table:table-cell>
          <table:table-cell table:formula="of:=[.B13]&lt;0.05" office:value-type="boolean" office:boolean-value="false" calcext:value-type="boolean">
            <text:p>FALSO</text:p>
          </table:table-cell>
          <table:table-cell table:formula="of:=[.F13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scripten</text:p>
          </table:table-cell>
          <table:table-cell office:value-type="float" office:value="1" calcext:value-type="float">
            <text:p>1,00E+00</text:p>
          </table:table-cell>
          <table:table-cell office:value-type="float" office:value="-17.5000395826039" calcext:value-type="float">
            <text:p>-1,75E+01</text:p>
          </table:table-cell>
          <table:table-cell office:value-type="float" office:value="-3.74963475526484" calcext:value-type="float">
            <text:p>-3,75E+00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08508129187" calcext:value-type="float">
            <text:p>1,00E+00</text:p>
          </table:table-cell>
          <table:table-cell table:formula="of:=[.B14]&lt;0.05" office:value-type="boolean" office:boolean-value="false" calcext:value-type="boolean">
            <text:p>FALSO</text:p>
          </table:table-cell>
          <table:table-cell table:formula="of:=[.F14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swap</text:p>
          </table:table-cell>
          <table:table-cell office:value-type="float" office:value="0.97600512515252" calcext:value-type="float">
            <text:p>9,76E-01</text:p>
          </table:table-cell>
          <table:table-cell office:value-type="float" office:value="-168.000069810576" calcext:value-type="float">
            <text:p>-1,68E+02</text:p>
          </table:table-cell>
          <table:table-cell office:value-type="float" office:value="-1.69379613383152" calcext:value-type="float">
            <text:p>-1,69E+00</text:p>
          </table:table-cell>
          <table:table-cell office:value-type="float" office:value="38" calcext:value-type="float">
            <text:p>38</text:p>
          </table:table-cell>
          <table:table-cell office:value-type="float" office:value="0.950756522307708" calcext:value-type="float">
            <text:p>9,51E-01</text:p>
          </table:table-cell>
          <table:table-cell table:formula="of:=[.B15]&lt;0.05" office:value-type="boolean" office:boolean-value="false" calcext:value-type="boolean">
            <text:p>FALSO</text:p>
          </table:table-cell>
          <table:table-cell table:formula="of:=[.F15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.387335184271895" calcext:value-type="float">
            <text:p>3,87E-01</text:p>
          </table:table-cell>
          <table:table-cell office:value-type="float" office:value="-1.50000087676914" calcext:value-type="float">
            <text:p>-1,50E+00</text:p>
          </table:table-cell>
          <table:table-cell office:value-type="float" office:value="1.98537156328126" calcext:value-type="float">
            <text:p>1,99E+00</text:p>
          </table:table-cell>
          <table:table-cell office:value-type="float" office:value="623" calcext:value-type="float">
            <text:p>623</text:p>
          </table:table-cell>
          <table:table-cell office:value-type="float" office:value="0.0237705797351859" calcext:value-type="float">
            <text:p>2,38E-02</text:p>
          </table:table-cell>
          <table:table-cell table:formula="of:=[.B16]&lt;0.05" office:value-type="boolean" office:boolean-value="false" calcext:value-type="boolean">
            <text:p>FALSO</text:p>
          </table:table-cell>
          <table:table-cell table:formula="of:=[.F16]&lt;0.05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float" office:value="0.999999764056716" calcext:value-type="float">
            <text:p>1,00E+00</text:p>
          </table:table-cell>
          <table:table-cell office:value-type="float" office:value="-8.00005096429176" calcext:value-type="float">
            <text:p>-8,00E+00</text:p>
          </table:table-cell>
          <table:table-cell office:value-type="float" office:value="-1.51700575437565" calcext:value-type="float">
            <text:p>-1,52E+00</text:p>
          </table:table-cell>
          <table:table-cell office:value-type="float" office:value="903" calcext:value-type="float">
            <text:p>903</text:p>
          </table:table-cell>
          <table:table-cell office:value-type="float" office:value="0.93519239095778" calcext:value-type="float">
            <text:p>9,35E-01</text:p>
          </table:table-cell>
          <table:table-cell table:formula="of:=[.B17]&lt;0.05" office:value-type="boolean" office:boolean-value="false" calcext:value-type="boolean">
            <text:p>FALSO</text:p>
          </table:table-cell>
          <table:table-cell table:formula="of:=[.F17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cat</text:p>
          </table:table-cell>
          <table:table-cell office:value-type="float" office:value="0.999999999999874" calcext:value-type="float">
            <text:p>1,00E+00</text:p>
          </table:table-cell>
          <table:table-cell office:value-type="float" office:value="-6.9999761579414" calcext:value-type="float">
            <text:p>-7,00E+00</text:p>
          </table:table-cell>
          <table:table-cell office:value-type="float" office:value="-4.52103664877469" calcext:value-type="float">
            <text:p>-4,52E+00</text:p>
          </table:table-cell>
          <table:table-cell office:value-type="float" office:value="2002" calcext:value-type="float">
            <text:p>2.002</text:p>
          </table:table-cell>
          <table:table-cell office:value-type="float" office:value="0.999996743271246" calcext:value-type="float">
            <text:p>1,00E+00</text:p>
          </table:table-cell>
          <table:table-cell table:formula="of:=[.B18]&lt;0.05" office:value-type="boolean" office:boolean-value="false" calcext:value-type="boolean">
            <text:p>FALSO</text:p>
          </table:table-cell>
          <table:table-cell table:formula="of:=[.F18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float" office:value="0.0151075336677576" calcext:value-type="float">
            <text:p>1,51E-02</text:p>
          </table:table-cell>
          <table:table-cell office:value-type="float" office:value="0.999942061839833" calcext:value-type="float">
            <text:p>1,00E+00</text:p>
          </table:table-cell>
          <table:table-cell office:value-type="float" office:value="2.43703267472721" calcext:value-type="float">
            <text:p>2,44E+00</text:p>
          </table:table-cell>
          <table:table-cell office:value-type="float" office:value="1063" calcext:value-type="float">
            <text:p>1.063</text:p>
          </table:table-cell>
          <table:table-cell office:value-type="float" office:value="0.00748576699613657" calcext:value-type="float">
            <text:p>7,49E-03</text:p>
          </table:table-cell>
          <table:table-cell table:formula="of:=[.B19]&lt;0.05" office:value-type="boolean" office:boolean-value="true" calcext:value-type="boolean">
            <text:p>VERDADEIRO</text:p>
          </table:table-cell>
          <table:table-cell table:formula="of:=[.F19]&lt;0.05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0.967215099868082" calcext:value-type="float">
            <text:p>9,67E-01</text:p>
          </table:table-cell>
          <table:table-cell office:value-type="float" office:value="-35.4999262534414" calcext:value-type="float">
            <text:p>-3,55E+01</text:p>
          </table:table-cell>
          <table:table-cell office:value-type="float" office:value="-1.61209482495169" calcext:value-type="float">
            <text:p>-1,61E+00</text:p>
          </table:table-cell>
          <table:table-cell office:value-type="float" office:value="47" calcext:value-type="float">
            <text:p>47</text:p>
          </table:table-cell>
          <table:table-cell office:value-type="float" office:value="0.943181462292542" calcext:value-type="float">
            <text:p>9,43E-01</text:p>
          </table:table-cell>
          <table:table-cell table:formula="of:=[.B20]&lt;0.05" office:value-type="boolean" office:boolean-value="false" calcext:value-type="boolean">
            <text:p>FALSO</text:p>
          </table:table-cell>
          <table:table-cell table:formula="of:=[.F20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.999998988217588" calcext:value-type="float">
            <text:p>1,00E+00</text:p>
          </table:table-cell>
          <table:table-cell office:value-type="float" office:value="-29.99994311028" calcext:value-type="float">
            <text:p>-3,00E+01</text:p>
          </table:table-cell>
          <table:table-cell office:value-type="float" office:value="-4.33589889134606" calcext:value-type="float">
            <text:p>-4,34E+00</text:p>
          </table:table-cell>
          <table:table-cell office:value-type="float" office:value="246" calcext:value-type="float">
            <text:p>246</text:p>
          </table:table-cell>
          <table:table-cell office:value-type="float" office:value="0.999989407644634" calcext:value-type="float">
            <text:p>1,00E+00</text:p>
          </table:table-cell>
          <table:table-cell table:formula="of:=[.B21]&lt;0.05" office:value-type="boolean" office:boolean-value="false" calcext:value-type="boolean">
            <text:p>FALSO</text:p>
          </table:table-cell>
          <table:table-cell table:formula="of:=[.F21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.749053271710234" calcext:value-type="float">
            <text:p>7,49E-01</text:p>
          </table:table-cell>
          <table:table-cell office:value-type="float" office:value="-5.50001041851445" calcext:value-type="float">
            <text:p>-5,50E+00</text:p>
          </table:table-cell>
          <table:table-cell office:value-type="float" office:value="-2.50883598612342" calcext:value-type="float">
            <text:p>-2,51E+00</text:p>
          </table:table-cell>
          <table:table-cell office:value-type="float" office:value="828" calcext:value-type="float">
            <text:p>828</text:p>
          </table:table-cell>
          <table:table-cell office:value-type="float" office:value="0.993848498931503" calcext:value-type="float">
            <text:p>9,94E-01</text:p>
          </table:table-cell>
          <table:table-cell table:formula="of:=[.B22]&lt;0.05" office:value-type="boolean" office:boolean-value="false" calcext:value-type="boolean">
            <text:p>FALSO</text:p>
          </table:table-cell>
          <table:table-cell table:formula="of:=[.F22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5</text:p>
          </table:table-cell>
          <table:table-cell office:value-type="float" office:value="0.457290312506609" calcext:value-type="float">
            <text:p>4,57E-01</text:p>
          </table:table-cell>
          <table:table-cell office:value-type="float" office:value="-8.00001728197856" calcext:value-type="float">
            <text:p>-8,00E+00</text:p>
          </table:table-cell>
          <table:table-cell office:value-type="float" office:value="0.269715982174517" calcext:value-type="float">
            <text:p>2,70E-01</text:p>
          </table:table-cell>
          <table:table-cell office:value-type="float" office:value="75" calcext:value-type="float">
            <text:p>75</text:p>
          </table:table-cell>
          <table:table-cell office:value-type="float" office:value="0.394059737957958" calcext:value-type="float">
            <text:p>3,94E-01</text:p>
          </table:table-cell>
          <table:table-cell table:formula="of:=[.B23]&lt;0.05" office:value-type="boolean" office:boolean-value="false" calcext:value-type="boolean">
            <text:p>FALSO</text:p>
          </table:table-cell>
          <table:table-cell table:formula="of:=[.F23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.99999999236473" calcext:value-type="float">
            <text:p>1,00E+00</text:p>
          </table:table-cell>
          <table:table-cell office:value-type="float" office:value="-9.00002394612202" calcext:value-type="float">
            <text:p>-9,00E+00</text:p>
          </table:table-cell>
          <table:table-cell office:value-type="float" office:value="-2.2039114580317" calcext:value-type="float">
            <text:p>-2,20E+00</text:p>
          </table:table-cell>
          <table:table-cell office:value-type="float" office:value="865" calcext:value-type="float">
            <text:p>865</text:p>
          </table:table-cell>
          <table:table-cell office:value-type="float" office:value="0.986103335378942" calcext:value-type="float">
            <text:p>9,86E-01</text:p>
          </table:table-cell>
          <table:table-cell table:formula="of:=[.B24]&lt;0.05" office:value-type="boolean" office:boolean-value="false" calcext:value-type="boolean">
            <text:p>FALSO</text:p>
          </table:table-cell>
          <table:table-cell table:formula="of:=[.F24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uv</text:p>
          </table:table-cell>
          <table:table-cell office:value-type="float" office:value="0.0148806862662963" calcext:value-type="float">
            <text:p>1,49E-02</text:p>
          </table:table-cell>
          <table:table-cell office:value-type="float" office:value="1.50005462543321" calcext:value-type="float">
            <text:p>1,50E+00</text:p>
          </table:table-cell>
          <table:table-cell office:value-type="float" office:value="1.86113935434875" calcext:value-type="float">
            <text:p>1,86E+00</text:p>
          </table:table-cell>
          <table:table-cell office:value-type="float" office:value="289" calcext:value-type="float">
            <text:p>289</text:p>
          </table:table-cell>
          <table:table-cell office:value-type="float" office:value="0.0318698909281402" calcext:value-type="float">
            <text:p>3,19E-02</text:p>
          </table:table-cell>
          <table:table-cell table:formula="of:=[.B25]&lt;0.05" office:value-type="boolean" office:boolean-value="true" calcext:value-type="boolean">
            <text:p>VERDADEIRO</text:p>
          </table:table-cell>
          <table:table-cell table:formula="of:=[.F25]&lt;0.05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mbok</text:p>
          </table:table-cell>
          <table:table-cell office:value-type="float" office:value="1" calcext:value-type="float">
            <text:p>1,00E+00</text:p>
          </table:table-cell>
          <table:table-cell office:value-type="float" office:value="-19.0000222131433" calcext:value-type="float">
            <text:p>-1,90E+01</text:p>
          </table:table-cell>
          <table:table-cell office:value-type="float" office:value="-6.04507745947026" calcext:value-type="float">
            <text:p>-6,05E+00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8226718" calcext:value-type="float">
            <text:p>1,00E+00</text:p>
          </table:table-cell>
          <table:table-cell table:formula="of:=[.B26]&lt;0.05" office:value-type="boolean" office:boolean-value="false" calcext:value-type="boolean">
            <text:p>FALSO</text:p>
          </table:table-cell>
          <table:table-cell table:formula="of:=[.F26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0.753093116551862" calcext:value-type="float">
            <text:p>7,53E-01</text:p>
          </table:table-cell>
          <table:table-cell office:value-type="float" office:value="-18.0000861491099" calcext:value-type="float">
            <text:p>-1,80E+01</text:p>
          </table:table-cell>
          <table:table-cell office:value-type="float" office:value="-0.940392311266611" calcext:value-type="float">
            <text:p>-9,40E-01</text:p>
          </table:table-cell>
          <table:table-cell office:value-type="float" office:value="25" calcext:value-type="float">
            <text:p>25</text:p>
          </table:table-cell>
          <table:table-cell office:value-type="float" office:value="0.82199263629673" calcext:value-type="float">
            <text:p>8,22E-01</text:p>
          </table:table-cell>
          <table:table-cell table:formula="of:=[.B27]&lt;0.05" office:value-type="boolean" office:boolean-value="false" calcext:value-type="boolean">
            <text:p>FALSO</text:p>
          </table:table-cell>
          <table:table-cell table:formula="of:=[.F27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0.992488412198747" calcext:value-type="float">
            <text:p>9,92E-01</text:p>
          </table:table-cell>
          <table:table-cell office:value-type="float" office:value="-6.99997328659695" calcext:value-type="float">
            <text:p>-7,00E+00</text:p>
          </table:table-cell>
          <table:table-cell office:value-type="float" office:value="0.426014844194643" calcext:value-type="float">
            <text:p>4,26E-01</text:p>
          </table:table-cell>
          <table:table-cell office:value-type="float" office:value="261" calcext:value-type="float">
            <text:p>261</text:p>
          </table:table-cell>
          <table:table-cell office:value-type="float" office:value="0.335224069004217" calcext:value-type="float">
            <text:p>3,35E-01</text:p>
          </table:table-cell>
          <table:table-cell table:formula="of:=[.B28]&lt;0.05" office:value-type="boolean" office:boolean-value="false" calcext:value-type="boolean">
            <text:p>FALSO</text:p>
          </table:table-cell>
          <table:table-cell table:formula="of:=[.F28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" calcext:value-type="float">
            <text:p>1,00E+00</text:p>
          </table:table-cell>
          <table:table-cell office:value-type="float" office:value="-4.00002126200617" calcext:value-type="float">
            <text:p>-4,00E+00</text:p>
          </table:table-cell>
          <table:table-cell office:value-type="float" office:value="-4.61690918747974" calcext:value-type="float">
            <text:p>-4,62E+00</text:p>
          </table:table-cell>
          <table:table-cell office:value-type="float" office:value="15193" calcext:value-type="float">
            <text:p>15.193</text:p>
          </table:table-cell>
          <table:table-cell office:value-type="float" office:value="0.999998036558003" calcext:value-type="float">
            <text:p>1,00E+00</text:p>
          </table:table-cell>
          <table:table-cell table:formula="of:=[.B29]&lt;0.05" office:value-type="boolean" office:boolean-value="false" calcext:value-type="boolean">
            <text:p>FALSO</text:p>
          </table:table-cell>
          <table:table-cell table:formula="of:=[.F29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.139385199862054" calcext:value-type="float">
            <text:p>1,39E-01</text:p>
          </table:table-cell>
          <table:table-cell office:value-type="float" office:value="-0.99997985942899" calcext:value-type="float">
            <text:p>-1,00E+00</text:p>
          </table:table-cell>
          <table:table-cell office:value-type="float" office:value="1.4964065666987" calcext:value-type="float">
            <text:p>1,50E+00</text:p>
          </table:table-cell>
          <table:table-cell office:value-type="float" office:value="259" calcext:value-type="float">
            <text:p>259</text:p>
          </table:table-cell>
          <table:table-cell office:value-type="float" office:value="0.067882650383466" calcext:value-type="float">
            <text:p>6,79E-02</text:p>
          </table:table-cell>
          <table:table-cell table:formula="of:=[.B30]&lt;0.05" office:value-type="boolean" office:boolean-value="false" calcext:value-type="boolean">
            <text:p>FALSO</text:p>
          </table:table-cell>
          <table:table-cell table:formula="of:=[.F30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0.946865487946006" calcext:value-type="float">
            <text:p>9,47E-01</text:p>
          </table:table-cell>
          <table:table-cell office:value-type="float" office:value="-17.4999830604532" calcext:value-type="float">
            <text:p>-1,75E+01</text:p>
          </table:table-cell>
          <table:table-cell office:value-type="float" office:value="-1.59062569881187" calcext:value-type="float">
            <text:p>-1,59E+00</text:p>
          </table:table-cell>
          <table:table-cell office:value-type="float" office:value="57" calcext:value-type="float">
            <text:p>57</text:p>
          </table:table-cell>
          <table:table-cell office:value-type="float" office:value="0.941387300366672" calcext:value-type="float">
            <text:p>9,41E-01</text:p>
          </table:table-cell>
          <table:table-cell table:formula="of:=[.B31]&lt;0.05" office:value-type="boolean" office:boolean-value="false" calcext:value-type="boolean">
            <text:p>FALSO</text:p>
          </table:table-cell>
          <table:table-cell table:formula="of:=[.F31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-studio</text:p>
          </table:table-cell>
          <table:table-cell office:value-type="float" office:value="0.999999999999997" calcext:value-type="float">
            <text:p>1,00E+00</text:p>
          </table:table-cell>
          <table:table-cell office:value-type="float" office:value="-18.4999372861387" calcext:value-type="float">
            <text:p>-1,85E+01</text:p>
          </table:table-cell>
          <table:table-cell office:value-type="float" office:value="-5.17673730155156" calcext:value-type="float">
            <text:p>-5,18E+00</text:p>
          </table:table-cell>
          <table:table-cell office:value-type="float" office:value="481" calcext:value-type="float">
            <text:p>481</text:p>
          </table:table-cell>
          <table:table-cell office:value-type="float" office:value="0.999999833803892" calcext:value-type="float">
            <text:p>1,00E+00</text:p>
          </table:table-cell>
          <table:table-cell table:formula="of:=[.B32]&lt;0.05" office:value-type="boolean" office:boolean-value="false" calcext:value-type="boolean">
            <text:p>FALSO</text:p>
          </table:table-cell>
          <table:table-cell table:formula="of:=[.F32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0.999999999999924" calcext:value-type="float">
            <text:p>1,00E+00</text:p>
          </table:table-cell>
          <table:table-cell office:value-type="float" office:value="-43.5000371095088" calcext:value-type="float">
            <text:p>-4,35E+01</text:p>
          </table:table-cell>
          <table:table-cell office:value-type="float" office:value="-5.03293467864201" calcext:value-type="float">
            <text:p>-5,03E+00</text:p>
          </table:table-cell>
          <table:table-cell office:value-type="float" office:value="303" calcext:value-type="float">
            <text:p>303</text:p>
          </table:table-cell>
          <table:table-cell office:value-type="float" office:value="0.999999585085228" calcext:value-type="float">
            <text:p>1,00E+00</text:p>
          </table:table-cell>
          <table:table-cell table:formula="of:=[.B33]&lt;0.05" office:value-type="boolean" office:boolean-value="false" calcext:value-type="boolean">
            <text:p>FALSO</text:p>
          </table:table-cell>
          <table:table-cell table:formula="of:=[.F33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" calcext:value-type="float">
            <text:p>1,00E+00</text:p>
          </table:table-cell>
          <table:table-cell office:value-type="float" office:value="-9.99995272392237" calcext:value-type="float">
            <text:p>-1,00E+01</text:p>
          </table:table-cell>
          <table:table-cell office:value-type="float" office:value="-4.12538007806268" calcext:value-type="float">
            <text:p>-4,13E+00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980707732578" calcext:value-type="float">
            <text:p>1,00E+00</text:p>
          </table:table-cell>
          <table:table-cell table:formula="of:=[.B34]&lt;0.05" office:value-type="boolean" office:boolean-value="false" calcext:value-type="boolean">
            <text:p>FALSO</text:p>
          </table:table-cell>
          <table:table-cell table:formula="of:=[.F34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.897393911481861" calcext:value-type="float">
            <text:p>8,97E-01</text:p>
          </table:table-cell>
          <table:table-cell office:value-type="float" office:value="-1.00006487177191" calcext:value-type="float">
            <text:p>-1,00E+00</text:p>
          </table:table-cell>
          <table:table-cell office:value-type="float" office:value="-1.12817578668031" calcext:value-type="float">
            <text:p>-1,13E+00</text:p>
          </table:table-cell>
          <table:table-cell office:value-type="float" office:value="7375" calcext:value-type="float">
            <text:p>7.375</text:p>
          </table:table-cell>
          <table:table-cell office:value-type="float" office:value="0.870358806615381" calcext:value-type="float">
            <text:p>8,70E-01</text:p>
          </table:table-cell>
          <table:table-cell table:formula="of:=[.B35]&lt;0.05" office:value-type="boolean" office:boolean-value="false" calcext:value-type="boolean">
            <text:p>FALSO</text:p>
          </table:table-cell>
          <table:table-cell table:formula="of:=[.F35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0.88969122330432" calcext:value-type="float">
            <text:p>8,90E-01</text:p>
          </table:table-cell>
          <table:table-cell office:value-type="float" office:value="-3.49997462251124" calcext:value-type="float">
            <text:p>-3,50E+00</text:p>
          </table:table-cell>
          <table:table-cell office:value-type="float" office:value="0.658622448355666" calcext:value-type="float">
            <text:p>6,59E-01</text:p>
          </table:table-cell>
          <table:table-cell office:value-type="float" office:value="722" calcext:value-type="float">
            <text:p>722</text:p>
          </table:table-cell>
          <table:table-cell office:value-type="float" office:value="0.255174107382829" calcext:value-type="float">
            <text:p>2,55E-01</text:p>
          </table:table-cell>
          <table:table-cell table:formula="of:=[.B36]&lt;0.05" office:value-type="boolean" office:boolean-value="false" calcext:value-type="boolean">
            <text:p>FALSO</text:p>
          </table:table-cell>
          <table:table-cell table:formula="of:=[.F36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" calcext:value-type="float">
            <text:p>1,00E+00</text:p>
          </table:table-cell>
          <table:table-cell office:value-type="float" office:value="-27.0000411103952" calcext:value-type="float">
            <text:p>-2,70E+01</text:p>
          </table:table-cell>
          <table:table-cell office:value-type="float" office:value="-6.23541868319698" calcext:value-type="float">
            <text:p>-6,24E+00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9970169" calcext:value-type="float">
            <text:p>1,00E+00</text:p>
          </table:table-cell>
          <table:table-cell table:formula="of:=[.B37]&lt;0.05" office:value-type="boolean" office:boolean-value="false" calcext:value-type="boolean">
            <text:p>FALSO</text:p>
          </table:table-cell>
          <table:table-cell table:formula="of:=[.F37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0.991523873487573" calcext:value-type="float">
            <text:p>9,92E-01</text:p>
          </table:table-cell>
          <table:table-cell office:value-type="float" office:value="-5.49995429020413" calcext:value-type="float">
            <text:p>-5,50E+00</text:p>
          </table:table-cell>
          <table:table-cell office:value-type="float" office:value="-1.48295353811697" calcext:value-type="float">
            <text:p>-1,48E+00</text:p>
          </table:table-cell>
          <table:table-cell office:value-type="float" office:value="173" calcext:value-type="float">
            <text:p>173</text:p>
          </table:table-cell>
          <table:table-cell office:value-type="float" office:value="0.930046912644595" calcext:value-type="float">
            <text:p>9,30E-01</text:p>
          </table:table-cell>
          <table:table-cell table:formula="of:=[.B38]&lt;0.05" office:value-type="boolean" office:boolean-value="false" calcext:value-type="boolean">
            <text:p>FALSO</text:p>
          </table:table-cell>
          <table:table-cell table:formula="of:=[.F38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0.992348195073832" calcext:value-type="float">
            <text:p>9,92E-01</text:p>
          </table:table-cell>
          <table:table-cell office:value-type="float" office:value="-4.99993866378022" calcext:value-type="float">
            <text:p>-5,00E+00</text:p>
          </table:table-cell>
          <table:table-cell office:value-type="float" office:value="-2.24576007101217" calcext:value-type="float">
            <text:p>-2,25E+00</text:p>
          </table:table-cell>
          <table:table-cell office:value-type="float" office:value="477" calcext:value-type="float">
            <text:p>477</text:p>
          </table:table-cell>
          <table:table-cell office:value-type="float" office:value="0.987411790197829" calcext:value-type="float">
            <text:p>9,87E-01</text:p>
          </table:table-cell>
          <table:table-cell table:formula="of:=[.B39]&lt;0.05" office:value-type="boolean" office:boolean-value="false" calcext:value-type="boolean">
            <text:p>FALSO</text:p>
          </table:table-cell>
          <table:table-cell table:formula="of:=[.F39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ofit</text:p>
          </table:table-cell>
          <table:table-cell office:value-type="float" office:value="0.624793725952396" calcext:value-type="float">
            <text:p>6,25E-01</text:p>
          </table:table-cell>
          <table:table-cell office:value-type="float" office:value="-3.00003701721957" calcext:value-type="float">
            <text:p>-3,00E+00</text:p>
          </table:table-cell>
          <table:table-cell office:value-type="float" office:value="-1.11884240035853" calcext:value-type="float">
            <text:p>-1,12E+00</text:p>
          </table:table-cell>
          <table:table-cell office:value-type="float" office:value="77" calcext:value-type="float">
            <text:p>77</text:p>
          </table:table-cell>
          <table:table-cell office:value-type="float" office:value="0.866657182605674" calcext:value-type="float">
            <text:p>8,67E-01</text:p>
          </table:table-cell>
          <table:table-cell table:formula="of:=[.B40]&lt;0.05" office:value-type="boolean" office:boolean-value="false" calcext:value-type="boolean">
            <text:p>FALSO</text:p>
          </table:table-cell>
          <table:table-cell table:formula="of:=[.F40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0.999937952546241" calcext:value-type="float">
            <text:p>1,00E+00</text:p>
          </table:table-cell>
          <table:table-cell office:value-type="float" office:value="-29.9999553512428" calcext:value-type="float">
            <text:p>-3,00E+01</text:p>
          </table:table-cell>
          <table:table-cell office:value-type="float" office:value="-0.686995752857401" calcext:value-type="float">
            <text:p>-6,87E-01</text:p>
          </table:table-cell>
          <table:table-cell office:value-type="float" office:value="443" calcext:value-type="float">
            <text:p>443</text:p>
          </table:table-cell>
          <table:table-cell office:value-type="float" office:value="0.753777564379491" calcext:value-type="float">
            <text:p>7,54E-01</text:p>
          </table:table-cell>
          <table:table-cell table:formula="of:=[.B41]&lt;0.05" office:value-type="boolean" office:boolean-value="false" calcext:value-type="boolean">
            <text:p>FALSO</text:p>
          </table:table-cell>
          <table:table-cell table:formula="of:=[.F41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0.913715868326137" calcext:value-type="float">
            <text:p>9,14E-01</text:p>
          </table:table-cell>
          <table:table-cell office:value-type="float" office:value="-1.99997199923479" calcext:value-type="float">
            <text:p>-2,00E+00</text:p>
          </table:table-cell>
          <table:table-cell office:value-type="float" office:value="-1.27347246413052" calcext:value-type="float">
            <text:p>-1,27E+00</text:p>
          </table:table-cell>
          <table:table-cell office:value-type="float" office:value="2919" calcext:value-type="float">
            <text:p>2.919</text:p>
          </table:table-cell>
          <table:table-cell office:value-type="float" office:value="0.898524082139816" calcext:value-type="float">
            <text:p>8,99E-01</text:p>
          </table:table-cell>
          <table:table-cell table:formula="of:=[.B42]&lt;0.05" office:value-type="boolean" office:boolean-value="false" calcext:value-type="boolean">
            <text:p>FALSO</text:p>
          </table:table-cell>
          <table:table-cell table:formula="of:=[.F42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cpy</text:p>
          </table:table-cell>
          <table:table-cell office:value-type="float" office:value="0.999945959645925" calcext:value-type="float">
            <text:p>1,00E+00</text:p>
          </table:table-cell>
          <table:table-cell office:value-type="float" office:value="-78.5000146785181" calcext:value-type="float">
            <text:p>-7,85E+01</text:p>
          </table:table-cell>
          <table:table-cell office:value-type="float" office:value="-1.88427769777131" calcext:value-type="float">
            <text:p>-1,88E+00</text:p>
          </table:table-cell>
          <table:table-cell office:value-type="float" office:value="46" calcext:value-type="float">
            <text:p>46</text:p>
          </table:table-cell>
          <table:table-cell office:value-type="float" office:value="0.967072068593912" calcext:value-type="float">
            <text:p>9,67E-01</text:p>
          </table:table-cell>
          <table:table-cell table:formula="of:=[.B43]&lt;0.05" office:value-type="boolean" office:boolean-value="false" calcext:value-type="boolean">
            <text:p>FALSO</text:p>
          </table:table-cell>
          <table:table-cell table:formula="of:=[.F43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0.971263302563236" calcext:value-type="float">
            <text:p>9,71E-01</text:p>
          </table:table-cell>
          <table:table-cell office:value-type="float" office:value="-6.00000830990143" calcext:value-type="float">
            <text:p>-6,00E+00</text:p>
          </table:table-cell>
          <table:table-cell office:value-type="float" office:value="-1.88780710705334" calcext:value-type="float">
            <text:p>-1,89E+00</text:p>
          </table:table-cell>
          <table:table-cell office:value-type="float" office:value="133" calcext:value-type="float">
            <text:p>133</text:p>
          </table:table-cell>
          <table:table-cell office:value-type="float" office:value="0.969384744926445" calcext:value-type="float">
            <text:p>9,69E-01</text:p>
          </table:table-cell>
          <table:table-cell table:formula="of:=[.B44]&lt;0.05" office:value-type="boolean" office:boolean-value="false" calcext:value-type="boolean">
            <text:p>FALSO</text:p>
          </table:table-cell>
          <table:table-cell table:formula="of:=[.F44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float" office:value="8.43313721468774E-063" calcext:value-type="float">
            <text:p>8,43E-63</text:p>
          </table:table-cell>
          <table:table-cell office:value-type="float" office:value="1.50003217836803" calcext:value-type="float">
            <text:p>1,50E+00</text:p>
          </table:table-cell>
          <table:table-cell office:value-type="float" office:value="8.65866179855871" calcext:value-type="float">
            <text:p>8,66E+00</text:p>
          </table:table-cell>
          <table:table-cell office:value-type="float" office:value="29456" calcext:value-type="float">
            <text:p>29.456</text:p>
          </table:table-cell>
          <table:table-cell office:value-type="float" office:value="2.5062529351658E-018" calcext:value-type="float">
            <text:p>2,51E-18</text:p>
          </table:table-cell>
          <table:table-cell table:formula="of:=[.B45]&lt;0.05" office:value-type="boolean" office:boolean-value="true" calcext:value-type="boolean">
            <text:p>VERDADEIRO</text:p>
          </table:table-cell>
          <table:table-cell table:formula="of:=[.F45]&lt;0.05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0.999995970840766" calcext:value-type="float">
            <text:p>1,00E+00</text:p>
          </table:table-cell>
          <table:table-cell office:value-type="float" office:value="-6.50004181518135" calcext:value-type="float">
            <text:p>-6,50E+00</text:p>
          </table:table-cell>
          <table:table-cell office:value-type="float" office:value="-0.965262611677782" calcext:value-type="float">
            <text:p>-9,65E-01</text:p>
          </table:table-cell>
          <table:table-cell office:value-type="float" office:value="1953" calcext:value-type="float">
            <text:p>1.953</text:p>
          </table:table-cell>
          <table:table-cell office:value-type="float" office:value="0.832733599810168" calcext:value-type="float">
            <text:p>8,33E-01</text:p>
          </table:table-cell>
          <table:table-cell table:formula="of:=[.B46]&lt;0.05" office:value-type="boolean" office:boolean-value="false" calcext:value-type="boolean">
            <text:p>FALSO</text:p>
          </table:table-cell>
          <table:table-cell table:formula="of:=[.F46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0.999989194289844" calcext:value-type="float">
            <text:p>1,00E+00</text:p>
          </table:table-cell>
          <table:table-cell office:value-type="float" office:value="-5.49995759640544" calcext:value-type="float">
            <text:p>-5,50E+00</text:p>
          </table:table-cell>
          <table:table-cell office:value-type="float" office:value="-2.38331962020059" calcext:value-type="float">
            <text:p>-2,38E+00</text:p>
          </table:table-cell>
          <table:table-cell office:value-type="float" office:value="1363" calcext:value-type="float">
            <text:p>1.363</text:p>
          </table:table-cell>
          <table:table-cell office:value-type="float" office:value="0.991353204976052" calcext:value-type="float">
            <text:p>9,91E-01</text:p>
          </table:table-cell>
          <table:table-cell table:formula="of:=[.B47]&lt;0.05" office:value-type="boolean" office:boolean-value="false" calcext:value-type="boolean">
            <text:p>FALSO</text:p>
          </table:table-cell>
          <table:table-cell table:formula="of:=[.F47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seract</text:p>
          </table:table-cell>
          <table:table-cell office:value-type="float" office:value="0.9991702040911" calcext:value-type="float">
            <text:p>9,99E-01</text:p>
          </table:table-cell>
          <table:table-cell office:value-type="float" office:value="-19.9999966473538" calcext:value-type="float">
            <text:p>-2,00E+01</text:p>
          </table:table-cell>
          <table:table-cell office:value-type="float" office:value="-2.5780365494671" calcext:value-type="float">
            <text:p>-2,58E+00</text:p>
          </table:table-cell>
          <table:table-cell office:value-type="float" office:value="164" calcext:value-type="float">
            <text:p>164</text:p>
          </table:table-cell>
          <table:table-cell office:value-type="float" office:value="0.994592190047362" calcext:value-type="float">
            <text:p>9,95E-01</text:p>
          </table:table-cell>
          <table:table-cell table:formula="of:=[.B48]&lt;0.05" office:value-type="boolean" office:boolean-value="false" calcext:value-type="boolean">
            <text:p>FALSO</text:p>
          </table:table-cell>
          <table:table-cell table:formula="of:=[.F48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uck</text:p>
          </table:table-cell>
          <table:table-cell office:value-type="float" office:value="0.696535295413405" calcext:value-type="float">
            <text:p>6,97E-01</text:p>
          </table:table-cell>
          <table:table-cell office:value-type="float" office:value="-2.9999620304105" calcext:value-type="float">
            <text:p>-3,00E+00</text:p>
          </table:table-cell>
          <table:table-cell office:value-type="float" office:value="-1.30039196475022" calcext:value-type="float">
            <text:p>-1,30E+00</text:p>
          </table:table-cell>
          <table:table-cell office:value-type="float" office:value="94" calcext:value-type="float">
            <text:p>94</text:p>
          </table:table-cell>
          <table:table-cell office:value-type="float" office:value="0.901677040185885" calcext:value-type="float">
            <text:p>9,02E-01</text:p>
          </table:table-cell>
          <table:table-cell table:formula="of:=[.B49]&lt;0.05" office:value-type="boolean" office:boolean-value="false" calcext:value-type="boolean">
            <text:p>FALSO</text:p>
          </table:table-cell>
          <table:table-cell table:formula="of:=[.F49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0.82738446411408" calcext:value-type="float">
            <text:p>8,27E-01</text:p>
          </table:table-cell>
          <table:table-cell office:value-type="float" office:value="-59.0000491823431" calcext:value-type="float">
            <text:p>-5,90E+01</text:p>
          </table:table-cell>
          <table:table-cell office:value-type="float" office:value="-1.00270322949248" calcext:value-type="float">
            <text:p>-1,00E+00</text:p>
          </table:table-cell>
          <table:table-cell office:value-type="float" office:value="26" calcext:value-type="float">
            <text:p>26</text:p>
          </table:table-cell>
          <table:table-cell office:value-type="float" office:value="0.83737734438694" calcext:value-type="float">
            <text:p>8,37E-01</text:p>
          </table:table-cell>
          <table:table-cell table:formula="of:=[.B50]&lt;0.05" office:value-type="boolean" office:boolean-value="false" calcext:value-type="boolean">
            <text:p>FALSO</text:p>
          </table:table-cell>
          <table:table-cell table:formula="of:=[.F50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4dbg</text:p>
          </table:table-cell>
          <table:table-cell office:value-type="float" office:value="6.5108770744859E-023" calcext:value-type="float">
            <text:p>6,51E-23</text:p>
          </table:table-cell>
          <table:table-cell office:value-type="float" office:value="36.4999741759505" calcext:value-type="float">
            <text:p>3,65E+01</text:p>
          </table:table-cell>
          <table:table-cell office:value-type="float" office:value="7.99791538816751" calcext:value-type="float">
            <text:p>8,00E+00</text:p>
          </table:table-cell>
          <table:table-cell office:value-type="float" office:value="966" calcext:value-type="float">
            <text:p>966</text:p>
          </table:table-cell>
          <table:table-cell office:value-type="float" office:value="1.80126784182695E-015" calcext:value-type="float">
            <text:p>1,80E-15</text:p>
          </table:table-cell>
          <table:table-cell table:formula="of:=[.B51]&lt;0.05" office:value-type="boolean" office:boolean-value="true" calcext:value-type="boolean">
            <text:p>VERDADEIRO</text:p>
          </table:table-cell>
          <table:table-cell table:formula="of:=[.F51]&lt;0.05" office:value-type="boolean" office:boolean-value="true" calcext:value-type="boolean">
            <text:p>VERDADE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-dl</text:p>
          </table:table-cell>
          <table:table-cell office:value-type="float" office:value="0.999999999291356" calcext:value-type="float">
            <text:p>1,00E+00</text:p>
          </table:table-cell>
          <table:table-cell office:value-type="float" office:value="-8.00000031957678" calcext:value-type="float">
            <text:p>-8,00E+00</text:p>
          </table:table-cell>
          <table:table-cell office:value-type="float" office:value="-2.70646498139228" calcext:value-type="float">
            <text:p>-2,71E+00</text:p>
          </table:table-cell>
          <table:table-cell office:value-type="float" office:value="717" calcext:value-type="float">
            <text:p>717</text:p>
          </table:table-cell>
          <table:table-cell office:value-type="float" office:value="0.996518935050984" calcext:value-type="float">
            <text:p>9,97E-01</text:p>
          </table:table-cell>
          <table:table-cell table:formula="of:=[.B52]&lt;0.05" office:value-type="boolean" office:boolean-value="false" calcext:value-type="boolean">
            <text:p>FALSO</text:p>
          </table:table-cell>
          <table:table-cell table:formula="of:=[.F52]&lt;0.05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0.000170623949157499" calcext:value-type="float">
            <text:p>1,71E-04</text:p>
          </table:table-cell>
          <table:table-cell office:value-type="float" office:value="2.00001565605378" calcext:value-type="float">
            <text:p>2,00E+00</text:p>
          </table:table-cell>
          <table:table-cell office:value-type="float" office:value="0.58972973639649" calcext:value-type="float">
            <text:p>5,90E-01</text:p>
          </table:table-cell>
          <table:table-cell office:value-type="float" office:value="2201" calcext:value-type="float">
            <text:p>2.201</text:p>
          </table:table-cell>
          <table:table-cell office:value-type="float" office:value="0.277716193511295" calcext:value-type="float">
            <text:p>2,78E-01</text:p>
          </table:table-cell>
          <table:table-cell table:formula="of:=[.B53]&lt;0.05" office:value-type="boolean" office:boolean-value="true" calcext:value-type="boolean">
            <text:p>VERDADEIRO</text:p>
          </table:table-cell>
          <table:table-cell table:formula="of:=[.F53]&lt;0.05" office:value-type="boolean" office:boolean-value="false" calcext:value-type="boolean">
            <text:p>FALSO</text:p>
          </table:table-cell>
          <table:table-cell table:number-columns-repeated="3"/>
        </table:table-row>
      </table:table>
      <table:table table:name="accuracy-and-precision" table:style-name="ta1">
        <table:table-column table:style-name="co1" table:default-cell-style-name="Default"/>
        <table:table-column table:style-name="co40" table:default-cell-style-name="ce42"/>
        <table:table-column table:style-name="co32" table:default-cell-style-name="ce42"/>
        <table:table-column table:style-name="co34" table:default-cell-style-name="ce42"/>
        <table:table-column table:style-name="co35" table:default-cell-style-name="ce37"/>
        <table:table-column table:style-name="co41" table:default-cell-style-name="ce42"/>
        <table:table-column table:style-name="co42" table:default-cell-style-name="ce42"/>
        <table:table-column table:style-name="co32" table:default-cell-style-name="ce42"/>
        <table:table-column table:style-name="co34" table:default-cell-style-name="ce42"/>
        <table:table-column table:style-name="co35" table:default-cell-style-name="ce37"/>
        <table:table-column table:style-name="co41" table:default-cell-style-name="ce42"/>
        <table:table-column table:style-name="co43" table:number-columns-repeated="5" table:default-cell-style-name="Default"/>
        <table:table-row table:style-name="ro1">
          <table:table-cell table:style-name="ce33"/>
          <table:table-cell table:style-name="ce41" office:value-type="string" calcext:value-type="string">
            <text:p>Accuracy</text:p>
          </table:table-cell>
          <table:table-cell table:style-name="ce41" table:number-columns-repeated="2"/>
          <table:table-cell table:style-name="ce36"/>
          <table:table-cell table:style-name="ce41"/>
          <table:table-cell table:style-name="ce41" office:value-type="string" calcext:value-type="string">
            <text:p>Precision</text:p>
          </table:table-cell>
          <table:table-cell table:style-name="ce41" table:number-columns-repeated="2"/>
          <table:table-cell table:style-name="ce36"/>
          <table:table-cell table:style-name="ce41"/>
          <table:table-cell table:number-columns-repeated="5"/>
        </table:table-row>
        <table:table-row table:style-name="ro1">
          <table:table-cell table:style-name="ce33"/>
          <table:table-cell table:style-name="ce41" office:value-type="string" calcext:value-type="string">
            <text:p>Wilcoxon</text:p>
          </table:table-cell>
          <table:table-cell table:style-name="ce41"/>
          <table:table-cell table:style-name="ce41" office:value-type="string" calcext:value-type="string">
            <text:p>Paired t-test</text:p>
          </table:table-cell>
          <table:table-cell table:style-name="ce36"/>
          <table:table-cell table:style-name="ce41"/>
          <table:table-cell table:style-name="ce41" office:value-type="string" calcext:value-type="string">
            <text:p>Wilcoxon</text:p>
          </table:table-cell>
          <table:table-cell table:style-name="ce41"/>
          <table:table-cell table:style-name="ce41" office:value-type="string" calcext:value-type="string">
            <text:p>Paired t-test</text:p>
          </table:table-cell>
          <table:table-cell table:style-name="ce36"/>
          <table:table-cell table:style-name="ce41"/>
          <table:table-cell table:number-columns-repeated="5"/>
        </table:table-row>
        <table:table-row table:style-name="ro1">
          <table:table-cell table:style-name="ce33" office:value-type="string" calcext:value-type="string">
            <text:p>project</text:p>
          </table:table-cell>
          <table:table-cell table:style-name="ce41" office:value-type="string" calcext:value-type="string">
            <text:p>p-value</text:p>
          </table:table-cell>
          <table:table-cell table:style-name="ce41" office:value-type="string" calcext:value-type="string">
            <text:p>Wilcoxon</text:p>
          </table:table-cell>
          <table:table-cell table:style-name="ce41" office:value-type="string" calcext:value-type="string">
            <text:p>t</text:p>
          </table:table-cell>
          <table:table-cell table:style-name="ce36" office:value-type="string" calcext:value-type="string">
            <text:p>df</text:p>
          </table:table-cell>
          <table:table-cell table:number-columns-repeated="2" table:style-name="ce41" office:value-type="string" calcext:value-type="string">
            <text:p>p-value</text:p>
          </table:table-cell>
          <table:table-cell table:style-name="ce41" office:value-type="string" calcext:value-type="string">
            <text:p>Wilcoxon</text:p>
          </table:table-cell>
          <table:table-cell table:style-name="ce41" office:value-type="string" calcext:value-type="string">
            <text:p>t</text:p>
          </table:table-cell>
          <table:table-cell table:style-name="ce36" office:value-type="string" calcext:value-type="string">
            <text:p>df</text:p>
          </table:table-cell>
          <table:table-cell table:style-name="ce41" office:value-type="string" calcext:value-type="string">
            <text:p>p-value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Geral</text:p>
          </table:table-cell>
          <table:table-cell office:value-type="float" office:value="1" calcext:value-type="float">
            <text:p>1,000</text:p>
          </table:table-cell>
          <table:table-cell office:value-type="float" office:value="-0.0048475409183714" calcext:value-type="float">
            <text:p>-0,005</text:p>
          </table:table-cell>
          <table:table-cell office:value-type="float" office:value="-12.4867008993679" calcext:value-type="float">
            <text:p>-12,487</text:p>
          </table:table-cell>
          <table:table-cell office:value-type="float" office:value="116387" calcext:value-type="float">
            <text:p>116.387</text:p>
          </table:table-cell>
          <table:table-cell office:value-type="float" office:value="1" calcext:value-type="float">
            <text:p>1,000</text:p>
          </table:table-cell>
          <table:table-cell office:value-type="float" office:value="0.999999999993903" calcext:value-type="float">
            <text:p>1,000</text:p>
          </table:table-cell>
          <table:table-cell table:style-name="ce35" office:value-type="float" office:value="-0.000697373406308626" calcext:value-type="float">
            <text:p>-6,97E-04</text:p>
          </table:table-cell>
          <table:table-cell table:style-name="ce44" office:value-type="float" office:value="4.67855070051396" calcext:value-type="float">
            <text:p>4,679</text:p>
          </table:table-cell>
          <table:table-cell table:style-name="ce45" office:value-type="float" office:value="116387" calcext:value-type="float">
            <text:p>116.387</text:p>
          </table:table-cell>
          <table:table-cell table:style-name="ce43" office:value-type="float" office:value="0.00000144616963713903" calcext:value-type="float">
            <text:p>1,45E-06</text:p>
          </table:table-cell>
          <table:table-cell table:style-name="ce38" table:formula="of:=[.B4]&lt;0.05" office:value-type="boolean" office:boolean-value="false" calcext:value-type="boolean">
            <text:p>FALSO</text:p>
          </table:table-cell>
          <table:table-cell table:style-name="ce38" table:formula="of:=[.F4]&lt;0.05" office:value-type="boolean" office:boolean-value="false" calcext:value-type="boolean">
            <text:p>FALSO</text:p>
          </table:table-cell>
          <table:table-cell table:style-name="ce38" table:formula="of:=[.G4]&lt;0.05" office:value-type="boolean" office:boolean-value="false" calcext:value-type="boolean">
            <text:p>FALSO</text:p>
          </table:table-cell>
          <table:table-cell table:style-name="ce38" table:formula="of:=[.K4]&lt;0.05" office:value-type="boolean" office:boolean-value="true" calcext:value-type="boolean">
            <text:p>VERDADEIRO</text:p>
          </table:table-cell>
          <table:table-cell table:style-name="ce46" table:formula="of:=OR([.L4];[.M4];[.N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office:value-type="float" office:value="1" calcext:value-type="float">
            <text:p>1,000</text:p>
          </table:table-cell>
          <table:table-cell office:value-type="float" office:value="-0.0159248570050143" calcext:value-type="float">
            <text:p>-0,016</text:p>
          </table:table-cell>
          <table:table-cell office:value-type="float" office:value="-5.82075343150277" calcext:value-type="float">
            <text:p>-5,821</text:p>
          </table:table-cell>
          <table:table-cell office:value-type="float" office:value="7746" calcext:value-type="float">
            <text:p>7.746</text:p>
          </table:table-cell>
          <table:table-cell office:value-type="float" office:value="0.999999996954062" calcext:value-type="float">
            <text:p>1,000</text:p>
          </table:table-cell>
          <table:table-cell office:value-type="float" office:value="0.999999999999973" calcext:value-type="float">
            <text:p>1,000</text:p>
          </table:table-cell>
          <table:table-cell office:value-type="float" office:value="-0.0050384889470518" calcext:value-type="float">
            <text:p>-0,005</text:p>
          </table:table-cell>
          <table:table-cell office:value-type="float" office:value="-0.242629309787402" calcext:value-type="float">
            <text:p>-0,243</text:p>
          </table:table-cell>
          <table:table-cell office:value-type="float" office:value="7746" calcext:value-type="float">
            <text:p>7.746</text:p>
          </table:table-cell>
          <table:table-cell office:value-type="float" office:value="0.595850501247144" calcext:value-type="float">
            <text:p>0,596</text:p>
          </table:table-cell>
          <table:table-cell table:style-name="ce38" table:formula="of:=[.B5]&lt;0.05" office:value-type="boolean" office:boolean-value="false" calcext:value-type="boolean">
            <text:p>FALSO</text:p>
          </table:table-cell>
          <table:table-cell table:style-name="ce38" table:formula="of:=[.F5]&lt;0.05" office:value-type="boolean" office:boolean-value="false" calcext:value-type="boolean">
            <text:p>FALSO</text:p>
          </table:table-cell>
          <table:table-cell table:style-name="ce38" table:formula="of:=[.G5]&lt;0.05" office:value-type="boolean" office:boolean-value="false" calcext:value-type="boolean">
            <text:p>FALSO</text:p>
          </table:table-cell>
          <table:table-cell table:style-name="ce38" table:formula="of:=[.K5]&lt;0.05" office:value-type="boolean" office:boolean-value="false" calcext:value-type="boolean">
            <text:p>FALSO</text:p>
          </table:table-cell>
          <table:table-cell table:style-name="ce46" table:formula="of:=OR([.L5];[.M5];[.N5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0.999959158681966" calcext:value-type="float">
            <text:p>1,000</text:p>
          </table:table-cell>
          <table:table-cell office:value-type="float" office:value="-0.0953162550026455" calcext:value-type="float">
            <text:p>-0,095</text:p>
          </table:table-cell>
          <table:table-cell office:value-type="float" office:value="-4.12637779054687" calcext:value-type="float">
            <text:p>-4,126</text:p>
          </table:table-cell>
          <table:table-cell office:value-type="float" office:value="119" calcext:value-type="float">
            <text:p>119</text:p>
          </table:table-cell>
          <table:table-cell office:value-type="float" office:value="0.999965678192582" calcext:value-type="float">
            <text:p>1,000</text:p>
          </table:table-cell>
          <table:table-cell office:value-type="float" office:value="0.92297528857963" calcext:value-type="float">
            <text:p>0,923</text:p>
          </table:table-cell>
          <table:table-cell office:value-type="float" office:value="-0.0295626950152596" calcext:value-type="float">
            <text:p>-0,030</text:p>
          </table:table-cell>
          <table:table-cell office:value-type="float" office:value="-0.64033852939439" calcext:value-type="float">
            <text:p>-0,640</text:p>
          </table:table-cell>
          <table:table-cell office:value-type="float" office:value="119" calcext:value-type="float">
            <text:p>119</text:p>
          </table:table-cell>
          <table:table-cell office:value-type="float" office:value="0.738408198289085" calcext:value-type="float">
            <text:p>0,738</text:p>
          </table:table-cell>
          <table:table-cell table:style-name="ce38" table:formula="of:=[.B6]&lt;0.05" office:value-type="boolean" office:boolean-value="false" calcext:value-type="boolean">
            <text:p>FALSO</text:p>
          </table:table-cell>
          <table:table-cell table:style-name="ce38" table:formula="of:=[.F6]&lt;0.05" office:value-type="boolean" office:boolean-value="false" calcext:value-type="boolean">
            <text:p>FALSO</text:p>
          </table:table-cell>
          <table:table-cell table:style-name="ce38" table:formula="of:=[.G6]&lt;0.05" office:value-type="boolean" office:boolean-value="false" calcext:value-type="boolean">
            <text:p>FALSO</text:p>
          </table:table-cell>
          <table:table-cell table:style-name="ce38" table:formula="of:=[.K6]&lt;0.05" office:value-type="boolean" office:boolean-value="false" calcext:value-type="boolean">
            <text:p>FALSO</text:p>
          </table:table-cell>
          <table:table-cell table:style-name="ce46" table:formula="of:=OR([.L6];[.M6];[.N6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Bitcoin</text:p>
          </table:table-cell>
          <table:table-cell office:value-type="float" office:value="0.618077271897254" calcext:value-type="float">
            <text:p>0,618</text:p>
          </table:table-cell>
          <table:table-cell office:value-type="float" office:value="-0.000616311126716866" calcext:value-type="float">
            <text:p>-0,001</text:p>
          </table:table-cell>
          <table:table-cell office:value-type="float" office:value="-2.89464817329707" calcext:value-type="float">
            <text:p>-2,895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98098959085363" calcext:value-type="float">
            <text:p>0,998</text:p>
          </table:table-cell>
          <table:table-cell table:style-name="ce43" office:value-type="float" office:value="0.0000003026487370863" calcext:value-type="float">
            <text:p>3,03E-07</text:p>
          </table:table-cell>
          <table:table-cell table:style-name="ce43" office:value-type="float" office:value="0.000454992514342783" calcext:value-type="float">
            <text:p>4,55E-04</text:p>
          </table:table-cell>
          <table:table-cell office:value-type="float" office:value="0.692860183485013" calcext:value-type="float">
            <text:p>0,693</text:p>
          </table:table-cell>
          <table:table-cell office:value-type="float" office:value="13147" calcext:value-type="float">
            <text:p>13.147</text:p>
          </table:table-cell>
          <table:table-cell office:value-type="float" office:value="0.244204768758645" calcext:value-type="float">
            <text:p>0,244</text:p>
          </table:table-cell>
          <table:table-cell table:style-name="ce38" table:formula="of:=[.B7]&lt;0.05" office:value-type="boolean" office:boolean-value="false" calcext:value-type="boolean">
            <text:p>FALSO</text:p>
          </table:table-cell>
          <table:table-cell table:style-name="ce38" table:formula="of:=[.F7]&lt;0.05" office:value-type="boolean" office:boolean-value="false" calcext:value-type="boolean">
            <text:p>FALSO</text:p>
          </table:table-cell>
          <table:table-cell table:style-name="ce38" table:formula="of:=[.G7]&lt;0.05" office:value-type="boolean" office:boolean-value="true" calcext:value-type="boolean">
            <text:p>VERDADEIRO</text:p>
          </table:table-cell>
          <table:table-cell table:style-name="ce38" table:formula="of:=[.K7]&lt;0.05" office:value-type="boolean" office:boolean-value="false" calcext:value-type="boolean">
            <text:p>FALSO</text:p>
          </table:table-cell>
          <table:table-cell table:style-name="ce46" table:formula="of:=OR([.L7];[.M7];[.N7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0.998585309559072" calcext:value-type="float">
            <text:p>0,999</text:p>
          </table:table-cell>
          <table:table-cell office:value-type="float" office:value="-0.00547889873714704" calcext:value-type="float">
            <text:p>-0,005</text:p>
          </table:table-cell>
          <table:table-cell office:value-type="float" office:value="-2.44755925072847" calcext:value-type="float">
            <text:p>-2,448</text:p>
          </table:table-cell>
          <table:table-cell office:value-type="float" office:value="4666" calcext:value-type="float">
            <text:p>4.666</text:p>
          </table:table-cell>
          <table:table-cell office:value-type="float" office:value="0.99279032338463" calcext:value-type="float">
            <text:p>0,993</text:p>
          </table:table-cell>
          <table:table-cell office:value-type="float" office:value="0.916823433552686" calcext:value-type="float">
            <text:p>0,917</text:p>
          </table:table-cell>
          <table:table-cell office:value-type="float" office:value="-0.00175943315865653" calcext:value-type="float">
            <text:p>-0,002</text:p>
          </table:table-cell>
          <table:table-cell office:value-type="float" office:value="-0.661618362334768" calcext:value-type="float">
            <text:p>-0,662</text:p>
          </table:table-cell>
          <table:table-cell office:value-type="float" office:value="4666" calcext:value-type="float">
            <text:p>4.666</text:p>
          </table:table-cell>
          <table:table-cell office:value-type="float" office:value="0.745875746658011" calcext:value-type="float">
            <text:p>0,746</text:p>
          </table:table-cell>
          <table:table-cell table:style-name="ce38" table:formula="of:=[.B8]&lt;0.05" office:value-type="boolean" office:boolean-value="false" calcext:value-type="boolean">
            <text:p>FALSO</text:p>
          </table:table-cell>
          <table:table-cell table:style-name="ce38" table:formula="of:=[.F8]&lt;0.05" office:value-type="boolean" office:boolean-value="false" calcext:value-type="boolean">
            <text:p>FALSO</text:p>
          </table:table-cell>
          <table:table-cell table:style-name="ce38" table:formula="of:=[.G8]&lt;0.05" office:value-type="boolean" office:boolean-value="false" calcext:value-type="boolean">
            <text:p>FALSO</text:p>
          </table:table-cell>
          <table:table-cell table:style-name="ce38" table:formula="of:=[.K8]&lt;0.05" office:value-type="boolean" office:boolean-value="false" calcext:value-type="boolean">
            <text:p>FALSO</text:p>
          </table:table-cell>
          <table:table-cell table:style-name="ce46" table:formula="of:=OR([.L8];[.M8];[.N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.872473643839458" calcext:value-type="float">
            <text:p>0,872</text:p>
          </table:table-cell>
          <table:table-cell office:value-type="float" office:value="-0.0170583460053868" calcext:value-type="float">
            <text:p>-0,017</text:p>
          </table:table-cell>
          <table:table-cell office:value-type="float" office:value="-1.15775757455724" calcext:value-type="float">
            <text:p>-1,158</text:p>
          </table:table-cell>
          <table:table-cell office:value-type="float" office:value="237" calcext:value-type="float">
            <text:p>237</text:p>
          </table:table-cell>
          <table:table-cell office:value-type="float" office:value="0.875935797904039" calcext:value-type="float">
            <text:p>0,876</text:p>
          </table:table-cell>
          <table:table-cell office:value-type="float" office:value="0.3176994093223" calcext:value-type="float">
            <text:p>0,318</text:p>
          </table:table-cell>
          <table:table-cell office:value-type="float" office:value="-0.00214838270271596" calcext:value-type="float">
            <text:p>-0,002</text:p>
          </table:table-cell>
          <table:table-cell office:value-type="float" office:value="0.134227703346673" calcext:value-type="float">
            <text:p>0,134</text:p>
          </table:table-cell>
          <table:table-cell office:value-type="float" office:value="237" calcext:value-type="float">
            <text:p>237</text:p>
          </table:table-cell>
          <table:table-cell office:value-type="float" office:value="0.446668217841985" calcext:value-type="float">
            <text:p>0,447</text:p>
          </table:table-cell>
          <table:table-cell table:style-name="ce38" table:formula="of:=[.B9]&lt;0.05" office:value-type="boolean" office:boolean-value="false" calcext:value-type="boolean">
            <text:p>FALSO</text:p>
          </table:table-cell>
          <table:table-cell table:style-name="ce38" table:formula="of:=[.F9]&lt;0.05" office:value-type="boolean" office:boolean-value="false" calcext:value-type="boolean">
            <text:p>FALSO</text:p>
          </table:table-cell>
          <table:table-cell table:style-name="ce38" table:formula="of:=[.G9]&lt;0.05" office:value-type="boolean" office:boolean-value="false" calcext:value-type="boolean">
            <text:p>FALSO</text:p>
          </table:table-cell>
          <table:table-cell table:style-name="ce38" table:formula="of:=[.K9]&lt;0.05" office:value-type="boolean" office:boolean-value="false" calcext:value-type="boolean">
            <text:p>FALSO</text:p>
          </table:table-cell>
          <table:table-cell table:style-name="ce46" table:formula="of:=OR([.L9];[.M9];[.N9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Code-server</text:p>
          </table:table-cell>
          <table:table-cell table:style-name="ce43" office:value-type="float" office:value="3.32142812099083E-031" calcext:value-type="float">
            <text:p>3,32E-31</text:p>
          </table:table-cell>
          <table:table-cell table:style-name="ce44" office:value-type="float" office:value="0.00645939643841934" calcext:value-type="float">
            <text:p>0,006</text:p>
          </table:table-cell>
          <table:table-cell table:style-name="ce44" office:value-type="float" office:value="1.72119006524558" calcext:value-type="float">
            <text:p>1,721</text:p>
          </table:table-cell>
          <table:table-cell table:style-name="ce45" office:value-type="float" office:value="6479" calcext:value-type="float">
            <text:p>6.479</text:p>
          </table:table-cell>
          <table:table-cell table:style-name="ce44" office:value-type="float" office:value="0.0426320393841068" calcext:value-type="float">
            <text:p>0,043</text:p>
          </table:table-cell>
          <table:table-cell table:style-name="ce43" office:value-type="float" office:value="2.94091620592047E-036" calcext:value-type="float">
            <text:p>2,94E-36</text:p>
          </table:table-cell>
          <table:table-cell table:style-name="ce44" office:value-type="float" office:value="0.00669998826658323" calcext:value-type="float">
            <text:p>0,007</text:p>
          </table:table-cell>
          <table:table-cell office:value-type="float" office:value="0.983430590928577" calcext:value-type="float">
            <text:p>0,983</text:p>
          </table:table-cell>
          <table:table-cell office:value-type="float" office:value="6479" calcext:value-type="float">
            <text:p>6.479</text:p>
          </table:table-cell>
          <table:table-cell office:value-type="float" office:value="0.162716141136024" calcext:value-type="float">
            <text:p>0,163</text:p>
          </table:table-cell>
          <table:table-cell table:style-name="ce38" table:formula="of:=[.B10]&lt;0.05" office:value-type="boolean" office:boolean-value="true" calcext:value-type="boolean">
            <text:p>VERDADEIRO</text:p>
          </table:table-cell>
          <table:table-cell table:style-name="ce38" table:formula="of:=[.F10]&lt;0.05" office:value-type="boolean" office:boolean-value="true" calcext:value-type="boolean">
            <text:p>VERDADEIRO</text:p>
          </table:table-cell>
          <table:table-cell table:style-name="ce38" table:formula="of:=[.G10]&lt;0.05" office:value-type="boolean" office:boolean-value="true" calcext:value-type="boolean">
            <text:p>VERDADEIRO</text:p>
          </table:table-cell>
          <table:table-cell table:style-name="ce38" table:formula="of:=[.K10]&lt;0.05" office:value-type="boolean" office:boolean-value="false" calcext:value-type="boolean">
            <text:p>FALSO</text:p>
          </table:table-cell>
          <table:table-cell table:style-name="ce46" table:formula="of:=OR([.L10];[.M10];[.N10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0.998905110804353" calcext:value-type="float">
            <text:p>0,999</text:p>
          </table:table-cell>
          <table:table-cell office:value-type="float" office:value="-0.0156073885470444" calcext:value-type="float">
            <text:p>-0,016</text:p>
          </table:table-cell>
          <table:table-cell office:value-type="float" office:value="-2.3279029270887" calcext:value-type="float">
            <text:p>-2,328</text:p>
          </table:table-cell>
          <table:table-cell office:value-type="float" office:value="986" calcext:value-type="float">
            <text:p>986</text:p>
          </table:table-cell>
          <table:table-cell office:value-type="float" office:value="0.989940595401693" calcext:value-type="float">
            <text:p>0,990</text:p>
          </table:table-cell>
          <table:table-cell office:value-type="float" office:value="0.681957855593672" calcext:value-type="float">
            <text:p>0,682</text:p>
          </table:table-cell>
          <table:table-cell office:value-type="float" office:value="-0.00369731829523513" calcext:value-type="float">
            <text:p>-0,004</text:p>
          </table:table-cell>
          <table:table-cell office:value-type="float" office:value="-0.245328053087164" calcext:value-type="float">
            <text:p>-0,245</text:p>
          </table:table-cell>
          <table:table-cell office:value-type="float" office:value="986" calcext:value-type="float">
            <text:p>986</text:p>
          </table:table-cell>
          <table:table-cell office:value-type="float" office:value="0.596873258379411" calcext:value-type="float">
            <text:p>0,597</text:p>
          </table:table-cell>
          <table:table-cell table:style-name="ce38" table:formula="of:=[.B11]&lt;0.05" office:value-type="boolean" office:boolean-value="false" calcext:value-type="boolean">
            <text:p>FALSO</text:p>
          </table:table-cell>
          <table:table-cell table:style-name="ce38" table:formula="of:=[.F11]&lt;0.05" office:value-type="boolean" office:boolean-value="false" calcext:value-type="boolean">
            <text:p>FALSO</text:p>
          </table:table-cell>
          <table:table-cell table:style-name="ce38" table:formula="of:=[.G11]&lt;0.05" office:value-type="boolean" office:boolean-value="false" calcext:value-type="boolean">
            <text:p>FALSO</text:p>
          </table:table-cell>
          <table:table-cell table:style-name="ce38" table:formula="of:=[.K11]&lt;0.05" office:value-type="boolean" office:boolean-value="false" calcext:value-type="boolean">
            <text:p>FALSO</text:p>
          </table:table-cell>
          <table:table-cell table:style-name="ce46" table:formula="of:=OR([.L11];[.M11];[.N1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.999999859400042" calcext:value-type="float">
            <text:p>1,000</text:p>
          </table:table-cell>
          <table:table-cell office:value-type="float" office:value="-0.0166494903525695" calcext:value-type="float">
            <text:p>-0,017</text:p>
          </table:table-cell>
          <table:table-cell office:value-type="float" office:value="-3.84782229338857" calcext:value-type="float">
            <text:p>-3,848</text:p>
          </table:table-cell>
          <table:table-cell office:value-type="float" office:value="274" calcext:value-type="float">
            <text:p>274</text:p>
          </table:table-cell>
          <table:table-cell office:value-type="float" office:value="0.999925839181165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0101286859768244" calcext:value-type="float">
            <text:p>-0,010</text:p>
          </table:table-cell>
          <table:table-cell office:value-type="float" office:value="-5.4155347075385" calcext:value-type="float">
            <text:p>-5,416</text:p>
          </table:table-cell>
          <table:table-cell office:value-type="float" office:value="274" calcext:value-type="float">
            <text:p>274</text:p>
          </table:table-cell>
          <table:table-cell office:value-type="float" office:value="0.999999933145351" calcext:value-type="float">
            <text:p>1,000</text:p>
          </table:table-cell>
          <table:table-cell table:style-name="ce38" table:formula="of:=[.B12]&lt;0.05" office:value-type="boolean" office:boolean-value="false" calcext:value-type="boolean">
            <text:p>FALSO</text:p>
          </table:table-cell>
          <table:table-cell table:style-name="ce38" table:formula="of:=[.F12]&lt;0.05" office:value-type="boolean" office:boolean-value="false" calcext:value-type="boolean">
            <text:p>FALSO</text:p>
          </table:table-cell>
          <table:table-cell table:style-name="ce38" table:formula="of:=[.G12]&lt;0.05" office:value-type="boolean" office:boolean-value="false" calcext:value-type="boolean">
            <text:p>FALSO</text:p>
          </table:table-cell>
          <table:table-cell table:style-name="ce38" table:formula="of:=[.K12]&lt;0.05" office:value-type="boolean" office:boolean-value="false" calcext:value-type="boolean">
            <text:p>FALSO</text:p>
          </table:table-cell>
          <table:table-cell table:style-name="ce46" table:formula="of:=OR([.L12];[.M12];[.N12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Dubbo</text:p>
          </table:table-cell>
          <table:table-cell office:value-type="float" office:value="0.999223741251144" calcext:value-type="float">
            <text:p>0,999</text:p>
          </table:table-cell>
          <table:table-cell office:value-type="float" office:value="-0.0133154807891814" calcext:value-type="float">
            <text:p>-0,013</text:p>
          </table:table-cell>
          <table:table-cell table:style-name="ce44" office:value-type="float" office:value="1.95608404246793" calcext:value-type="float">
            <text:p>1,956</text:p>
          </table:table-cell>
          <table:table-cell table:style-name="ce45" office:value-type="float" office:value="1966" calcext:value-type="float">
            <text:p>1.966</text:p>
          </table:table-cell>
          <table:table-cell table:style-name="ce44" office:value-type="float" office:value="0.0252983380045716" calcext:value-type="float">
            <text:p>0,025</text:p>
          </table:table-cell>
          <table:table-cell office:value-type="float" office:value="0.93260123259885" calcext:value-type="float">
            <text:p>0,933</text:p>
          </table:table-cell>
          <table:table-cell office:value-type="float" office:value="-0.00436245947722093" calcext:value-type="float">
            <text:p>-0,004</text:p>
          </table:table-cell>
          <table:table-cell table:style-name="ce44" office:value-type="float" office:value="5.77384618991415" calcext:value-type="float">
            <text:p>5,774</text:p>
          </table:table-cell>
          <table:table-cell table:style-name="ce45" office:value-type="float" office:value="1966" calcext:value-type="float">
            <text:p>1.966</text:p>
          </table:table-cell>
          <table:table-cell table:style-name="ce43" office:value-type="float" office:value="0.00000000449231192684" calcext:value-type="float">
            <text:p>4,49E-09</text:p>
          </table:table-cell>
          <table:table-cell table:style-name="ce38" table:formula="of:=[.B13]&lt;0.05" office:value-type="boolean" office:boolean-value="false" calcext:value-type="boolean">
            <text:p>FALSO</text:p>
          </table:table-cell>
          <table:table-cell table:style-name="ce38" table:formula="of:=[.F13]&lt;0.05" office:value-type="boolean" office:boolean-value="true" calcext:value-type="boolean">
            <text:p>VERDADEIRO</text:p>
          </table:table-cell>
          <table:table-cell table:style-name="ce38" table:formula="of:=[.G13]&lt;0.05" office:value-type="boolean" office:boolean-value="false" calcext:value-type="boolean">
            <text:p>FALSO</text:p>
          </table:table-cell>
          <table:table-cell table:style-name="ce38" table:formula="of:=[.K13]&lt;0.05" office:value-type="boolean" office:boolean-value="true" calcext:value-type="boolean">
            <text:p>VERDADEIRO</text:p>
          </table:table-cell>
          <table:table-cell table:style-name="ce46" table:formula="of:=OR([.L13];[.M13];[.N13])" office:value-type="boolean" office:boolean-value="true" calcext:value-type="boolean">
            <text:p>VERDADEIRO</text:p>
          </table:table-cell>
        </table:table-row>
        <table:table-row table:style-name="ro1">
          <table:table-cell table:style-name="ce39" office:value-type="string" calcext:value-type="string">
            <text:p>Electron</text:p>
          </table:table-cell>
          <table:table-cell office:value-type="float" office:value="0.996826177566106" calcext:value-type="float">
            <text:p>0,997</text:p>
          </table:table-cell>
          <table:table-cell office:value-type="float" office:value="-0.00775440377893054" calcext:value-type="float">
            <text:p>-0,008</text:p>
          </table:table-cell>
          <table:table-cell office:value-type="float" office:value="-3.07211927962204" calcext:value-type="float">
            <text:p>-3,072</text:p>
          </table:table-cell>
          <table:table-cell office:value-type="float" office:value="2442" calcext:value-type="float">
            <text:p>2.442</text:p>
          </table:table-cell>
          <table:table-cell office:value-type="float" office:value="0.998925552855477" calcext:value-type="float">
            <text:p>0,999</text:p>
          </table:table-cell>
          <table:table-cell table:style-name="ce43" office:value-type="float" office:value="0.000780305060000536" calcext:value-type="float">
            <text:p>7,80E-04</text:p>
          </table:table-cell>
          <table:table-cell table:style-name="ce44" office:value-type="float" office:value="0.00127424562470803" calcext:value-type="float">
            <text:p>0,001</text:p>
          </table:table-cell>
          <table:table-cell office:value-type="float" office:value="0.967836300138076" calcext:value-type="float">
            <text:p>0,968</text:p>
          </table:table-cell>
          <table:table-cell office:value-type="float" office:value="2442" calcext:value-type="float">
            <text:p>2.442</text:p>
          </table:table-cell>
          <table:table-cell office:value-type="float" office:value="0.166610986496419" calcext:value-type="float">
            <text:p>0,167</text:p>
          </table:table-cell>
          <table:table-cell table:style-name="ce38" table:formula="of:=[.B14]&lt;0.05" office:value-type="boolean" office:boolean-value="false" calcext:value-type="boolean">
            <text:p>FALSO</text:p>
          </table:table-cell>
          <table:table-cell table:style-name="ce38" table:formula="of:=[.F14]&lt;0.05" office:value-type="boolean" office:boolean-value="false" calcext:value-type="boolean">
            <text:p>FALSO</text:p>
          </table:table-cell>
          <table:table-cell table:style-name="ce38" table:formula="of:=[.G14]&lt;0.05" office:value-type="boolean" office:boolean-value="true" calcext:value-type="boolean">
            <text:p>VERDADEIRO</text:p>
          </table:table-cell>
          <table:table-cell table:style-name="ce38" table:formula="of:=[.K14]&lt;0.05" office:value-type="boolean" office:boolean-value="false" calcext:value-type="boolean">
            <text:p>FALSO</text:p>
          </table:table-cell>
          <table:table-cell table:style-name="ce46" table:formula="of:=OR([.L14];[.M14];[.N14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Emscripten</text:p>
          </table:table-cell>
          <table:table-cell office:value-type="float" office:value="1" calcext:value-type="float">
            <text:p>1,000</text:p>
          </table:table-cell>
          <table:table-cell office:value-type="float" office:value="-0.0093693029517014" calcext:value-type="float">
            <text:p>-0,009</text:p>
          </table:table-cell>
          <table:table-cell office:value-type="float" office:value="-7.39302257283151" calcext:value-type="float">
            <text:p>-7,393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99999999888" calcext:value-type="float">
            <text:p>1,000</text:p>
          </table:table-cell>
          <table:table-cell office:value-type="float" office:value="0.999999776859451" calcext:value-type="float">
            <text:p>1,000</text:p>
          </table:table-cell>
          <table:table-cell office:value-type="float" office:value="-0.00152896513032853" calcext:value-type="float">
            <text:p>-0,002</text:p>
          </table:table-cell>
          <table:table-cell office:value-type="float" office:value="-4.01660038014706" calcext:value-type="float">
            <text:p>-4,017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69199856831" calcext:value-type="float">
            <text:p>1,000</text:p>
          </table:table-cell>
          <table:table-cell table:style-name="ce38" table:formula="of:=[.B15]&lt;0.05" office:value-type="boolean" office:boolean-value="false" calcext:value-type="boolean">
            <text:p>FALSO</text:p>
          </table:table-cell>
          <table:table-cell table:style-name="ce38" table:formula="of:=[.F15]&lt;0.05" office:value-type="boolean" office:boolean-value="false" calcext:value-type="boolean">
            <text:p>FALSO</text:p>
          </table:table-cell>
          <table:table-cell table:style-name="ce38" table:formula="of:=[.G15]&lt;0.05" office:value-type="boolean" office:boolean-value="false" calcext:value-type="boolean">
            <text:p>FALSO</text:p>
          </table:table-cell>
          <table:table-cell table:style-name="ce38" table:formula="of:=[.K15]&lt;0.05" office:value-type="boolean" office:boolean-value="false" calcext:value-type="boolean">
            <text:p>FALSO</text:p>
          </table:table-cell>
          <table:table-cell table:style-name="ce46" table:formula="of:=OR([.L15];[.M15];[.N15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Faceswap</text:p>
          </table:table-cell>
          <table:table-cell office:value-type="float" office:value="0.957858060160859" calcext:value-type="float">
            <text:p>0,958</text:p>
          </table:table-cell>
          <table:table-cell office:value-type="float" office:value="-0.200465412590118" calcext:value-type="float">
            <text:p>-0,200</text:p>
          </table:table-cell>
          <table:table-cell office:value-type="float" office:value="-1.02649270897375" calcext:value-type="float">
            <text:p>-1,026</text:p>
          </table:table-cell>
          <table:table-cell office:value-type="float" office:value="38" calcext:value-type="float">
            <text:p>38</text:p>
          </table:table-cell>
          <table:table-cell office:value-type="float" office:value="0.844425225176921" calcext:value-type="float">
            <text:p>0,844</text:p>
          </table:table-cell>
          <table:table-cell office:value-type="float" office:value="0.96320303809428" calcext:value-type="float">
            <text:p>0,963</text:p>
          </table:table-cell>
          <table:table-cell office:value-type="float" office:value="-0.192915923139792" calcext:value-type="float">
            <text:p>-0,193</text:p>
          </table:table-cell>
          <table:table-cell office:value-type="float" office:value="-0.427771308546523" calcext:value-type="float">
            <text:p>-0,428</text:p>
          </table:table-cell>
          <table:table-cell office:value-type="float" office:value="38" calcext:value-type="float">
            <text:p>38</text:p>
          </table:table-cell>
          <table:table-cell office:value-type="float" office:value="0.664383881540218" calcext:value-type="float">
            <text:p>0,664</text:p>
          </table:table-cell>
          <table:table-cell table:style-name="ce38" table:formula="of:=[.B16]&lt;0.05" office:value-type="boolean" office:boolean-value="false" calcext:value-type="boolean">
            <text:p>FALSO</text:p>
          </table:table-cell>
          <table:table-cell table:style-name="ce38" table:formula="of:=[.F16]&lt;0.05" office:value-type="boolean" office:boolean-value="false" calcext:value-type="boolean">
            <text:p>FALSO</text:p>
          </table:table-cell>
          <table:table-cell table:style-name="ce38" table:formula="of:=[.G16]&lt;0.05" office:value-type="boolean" office:boolean-value="false" calcext:value-type="boolean">
            <text:p>FALSO</text:p>
          </table:table-cell>
          <table:table-cell table:style-name="ce38" table:formula="of:=[.K16]&lt;0.05" office:value-type="boolean" office:boolean-value="false" calcext:value-type="boolean">
            <text:p>FALSO</text:p>
          </table:table-cell>
          <table:table-cell table:style-name="ce46" table:formula="of:=OR([.L16];[.M16];[.N16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.588125116612262" calcext:value-type="float">
            <text:p>0,588</text:p>
          </table:table-cell>
          <table:table-cell office:value-type="float" office:value="-0.00642066365128308" calcext:value-type="float">
            <text:p>-0,006</text:p>
          </table:table-cell>
          <table:table-cell office:value-type="float" office:value="0.744564611727139" calcext:value-type="float">
            <text:p>0,745</text:p>
          </table:table-cell>
          <table:table-cell office:value-type="float" office:value="623" calcext:value-type="float">
            <text:p>623</text:p>
          </table:table-cell>
          <table:table-cell office:value-type="float" office:value="0.228407862464346" calcext:value-type="float">
            <text:p>0,228</text:p>
          </table:table-cell>
          <table:table-cell office:value-type="float" office:value="0.139673097605336" calcext:value-type="float">
            <text:p>0,140</text:p>
          </table:table-cell>
          <table:table-cell table:style-name="ce35" office:value-type="float" office:value="-0.000720113588895921" calcext:value-type="float">
            <text:p>-7,20E-04</text:p>
          </table:table-cell>
          <table:table-cell office:value-type="float" office:value="0.97930276069755" calcext:value-type="float">
            <text:p>0,979</text:p>
          </table:table-cell>
          <table:table-cell office:value-type="float" office:value="623" calcext:value-type="float">
            <text:p>623</text:p>
          </table:table-cell>
          <table:table-cell office:value-type="float" office:value="0.163905266365465" calcext:value-type="float">
            <text:p>0,164</text:p>
          </table:table-cell>
          <table:table-cell table:style-name="ce38" table:formula="of:=[.B17]&lt;0.05" office:value-type="boolean" office:boolean-value="false" calcext:value-type="boolean">
            <text:p>FALSO</text:p>
          </table:table-cell>
          <table:table-cell table:style-name="ce38" table:formula="of:=[.F17]&lt;0.05" office:value-type="boolean" office:boolean-value="false" calcext:value-type="boolean">
            <text:p>FALSO</text:p>
          </table:table-cell>
          <table:table-cell table:style-name="ce38" table:formula="of:=[.G17]&lt;0.05" office:value-type="boolean" office:boolean-value="false" calcext:value-type="boolean">
            <text:p>FALSO</text:p>
          </table:table-cell>
          <table:table-cell table:style-name="ce38" table:formula="of:=[.K17]&lt;0.05" office:value-type="boolean" office:boolean-value="false" calcext:value-type="boolean">
            <text:p>FALSO</text:p>
          </table:table-cell>
          <table:table-cell table:style-name="ce46" table:formula="of:=OR([.L17];[.M17];[.N1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Googletest</text:p>
          </table:table-cell>
          <table:table-cell office:value-type="float" office:value="0.999985962122936" calcext:value-type="float">
            <text:p>1,000</text:p>
          </table:table-cell>
          <table:table-cell office:value-type="float" office:value="-0.00725567356250345" calcext:value-type="float">
            <text:p>-0,007</text:p>
          </table:table-cell>
          <table:table-cell office:value-type="float" office:value="-1.9229940865712" calcext:value-type="float">
            <text:p>-1,923</text:p>
          </table:table-cell>
          <table:table-cell office:value-type="float" office:value="903" calcext:value-type="float">
            <text:p>903</text:p>
          </table:table-cell>
          <table:table-cell office:value-type="float" office:value="0.972602494815483" calcext:value-type="float">
            <text:p>0,973</text:p>
          </table:table-cell>
          <table:table-cell office:value-type="float" office:value="0.968464748547579" calcext:value-type="float">
            <text:p>0,968</text:p>
          </table:table-cell>
          <table:table-cell office:value-type="float" office:value="-0.00182658374395968" calcext:value-type="float">
            <text:p>-0,002</text:p>
          </table:table-cell>
          <table:table-cell office:value-type="float" office:value="-0.220433864933515" calcext:value-type="float">
            <text:p>-0,220</text:p>
          </table:table-cell>
          <table:table-cell office:value-type="float" office:value="903" calcext:value-type="float">
            <text:p>903</text:p>
          </table:table-cell>
          <table:table-cell office:value-type="float" office:value="0.587208449815376" calcext:value-type="float">
            <text:p>0,587</text:p>
          </table:table-cell>
          <table:table-cell table:style-name="ce38" table:formula="of:=[.B18]&lt;0.05" office:value-type="boolean" office:boolean-value="false" calcext:value-type="boolean">
            <text:p>FALSO</text:p>
          </table:table-cell>
          <table:table-cell table:style-name="ce38" table:formula="of:=[.F18]&lt;0.05" office:value-type="boolean" office:boolean-value="false" calcext:value-type="boolean">
            <text:p>FALSO</text:p>
          </table:table-cell>
          <table:table-cell table:style-name="ce38" table:formula="of:=[.G18]&lt;0.05" office:value-type="boolean" office:boolean-value="false" calcext:value-type="boolean">
            <text:p>FALSO</text:p>
          </table:table-cell>
          <table:table-cell table:style-name="ce38" table:formula="of:=[.K18]&lt;0.05" office:value-type="boolean" office:boolean-value="false" calcext:value-type="boolean">
            <text:p>FALSO</text:p>
          </table:table-cell>
          <table:table-cell table:style-name="ce46" table:formula="of:=OR([.L18];[.M18];[.N1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Hashcat</text:p>
          </table:table-cell>
          <table:table-cell office:value-type="float" office:value="1" calcext:value-type="float">
            <text:p>1,000</text:p>
          </table:table-cell>
          <table:table-cell office:value-type="float" office:value="-0.0207449862566313" calcext:value-type="float">
            <text:p>-0,021</text:p>
          </table:table-cell>
          <table:table-cell office:value-type="float" office:value="-9.80085986334625" calcext:value-type="float">
            <text:p>-9,801</text:p>
          </table:table-cell>
          <table:table-cell office:value-type="float" office:value="2002" calcext:value-type="float">
            <text:p>2.002</text:p>
          </table:table-cell>
          <table:table-cell office:value-type="float" office:value="1" calcext:value-type="float">
            <text:p>1,000</text:p>
          </table:table-cell>
          <table:table-cell office:value-type="float" office:value="0.999999996859531" calcext:value-type="float">
            <text:p>1,000</text:p>
          </table:table-cell>
          <table:table-cell office:value-type="float" office:value="-0.00673445261135477" calcext:value-type="float">
            <text:p>-0,007</text:p>
          </table:table-cell>
          <table:table-cell office:value-type="float" office:value="-7.13538790865707" calcext:value-type="float">
            <text:p>-7,135</text:p>
          </table:table-cell>
          <table:table-cell office:value-type="float" office:value="2002" calcext:value-type="float">
            <text:p>2.002</text:p>
          </table:table-cell>
          <table:table-cell office:value-type="float" office:value="0.999999999999328" calcext:value-type="float">
            <text:p>1,000</text:p>
          </table:table-cell>
          <table:table-cell table:style-name="ce38" table:formula="of:=[.B19]&lt;0.05" office:value-type="boolean" office:boolean-value="false" calcext:value-type="boolean">
            <text:p>FALSO</text:p>
          </table:table-cell>
          <table:table-cell table:style-name="ce38" table:formula="of:=[.F19]&lt;0.05" office:value-type="boolean" office:boolean-value="false" calcext:value-type="boolean">
            <text:p>FALSO</text:p>
          </table:table-cell>
          <table:table-cell table:style-name="ce38" table:formula="of:=[.G19]&lt;0.05" office:value-type="boolean" office:boolean-value="false" calcext:value-type="boolean">
            <text:p>FALSO</text:p>
          </table:table-cell>
          <table:table-cell table:style-name="ce38" table:formula="of:=[.K19]&lt;0.05" office:value-type="boolean" office:boolean-value="false" calcext:value-type="boolean">
            <text:p>FALSO</text:p>
          </table:table-cell>
          <table:table-cell table:style-name="ce46" table:formula="of:=OR([.L19];[.M19];[.N1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float" office:value="0.277376995429353" calcext:value-type="float">
            <text:p>0,277</text:p>
          </table:table-cell>
          <table:table-cell office:value-type="float" office:value="-0.00331706549356769" calcext:value-type="float">
            <text:p>-0,003</text:p>
          </table:table-cell>
          <table:table-cell office:value-type="float" office:value="-1.06091120883368" calcext:value-type="float">
            <text:p>-1,061</text:p>
          </table:table-cell>
          <table:table-cell office:value-type="float" office:value="1063" calcext:value-type="float">
            <text:p>1.063</text:p>
          </table:table-cell>
          <table:table-cell office:value-type="float" office:value="0.855514382458799" calcext:value-type="float">
            <text:p>0,856</text:p>
          </table:table-cell>
          <table:table-cell office:value-type="float" office:value="0.0664864127514661" calcext:value-type="float">
            <text:p>0,066</text:p>
          </table:table-cell>
          <table:table-cell table:style-name="ce35" office:value-type="float" office:value="-0.000191094361269419" calcext:value-type="float">
            <text:p>-1,91E-04</text:p>
          </table:table-cell>
          <table:table-cell office:value-type="float" office:value="-2.17375522353905" calcext:value-type="float">
            <text:p>-2,174</text:p>
          </table:table-cell>
          <table:table-cell office:value-type="float" office:value="1063" calcext:value-type="float">
            <text:p>1.063</text:p>
          </table:table-cell>
          <table:table-cell office:value-type="float" office:value="0.985028173797728" calcext:value-type="float">
            <text:p>0,985</text:p>
          </table:table-cell>
          <table:table-cell table:style-name="ce38" table:formula="of:=[.B20]&lt;0.05" office:value-type="boolean" office:boolean-value="false" calcext:value-type="boolean">
            <text:p>FALSO</text:p>
          </table:table-cell>
          <table:table-cell table:style-name="ce38" table:formula="of:=[.F20]&lt;0.05" office:value-type="boolean" office:boolean-value="false" calcext:value-type="boolean">
            <text:p>FALSO</text:p>
          </table:table-cell>
          <table:table-cell table:style-name="ce38" table:formula="of:=[.G20]&lt;0.05" office:value-type="boolean" office:boolean-value="false" calcext:value-type="boolean">
            <text:p>FALSO</text:p>
          </table:table-cell>
          <table:table-cell table:style-name="ce38" table:formula="of:=[.K20]&lt;0.05" office:value-type="boolean" office:boolean-value="false" calcext:value-type="boolean">
            <text:p>FALSO</text:p>
          </table:table-cell>
          <table:table-cell table:style-name="ce46" table:formula="of:=OR([.L20];[.M20];[.N2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0.96865859375021" calcext:value-type="float">
            <text:p>0,969</text:p>
          </table:table-cell>
          <table:table-cell office:value-type="float" office:value="-0.0569547514142017" calcext:value-type="float">
            <text:p>-0,057</text:p>
          </table:table-cell>
          <table:table-cell office:value-type="float" office:value="-1.67841996232136" calcext:value-type="float">
            <text:p>-1,678</text:p>
          </table:table-cell>
          <table:table-cell office:value-type="float" office:value="47" calcext:value-type="float">
            <text:p>47</text:p>
          </table:table-cell>
          <table:table-cell office:value-type="float" office:value="0.950048428339362" calcext:value-type="float">
            <text:p>0,950</text:p>
          </table:table-cell>
          <table:table-cell office:value-type="float" office:value="0.978651232310909" calcext:value-type="float">
            <text:p>0,979</text:p>
          </table:table-cell>
          <table:table-cell office:value-type="float" office:value="-0.0374890039687646" calcext:value-type="float">
            <text:p>-0,037</text:p>
          </table:table-cell>
          <table:table-cell office:value-type="float" office:value="-1.71602257572065" calcext:value-type="float">
            <text:p>-1,716</text:p>
          </table:table-cell>
          <table:table-cell office:value-type="float" office:value="47" calcext:value-type="float">
            <text:p>47</text:p>
          </table:table-cell>
          <table:table-cell office:value-type="float" office:value="0.953628251299986" calcext:value-type="float">
            <text:p>0,954</text:p>
          </table:table-cell>
          <table:table-cell table:style-name="ce38" table:formula="of:=[.B21]&lt;0.05" office:value-type="boolean" office:boolean-value="false" calcext:value-type="boolean">
            <text:p>FALSO</text:p>
          </table:table-cell>
          <table:table-cell table:style-name="ce38" table:formula="of:=[.F21]&lt;0.05" office:value-type="boolean" office:boolean-value="false" calcext:value-type="boolean">
            <text:p>FALSO</text:p>
          </table:table-cell>
          <table:table-cell table:style-name="ce38" table:formula="of:=[.G21]&lt;0.05" office:value-type="boolean" office:boolean-value="false" calcext:value-type="boolean">
            <text:p>FALSO</text:p>
          </table:table-cell>
          <table:table-cell table:style-name="ce38" table:formula="of:=[.K21]&lt;0.05" office:value-type="boolean" office:boolean-value="false" calcext:value-type="boolean">
            <text:p>FALSO</text:p>
          </table:table-cell>
          <table:table-cell table:style-name="ce46" table:formula="of:=OR([.L21];[.M21];[.N2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.999996335831946" calcext:value-type="float">
            <text:p>1,000</text:p>
          </table:table-cell>
          <table:table-cell office:value-type="float" office:value="-0.0382312241474658" calcext:value-type="float">
            <text:p>-0,038</text:p>
          </table:table-cell>
          <table:table-cell office:value-type="float" office:value="-4.27411828895479" calcext:value-type="float">
            <text:p>-4,274</text:p>
          </table:table-cell>
          <table:table-cell office:value-type="float" office:value="246" calcext:value-type="float">
            <text:p>246</text:p>
          </table:table-cell>
          <table:table-cell office:value-type="float" office:value="0.999986270142751" calcext:value-type="float">
            <text:p>1,000</text:p>
          </table:table-cell>
          <table:table-cell office:value-type="float" office:value="0.999957564409147" calcext:value-type="float">
            <text:p>1,000</text:p>
          </table:table-cell>
          <table:table-cell office:value-type="float" office:value="-0.0150252223976824" calcext:value-type="float">
            <text:p>-0,015</text:p>
          </table:table-cell>
          <table:table-cell office:value-type="float" office:value="-3.61585091993068" calcext:value-type="float">
            <text:p>-3,616</text:p>
          </table:table-cell>
          <table:table-cell office:value-type="float" office:value="246" calcext:value-type="float">
            <text:p>246</text:p>
          </table:table-cell>
          <table:table-cell office:value-type="float" office:value="0.999818441316644" calcext:value-type="float">
            <text:p>1,000</text:p>
          </table:table-cell>
          <table:table-cell table:style-name="ce38" table:formula="of:=[.B22]&lt;0.05" office:value-type="boolean" office:boolean-value="false" calcext:value-type="boolean">
            <text:p>FALSO</text:p>
          </table:table-cell>
          <table:table-cell table:style-name="ce38" table:formula="of:=[.F22]&lt;0.05" office:value-type="boolean" office:boolean-value="false" calcext:value-type="boolean">
            <text:p>FALSO</text:p>
          </table:table-cell>
          <table:table-cell table:style-name="ce38" table:formula="of:=[.G22]&lt;0.05" office:value-type="boolean" office:boolean-value="false" calcext:value-type="boolean">
            <text:p>FALSO</text:p>
          </table:table-cell>
          <table:table-cell table:style-name="ce38" table:formula="of:=[.K22]&lt;0.05" office:value-type="boolean" office:boolean-value="false" calcext:value-type="boolean">
            <text:p>FALSO</text:p>
          </table:table-cell>
          <table:table-cell table:style-name="ce46" table:formula="of:=OR([.L22];[.M22];[.N2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.799705250015435" calcext:value-type="float">
            <text:p>0,800</text:p>
          </table:table-cell>
          <table:table-cell office:value-type="float" office:value="-0.00224223738878862" calcext:value-type="float">
            <text:p>-0,002</text:p>
          </table:table-cell>
          <table:table-cell office:value-type="float" office:value="-1.63322244825132" calcext:value-type="float">
            <text:p>-1,633</text:p>
          </table:table-cell>
          <table:table-cell office:value-type="float" office:value="828" calcext:value-type="float">
            <text:p>828</text:p>
          </table:table-cell>
          <table:table-cell office:value-type="float" office:value="0.948598804685328" calcext:value-type="float">
            <text:p>0,949</text:p>
          </table:table-cell>
          <table:table-cell office:value-type="float" office:value="0.0827008170625269" calcext:value-type="float">
            <text:p>0,083</text:p>
          </table:table-cell>
          <table:table-cell table:style-name="ce35" office:value-type="float" office:value="-0.0000884982144475766" calcext:value-type="float">
            <text:p>-8,85E-05</text:p>
          </table:table-cell>
          <table:table-cell office:value-type="float" office:value="0.362858971088814" calcext:value-type="float">
            <text:p>0,363</text:p>
          </table:table-cell>
          <table:table-cell office:value-type="float" office:value="828" calcext:value-type="float">
            <text:p>828</text:p>
          </table:table-cell>
          <table:table-cell office:value-type="float" office:value="0.358401421878822" calcext:value-type="float">
            <text:p>0,358</text:p>
          </table:table-cell>
          <table:table-cell table:style-name="ce38" table:formula="of:=[.B23]&lt;0.05" office:value-type="boolean" office:boolean-value="false" calcext:value-type="boolean">
            <text:p>FALSO</text:p>
          </table:table-cell>
          <table:table-cell table:style-name="ce38" table:formula="of:=[.F23]&lt;0.05" office:value-type="boolean" office:boolean-value="false" calcext:value-type="boolean">
            <text:p>FALSO</text:p>
          </table:table-cell>
          <table:table-cell table:style-name="ce38" table:formula="of:=[.G23]&lt;0.05" office:value-type="boolean" office:boolean-value="false" calcext:value-type="boolean">
            <text:p>FALSO</text:p>
          </table:table-cell>
          <table:table-cell table:style-name="ce38" table:formula="of:=[.K23]&lt;0.05" office:value-type="boolean" office:boolean-value="false" calcext:value-type="boolean">
            <text:p>FALSO</text:p>
          </table:table-cell>
          <table:table-cell table:style-name="ce46" table:formula="of:=OR([.L23];[.M23];[.N23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unit5</text:p>
          </table:table-cell>
          <table:table-cell office:value-type="float" office:value="0.713226928542023" calcext:value-type="float">
            <text:p>0,713</text:p>
          </table:table-cell>
          <table:table-cell office:value-type="float" office:value="-0.0789645538006509" calcext:value-type="float">
            <text:p>-0,079</text:p>
          </table:table-cell>
          <table:table-cell office:value-type="float" office:value="-1.06107547750253" calcext:value-type="float">
            <text:p>-1,061</text:p>
          </table:table-cell>
          <table:table-cell office:value-type="float" office:value="75" calcext:value-type="float">
            <text:p>75</text:p>
          </table:table-cell>
          <table:table-cell office:value-type="float" office:value="0.85396970201345" calcext:value-type="float">
            <text:p>0,854</text:p>
          </table:table-cell>
          <table:table-cell office:value-type="float" office:value="0.741082402719802" calcext:value-type="float">
            <text:p>0,741</text:p>
          </table:table-cell>
          <table:table-cell office:value-type="float" office:value="-0.072966836332042" calcext:value-type="float">
            <text:p>-0,073</text:p>
          </table:table-cell>
          <table:table-cell office:value-type="float" office:value="-1.19462666668179" calcext:value-type="float">
            <text:p>-1,195</text:p>
          </table:table-cell>
          <table:table-cell office:value-type="float" office:value="75" calcext:value-type="float">
            <text:p>75</text:p>
          </table:table-cell>
          <table:table-cell office:value-type="float" office:value="0.882001388995117" calcext:value-type="float">
            <text:p>0,882</text:p>
          </table:table-cell>
          <table:table-cell table:style-name="ce38" table:formula="of:=[.B24]&lt;0.05" office:value-type="boolean" office:boolean-value="false" calcext:value-type="boolean">
            <text:p>FALSO</text:p>
          </table:table-cell>
          <table:table-cell table:style-name="ce38" table:formula="of:=[.F24]&lt;0.05" office:value-type="boolean" office:boolean-value="false" calcext:value-type="boolean">
            <text:p>FALSO</text:p>
          </table:table-cell>
          <table:table-cell table:style-name="ce38" table:formula="of:=[.G24]&lt;0.05" office:value-type="boolean" office:boolean-value="false" calcext:value-type="boolean">
            <text:p>FALSO</text:p>
          </table:table-cell>
          <table:table-cell table:style-name="ce38" table:formula="of:=[.K24]&lt;0.05" office:value-type="boolean" office:boolean-value="false" calcext:value-type="boolean">
            <text:p>FALSO</text:p>
          </table:table-cell>
          <table:table-cell table:style-name="ce46" table:formula="of:=OR([.L24];[.M24];[.N2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.999999999304675" calcext:value-type="float">
            <text:p>1,000</text:p>
          </table:table-cell>
          <table:table-cell office:value-type="float" office:value="-0.0161063814383959" calcext:value-type="float">
            <text:p>-0,016</text:p>
          </table:table-cell>
          <table:table-cell office:value-type="float" office:value="-4.03496624391071" calcext:value-type="float">
            <text:p>-4,035</text:p>
          </table:table-cell>
          <table:table-cell office:value-type="float" office:value="865" calcext:value-type="float">
            <text:p>865</text:p>
          </table:table-cell>
          <table:table-cell office:value-type="float" office:value="0.999970278637764" calcext:value-type="float">
            <text:p>1,000</text:p>
          </table:table-cell>
          <table:table-cell office:value-type="float" office:value="0.999864944513776" calcext:value-type="float">
            <text:p>1,000</text:p>
          </table:table-cell>
          <table:table-cell office:value-type="float" office:value="-0.00429570317788328" calcext:value-type="float">
            <text:p>-0,004</text:p>
          </table:table-cell>
          <table:table-cell office:value-type="float" office:value="-2.52068584248104" calcext:value-type="float">
            <text:p>-2,521</text:p>
          </table:table-cell>
          <table:table-cell office:value-type="float" office:value="865" calcext:value-type="float">
            <text:p>865</text:p>
          </table:table-cell>
          <table:table-cell office:value-type="float" office:value="0.994054263121066" calcext:value-type="float">
            <text:p>0,994</text:p>
          </table:table-cell>
          <table:table-cell table:style-name="ce38" table:formula="of:=[.B25]&lt;0.05" office:value-type="boolean" office:boolean-value="false" calcext:value-type="boolean">
            <text:p>FALSO</text:p>
          </table:table-cell>
          <table:table-cell table:style-name="ce38" table:formula="of:=[.F25]&lt;0.05" office:value-type="boolean" office:boolean-value="false" calcext:value-type="boolean">
            <text:p>FALSO</text:p>
          </table:table-cell>
          <table:table-cell table:style-name="ce38" table:formula="of:=[.G25]&lt;0.05" office:value-type="boolean" office:boolean-value="false" calcext:value-type="boolean">
            <text:p>FALSO</text:p>
          </table:table-cell>
          <table:table-cell table:style-name="ce38" table:formula="of:=[.K25]&lt;0.05" office:value-type="boolean" office:boolean-value="false" calcext:value-type="boolean">
            <text:p>FALSO</text:p>
          </table:table-cell>
          <table:table-cell table:style-name="ce46" table:formula="of:=OR([.L25];[.M25];[.N25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Libuv</text:p>
          </table:table-cell>
          <table:table-cell table:style-name="ce44" office:value-type="float" office:value="0.0289706406713241" calcext:value-type="float">
            <text:p>0,029</text:p>
          </table:table-cell>
          <table:table-cell table:style-name="ce44" office:value-type="float" office:value="0.00142932050603562" calcext:value-type="float">
            <text:p>0,001</text:p>
          </table:table-cell>
          <table:table-cell table:style-name="ce44" office:value-type="float" office:value="1.894993995998" calcext:value-type="float">
            <text:p>1,895</text:p>
          </table:table-cell>
          <table:table-cell table:style-name="ce45" office:value-type="float" office:value="289" calcext:value-type="float">
            <text:p>289</text:p>
          </table:table-cell>
          <table:table-cell table:style-name="ce44" office:value-type="float" office:value="0.0295455550952419" calcext:value-type="float">
            <text:p>0,030</text:p>
          </table:table-cell>
          <table:table-cell table:style-name="ce44" office:value-type="float" office:value="0.00407302543182045" calcext:value-type="float">
            <text:p>0,004</text:p>
          </table:table-cell>
          <table:table-cell table:style-name="ce44" office:value-type="float" office:value="0.00192617580154902" calcext:value-type="float">
            <text:p>0,002</text:p>
          </table:table-cell>
          <table:table-cell office:value-type="float" office:value="0.643678730759823" calcext:value-type="float">
            <text:p>0,644</text:p>
          </table:table-cell>
          <table:table-cell office:value-type="float" office:value="289" calcext:value-type="float">
            <text:p>289</text:p>
          </table:table-cell>
          <table:table-cell office:value-type="float" office:value="0.260147122553898" calcext:value-type="float">
            <text:p>0,260</text:p>
          </table:table-cell>
          <table:table-cell table:style-name="ce38" table:formula="of:=[.B26]&lt;0.05" office:value-type="boolean" office:boolean-value="true" calcext:value-type="boolean">
            <text:p>VERDADEIRO</text:p>
          </table:table-cell>
          <table:table-cell table:style-name="ce38" table:formula="of:=[.F26]&lt;0.05" office:value-type="boolean" office:boolean-value="true" calcext:value-type="boolean">
            <text:p>VERDADEIRO</text:p>
          </table:table-cell>
          <table:table-cell table:style-name="ce38" table:formula="of:=[.G26]&lt;0.05" office:value-type="boolean" office:boolean-value="true" calcext:value-type="boolean">
            <text:p>VERDADEIRO</text:p>
          </table:table-cell>
          <table:table-cell table:style-name="ce38" table:formula="of:=[.K26]&lt;0.05" office:value-type="boolean" office:boolean-value="false" calcext:value-type="boolean">
            <text:p>FALSO</text:p>
          </table:table-cell>
          <table:table-cell table:style-name="ce46" table:formula="of:=OR([.L26];[.M26];[.N26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float" office:value="1" calcext:value-type="float">
            <text:p>1,000</text:p>
          </table:table-cell>
          <table:table-cell office:value-type="float" office:value="-0.041777185967305" calcext:value-type="float">
            <text:p>-0,042</text:p>
          </table:table-cell>
          <table:table-cell office:value-type="float" office:value="-7.15678328395429" calcext:value-type="float">
            <text:p>-7,157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999788" calcext:value-type="float">
            <text:p>1,000</text:p>
          </table:table-cell>
          <table:table-cell office:value-type="float" office:value="0.999999999997197" calcext:value-type="float">
            <text:p>1,000</text:p>
          </table:table-cell>
          <table:table-cell office:value-type="float" office:value="-0.0160009684861742" calcext:value-type="float">
            <text:p>-0,016</text:p>
          </table:table-cell>
          <table:table-cell office:value-type="float" office:value="-4.30592352494698" calcext:value-type="float">
            <text:p>-4,306</text:p>
          </table:table-cell>
          <table:table-cell office:value-type="float" office:value="383" calcext:value-type="float">
            <text:p>383</text:p>
          </table:table-cell>
          <table:table-cell office:value-type="float" office:value="0.999989423957219" calcext:value-type="float">
            <text:p>1,000</text:p>
          </table:table-cell>
          <table:table-cell table:style-name="ce38" table:formula="of:=[.B27]&lt;0.05" office:value-type="boolean" office:boolean-value="false" calcext:value-type="boolean">
            <text:p>FALSO</text:p>
          </table:table-cell>
          <table:table-cell table:style-name="ce38" table:formula="of:=[.F27]&lt;0.05" office:value-type="boolean" office:boolean-value="false" calcext:value-type="boolean">
            <text:p>FALSO</text:p>
          </table:table-cell>
          <table:table-cell table:style-name="ce38" table:formula="of:=[.G27]&lt;0.05" office:value-type="boolean" office:boolean-value="false" calcext:value-type="boolean">
            <text:p>FALSO</text:p>
          </table:table-cell>
          <table:table-cell table:style-name="ce38" table:formula="of:=[.K27]&lt;0.05" office:value-type="boolean" office:boolean-value="false" calcext:value-type="boolean">
            <text:p>FALSO</text:p>
          </table:table-cell>
          <table:table-cell table:style-name="ce46" table:formula="of:=OR([.L27];[.M27];[.N2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0.852287972088179" calcext:value-type="float">
            <text:p>0,852</text:p>
          </table:table-cell>
          <table:table-cell office:value-type="float" office:value="-0.121188821155671" calcext:value-type="float">
            <text:p>-0,121</text:p>
          </table:table-cell>
          <table:table-cell office:value-type="float" office:value="-1.49237156256111" calcext:value-type="float">
            <text:p>-1,492</text:p>
          </table:table-cell>
          <table:table-cell office:value-type="float" office:value="25" calcext:value-type="float">
            <text:p>25</text:p>
          </table:table-cell>
          <table:table-cell office:value-type="float" office:value="0.92594260361947" calcext:value-type="float">
            <text:p>0,926</text:p>
          </table:table-cell>
          <table:table-cell office:value-type="float" office:value="0.907909625170669" calcext:value-type="float">
            <text:p>0,908</text:p>
          </table:table-cell>
          <table:table-cell office:value-type="float" office:value="-0.0856012270911204" calcext:value-type="float">
            <text:p>-0,086</text:p>
          </table:table-cell>
          <table:table-cell office:value-type="float" office:value="-1.67209707997047" calcext:value-type="float">
            <text:p>-1,672</text:p>
          </table:table-cell>
          <table:table-cell office:value-type="float" office:value="25" calcext:value-type="float">
            <text:p>25</text:p>
          </table:table-cell>
          <table:table-cell office:value-type="float" office:value="0.946511706257855" calcext:value-type="float">
            <text:p>0,947</text:p>
          </table:table-cell>
          <table:table-cell table:style-name="ce38" table:formula="of:=[.B28]&lt;0.05" office:value-type="boolean" office:boolean-value="false" calcext:value-type="boolean">
            <text:p>FALSO</text:p>
          </table:table-cell>
          <table:table-cell table:style-name="ce38" table:formula="of:=[.F28]&lt;0.05" office:value-type="boolean" office:boolean-value="false" calcext:value-type="boolean">
            <text:p>FALSO</text:p>
          </table:table-cell>
          <table:table-cell table:style-name="ce38" table:formula="of:=[.G28]&lt;0.05" office:value-type="boolean" office:boolean-value="false" calcext:value-type="boolean">
            <text:p>FALSO</text:p>
          </table:table-cell>
          <table:table-cell table:style-name="ce38" table:formula="of:=[.K28]&lt;0.05" office:value-type="boolean" office:boolean-value="false" calcext:value-type="boolean">
            <text:p>FALSO</text:p>
          </table:table-cell>
          <table:table-cell table:style-name="ce46" table:formula="of:=OR([.L28];[.M28];[.N2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0.838199624185226" calcext:value-type="float">
            <text:p>0,838</text:p>
          </table:table-cell>
          <table:table-cell office:value-type="float" office:value="-0.0317677399062048" calcext:value-type="float">
            <text:p>-0,032</text:p>
          </table:table-cell>
          <table:table-cell office:value-type="float" office:value="-1.69053009074954" calcext:value-type="float">
            <text:p>-1,691</text:p>
          </table:table-cell>
          <table:table-cell office:value-type="float" office:value="261" calcext:value-type="float">
            <text:p>261</text:p>
          </table:table-cell>
          <table:table-cell office:value-type="float" office:value="0.953939786690164" calcext:value-type="float">
            <text:p>0,954</text:p>
          </table:table-cell>
          <table:table-cell office:value-type="float" office:value="0.219189104596596" calcext:value-type="float">
            <text:p>0,219</text:p>
          </table:table-cell>
          <table:table-cell office:value-type="float" office:value="-0.00581955877823456" calcext:value-type="float">
            <text:p>-0,006</text:p>
          </table:table-cell>
          <table:table-cell office:value-type="float" office:value="-0.440305953969411" calcext:value-type="float">
            <text:p>-0,440</text:p>
          </table:table-cell>
          <table:table-cell office:value-type="float" office:value="261" calcext:value-type="float">
            <text:p>261</text:p>
          </table:table-cell>
          <table:table-cell office:value-type="float" office:value="0.669960023352334" calcext:value-type="float">
            <text:p>0,670</text:p>
          </table:table-cell>
          <table:table-cell table:style-name="ce38" table:formula="of:=[.B29]&lt;0.05" office:value-type="boolean" office:boolean-value="false" calcext:value-type="boolean">
            <text:p>FALSO</text:p>
          </table:table-cell>
          <table:table-cell table:style-name="ce38" table:formula="of:=[.F29]&lt;0.05" office:value-type="boolean" office:boolean-value="false" calcext:value-type="boolean">
            <text:p>FALSO</text:p>
          </table:table-cell>
          <table:table-cell table:style-name="ce38" table:formula="of:=[.G29]&lt;0.05" office:value-type="boolean" office:boolean-value="false" calcext:value-type="boolean">
            <text:p>FALSO</text:p>
          </table:table-cell>
          <table:table-cell table:style-name="ce38" table:formula="of:=[.K29]&lt;0.05" office:value-type="boolean" office:boolean-value="false" calcext:value-type="boolean">
            <text:p>FALSO</text:p>
          </table:table-cell>
          <table:table-cell table:style-name="ce46" table:formula="of:=OR([.L29];[.M29];[.N2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" calcext:value-type="float">
            <text:p>1,000</text:p>
          </table:table-cell>
          <table:table-cell office:value-type="float" office:value="-0.00909087119344864" calcext:value-type="float">
            <text:p>-0,009</text:p>
          </table:table-cell>
          <table:table-cell office:value-type="float" office:value="-20.0351047371502" calcext:value-type="float">
            <text:p>-20,035</text:p>
          </table:table-cell>
          <table:table-cell office:value-type="float" office:value="15193" calcext:value-type="float">
            <text:p>15.193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00438900702116147" calcext:value-type="float">
            <text:p>-0,004</text:p>
          </table:table-cell>
          <table:table-cell office:value-type="float" office:value="-16.7921800516116" calcext:value-type="float">
            <text:p>-16,792</text:p>
          </table:table-cell>
          <table:table-cell office:value-type="float" office:value="15193" calcext:value-type="float">
            <text:p>15.193</text:p>
          </table:table-cell>
          <table:table-cell office:value-type="float" office:value="1" calcext:value-type="float">
            <text:p>1,000</text:p>
          </table:table-cell>
          <table:table-cell table:style-name="ce38" table:formula="of:=[.B30]&lt;0.05" office:value-type="boolean" office:boolean-value="false" calcext:value-type="boolean">
            <text:p>FALSO</text:p>
          </table:table-cell>
          <table:table-cell table:style-name="ce38" table:formula="of:=[.F30]&lt;0.05" office:value-type="boolean" office:boolean-value="false" calcext:value-type="boolean">
            <text:p>FALSO</text:p>
          </table:table-cell>
          <table:table-cell table:style-name="ce38" table:formula="of:=[.G30]&lt;0.05" office:value-type="boolean" office:boolean-value="false" calcext:value-type="boolean">
            <text:p>FALSO</text:p>
          </table:table-cell>
          <table:table-cell table:style-name="ce38" table:formula="of:=[.K30]&lt;0.05" office:value-type="boolean" office:boolean-value="false" calcext:value-type="boolean">
            <text:p>FALSO</text:p>
          </table:table-cell>
          <table:table-cell table:style-name="ce46" table:formula="of:=OR([.L30];[.M30];[.N30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Netdata</text:p>
          </table:table-cell>
          <table:table-cell office:value-type="float" office:value="0.0590992160250235" calcext:value-type="float">
            <text:p>0,059</text:p>
          </table:table-cell>
          <table:table-cell office:value-type="float" office:value="-0.000307033837892793" calcext:value-type="float">
            <text:p>0,000</text:p>
          </table:table-cell>
          <table:table-cell office:value-type="float" office:value="0.384824959375073" calcext:value-type="float">
            <text:p>0,385</text:p>
          </table:table-cell>
          <table:table-cell office:value-type="float" office:value="259" calcext:value-type="float">
            <text:p>259</text:p>
          </table:table-cell>
          <table:table-cell office:value-type="float" office:value="0.350341457449622" calcext:value-type="float">
            <text:p>0,350</text:p>
          </table:table-cell>
          <table:table-cell table:style-name="ce44" office:value-type="float" office:value="0.002964467823675" calcext:value-type="float">
            <text:p>0,003</text:p>
          </table:table-cell>
          <table:table-cell table:style-name="ce44" office:value-type="float" office:value="0.00217080877982785" calcext:value-type="float">
            <text:p>0,002</text:p>
          </table:table-cell>
          <table:table-cell office:value-type="float" office:value="0.560232347208309" calcext:value-type="float">
            <text:p>0,560</text:p>
          </table:table-cell>
          <table:table-cell office:value-type="float" office:value="259" calcext:value-type="float">
            <text:p>259</text:p>
          </table:table-cell>
          <table:table-cell office:value-type="float" office:value="0.287902607171615" calcext:value-type="float">
            <text:p>0,288</text:p>
          </table:table-cell>
          <table:table-cell table:style-name="ce38" table:formula="of:=[.B31]&lt;0.05" office:value-type="boolean" office:boolean-value="false" calcext:value-type="boolean">
            <text:p>FALSO</text:p>
          </table:table-cell>
          <table:table-cell table:style-name="ce38" table:formula="of:=[.F31]&lt;0.05" office:value-type="boolean" office:boolean-value="false" calcext:value-type="boolean">
            <text:p>FALSO</text:p>
          </table:table-cell>
          <table:table-cell table:style-name="ce38" table:formula="of:=[.G31]&lt;0.05" office:value-type="boolean" office:boolean-value="true" calcext:value-type="boolean">
            <text:p>VERDADEIRO</text:p>
          </table:table-cell>
          <table:table-cell table:style-name="ce38" table:formula="of:=[.K31]&lt;0.05" office:value-type="boolean" office:boolean-value="false" calcext:value-type="boolean">
            <text:p>FALSO</text:p>
          </table:table-cell>
          <table:table-cell table:style-name="ce46" table:formula="of:=OR([.L31];[.M31];[.N31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0.931322644831907" calcext:value-type="float">
            <text:p>0,931</text:p>
          </table:table-cell>
          <table:table-cell office:value-type="float" office:value="-0.0802299827109885" calcext:value-type="float">
            <text:p>-0,080</text:p>
          </table:table-cell>
          <table:table-cell office:value-type="float" office:value="-1.73985089755873" calcext:value-type="float">
            <text:p>-1,740</text:p>
          </table:table-cell>
          <table:table-cell office:value-type="float" office:value="57" calcext:value-type="float">
            <text:p>57</text:p>
          </table:table-cell>
          <table:table-cell office:value-type="float" office:value="0.956358757232681" calcext:value-type="float">
            <text:p>0,956</text:p>
          </table:table-cell>
          <table:table-cell office:value-type="float" office:value="0.861197290818218" calcext:value-type="float">
            <text:p>0,861</text:p>
          </table:table-cell>
          <table:table-cell office:value-type="float" office:value="-0.0297783930516045" calcext:value-type="float">
            <text:p>-0,030</text:p>
          </table:table-cell>
          <table:table-cell office:value-type="float" office:value="-1.49249112908341" calcext:value-type="float">
            <text:p>-1,492</text:p>
          </table:table-cell>
          <table:table-cell office:value-type="float" office:value="57" calcext:value-type="float">
            <text:p>57</text:p>
          </table:table-cell>
          <table:table-cell office:value-type="float" office:value="0.92945747585401" calcext:value-type="float">
            <text:p>0,929</text:p>
          </table:table-cell>
          <table:table-cell table:style-name="ce38" table:formula="of:=[.B32]&lt;0.05" office:value-type="boolean" office:boolean-value="false" calcext:value-type="boolean">
            <text:p>FALSO</text:p>
          </table:table-cell>
          <table:table-cell table:style-name="ce38" table:formula="of:=[.F32]&lt;0.05" office:value-type="boolean" office:boolean-value="false" calcext:value-type="boolean">
            <text:p>FALSO</text:p>
          </table:table-cell>
          <table:table-cell table:style-name="ce38" table:formula="of:=[.G32]&lt;0.05" office:value-type="boolean" office:boolean-value="false" calcext:value-type="boolean">
            <text:p>FALSO</text:p>
          </table:table-cell>
          <table:table-cell table:style-name="ce38" table:formula="of:=[.K32]&lt;0.05" office:value-type="boolean" office:boolean-value="false" calcext:value-type="boolean">
            <text:p>FALSO</text:p>
          </table:table-cell>
          <table:table-cell table:style-name="ce46" table:formula="of:=OR([.L32];[.M32];[.N3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Obs-studio</text:p>
          </table:table-cell>
          <table:table-cell office:value-type="float" office:value="0.999999999950413" calcext:value-type="float">
            <text:p>1,000</text:p>
          </table:table-cell>
          <table:table-cell office:value-type="float" office:value="-0.011153050362882" calcext:value-type="float">
            <text:p>-0,011</text:p>
          </table:table-cell>
          <table:table-cell office:value-type="float" office:value="-4.55565387790062" calcext:value-type="float">
            <text:p>-4,556</text:p>
          </table:table-cell>
          <table:table-cell office:value-type="float" office:value="481" calcext:value-type="float">
            <text:p>481</text:p>
          </table:table-cell>
          <table:table-cell office:value-type="float" office:value="0.999996685956031" calcext:value-type="float">
            <text:p>1,000</text:p>
          </table:table-cell>
          <table:table-cell office:value-type="float" office:value="0.999999008321078" calcext:value-type="float">
            <text:p>1,000</text:p>
          </table:table-cell>
          <table:table-cell office:value-type="float" office:value="-0.00245516698763269" calcext:value-type="float">
            <text:p>-0,002</text:p>
          </table:table-cell>
          <table:table-cell office:value-type="float" office:value="-2.64581500225204" calcext:value-type="float">
            <text:p>-2,646</text:p>
          </table:table-cell>
          <table:table-cell office:value-type="float" office:value="481" calcext:value-type="float">
            <text:p>481</text:p>
          </table:table-cell>
          <table:table-cell office:value-type="float" office:value="0.995791838700681" calcext:value-type="float">
            <text:p>0,996</text:p>
          </table:table-cell>
          <table:table-cell table:style-name="ce38" table:formula="of:=[.B33]&lt;0.05" office:value-type="boolean" office:boolean-value="false" calcext:value-type="boolean">
            <text:p>FALSO</text:p>
          </table:table-cell>
          <table:table-cell table:style-name="ce38" table:formula="of:=[.F33]&lt;0.05" office:value-type="boolean" office:boolean-value="false" calcext:value-type="boolean">
            <text:p>FALSO</text:p>
          </table:table-cell>
          <table:table-cell table:style-name="ce38" table:formula="of:=[.G33]&lt;0.05" office:value-type="boolean" office:boolean-value="false" calcext:value-type="boolean">
            <text:p>FALSO</text:p>
          </table:table-cell>
          <table:table-cell table:style-name="ce38" table:formula="of:=[.K33]&lt;0.05" office:value-type="boolean" office:boolean-value="false" calcext:value-type="boolean">
            <text:p>FALSO</text:p>
          </table:table-cell>
          <table:table-cell table:style-name="ce46" table:formula="of:=OR([.L33];[.M33];[.N33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0.99999999999991" calcext:value-type="float">
            <text:p>1,000</text:p>
          </table:table-cell>
          <table:table-cell office:value-type="float" office:value="-0.016301068548495" calcext:value-type="float">
            <text:p>-0,016</text:p>
          </table:table-cell>
          <table:table-cell office:value-type="float" office:value="-5.38137173570895" calcext:value-type="float">
            <text:p>-5,381</text:p>
          </table:table-cell>
          <table:table-cell office:value-type="float" office:value="303" calcext:value-type="float">
            <text:p>303</text:p>
          </table:table-cell>
          <table:table-cell office:value-type="float" office:value="0.999999925884475" calcext:value-type="float">
            <text:p>1,000</text:p>
          </table:table-cell>
          <table:table-cell office:value-type="float" office:value="0.999999995337946" calcext:value-type="float">
            <text:p>1,000</text:p>
          </table:table-cell>
          <table:table-cell office:value-type="float" office:value="-0.00405537163959692" calcext:value-type="float">
            <text:p>-0,004</text:p>
          </table:table-cell>
          <table:table-cell office:value-type="float" office:value="-2.60445636859769" calcext:value-type="float">
            <text:p>-2,604</text:p>
          </table:table-cell>
          <table:table-cell office:value-type="float" office:value="303" calcext:value-type="float">
            <text:p>303</text:p>
          </table:table-cell>
          <table:table-cell office:value-type="float" office:value="0.995172157634473" calcext:value-type="float">
            <text:p>0,995</text:p>
          </table:table-cell>
          <table:table-cell table:style-name="ce38" table:formula="of:=[.B34]&lt;0.05" office:value-type="boolean" office:boolean-value="false" calcext:value-type="boolean">
            <text:p>FALSO</text:p>
          </table:table-cell>
          <table:table-cell table:style-name="ce38" table:formula="of:=[.F34]&lt;0.05" office:value-type="boolean" office:boolean-value="false" calcext:value-type="boolean">
            <text:p>FALSO</text:p>
          </table:table-cell>
          <table:table-cell table:style-name="ce38" table:formula="of:=[.G34]&lt;0.05" office:value-type="boolean" office:boolean-value="false" calcext:value-type="boolean">
            <text:p>FALSO</text:p>
          </table:table-cell>
          <table:table-cell table:style-name="ce38" table:formula="of:=[.K34]&lt;0.05" office:value-type="boolean" office:boolean-value="false" calcext:value-type="boolean">
            <text:p>FALSO</text:p>
          </table:table-cell>
          <table:table-cell table:style-name="ce46" table:formula="of:=OR([.L34];[.M34];[.N3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" calcext:value-type="float">
            <text:p>1,000</text:p>
          </table:table-cell>
          <table:table-cell office:value-type="float" office:value="-0.00803543531778824" calcext:value-type="float">
            <text:p>-0,008</text:p>
          </table:table-cell>
          <table:table-cell office:value-type="float" office:value="-8.4916385918206" calcext:value-type="float">
            <text:p>-8,492</text:p>
          </table:table-cell>
          <table:table-cell office:value-type="float" office:value="1930" calcext:value-type="float">
            <text:p>1.930</text:p>
          </table:table-cell>
          <table:table-cell office:value-type="float" office:value="1" calcext:value-type="float">
            <text:p>1,000</text:p>
          </table:table-cell>
          <table:table-cell office:value-type="float" office:value="0.999999995984492" calcext:value-type="float">
            <text:p>1,000</text:p>
          </table:table-cell>
          <table:table-cell office:value-type="float" office:value="-0.00159059679225536" calcext:value-type="float">
            <text:p>-0,002</text:p>
          </table:table-cell>
          <table:table-cell office:value-type="float" office:value="-3.40254877704525" calcext:value-type="float">
            <text:p>-3,403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659383549416" calcext:value-type="float">
            <text:p>1,000</text:p>
          </table:table-cell>
          <table:table-cell table:style-name="ce38" table:formula="of:=[.B35]&lt;0.05" office:value-type="boolean" office:boolean-value="false" calcext:value-type="boolean">
            <text:p>FALSO</text:p>
          </table:table-cell>
          <table:table-cell table:style-name="ce38" table:formula="of:=[.F35]&lt;0.05" office:value-type="boolean" office:boolean-value="false" calcext:value-type="boolean">
            <text:p>FALSO</text:p>
          </table:table-cell>
          <table:table-cell table:style-name="ce38" table:formula="of:=[.G35]&lt;0.05" office:value-type="boolean" office:boolean-value="false" calcext:value-type="boolean">
            <text:p>FALSO</text:p>
          </table:table-cell>
          <table:table-cell table:style-name="ce38" table:formula="of:=[.K35]&lt;0.05" office:value-type="boolean" office:boolean-value="false" calcext:value-type="boolean">
            <text:p>FALSO</text:p>
          </table:table-cell>
          <table:table-cell table:style-name="ce46" table:formula="of:=OR([.L35];[.M35];[.N35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Protobuf</text:p>
          </table:table-cell>
          <table:table-cell office:value-type="float" office:value="0.968709678953971" calcext:value-type="float">
            <text:p>0,969</text:p>
          </table:table-cell>
          <table:table-cell office:value-type="float" office:value="-0.00281464209045065" calcext:value-type="float">
            <text:p>-0,003</text:p>
          </table:table-cell>
          <table:table-cell office:value-type="float" office:value="-0.00133205873081264" calcext:value-type="float">
            <text:p>-0,001</text:p>
          </table:table-cell>
          <table:table-cell office:value-type="float" office:value="7375" calcext:value-type="float">
            <text:p>7.375</text:p>
          </table:table-cell>
          <table:table-cell office:value-type="float" office:value="0.500531396376781" calcext:value-type="float">
            <text:p>0,501</text:p>
          </table:table-cell>
          <table:table-cell table:style-name="ce44" office:value-type="float" office:value="0.0243823821005454" calcext:value-type="float">
            <text:p>0,024</text:p>
          </table:table-cell>
          <table:table-cell table:style-name="ce43" office:value-type="float" office:value="0.0000941998279231134" calcext:value-type="float">
            <text:p>9,42E-05</text:p>
          </table:table-cell>
          <table:table-cell table:style-name="ce44" office:value-type="float" office:value="2.40029913040649" calcext:value-type="float">
            <text:p>2,400</text:p>
          </table:table-cell>
          <table:table-cell table:style-name="ce45" office:value-type="float" office:value="7375" calcext:value-type="float">
            <text:p>7.375</text:p>
          </table:table-cell>
          <table:table-cell table:style-name="ce44" office:value-type="float" office:value="0.00820315416911764" calcext:value-type="float">
            <text:p>0,008</text:p>
          </table:table-cell>
          <table:table-cell table:style-name="ce38" table:formula="of:=[.B36]&lt;0.05" office:value-type="boolean" office:boolean-value="false" calcext:value-type="boolean">
            <text:p>FALSO</text:p>
          </table:table-cell>
          <table:table-cell table:style-name="ce38" table:formula="of:=[.F36]&lt;0.05" office:value-type="boolean" office:boolean-value="false" calcext:value-type="boolean">
            <text:p>FALSO</text:p>
          </table:table-cell>
          <table:table-cell table:style-name="ce38" table:formula="of:=[.G36]&lt;0.05" office:value-type="boolean" office:boolean-value="true" calcext:value-type="boolean">
            <text:p>VERDADEIRO</text:p>
          </table:table-cell>
          <table:table-cell table:style-name="ce38" table:formula="of:=[.K36]&lt;0.05" office:value-type="boolean" office:boolean-value="true" calcext:value-type="boolean">
            <text:p>VERDADEIRO</text:p>
          </table:table-cell>
          <table:table-cell table:style-name="ce46" table:formula="of:=OR([.L36];[.M36];[.N36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0.774007350231545" calcext:value-type="float">
            <text:p>0,774</text:p>
          </table:table-cell>
          <table:table-cell office:value-type="float" office:value="-0.00726793654452131" calcext:value-type="float">
            <text:p>-0,007</text:p>
          </table:table-cell>
          <table:table-cell office:value-type="float" office:value="-0.733252328040673" calcext:value-type="float">
            <text:p>-0,733</text:p>
          </table:table-cell>
          <table:table-cell office:value-type="float" office:value="722" calcext:value-type="float">
            <text:p>722</text:p>
          </table:table-cell>
          <table:table-cell office:value-type="float" office:value="0.768178724750272" calcext:value-type="float">
            <text:p>0,768</text:p>
          </table:table-cell>
          <table:table-cell office:value-type="float" office:value="0.97721730372466" calcext:value-type="float">
            <text:p>0,977</text:p>
          </table:table-cell>
          <table:table-cell office:value-type="float" office:value="-0.00462689335451855" calcext:value-type="float">
            <text:p>-0,005</text:p>
          </table:table-cell>
          <table:table-cell office:value-type="float" office:value="-0.623311378305699" calcext:value-type="float">
            <text:p>-0,623</text:p>
          </table:table-cell>
          <table:table-cell office:value-type="float" office:value="722" calcext:value-type="float">
            <text:p>722</text:p>
          </table:table-cell>
          <table:table-cell office:value-type="float" office:value="0.733361615527302" calcext:value-type="float">
            <text:p>0,733</text:p>
          </table:table-cell>
          <table:table-cell table:style-name="ce38" table:formula="of:=[.B37]&lt;0.05" office:value-type="boolean" office:boolean-value="false" calcext:value-type="boolean">
            <text:p>FALSO</text:p>
          </table:table-cell>
          <table:table-cell table:style-name="ce38" table:formula="of:=[.F37]&lt;0.05" office:value-type="boolean" office:boolean-value="false" calcext:value-type="boolean">
            <text:p>FALSO</text:p>
          </table:table-cell>
          <table:table-cell table:style-name="ce38" table:formula="of:=[.G37]&lt;0.05" office:value-type="boolean" office:boolean-value="false" calcext:value-type="boolean">
            <text:p>FALSO</text:p>
          </table:table-cell>
          <table:table-cell table:style-name="ce38" table:formula="of:=[.K37]&lt;0.05" office:value-type="boolean" office:boolean-value="false" calcext:value-type="boolean">
            <text:p>FALSO</text:p>
          </table:table-cell>
          <table:table-cell table:style-name="ce46" table:formula="of:=OR([.L37];[.M37];[.N3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" calcext:value-type="float">
            <text:p>1,000</text:p>
          </table:table-cell>
          <table:table-cell office:value-type="float" office:value="-0.0173946157803477" calcext:value-type="float">
            <text:p>-0,017</text:p>
          </table:table-cell>
          <table:table-cell office:value-type="float" office:value="-9.54911132157959" calcext:value-type="float">
            <text:p>-9,549</text:p>
          </table:table-cell>
          <table:table-cell office:value-type="float" office:value="1389" calcext:value-type="float">
            <text:p>1.389</text:p>
          </table:table-cell>
          <table:table-cell office:value-type="float" office:value="1" calcext:value-type="float">
            <text:p>1,000</text:p>
          </table:table-cell>
          <table:table-cell office:value-type="float" office:value="0.999999999999901" calcext:value-type="float">
            <text:p>1,000</text:p>
          </table:table-cell>
          <table:table-cell office:value-type="float" office:value="-0.00328500376255816" calcext:value-type="float">
            <text:p>-0,003</text:p>
          </table:table-cell>
          <table:table-cell office:value-type="float" office:value="-5.27653165029133" calcext:value-type="float">
            <text:p>-5,277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23714818" calcext:value-type="float">
            <text:p>1,000</text:p>
          </table:table-cell>
          <table:table-cell table:style-name="ce38" table:formula="of:=[.B38]&lt;0.05" office:value-type="boolean" office:boolean-value="false" calcext:value-type="boolean">
            <text:p>FALSO</text:p>
          </table:table-cell>
          <table:table-cell table:style-name="ce38" table:formula="of:=[.F38]&lt;0.05" office:value-type="boolean" office:boolean-value="false" calcext:value-type="boolean">
            <text:p>FALSO</text:p>
          </table:table-cell>
          <table:table-cell table:style-name="ce38" table:formula="of:=[.G38]&lt;0.05" office:value-type="boolean" office:boolean-value="false" calcext:value-type="boolean">
            <text:p>FALSO</text:p>
          </table:table-cell>
          <table:table-cell table:style-name="ce38" table:formula="of:=[.K38]&lt;0.05" office:value-type="boolean" office:boolean-value="false" calcext:value-type="boolean">
            <text:p>FALSO</text:p>
          </table:table-cell>
          <table:table-cell table:style-name="ce46" table:formula="of:=OR([.L38];[.M38];[.N3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0.94290584807617" calcext:value-type="float">
            <text:p>0,943</text:p>
          </table:table-cell>
          <table:table-cell office:value-type="float" office:value="-0.028766869668848" calcext:value-type="float">
            <text:p>-0,029</text:p>
          </table:table-cell>
          <table:table-cell office:value-type="float" office:value="-1.42594084787343" calcext:value-type="float">
            <text:p>-1,426</text:p>
          </table:table-cell>
          <table:table-cell office:value-type="float" office:value="173" calcext:value-type="float">
            <text:p>173</text:p>
          </table:table-cell>
          <table:table-cell office:value-type="float" office:value="0.922156321024916" calcext:value-type="float">
            <text:p>0,922</text:p>
          </table:table-cell>
          <table:table-cell office:value-type="float" office:value="0.958656083554125" calcext:value-type="float">
            <text:p>0,959</text:p>
          </table:table-cell>
          <table:table-cell office:value-type="float" office:value="-0.0214439646994772" calcext:value-type="float">
            <text:p>-0,021</text:p>
          </table:table-cell>
          <table:table-cell office:value-type="float" office:value="-1.59719034221433" calcext:value-type="float">
            <text:p>-1,597</text:p>
          </table:table-cell>
          <table:table-cell office:value-type="float" office:value="173" calcext:value-type="float">
            <text:p>173</text:p>
          </table:table-cell>
          <table:table-cell office:value-type="float" office:value="0.943975877337106" calcext:value-type="float">
            <text:p>0,944</text:p>
          </table:table-cell>
          <table:table-cell table:style-name="ce38" table:formula="of:=[.B39]&lt;0.05" office:value-type="boolean" office:boolean-value="false" calcext:value-type="boolean">
            <text:p>FALSO</text:p>
          </table:table-cell>
          <table:table-cell table:style-name="ce38" table:formula="of:=[.F39]&lt;0.05" office:value-type="boolean" office:boolean-value="false" calcext:value-type="boolean">
            <text:p>FALSO</text:p>
          </table:table-cell>
          <table:table-cell table:style-name="ce38" table:formula="of:=[.G39]&lt;0.05" office:value-type="boolean" office:boolean-value="false" calcext:value-type="boolean">
            <text:p>FALSO</text:p>
          </table:table-cell>
          <table:table-cell table:style-name="ce38" table:formula="of:=[.K39]&lt;0.05" office:value-type="boolean" office:boolean-value="false" calcext:value-type="boolean">
            <text:p>FALSO</text:p>
          </table:table-cell>
          <table:table-cell table:style-name="ce46" table:formula="of:=OR([.L39];[.M39];[.N3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0.97245395213742" calcext:value-type="float">
            <text:p>0,972</text:p>
          </table:table-cell>
          <table:table-cell office:value-type="float" office:value="-0.00835384833117629" calcext:value-type="float">
            <text:p>-0,008</text:p>
          </table:table-cell>
          <table:table-cell office:value-type="float" office:value="-1.56769472356463" calcext:value-type="float">
            <text:p>-1,568</text:p>
          </table:table-cell>
          <table:table-cell office:value-type="float" office:value="477" calcext:value-type="float">
            <text:p>477</text:p>
          </table:table-cell>
          <table:table-cell office:value-type="float" office:value="0.94119224691976" calcext:value-type="float">
            <text:p>0,941</text:p>
          </table:table-cell>
          <table:table-cell office:value-type="float" office:value="0.837865888811014" calcext:value-type="float">
            <text:p>0,838</text:p>
          </table:table-cell>
          <table:table-cell office:value-type="float" office:value="-0.00264025246320988" calcext:value-type="float">
            <text:p>-0,003</text:p>
          </table:table-cell>
          <table:table-cell office:value-type="float" office:value="-0.230029154855384" calcext:value-type="float">
            <text:p>-0,230</text:p>
          </table:table-cell>
          <table:table-cell office:value-type="float" office:value="477" calcext:value-type="float">
            <text:p>477</text:p>
          </table:table-cell>
          <table:table-cell office:value-type="float" office:value="0.590916136729255" calcext:value-type="float">
            <text:p>0,591</text:p>
          </table:table-cell>
          <table:table-cell table:style-name="ce38" table:formula="of:=[.B40]&lt;0.05" office:value-type="boolean" office:boolean-value="false" calcext:value-type="boolean">
            <text:p>FALSO</text:p>
          </table:table-cell>
          <table:table-cell table:style-name="ce38" table:formula="of:=[.F40]&lt;0.05" office:value-type="boolean" office:boolean-value="false" calcext:value-type="boolean">
            <text:p>FALSO</text:p>
          </table:table-cell>
          <table:table-cell table:style-name="ce38" table:formula="of:=[.G40]&lt;0.05" office:value-type="boolean" office:boolean-value="false" calcext:value-type="boolean">
            <text:p>FALSO</text:p>
          </table:table-cell>
          <table:table-cell table:style-name="ce38" table:formula="of:=[.K40]&lt;0.05" office:value-type="boolean" office:boolean-value="false" calcext:value-type="boolean">
            <text:p>FALSO</text:p>
          </table:table-cell>
          <table:table-cell table:style-name="ce46" table:formula="of:=OR([.L40];[.M40];[.N4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float" office:value="0.324534792685548" calcext:value-type="float">
            <text:p>0,325</text:p>
          </table:table-cell>
          <table:table-cell office:value-type="float" office:value="-0.0076617920755363" calcext:value-type="float">
            <text:p>-0,008</text:p>
          </table:table-cell>
          <table:table-cell office:value-type="float" office:value="-0.310726590857834" calcext:value-type="float">
            <text:p>-0,311</text:p>
          </table:table-cell>
          <table:table-cell office:value-type="float" office:value="77" calcext:value-type="float">
            <text:p>77</text:p>
          </table:table-cell>
          <table:table-cell office:value-type="float" office:value="0.62157597191656" calcext:value-type="float">
            <text:p>0,622</text:p>
          </table:table-cell>
          <table:table-cell office:value-type="float" office:value="0.504221798567307" calcext:value-type="float">
            <text:p>0,504</text:p>
          </table:table-cell>
          <table:table-cell office:value-type="float" office:value="-0.00608603671716544" calcext:value-type="float">
            <text:p>-0,006</text:p>
          </table:table-cell>
          <table:table-cell office:value-type="float" office:value="-1.52829472390746" calcext:value-type="float">
            <text:p>-1,528</text:p>
          </table:table-cell>
          <table:table-cell office:value-type="float" office:value="77" calcext:value-type="float">
            <text:p>77</text:p>
          </table:table-cell>
          <table:table-cell office:value-type="float" office:value="0.934731433462708" calcext:value-type="float">
            <text:p>0,935</text:p>
          </table:table-cell>
          <table:table-cell table:style-name="ce38" table:formula="of:=[.B41]&lt;0.05" office:value-type="boolean" office:boolean-value="false" calcext:value-type="boolean">
            <text:p>FALSO</text:p>
          </table:table-cell>
          <table:table-cell table:style-name="ce38" table:formula="of:=[.F41]&lt;0.05" office:value-type="boolean" office:boolean-value="false" calcext:value-type="boolean">
            <text:p>FALSO</text:p>
          </table:table-cell>
          <table:table-cell table:style-name="ce38" table:formula="of:=[.G41]&lt;0.05" office:value-type="boolean" office:boolean-value="false" calcext:value-type="boolean">
            <text:p>FALSO</text:p>
          </table:table-cell>
          <table:table-cell table:style-name="ce38" table:formula="of:=[.K41]&lt;0.05" office:value-type="boolean" office:boolean-value="false" calcext:value-type="boolean">
            <text:p>FALSO</text:p>
          </table:table-cell>
          <table:table-cell table:style-name="ce46" table:formula="of:=OR([.L41];[.M41];[.N4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0.986952961860018" calcext:value-type="float">
            <text:p>0,987</text:p>
          </table:table-cell>
          <table:table-cell office:value-type="float" office:value="-0.00894977841146529" calcext:value-type="float">
            <text:p>-0,009</text:p>
          </table:table-cell>
          <table:table-cell office:value-type="float" office:value="-0.513340567765591" calcext:value-type="float">
            <text:p>-0,513</text:p>
          </table:table-cell>
          <table:table-cell office:value-type="float" office:value="443" calcext:value-type="float">
            <text:p>443</text:p>
          </table:table-cell>
          <table:table-cell office:value-type="float" office:value="0.696015489404417" calcext:value-type="float">
            <text:p>0,696</text:p>
          </table:table-cell>
          <table:table-cell office:value-type="float" office:value="0.909182305330617" calcext:value-type="float">
            <text:p>0,909</text:p>
          </table:table-cell>
          <table:table-cell office:value-type="float" office:value="-0.00250042780077725" calcext:value-type="float">
            <text:p>-0,003</text:p>
          </table:table-cell>
          <table:table-cell office:value-type="float" office:value="1.61161358234855" calcext:value-type="float">
            <text:p>1,612</text:p>
          </table:table-cell>
          <table:table-cell office:value-type="float" office:value="443" calcext:value-type="float">
            <text:p>443</text:p>
          </table:table-cell>
          <table:table-cell office:value-type="float" office:value="0.0538791216308435" calcext:value-type="float">
            <text:p>0,054</text:p>
          </table:table-cell>
          <table:table-cell table:style-name="ce38" table:formula="of:=[.B42]&lt;0.05" office:value-type="boolean" office:boolean-value="false" calcext:value-type="boolean">
            <text:p>FALSO</text:p>
          </table:table-cell>
          <table:table-cell table:style-name="ce38" table:formula="of:=[.F42]&lt;0.05" office:value-type="boolean" office:boolean-value="false" calcext:value-type="boolean">
            <text:p>FALSO</text:p>
          </table:table-cell>
          <table:table-cell table:style-name="ce38" table:formula="of:=[.G42]&lt;0.05" office:value-type="boolean" office:boolean-value="false" calcext:value-type="boolean">
            <text:p>FALSO</text:p>
          </table:table-cell>
          <table:table-cell table:style-name="ce38" table:formula="of:=[.K42]&lt;0.05" office:value-type="boolean" office:boolean-value="false" calcext:value-type="boolean">
            <text:p>FALSO</text:p>
          </table:table-cell>
          <table:table-cell table:style-name="ce46" table:formula="of:=OR([.L42];[.M42];[.N42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40" office:value-type="string" calcext:value-type="string">
            <text:p>Scrapy</text:p>
          </table:table-cell>
          <table:table-cell office:value-type="float" office:value="0.987042333441286" calcext:value-type="float">
            <text:p>0,987</text:p>
          </table:table-cell>
          <table:table-cell office:value-type="float" office:value="-0.00940791232075238" calcext:value-type="float">
            <text:p>-0,009</text:p>
          </table:table-cell>
          <table:table-cell office:value-type="float" office:value="-2.17556331198476" calcext:value-type="float">
            <text:p>-2,176</text:p>
          </table:table-cell>
          <table:table-cell office:value-type="float" office:value="2919" calcext:value-type="float">
            <text:p>2.919</text:p>
          </table:table-cell>
          <table:table-cell office:value-type="float" office:value="0.985166045871376" calcext:value-type="float">
            <text:p>0,985</text:p>
          </table:table-cell>
          <table:table-cell table:style-name="ce44" office:value-type="float" office:value="0.0115928933169254" calcext:value-type="float">
            <text:p>0,012</text:p>
          </table:table-cell>
          <table:table-cell table:style-name="ce43" office:value-type="float" office:value="0.000710063763263661" calcext:value-type="float">
            <text:p>7,10E-04</text:p>
          </table:table-cell>
          <table:table-cell office:value-type="float" office:value="1.59774567579494" calcext:value-type="float">
            <text:p>1,598</text:p>
          </table:table-cell>
          <table:table-cell office:value-type="float" office:value="2919" calcext:value-type="float">
            <text:p>2.919</text:p>
          </table:table-cell>
          <table:table-cell office:value-type="float" office:value="0.0551039125063031" calcext:value-type="float">
            <text:p>0,055</text:p>
          </table:table-cell>
          <table:table-cell table:style-name="ce38" table:formula="of:=[.B43]&lt;0.05" office:value-type="boolean" office:boolean-value="false" calcext:value-type="boolean">
            <text:p>FALSO</text:p>
          </table:table-cell>
          <table:table-cell table:style-name="ce38" table:formula="of:=[.F43]&lt;0.05" office:value-type="boolean" office:boolean-value="false" calcext:value-type="boolean">
            <text:p>FALSO</text:p>
          </table:table-cell>
          <table:table-cell table:style-name="ce38" table:formula="of:=[.G43]&lt;0.05" office:value-type="boolean" office:boolean-value="true" calcext:value-type="boolean">
            <text:p>VERDADEIRO</text:p>
          </table:table-cell>
          <table:table-cell table:style-name="ce38" table:formula="of:=[.K43]&lt;0.05" office:value-type="boolean" office:boolean-value="false" calcext:value-type="boolean">
            <text:p>FALSO</text:p>
          </table:table-cell>
          <table:table-cell table:style-name="ce46" table:formula="of:=OR([.L43];[.M43];[.N43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Scrcpy</text:p>
          </table:table-cell>
          <table:table-cell office:value-type="float" office:value="0.999968538627724" calcext:value-type="float">
            <text:p>1,000</text:p>
          </table:table-cell>
          <table:table-cell office:value-type="float" office:value="-0.131238487935278" calcext:value-type="float">
            <text:p>-0,131</text:p>
          </table:table-cell>
          <table:table-cell office:value-type="float" office:value="-3.9182817160867" calcext:value-type="float">
            <text:p>-3,918</text:p>
          </table:table-cell>
          <table:table-cell office:value-type="float" office:value="46" calcext:value-type="float">
            <text:p>46</text:p>
          </table:table-cell>
          <table:table-cell office:value-type="float" office:value="0.999853005890889" calcext:value-type="float">
            <text:p>1,000</text:p>
          </table:table-cell>
          <table:table-cell office:value-type="float" office:value="0.999973156898887" calcext:value-type="float">
            <text:p>1,000</text:p>
          </table:table-cell>
          <table:table-cell office:value-type="float" office:value="-0.0368140199479842" calcext:value-type="float">
            <text:p>-0,037</text:p>
          </table:table-cell>
          <table:table-cell office:value-type="float" office:value="-2.44054878901816" calcext:value-type="float">
            <text:p>-2,441</text:p>
          </table:table-cell>
          <table:table-cell office:value-type="float" office:value="46" calcext:value-type="float">
            <text:p>46</text:p>
          </table:table-cell>
          <table:table-cell office:value-type="float" office:value="0.990712468679873" calcext:value-type="float">
            <text:p>0,991</text:p>
          </table:table-cell>
          <table:table-cell table:style-name="ce38" table:formula="of:=[.B44]&lt;0.05" office:value-type="boolean" office:boolean-value="false" calcext:value-type="boolean">
            <text:p>FALSO</text:p>
          </table:table-cell>
          <table:table-cell table:style-name="ce38" table:formula="of:=[.F44]&lt;0.05" office:value-type="boolean" office:boolean-value="false" calcext:value-type="boolean">
            <text:p>FALSO</text:p>
          </table:table-cell>
          <table:table-cell table:style-name="ce38" table:formula="of:=[.G44]&lt;0.05" office:value-type="boolean" office:boolean-value="false" calcext:value-type="boolean">
            <text:p>FALSO</text:p>
          </table:table-cell>
          <table:table-cell table:style-name="ce38" table:formula="of:=[.K44]&lt;0.05" office:value-type="boolean" office:boolean-value="false" calcext:value-type="boolean">
            <text:p>FALSO</text:p>
          </table:table-cell>
          <table:table-cell table:style-name="ce46" table:formula="of:=OR([.L44];[.M44];[.N4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0.996953767782653" calcext:value-type="float">
            <text:p>0,997</text:p>
          </table:table-cell>
          <table:table-cell office:value-type="float" office:value="-0.017880663092792" calcext:value-type="float">
            <text:p>-0,018</text:p>
          </table:table-cell>
          <table:table-cell office:value-type="float" office:value="-3.20069968713475" calcext:value-type="float">
            <text:p>-3,201</text:p>
          </table:table-cell>
          <table:table-cell office:value-type="float" office:value="133" calcext:value-type="float">
            <text:p>133</text:p>
          </table:table-cell>
          <table:table-cell office:value-type="float" office:value="0.999142625073001" calcext:value-type="float">
            <text:p>0,999</text:p>
          </table:table-cell>
          <table:table-cell office:value-type="float" office:value="0.161972138776129" calcext:value-type="float">
            <text:p>0,162</text:p>
          </table:table-cell>
          <table:table-cell table:style-name="ce35" office:value-type="float" office:value="-0.000987854345851118" calcext:value-type="float">
            <text:p>-9,88E-04</text:p>
          </table:table-cell>
          <table:table-cell office:value-type="float" office:value="-1.17194290313716" calcext:value-type="float">
            <text:p>-1,172</text:p>
          </table:table-cell>
          <table:table-cell office:value-type="float" office:value="133" calcext:value-type="float">
            <text:p>133</text:p>
          </table:table-cell>
          <table:table-cell office:value-type="float" office:value="0.87834248196683" calcext:value-type="float">
            <text:p>0,878</text:p>
          </table:table-cell>
          <table:table-cell table:style-name="ce38" table:formula="of:=[.B45]&lt;0.05" office:value-type="boolean" office:boolean-value="false" calcext:value-type="boolean">
            <text:p>FALSO</text:p>
          </table:table-cell>
          <table:table-cell table:style-name="ce38" table:formula="of:=[.F45]&lt;0.05" office:value-type="boolean" office:boolean-value="false" calcext:value-type="boolean">
            <text:p>FALSO</text:p>
          </table:table-cell>
          <table:table-cell table:style-name="ce38" table:formula="of:=[.G45]&lt;0.05" office:value-type="boolean" office:boolean-value="false" calcext:value-type="boolean">
            <text:p>FALSO</text:p>
          </table:table-cell>
          <table:table-cell table:style-name="ce38" table:formula="of:=[.K45]&lt;0.05" office:value-type="boolean" office:boolean-value="false" calcext:value-type="boolean">
            <text:p>FALSO</text:p>
          </table:table-cell>
          <table:table-cell table:style-name="ce46" table:formula="of:=OR([.L45];[.M45];[.N45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Spring-boot</text:p>
          </table:table-cell>
          <table:table-cell table:style-name="ce43" office:value-type="float" office:value="0.0000000175715466371" calcext:value-type="float">
            <text:p>1,76E-08</text:p>
          </table:table-cell>
          <table:table-cell table:style-name="ce44" office:value-type="float" office:value="0.0031499188230887" calcext:value-type="float">
            <text:p>0,003</text:p>
          </table:table-cell>
          <table:table-cell table:style-name="ce44" office:value-type="float" office:value="2.81211398486799" calcext:value-type="float">
            <text:p>2,812</text:p>
          </table:table-cell>
          <table:table-cell table:style-name="ce45" office:value-type="float" office:value="29456" calcext:value-type="float">
            <text:p>29.456</text:p>
          </table:table-cell>
          <table:table-cell table:style-name="ce44" office:value-type="float" office:value="0.00246247983823295" calcext:value-type="float">
            <text:p>0,002</text:p>
          </table:table-cell>
          <table:table-cell table:style-name="ce43" office:value-type="float" office:value="2.74145747509529E-026" calcext:value-type="float">
            <text:p>2,74E-26</text:p>
          </table:table-cell>
          <table:table-cell table:style-name="ce44" office:value-type="float" office:value="0.00402161741233114" calcext:value-type="float">
            <text:p>0,004</text:p>
          </table:table-cell>
          <table:table-cell table:style-name="ce44" office:value-type="float" office:value="4.73609546468454" calcext:value-type="float">
            <text:p>4,736</text:p>
          </table:table-cell>
          <table:table-cell table:style-name="ce45" office:value-type="float" office:value="29456" calcext:value-type="float">
            <text:p>29.456</text:p>
          </table:table-cell>
          <table:table-cell table:style-name="ce43" office:value-type="float" office:value="0.00000109444402918837" calcext:value-type="float">
            <text:p>1,09E-06</text:p>
          </table:table-cell>
          <table:table-cell table:style-name="ce38" table:formula="of:=[.B46]&lt;0.05" office:value-type="boolean" office:boolean-value="true" calcext:value-type="boolean">
            <text:p>VERDADEIRO</text:p>
          </table:table-cell>
          <table:table-cell table:style-name="ce38" table:formula="of:=[.F46]&lt;0.05" office:value-type="boolean" office:boolean-value="true" calcext:value-type="boolean">
            <text:p>VERDADEIRO</text:p>
          </table:table-cell>
          <table:table-cell table:style-name="ce38" table:formula="of:=[.G46]&lt;0.05" office:value-type="boolean" office:boolean-value="true" calcext:value-type="boolean">
            <text:p>VERDADEIRO</text:p>
          </table:table-cell>
          <table:table-cell table:style-name="ce38" table:formula="of:=[.K46]&lt;0.05" office:value-type="boolean" office:boolean-value="true" calcext:value-type="boolean">
            <text:p>VERDADEIRO</text:p>
          </table:table-cell>
          <table:table-cell table:style-name="ce46" table:formula="of:=OR([.L46];[.M46];[.N46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0.999999998159287" calcext:value-type="float">
            <text:p>1,000</text:p>
          </table:table-cell>
          <table:table-cell office:value-type="float" office:value="-0.0206530789946189" calcext:value-type="float">
            <text:p>-0,021</text:p>
          </table:table-cell>
          <table:table-cell office:value-type="float" office:value="-5.31937512438927" calcext:value-type="float">
            <text:p>-5,319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99941965317" calcext:value-type="float">
            <text:p>1,000</text:p>
          </table:table-cell>
          <table:table-cell office:value-type="float" office:value="0.999996017352436" calcext:value-type="float">
            <text:p>1,000</text:p>
          </table:table-cell>
          <table:table-cell office:value-type="float" office:value="-0.00747602652063299" calcext:value-type="float">
            <text:p>-0,007</text:p>
          </table:table-cell>
          <table:table-cell office:value-type="float" office:value="-3.1068321749718" calcext:value-type="float">
            <text:p>-3,107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040877869235" calcext:value-type="float">
            <text:p>0,999</text:p>
          </table:table-cell>
          <table:table-cell table:style-name="ce38" table:formula="of:=[.B47]&lt;0.05" office:value-type="boolean" office:boolean-value="false" calcext:value-type="boolean">
            <text:p>FALSO</text:p>
          </table:table-cell>
          <table:table-cell table:style-name="ce38" table:formula="of:=[.F47]&lt;0.05" office:value-type="boolean" office:boolean-value="false" calcext:value-type="boolean">
            <text:p>FALSO</text:p>
          </table:table-cell>
          <table:table-cell table:style-name="ce38" table:formula="of:=[.G47]&lt;0.05" office:value-type="boolean" office:boolean-value="false" calcext:value-type="boolean">
            <text:p>FALSO</text:p>
          </table:table-cell>
          <table:table-cell table:style-name="ce38" table:formula="of:=[.K47]&lt;0.05" office:value-type="boolean" office:boolean-value="false" calcext:value-type="boolean">
            <text:p>FALSO</text:p>
          </table:table-cell>
          <table:table-cell table:style-name="ce46" table:formula="of:=OR([.L47];[.M47];[.N47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Terminal</text:p>
          </table:table-cell>
          <table:table-cell office:value-type="float" office:value="0.999945191152338" calcext:value-type="float">
            <text:p>1,000</text:p>
          </table:table-cell>
          <table:table-cell office:value-type="float" office:value="-0.0173932908375386" calcext:value-type="float">
            <text:p>-0,017</text:p>
          </table:table-cell>
          <table:table-cell office:value-type="float" office:value="-3.06951932959033" calcext:value-type="float">
            <text:p>-3,070</text:p>
          </table:table-cell>
          <table:table-cell office:value-type="float" office:value="1363" calcext:value-type="float">
            <text:p>1.363</text:p>
          </table:table-cell>
          <table:table-cell office:value-type="float" office:value="0.998906810534347" calcext:value-type="float">
            <text:p>0,999</text:p>
          </table:table-cell>
          <table:table-cell table:style-name="ce43" office:value-type="float" office:value="0.00000000000595677307" calcext:value-type="float">
            <text:p>5,96E-12</text:p>
          </table:table-cell>
          <table:table-cell table:style-name="ce44" office:value-type="float" office:value="0.00863474342006015" calcext:value-type="float">
            <text:p>0,009</text:p>
          </table:table-cell>
          <table:table-cell table:style-name="ce44" office:value-type="float" office:value="2.5219208412724" calcext:value-type="float">
            <text:p>2,522</text:p>
          </table:table-cell>
          <table:table-cell table:style-name="ce45" office:value-type="float" office:value="1363" calcext:value-type="float">
            <text:p>1.363</text:p>
          </table:table-cell>
          <table:table-cell table:style-name="ce44" office:value-type="float" office:value="0.00589238465885462" calcext:value-type="float">
            <text:p>0,006</text:p>
          </table:table-cell>
          <table:table-cell table:style-name="ce38" table:formula="of:=[.B48]&lt;0.05" office:value-type="boolean" office:boolean-value="false" calcext:value-type="boolean">
            <text:p>FALSO</text:p>
          </table:table-cell>
          <table:table-cell table:style-name="ce38" table:formula="of:=[.F48]&lt;0.05" office:value-type="boolean" office:boolean-value="false" calcext:value-type="boolean">
            <text:p>FALSO</text:p>
          </table:table-cell>
          <table:table-cell table:style-name="ce38" table:formula="of:=[.G48]&lt;0.05" office:value-type="boolean" office:boolean-value="true" calcext:value-type="boolean">
            <text:p>VERDADEIRO</text:p>
          </table:table-cell>
          <table:table-cell table:style-name="ce38" table:formula="of:=[.K48]&lt;0.05" office:value-type="boolean" office:boolean-value="true" calcext:value-type="boolean">
            <text:p>VERDADEIRO</text:p>
          </table:table-cell>
          <table:table-cell table:style-name="ce46" table:formula="of:=OR([.L48];[.M48];[.N48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Tesseract</text:p>
          </table:table-cell>
          <table:table-cell office:value-type="float" office:value="0.998368026545985" calcext:value-type="float">
            <text:p>0,998</text:p>
          </table:table-cell>
          <table:table-cell office:value-type="float" office:value="-0.0346238779404065" calcext:value-type="float">
            <text:p>-0,035</text:p>
          </table:table-cell>
          <table:table-cell office:value-type="float" office:value="-3.13528098761964" calcext:value-type="float">
            <text:p>-3,135</text:p>
          </table:table-cell>
          <table:table-cell office:value-type="float" office:value="164" calcext:value-type="float">
            <text:p>164</text:p>
          </table:table-cell>
          <table:table-cell office:value-type="float" office:value="0.998982521679801" calcext:value-type="float">
            <text:p>0,999</text:p>
          </table:table-cell>
          <table:table-cell office:value-type="float" office:value="0.84455053740574" calcext:value-type="float">
            <text:p>0,845</text:p>
          </table:table-cell>
          <table:table-cell office:value-type="float" office:value="-0.0122566780656901" calcext:value-type="float">
            <text:p>-0,012</text:p>
          </table:table-cell>
          <table:table-cell office:value-type="float" office:value="-2.64908686294733" calcext:value-type="float">
            <text:p>-2,649</text:p>
          </table:table-cell>
          <table:table-cell office:value-type="float" office:value="164" calcext:value-type="float">
            <text:p>164</text:p>
          </table:table-cell>
          <table:table-cell office:value-type="float" office:value="0.995569973648978" calcext:value-type="float">
            <text:p>0,996</text:p>
          </table:table-cell>
          <table:table-cell table:style-name="ce38" table:formula="of:=[.B49]&lt;0.05" office:value-type="boolean" office:boolean-value="false" calcext:value-type="boolean">
            <text:p>FALSO</text:p>
          </table:table-cell>
          <table:table-cell table:style-name="ce38" table:formula="of:=[.F49]&lt;0.05" office:value-type="boolean" office:boolean-value="false" calcext:value-type="boolean">
            <text:p>FALSO</text:p>
          </table:table-cell>
          <table:table-cell table:style-name="ce38" table:formula="of:=[.G49]&lt;0.05" office:value-type="boolean" office:boolean-value="false" calcext:value-type="boolean">
            <text:p>FALSO</text:p>
          </table:table-cell>
          <table:table-cell table:style-name="ce38" table:formula="of:=[.K49]&lt;0.05" office:value-type="boolean" office:boolean-value="false" calcext:value-type="boolean">
            <text:p>FALSO</text:p>
          </table:table-cell>
          <table:table-cell table:style-name="ce46" table:formula="of:=OR([.L49];[.M49];[.N4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Thefuck</text:p>
          </table:table-cell>
          <table:table-cell office:value-type="float" office:value="0.661299135023218" calcext:value-type="float">
            <text:p>0,661</text:p>
          </table:table-cell>
          <table:table-cell office:value-type="float" office:value="-0.0162079624714947" calcext:value-type="float">
            <text:p>-0,016</text:p>
          </table:table-cell>
          <table:table-cell office:value-type="float" office:value="-1.21044910433173" calcext:value-type="float">
            <text:p>-1,210</text:p>
          </table:table-cell>
          <table:table-cell office:value-type="float" office:value="94" calcext:value-type="float">
            <text:p>94</text:p>
          </table:table-cell>
          <table:table-cell office:value-type="float" office:value="0.885429256415845" calcext:value-type="float">
            <text:p>0,885</text:p>
          </table:table-cell>
          <table:table-cell office:value-type="float" office:value="0.129390872674344" calcext:value-type="float">
            <text:p>0,129</text:p>
          </table:table-cell>
          <table:table-cell office:value-type="float" office:value="-0.00160745052517508" calcext:value-type="float">
            <text:p>-0,002</text:p>
          </table:table-cell>
          <table:table-cell office:value-type="float" office:value="0.816424809641952" calcext:value-type="float">
            <text:p>0,816</text:p>
          </table:table-cell>
          <table:table-cell office:value-type="float" office:value="94" calcext:value-type="float">
            <text:p>94</text:p>
          </table:table-cell>
          <table:table-cell office:value-type="float" office:value="0.208160711729338" calcext:value-type="float">
            <text:p>0,208</text:p>
          </table:table-cell>
          <table:table-cell table:style-name="ce38" table:formula="of:=[.B50]&lt;0.05" office:value-type="boolean" office:boolean-value="false" calcext:value-type="boolean">
            <text:p>FALSO</text:p>
          </table:table-cell>
          <table:table-cell table:style-name="ce38" table:formula="of:=[.F50]&lt;0.05" office:value-type="boolean" office:boolean-value="false" calcext:value-type="boolean">
            <text:p>FALSO</text:p>
          </table:table-cell>
          <table:table-cell table:style-name="ce38" table:formula="of:=[.G50]&lt;0.05" office:value-type="boolean" office:boolean-value="false" calcext:value-type="boolean">
            <text:p>FALSO</text:p>
          </table:table-cell>
          <table:table-cell table:style-name="ce38" table:formula="of:=[.K50]&lt;0.05" office:value-type="boolean" office:boolean-value="false" calcext:value-type="boolean">
            <text:p>FALSO</text:p>
          </table:table-cell>
          <table:table-cell table:style-name="ce46" table:formula="of:=OR([.L50];[.M50];[.N5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0.749907871464603" calcext:value-type="float">
            <text:p>0,750</text:p>
          </table:table-cell>
          <table:table-cell office:value-type="float" office:value="-0.225178570390478" calcext:value-type="float">
            <text:p>-0,225</text:p>
          </table:table-cell>
          <table:table-cell office:value-type="float" office:value="-0.872204128772075" calcext:value-type="float">
            <text:p>-0,872</text:p>
          </table:table-cell>
          <table:table-cell office:value-type="float" office:value="26" calcext:value-type="float">
            <text:p>26</text:p>
          </table:table-cell>
          <table:table-cell office:value-type="float" office:value="0.804459668749818" calcext:value-type="float">
            <text:p>0,804</text:p>
          </table:table-cell>
          <table:table-cell office:value-type="float" office:value="0.82738446411408" calcext:value-type="float">
            <text:p>0,827</text:p>
          </table:table-cell>
          <table:table-cell office:value-type="float" office:value="-0.117800784465392" calcext:value-type="float">
            <text:p>-0,118</text:p>
          </table:table-cell>
          <table:table-cell office:value-type="float" office:value="-1.13374277426278" calcext:value-type="float">
            <text:p>-1,134</text:p>
          </table:table-cell>
          <table:table-cell office:value-type="float" office:value="26" calcext:value-type="float">
            <text:p>26</text:p>
          </table:table-cell>
          <table:table-cell office:value-type="float" office:value="0.866375790141238" calcext:value-type="float">
            <text:p>0,866</text:p>
          </table:table-cell>
          <table:table-cell table:style-name="ce38" table:formula="of:=[.B51]&lt;0.05" office:value-type="boolean" office:boolean-value="false" calcext:value-type="boolean">
            <text:p>FALSO</text:p>
          </table:table-cell>
          <table:table-cell table:style-name="ce38" table:formula="of:=[.F51]&lt;0.05" office:value-type="boolean" office:boolean-value="false" calcext:value-type="boolean">
            <text:p>FALSO</text:p>
          </table:table-cell>
          <table:table-cell table:style-name="ce38" table:formula="of:=[.G51]&lt;0.05" office:value-type="boolean" office:boolean-value="false" calcext:value-type="boolean">
            <text:p>FALSO</text:p>
          </table:table-cell>
          <table:table-cell table:style-name="ce38" table:formula="of:=[.K51]&lt;0.05" office:value-type="boolean" office:boolean-value="false" calcext:value-type="boolean">
            <text:p>FALSO</text:p>
          </table:table-cell>
          <table:table-cell table:style-name="ce46" table:formula="of:=OR([.L51];[.M51];[.N51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X64dbg</text:p>
          </table:table-cell>
          <table:table-cell table:style-name="ce43" office:value-type="float" office:value="1.41264332348618E-036" calcext:value-type="float">
            <text:p>1,41E-36</text:p>
          </table:table-cell>
          <table:table-cell table:style-name="ce44" office:value-type="float" office:value="0.22524672116046" calcext:value-type="float">
            <text:p>0,225</text:p>
          </table:table-cell>
          <table:table-cell table:style-name="ce44" office:value-type="float" office:value="16.4049732977458" calcext:value-type="float">
            <text:p>16,405</text:p>
          </table:table-cell>
          <table:table-cell table:style-name="ce45" office:value-type="float" office:value="966" calcext:value-type="float">
            <text:p>966</text:p>
          </table:table-cell>
          <table:table-cell table:style-name="ce43" office:value-type="float" office:value="7.68225514423701E-054" calcext:value-type="float">
            <text:p>7,68E-54</text:p>
          </table:table-cell>
          <table:table-cell table:style-name="ce43" office:value-type="float" office:value="5.19263206122936E-046" calcext:value-type="float">
            <text:p>5,19E-46</text:p>
          </table:table-cell>
          <table:table-cell table:style-name="ce44" office:value-type="float" office:value="0.452633416707658" calcext:value-type="float">
            <text:p>0,453</text:p>
          </table:table-cell>
          <table:table-cell table:style-name="ce44" office:value-type="float" office:value="18.6453323373292" calcext:value-type="float">
            <text:p>18,645</text:p>
          </table:table-cell>
          <table:table-cell table:style-name="ce45" office:value-type="float" office:value="966" calcext:value-type="float">
            <text:p>966</text:p>
          </table:table-cell>
          <table:table-cell table:style-name="ce43" office:value-type="float" office:value="8.20851680275306E-067" calcext:value-type="float">
            <text:p>8,21E-67</text:p>
          </table:table-cell>
          <table:table-cell table:style-name="ce38" table:formula="of:=[.B52]&lt;0.05" office:value-type="boolean" office:boolean-value="true" calcext:value-type="boolean">
            <text:p>VERDADEIRO</text:p>
          </table:table-cell>
          <table:table-cell table:style-name="ce38" table:formula="of:=[.F52]&lt;0.05" office:value-type="boolean" office:boolean-value="true" calcext:value-type="boolean">
            <text:p>VERDADEIRO</text:p>
          </table:table-cell>
          <table:table-cell table:style-name="ce38" table:formula="of:=[.G52]&lt;0.05" office:value-type="boolean" office:boolean-value="true" calcext:value-type="boolean">
            <text:p>VERDADEIRO</text:p>
          </table:table-cell>
          <table:table-cell table:style-name="ce38" table:formula="of:=[.K52]&lt;0.05" office:value-type="boolean" office:boolean-value="true" calcext:value-type="boolean">
            <text:p>VERDADEIRO</text:p>
          </table:table-cell>
          <table:table-cell table:style-name="ce46" table:formula="of:=OR([.L52];[.M52];[.N52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float" office:value="0.999999999975406" calcext:value-type="float">
            <text:p>1,000</text:p>
          </table:table-cell>
          <table:table-cell office:value-type="float" office:value="-0.0126255991629013" calcext:value-type="float">
            <text:p>-0,013</text:p>
          </table:table-cell>
          <table:table-cell office:value-type="float" office:value="-4.34525095185245" calcext:value-type="float">
            <text:p>-4,345</text:p>
          </table:table-cell>
          <table:table-cell office:value-type="float" office:value="717" calcext:value-type="float">
            <text:p>717</text:p>
          </table:table-cell>
          <table:table-cell office:value-type="float" office:value="0.99999203947013" calcext:value-type="float">
            <text:p>1,000</text:p>
          </table:table-cell>
          <table:table-cell office:value-type="float" office:value="0.999881281159577" calcext:value-type="float">
            <text:p>1,000</text:p>
          </table:table-cell>
          <table:table-cell office:value-type="float" office:value="-0.00332381482553686" calcext:value-type="float">
            <text:p>-0,003</text:p>
          </table:table-cell>
          <table:table-cell office:value-type="float" office:value="0.79636377074697" calcext:value-type="float">
            <text:p>0,796</text:p>
          </table:table-cell>
          <table:table-cell office:value-type="float" office:value="717" calcext:value-type="float">
            <text:p>717</text:p>
          </table:table-cell>
          <table:table-cell office:value-type="float" office:value="0.21304211179163" calcext:value-type="float">
            <text:p>0,213</text:p>
          </table:table-cell>
          <table:table-cell table:style-name="ce38" table:formula="of:=[.B53]&lt;0.05" office:value-type="boolean" office:boolean-value="false" calcext:value-type="boolean">
            <text:p>FALSO</text:p>
          </table:table-cell>
          <table:table-cell table:style-name="ce38" table:formula="of:=[.F53]&lt;0.05" office:value-type="boolean" office:boolean-value="false" calcext:value-type="boolean">
            <text:p>FALSO</text:p>
          </table:table-cell>
          <table:table-cell table:style-name="ce38" table:formula="of:=[.G53]&lt;0.05" office:value-type="boolean" office:boolean-value="false" calcext:value-type="boolean">
            <text:p>FALSO</text:p>
          </table:table-cell>
          <table:table-cell table:style-name="ce38" table:formula="of:=[.K53]&lt;0.05" office:value-type="boolean" office:boolean-value="false" calcext:value-type="boolean">
            <text:p>FALSO</text:p>
          </table:table-cell>
          <table:table-cell table:style-name="ce46" table:formula="of:=OR([.L53];[.M53];[.N53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Zstd</text:p>
          </table:table-cell>
          <table:table-cell table:style-name="ce44" office:value-type="float" office:value="0.00255974836829532" calcext:value-type="float">
            <text:p>0,003</text:p>
          </table:table-cell>
          <table:table-cell table:style-name="ce44" office:value-type="float" office:value="0.00179831346379232" calcext:value-type="float">
            <text:p>0,002</text:p>
          </table:table-cell>
          <table:table-cell office:value-type="float" office:value="1.49850312887287" calcext:value-type="float">
            <text:p>1,499</text:p>
          </table:table-cell>
          <table:table-cell office:value-type="float" office:value="2201" calcext:value-type="float">
            <text:p>2.201</text:p>
          </table:table-cell>
          <table:table-cell office:value-type="float" office:value="0.0670729910868336" calcext:value-type="float">
            <text:p>0,067</text:p>
          </table:table-cell>
          <table:table-cell table:style-name="ce43" office:value-type="float" office:value="0.00000028887036762489" calcext:value-type="float">
            <text:p>2,89E-07</text:p>
          </table:table-cell>
          <table:table-cell table:style-name="ce44" office:value-type="float" office:value="0.00228642689419921" calcext:value-type="float">
            <text:p>0,002</text:p>
          </table:table-cell>
          <table:table-cell table:style-name="ce44" office:value-type="float" office:value="2.36506446509497" calcext:value-type="float">
            <text:p>2,365</text:p>
          </table:table-cell>
          <table:table-cell table:style-name="ce45" office:value-type="float" office:value="2201" calcext:value-type="float">
            <text:p>2.201</text:p>
          </table:table-cell>
          <table:table-cell table:style-name="ce44" office:value-type="float" office:value="0.00905660972229806" calcext:value-type="float">
            <text:p>0,009</text:p>
          </table:table-cell>
          <table:table-cell table:style-name="ce38" table:formula="of:=[.B54]&lt;0.05" office:value-type="boolean" office:boolean-value="true" calcext:value-type="boolean">
            <text:p>VERDADEIRO</text:p>
          </table:table-cell>
          <table:table-cell table:style-name="ce38" table:formula="of:=[.F54]&lt;0.05" office:value-type="boolean" office:boolean-value="false" calcext:value-type="boolean">
            <text:p>FALSO</text:p>
          </table:table-cell>
          <table:table-cell table:style-name="ce38" table:formula="of:=[.G54]&lt;0.05" office:value-type="boolean" office:boolean-value="true" calcext:value-type="boolean">
            <text:p>VERDADEIRO</text:p>
          </table:table-cell>
          <table:table-cell table:style-name="ce38" table:formula="of:=[.K54]&lt;0.05" office:value-type="boolean" office:boolean-value="true" calcext:value-type="boolean">
            <text:p>VERDADEIRO</text:p>
          </table:table-cell>
          <table:table-cell table:style-name="ce46" table:formula="of:=OR([.L54];[.M54];[.N54])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15"/>
          <table:table-cell table:style-name="ce39" office:value-type="float" office:value="12" calcext:value-type="float">
            <text:p>12</text:p>
          </table:table-cell>
        </table:table-row>
        <table:table-row table:style-name="ro1" table:number-rows-repeated="104852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ecall-and-f_measure" table:style-name="ta1">
        <table:table-column table:style-name="co44" table:default-cell-style-name="Default"/>
        <table:table-column table:style-name="co45" table:number-columns-repeated="2" table:default-cell-style-name="ce42"/>
        <table:table-column table:style-name="co46" table:default-cell-style-name="ce42"/>
        <table:table-column table:style-name="co47" table:default-cell-style-name="ce37"/>
        <table:table-column table:style-name="co48" table:default-cell-style-name="ce42"/>
        <table:table-column table:style-name="co49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default-cell-style-name="ce37"/>
        <table:table-column table:style-name="co48" table:default-cell-style-name="ce42"/>
        <table:table-column table:style-name="co43" table:number-columns-repeated="5" table:default-cell-style-name="Default"/>
        <table:table-row table:style-name="ro1">
          <table:table-cell table:style-name="ce33"/>
          <table:table-cell table:style-name="ce41" office:value-type="string" calcext:value-type="string">
            <text:p>Recall</text:p>
          </table:table-cell>
          <table:table-cell table:style-name="ce41" table:number-columns-repeated="2"/>
          <table:table-cell table:style-name="ce36"/>
          <table:table-cell table:style-name="ce41"/>
          <table:table-cell table:style-name="ce41" office:value-type="string" calcext:value-type="string">
            <text:p>F-Measure</text:p>
          </table:table-cell>
          <table:table-cell table:style-name="ce41" table:number-columns-repeated="2"/>
          <table:table-cell table:style-name="ce36"/>
          <table:table-cell table:style-name="ce41"/>
          <table:table-cell table:number-columns-repeated="5"/>
        </table:table-row>
        <table:table-row table:style-name="ro1">
          <table:table-cell table:style-name="ce33"/>
          <table:table-cell table:style-name="ce41" office:value-type="string" calcext:value-type="string">
            <text:p>Wilcoxon</text:p>
          </table:table-cell>
          <table:table-cell table:style-name="ce41"/>
          <table:table-cell table:style-name="ce41" office:value-type="string" calcext:value-type="string">
            <text:p>Paired t-test</text:p>
          </table:table-cell>
          <table:table-cell table:style-name="ce36"/>
          <table:table-cell table:style-name="ce41"/>
          <table:table-cell table:style-name="ce41" office:value-type="string" calcext:value-type="string">
            <text:p>Wilcoxon</text:p>
          </table:table-cell>
          <table:table-cell table:style-name="ce41"/>
          <table:table-cell table:style-name="ce41" office:value-type="string" calcext:value-type="string">
            <text:p>Paired t-test</text:p>
          </table:table-cell>
          <table:table-cell table:style-name="ce36"/>
          <table:table-cell table:style-name="ce41"/>
          <table:table-cell table:number-columns-repeated="5"/>
        </table:table-row>
        <table:table-row table:style-name="ro1">
          <table:table-cell table:style-name="ce33" office:value-type="string" calcext:value-type="string">
            <text:p>project</text:p>
          </table:table-cell>
          <table:table-cell table:style-name="ce41" office:value-type="string" calcext:value-type="string">
            <text:p>p-value</text:p>
          </table:table-cell>
          <table:table-cell table:style-name="ce41" office:value-type="string" calcext:value-type="string">
            <text:p>Wilcoxon</text:p>
          </table:table-cell>
          <table:table-cell table:style-name="ce41" office:value-type="string" calcext:value-type="string">
            <text:p>t</text:p>
          </table:table-cell>
          <table:table-cell table:style-name="ce36" office:value-type="string" calcext:value-type="string">
            <text:p>df</text:p>
          </table:table-cell>
          <table:table-cell table:number-columns-repeated="2" table:style-name="ce41" office:value-type="string" calcext:value-type="string">
            <text:p>p-value</text:p>
          </table:table-cell>
          <table:table-cell table:style-name="ce41" office:value-type="string" calcext:value-type="string">
            <text:p>Wilcoxon</text:p>
          </table:table-cell>
          <table:table-cell table:style-name="ce41" office:value-type="string" calcext:value-type="string">
            <text:p>t</text:p>
          </table:table-cell>
          <table:table-cell table:style-name="ce36" office:value-type="string" calcext:value-type="string">
            <text:p>df</text:p>
          </table:table-cell>
          <table:table-cell table:style-name="ce41" office:value-type="string" calcext:value-type="string">
            <text:p>p-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1" calcext:value-type="float">
            <text:p>1,000</text:p>
          </table:table-cell>
          <table:table-cell office:value-type="float" office:value="-0.00439717017425816" calcext:value-type="float">
            <text:p>-0,004</text:p>
          </table:table-cell>
          <table:table-cell office:value-type="float" office:value="-8.8385555297278" calcext:value-type="float">
            <text:p>-8,839</text:p>
          </table:table-cell>
          <table:table-cell office:value-type="float" office:value="116387" calcext:value-type="float">
            <text:p>116.387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00239230056360788" calcext:value-type="float">
            <text:p>-0,002</text:p>
          </table:table-cell>
          <table:table-cell office:value-type="float" office:value="-2.83482823462082" calcext:value-type="float">
            <text:p>-2,835</text:p>
          </table:table-cell>
          <table:table-cell office:value-type="float" office:value="116387" calcext:value-type="float">
            <text:p>116.387</text:p>
          </table:table-cell>
          <table:table-cell office:value-type="float" office:value="0.99770708864346" calcext:value-type="float">
            <text:p>0,998</text:p>
          </table:table-cell>
          <table:table-cell table:style-name="ce38" table:formula="of:=[.B4]&lt;0.05" office:value-type="boolean" office:boolean-value="false" calcext:value-type="boolean">
            <text:p>FALSO</text:p>
          </table:table-cell>
          <table:table-cell table:style-name="ce38" table:formula="of:=[.F4]&lt;0.05" office:value-type="boolean" office:boolean-value="false" calcext:value-type="boolean">
            <text:p>FALSO</text:p>
          </table:table-cell>
          <table:table-cell table:style-name="ce38" table:formula="of:=[.G4]&lt;0.05" office:value-type="boolean" office:boolean-value="false" calcext:value-type="boolean">
            <text:p>FALSO</text:p>
          </table:table-cell>
          <table:table-cell table:style-name="ce38" table:formula="of:=[.K4]&lt;0.05" office:value-type="boolean" office:boolean-value="false" calcext:value-type="boolean">
            <text:p>FALSO</text:p>
          </table:table-cell>
          <table:table-cell table:style-name="ce46" table:formula="of:=OR([.L4];[.M4];[.N4];[.O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office:value-type="float" office:value="1" calcext:value-type="float">
            <text:p>1,000</text:p>
          </table:table-cell>
          <table:table-cell office:value-type="float" office:value="-0.0147108244257763" calcext:value-type="float">
            <text:p>-0,015</text:p>
          </table:table-cell>
          <table:table-cell office:value-type="float" office:value="-5.27296560730948" calcext:value-type="float">
            <text:p>-5,273</text:p>
          </table:table-cell>
          <table:table-cell office:value-type="float" office:value="7746" calcext:value-type="float">
            <text:p>7.746</text:p>
          </table:table-cell>
          <table:table-cell office:value-type="float" office:value="0.999999931068356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00958474634324492" calcext:value-type="float">
            <text:p>-0,010</text:p>
          </table:table-cell>
          <table:table-cell office:value-type="float" office:value="-3.07819594509727" calcext:value-type="float">
            <text:p>-3,078</text:p>
          </table:table-cell>
          <table:table-cell office:value-type="float" office:value="7746" calcext:value-type="float">
            <text:p>7.746</text:p>
          </table:table-cell>
          <table:table-cell office:value-type="float" office:value="0.998955070198049" calcext:value-type="float">
            <text:p>0,999</text:p>
          </table:table-cell>
          <table:table-cell table:style-name="ce38" table:formula="of:=[.B5]&lt;0.05" office:value-type="boolean" office:boolean-value="false" calcext:value-type="boolean">
            <text:p>FALSO</text:p>
          </table:table-cell>
          <table:table-cell table:style-name="ce38" table:formula="of:=[.F5]&lt;0.05" office:value-type="boolean" office:boolean-value="false" calcext:value-type="boolean">
            <text:p>FALSO</text:p>
          </table:table-cell>
          <table:table-cell table:style-name="ce38" table:formula="of:=[.G5]&lt;0.05" office:value-type="boolean" office:boolean-value="false" calcext:value-type="boolean">
            <text:p>FALSO</text:p>
          </table:table-cell>
          <table:table-cell table:style-name="ce38" table:formula="of:=[.K5]&lt;0.05" office:value-type="boolean" office:boolean-value="false" calcext:value-type="boolean">
            <text:p>FALSO</text:p>
          </table:table-cell>
          <table:table-cell table:style-name="ce46" table:formula="of:=OR([.L5];[.M5];[.N5];[.O5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0.999994686158174" calcext:value-type="float">
            <text:p>1,000</text:p>
          </table:table-cell>
          <table:table-cell office:value-type="float" office:value="-0.0846806454194882" calcext:value-type="float">
            <text:p>-0,085</text:p>
          </table:table-cell>
          <table:table-cell office:value-type="float" office:value="-3.33568998833106" calcext:value-type="float">
            <text:p>-3,336</text:p>
          </table:table-cell>
          <table:table-cell office:value-type="float" office:value="119" calcext:value-type="float">
            <text:p>119</text:p>
          </table:table-cell>
          <table:table-cell office:value-type="float" office:value="0.999432317857197" calcext:value-type="float">
            <text:p>0,999</text:p>
          </table:table-cell>
          <table:table-cell office:value-type="float" office:value="0.999940159696034" calcext:value-type="float">
            <text:p>1,000</text:p>
          </table:table-cell>
          <table:table-cell office:value-type="float" office:value="-0.0587513543252363" calcext:value-type="float">
            <text:p>-0,059</text:p>
          </table:table-cell>
          <table:table-cell office:value-type="float" office:value="-2.29858658657247" calcext:value-type="float">
            <text:p>-2,299</text:p>
          </table:table-cell>
          <table:table-cell office:value-type="float" office:value="119" calcext:value-type="float">
            <text:p>119</text:p>
          </table:table-cell>
          <table:table-cell office:value-type="float" office:value="0.988363233638098" calcext:value-type="float">
            <text:p>0,988</text:p>
          </table:table-cell>
          <table:table-cell table:style-name="ce38" table:formula="of:=[.B6]&lt;0.05" office:value-type="boolean" office:boolean-value="false" calcext:value-type="boolean">
            <text:p>FALSO</text:p>
          </table:table-cell>
          <table:table-cell table:style-name="ce38" table:formula="of:=[.F6]&lt;0.05" office:value-type="boolean" office:boolean-value="false" calcext:value-type="boolean">
            <text:p>FALSO</text:p>
          </table:table-cell>
          <table:table-cell table:style-name="ce38" table:formula="of:=[.G6]&lt;0.05" office:value-type="boolean" office:boolean-value="false" calcext:value-type="boolean">
            <text:p>FALSO</text:p>
          </table:table-cell>
          <table:table-cell table:style-name="ce38" table:formula="of:=[.K6]&lt;0.05" office:value-type="boolean" office:boolean-value="false" calcext:value-type="boolean">
            <text:p>FALSO</text:p>
          </table:table-cell>
          <table:table-cell table:style-name="ce46" table:formula="of:=OR([.L6];[.M6];[.N6];[.O6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0.99996446922071" calcext:value-type="float">
            <text:p>1,000</text:p>
          </table:table-cell>
          <table:table-cell office:value-type="float" office:value="-0.00121035877857623" calcext:value-type="float">
            <text:p>-0,001</text:p>
          </table:table-cell>
          <table:table-cell office:value-type="float" office:value="-3.83792282010114" calcext:value-type="float">
            <text:p>-3,838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99937669841858" calcext:value-type="float">
            <text:p>1,000</text:p>
          </table:table-cell>
          <table:table-cell office:value-type="float" office:value="0.406688880180692" calcext:value-type="float">
            <text:p>0,407</text:p>
          </table:table-cell>
          <table:table-cell table:style-name="ce35" office:value-type="float" office:value="-0.000212058380340228" calcext:value-type="float">
            <text:p>-2,12E-04</text:p>
          </table:table-cell>
          <table:table-cell office:value-type="float" office:value="-1.91832559616893" calcext:value-type="float">
            <text:p>-1,918</text:p>
          </table:table-cell>
          <table:table-cell office:value-type="float" office:value="13147" calcext:value-type="float">
            <text:p>13.147</text:p>
          </table:table-cell>
          <table:table-cell office:value-type="float" office:value="0.972454313688563" calcext:value-type="float">
            <text:p>0,972</text:p>
          </table:table-cell>
          <table:table-cell table:style-name="ce38" table:formula="of:=[.B7]&lt;0.05" office:value-type="boolean" office:boolean-value="false" calcext:value-type="boolean">
            <text:p>FALSO</text:p>
          </table:table-cell>
          <table:table-cell table:style-name="ce38" table:formula="of:=[.F7]&lt;0.05" office:value-type="boolean" office:boolean-value="false" calcext:value-type="boolean">
            <text:p>FALSO</text:p>
          </table:table-cell>
          <table:table-cell table:style-name="ce38" table:formula="of:=[.G7]&lt;0.05" office:value-type="boolean" office:boolean-value="false" calcext:value-type="boolean">
            <text:p>FALSO</text:p>
          </table:table-cell>
          <table:table-cell table:style-name="ce38" table:formula="of:=[.K7]&lt;0.05" office:value-type="boolean" office:boolean-value="false" calcext:value-type="boolean">
            <text:p>FALSO</text:p>
          </table:table-cell>
          <table:table-cell table:style-name="ce46" table:formula="of:=OR([.L7];[.M7];[.N7];[.O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0.979550399747417" calcext:value-type="float">
            <text:p>0,980</text:p>
          </table:table-cell>
          <table:table-cell office:value-type="float" office:value="-0.00314190156498675" calcext:value-type="float">
            <text:p>-0,003</text:p>
          </table:table-cell>
          <table:table-cell office:value-type="float" office:value="-0.605308894252278" calcext:value-type="float">
            <text:p>-0,605</text:p>
          </table:table-cell>
          <table:table-cell office:value-type="float" office:value="4666" calcext:value-type="float">
            <text:p>4.666</text:p>
          </table:table-cell>
          <table:table-cell office:value-type="float" office:value="0.727498394506047" calcext:value-type="float">
            <text:p>0,727</text:p>
          </table:table-cell>
          <table:table-cell office:value-type="float" office:value="0.952668407826107" calcext:value-type="float">
            <text:p>0,953</text:p>
          </table:table-cell>
          <table:table-cell office:value-type="float" office:value="-0.00209078847113138" calcext:value-type="float">
            <text:p>-0,002</text:p>
          </table:table-cell>
          <table:table-cell office:value-type="float" office:value="-0.472004158624697" calcext:value-type="float">
            <text:p>-0,472</text:p>
          </table:table-cell>
          <table:table-cell office:value-type="float" office:value="4666" calcext:value-type="float">
            <text:p>4.666</text:p>
          </table:table-cell>
          <table:table-cell office:value-type="float" office:value="0.681527053902067" calcext:value-type="float">
            <text:p>0,682</text:p>
          </table:table-cell>
          <table:table-cell table:style-name="ce38" table:formula="of:=[.B8]&lt;0.05" office:value-type="boolean" office:boolean-value="false" calcext:value-type="boolean">
            <text:p>FALSO</text:p>
          </table:table-cell>
          <table:table-cell table:style-name="ce38" table:formula="of:=[.F8]&lt;0.05" office:value-type="boolean" office:boolean-value="false" calcext:value-type="boolean">
            <text:p>FALSO</text:p>
          </table:table-cell>
          <table:table-cell table:style-name="ce38" table:formula="of:=[.G8]&lt;0.05" office:value-type="boolean" office:boolean-value="false" calcext:value-type="boolean">
            <text:p>FALSO</text:p>
          </table:table-cell>
          <table:table-cell table:style-name="ce38" table:formula="of:=[.K8]&lt;0.05" office:value-type="boolean" office:boolean-value="false" calcext:value-type="boolean">
            <text:p>FALSO</text:p>
          </table:table-cell>
          <table:table-cell table:style-name="ce46" table:formula="of:=OR([.L8];[.M8];[.N8];[.O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.98303361194287" calcext:value-type="float">
            <text:p>0,983</text:p>
          </table:table-cell>
          <table:table-cell office:value-type="float" office:value="-0.019220140802467" calcext:value-type="float">
            <text:p>-0,019</text:p>
          </table:table-cell>
          <table:table-cell office:value-type="float" office:value="-1.76310849560144" calcext:value-type="float">
            <text:p>-1,763</text:p>
          </table:table-cell>
          <table:table-cell office:value-type="float" office:value="237" calcext:value-type="float">
            <text:p>237</text:p>
          </table:table-cell>
          <table:table-cell office:value-type="float" office:value="0.960414550984865" calcext:value-type="float">
            <text:p>0,960</text:p>
          </table:table-cell>
          <table:table-cell office:value-type="float" office:value="0.870518994561752" calcext:value-type="float">
            <text:p>0,871</text:p>
          </table:table-cell>
          <table:table-cell office:value-type="float" office:value="-0.00856128739787454" calcext:value-type="float">
            <text:p>-0,009</text:p>
          </table:table-cell>
          <table:table-cell office:value-type="float" office:value="-1.19506182333495" calcext:value-type="float">
            <text:p>-1,195</text:p>
          </table:table-cell>
          <table:table-cell office:value-type="float" office:value="237" calcext:value-type="float">
            <text:p>237</text:p>
          </table:table-cell>
          <table:table-cell office:value-type="float" office:value="0.883371314252931" calcext:value-type="float">
            <text:p>0,883</text:p>
          </table:table-cell>
          <table:table-cell table:style-name="ce38" table:formula="of:=[.B9]&lt;0.05" office:value-type="boolean" office:boolean-value="false" calcext:value-type="boolean">
            <text:p>FALSO</text:p>
          </table:table-cell>
          <table:table-cell table:style-name="ce38" table:formula="of:=[.F9]&lt;0.05" office:value-type="boolean" office:boolean-value="false" calcext:value-type="boolean">
            <text:p>FALSO</text:p>
          </table:table-cell>
          <table:table-cell table:style-name="ce38" table:formula="of:=[.G9]&lt;0.05" office:value-type="boolean" office:boolean-value="false" calcext:value-type="boolean">
            <text:p>FALSO</text:p>
          </table:table-cell>
          <table:table-cell table:style-name="ce38" table:formula="of:=[.K9]&lt;0.05" office:value-type="boolean" office:boolean-value="false" calcext:value-type="boolean">
            <text:p>FALSO</text:p>
          </table:table-cell>
          <table:table-cell table:style-name="ce46" table:formula="of:=OR([.L9];[.M9];[.N9];[.O9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Code-server</text:p>
          </table:table-cell>
          <table:table-cell table:style-name="ce43" office:value-type="float" office:value="2.14341368438647E-030" calcext:value-type="float">
            <text:p>2,14E-30</text:p>
          </table:table-cell>
          <table:table-cell table:style-name="ce44" office:value-type="float" office:value="0.00652564487170888" calcext:value-type="float">
            <text:p>0,007</text:p>
          </table:table-cell>
          <table:table-cell office:value-type="float" office:value="0.780551035480782" calcext:value-type="float">
            <text:p>0,781</text:p>
          </table:table-cell>
          <table:table-cell office:value-type="float" office:value="6479" calcext:value-type="float">
            <text:p>6.479</text:p>
          </table:table-cell>
          <table:table-cell office:value-type="float" office:value="0.217547557862695" calcext:value-type="float">
            <text:p>0,218</text:p>
          </table:table-cell>
          <table:table-cell table:style-name="ce44" office:value-type="float" office:value="6.26868559193796E-033" calcext:value-type="float">
            <text:p>0,000</text:p>
          </table:table-cell>
          <table:table-cell table:style-name="ce44" office:value-type="float" office:value="0.00653769287565444" calcext:value-type="float">
            <text:p>0,007</text:p>
          </table:table-cell>
          <table:table-cell office:value-type="float" office:value="1.08851701295131" calcext:value-type="float">
            <text:p>1,089</text:p>
          </table:table-cell>
          <table:table-cell office:value-type="float" office:value="6479" calcext:value-type="float">
            <text:p>6.479</text:p>
          </table:table-cell>
          <table:table-cell office:value-type="float" office:value="0.138203708975137" calcext:value-type="float">
            <text:p>0,138</text:p>
          </table:table-cell>
          <table:table-cell table:style-name="ce38" table:formula="of:=[.B10]&lt;0.05" office:value-type="boolean" office:boolean-value="true" calcext:value-type="boolean">
            <text:p>VERDADEIRO</text:p>
          </table:table-cell>
          <table:table-cell table:style-name="ce38" table:formula="of:=[.F10]&lt;0.05" office:value-type="boolean" office:boolean-value="false" calcext:value-type="boolean">
            <text:p>FALSO</text:p>
          </table:table-cell>
          <table:table-cell table:style-name="ce38" table:formula="of:=[.G10]&lt;0.05" office:value-type="boolean" office:boolean-value="true" calcext:value-type="boolean">
            <text:p>VERDADEIRO</text:p>
          </table:table-cell>
          <table:table-cell table:style-name="ce38" table:formula="of:=[.K10]&lt;0.05" office:value-type="boolean" office:boolean-value="false" calcext:value-type="boolean">
            <text:p>FALSO</text:p>
          </table:table-cell>
          <table:table-cell table:style-name="ce46" table:formula="of:=OR([.L10];[.M10];[.N10];[.O10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0.999999999727985" calcext:value-type="float">
            <text:p>1,000</text:p>
          </table:table-cell>
          <table:table-cell office:value-type="float" office:value="-0.0187796136334124" calcext:value-type="float">
            <text:p>-0,019</text:p>
          </table:table-cell>
          <table:table-cell office:value-type="float" office:value="-4.02826847906505" calcext:value-type="float">
            <text:p>-4,028</text:p>
          </table:table-cell>
          <table:table-cell office:value-type="float" office:value="986" calcext:value-type="float">
            <text:p>986</text:p>
          </table:table-cell>
          <table:table-cell office:value-type="float" office:value="0.999969746559855" calcext:value-type="float">
            <text:p>1,000</text:p>
          </table:table-cell>
          <table:table-cell office:value-type="float" office:value="0.998310631366608" calcext:value-type="float">
            <text:p>0,998</text:p>
          </table:table-cell>
          <table:table-cell office:value-type="float" office:value="-0.00822098108389157" calcext:value-type="float">
            <text:p>-0,008</text:p>
          </table:table-cell>
          <table:table-cell office:value-type="float" office:value="-1.98323896971736" calcext:value-type="float">
            <text:p>-1,983</text:p>
          </table:table-cell>
          <table:table-cell office:value-type="float" office:value="986" calcext:value-type="float">
            <text:p>986</text:p>
          </table:table-cell>
          <table:table-cell office:value-type="float" office:value="0.976191087093323" calcext:value-type="float">
            <text:p>0,976</text:p>
          </table:table-cell>
          <table:table-cell table:style-name="ce38" table:formula="of:=[.B11]&lt;0.05" office:value-type="boolean" office:boolean-value="false" calcext:value-type="boolean">
            <text:p>FALSO</text:p>
          </table:table-cell>
          <table:table-cell table:style-name="ce38" table:formula="of:=[.F11]&lt;0.05" office:value-type="boolean" office:boolean-value="false" calcext:value-type="boolean">
            <text:p>FALSO</text:p>
          </table:table-cell>
          <table:table-cell table:style-name="ce38" table:formula="of:=[.G11]&lt;0.05" office:value-type="boolean" office:boolean-value="false" calcext:value-type="boolean">
            <text:p>FALSO</text:p>
          </table:table-cell>
          <table:table-cell table:style-name="ce38" table:formula="of:=[.K11]&lt;0.05" office:value-type="boolean" office:boolean-value="false" calcext:value-type="boolean">
            <text:p>FALSO</text:p>
          </table:table-cell>
          <table:table-cell table:style-name="ce46" table:formula="of:=OR([.L11];[.M11];[.N11];[.O1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.999750911184006" calcext:value-type="float">
            <text:p>1,000</text:p>
          </table:table-cell>
          <table:table-cell office:value-type="float" office:value="-0.0101798425687868" calcext:value-type="float">
            <text:p>-0,010</text:p>
          </table:table-cell>
          <table:table-cell office:value-type="float" office:value="-1.82659694310754" calcext:value-type="float">
            <text:p>-1,827</text:p>
          </table:table-cell>
          <table:table-cell office:value-type="float" office:value="274" calcext:value-type="float">
            <text:p>274</text:p>
          </table:table-cell>
          <table:table-cell office:value-type="float" office:value="0.96557582705154" calcext:value-type="float">
            <text:p>0,966</text:p>
          </table:table-cell>
          <table:table-cell office:value-type="float" office:value="0.999999804261517" calcext:value-type="float">
            <text:p>1,000</text:p>
          </table:table-cell>
          <table:table-cell office:value-type="float" office:value="-0.00892067695071824" calcext:value-type="float">
            <text:p>-0,009</text:p>
          </table:table-cell>
          <table:table-cell office:value-type="float" office:value="-3.00373536153437" calcext:value-type="float">
            <text:p>-3,004</text:p>
          </table:table-cell>
          <table:table-cell office:value-type="float" office:value="274" calcext:value-type="float">
            <text:p>274</text:p>
          </table:table-cell>
          <table:table-cell office:value-type="float" office:value="0.998543296815293" calcext:value-type="float">
            <text:p>0,999</text:p>
          </table:table-cell>
          <table:table-cell table:style-name="ce38" table:formula="of:=[.B12]&lt;0.05" office:value-type="boolean" office:boolean-value="false" calcext:value-type="boolean">
            <text:p>FALSO</text:p>
          </table:table-cell>
          <table:table-cell table:style-name="ce38" table:formula="of:=[.F12]&lt;0.05" office:value-type="boolean" office:boolean-value="false" calcext:value-type="boolean">
            <text:p>FALSO</text:p>
          </table:table-cell>
          <table:table-cell table:style-name="ce38" table:formula="of:=[.G12]&lt;0.05" office:value-type="boolean" office:boolean-value="false" calcext:value-type="boolean">
            <text:p>FALSO</text:p>
          </table:table-cell>
          <table:table-cell table:style-name="ce38" table:formula="of:=[.K12]&lt;0.05" office:value-type="boolean" office:boolean-value="false" calcext:value-type="boolean">
            <text:p>FALSO</text:p>
          </table:table-cell>
          <table:table-cell table:style-name="ce46" table:formula="of:=OR([.L12];[.M12];[.N12];[.O12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Dubbo</text:p>
          </table:table-cell>
          <table:table-cell office:value-type="float" office:value="0.999885839339877" calcext:value-type="float">
            <text:p>1,000</text:p>
          </table:table-cell>
          <table:table-cell office:value-type="float" office:value="-0.0114682537400199" calcext:value-type="float">
            <text:p>-0,011</text:p>
          </table:table-cell>
          <table:table-cell table:style-name="ce44" office:value-type="float" office:value="3.99764165462521" calcext:value-type="float">
            <text:p>3,998</text:p>
          </table:table-cell>
          <table:table-cell table:style-name="ce45" office:value-type="float" office:value="1966" calcext:value-type="float">
            <text:p>1.966</text:p>
          </table:table-cell>
          <table:table-cell table:style-name="ce43" office:value-type="float" office:value="0.0000331697338320686" calcext:value-type="float">
            <text:p>3,32E-05</text:p>
          </table:table-cell>
          <table:table-cell office:value-type="float" office:value="0.998293024976575" calcext:value-type="float">
            <text:p>0,998</text:p>
          </table:table-cell>
          <table:table-cell office:value-type="float" office:value="-0.00749729434282694" calcext:value-type="float">
            <text:p>-0,007</text:p>
          </table:table-cell>
          <table:table-cell table:style-name="ce44" office:value-type="float" office:value="4.70055870562385" calcext:value-type="float">
            <text:p>4,701</text:p>
          </table:table-cell>
          <table:table-cell table:style-name="ce45" office:value-type="float" office:value="1966" calcext:value-type="float">
            <text:p>1.966</text:p>
          </table:table-cell>
          <table:table-cell table:style-name="ce43" office:value-type="float" office:value="0.00000138730557129213" calcext:value-type="float">
            <text:p>1,39E-06</text:p>
          </table:table-cell>
          <table:table-cell table:style-name="ce38" table:formula="of:=[.B13]&lt;0.05" office:value-type="boolean" office:boolean-value="false" calcext:value-type="boolean">
            <text:p>FALSO</text:p>
          </table:table-cell>
          <table:table-cell table:style-name="ce38" table:formula="of:=[.F13]&lt;0.05" office:value-type="boolean" office:boolean-value="true" calcext:value-type="boolean">
            <text:p>VERDADEIRO</text:p>
          </table:table-cell>
          <table:table-cell table:style-name="ce38" table:formula="of:=[.G13]&lt;0.05" office:value-type="boolean" office:boolean-value="false" calcext:value-type="boolean">
            <text:p>FALSO</text:p>
          </table:table-cell>
          <table:table-cell table:style-name="ce38" table:formula="of:=[.K13]&lt;0.05" office:value-type="boolean" office:boolean-value="true" calcext:value-type="boolean">
            <text:p>VERDADEIRO</text:p>
          </table:table-cell>
          <table:table-cell table:style-name="ce46" table:formula="of:=OR([.L13];[.M13];[.N13];[.O13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Electron</text:p>
          </table:table-cell>
          <table:table-cell office:value-type="float" office:value="0.999999999999862" calcext:value-type="float">
            <text:p>1,000</text:p>
          </table:table-cell>
          <table:table-cell office:value-type="float" office:value="-0.0124324426597749" calcext:value-type="float">
            <text:p>-0,012</text:p>
          </table:table-cell>
          <table:table-cell office:value-type="float" office:value="-5.06168014307393" calcext:value-type="float">
            <text:p>-5,062</text:p>
          </table:table-cell>
          <table:table-cell office:value-type="float" office:value="2442" calcext:value-type="float">
            <text:p>2.442</text:p>
          </table:table-cell>
          <table:table-cell office:value-type="float" office:value="0.999999776726451" calcext:value-type="float">
            <text:p>1,000</text:p>
          </table:table-cell>
          <table:table-cell office:value-type="float" office:value="0.994651439314545" calcext:value-type="float">
            <text:p>0,995</text:p>
          </table:table-cell>
          <table:table-cell office:value-type="float" office:value="-0.00398595879268513" calcext:value-type="float">
            <text:p>-0,004</text:p>
          </table:table-cell>
          <table:table-cell office:value-type="float" office:value="-2.45575271253826" calcext:value-type="float">
            <text:p>-2,456</text:p>
          </table:table-cell>
          <table:table-cell office:value-type="float" office:value="2442" calcext:value-type="float">
            <text:p>2.442</text:p>
          </table:table-cell>
          <table:table-cell office:value-type="float" office:value="0.992935902974508" calcext:value-type="float">
            <text:p>0,993</text:p>
          </table:table-cell>
          <table:table-cell table:style-name="ce38" table:formula="of:=[.B14]&lt;0.05" office:value-type="boolean" office:boolean-value="false" calcext:value-type="boolean">
            <text:p>FALSO</text:p>
          </table:table-cell>
          <table:table-cell table:style-name="ce38" table:formula="of:=[.F14]&lt;0.05" office:value-type="boolean" office:boolean-value="false" calcext:value-type="boolean">
            <text:p>FALSO</text:p>
          </table:table-cell>
          <table:table-cell table:style-name="ce38" table:formula="of:=[.G14]&lt;0.05" office:value-type="boolean" office:boolean-value="false" calcext:value-type="boolean">
            <text:p>FALSO</text:p>
          </table:table-cell>
          <table:table-cell table:style-name="ce38" table:formula="of:=[.K14]&lt;0.05" office:value-type="boolean" office:boolean-value="false" calcext:value-type="boolean">
            <text:p>FALSO</text:p>
          </table:table-cell>
          <table:table-cell table:style-name="ce46" table:formula="of:=OR([.L14];[.M14];[.N14];[.O1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Emscripten</text:p>
          </table:table-cell>
          <table:table-cell office:value-type="float" office:value="1" calcext:value-type="float">
            <text:p>1,000</text:p>
          </table:table-cell>
          <table:table-cell office:value-type="float" office:value="-0.00875390118332156" calcext:value-type="float">
            <text:p>-0,009</text:p>
          </table:table-cell>
          <table:table-cell office:value-type="float" office:value="-7.86851860333615" calcext:value-type="float">
            <text:p>-7,869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99999999997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00483024109654602" calcext:value-type="float">
            <text:p>-0,005</text:p>
          </table:table-cell>
          <table:table-cell office:value-type="float" office:value="-6.41853943181452" calcext:value-type="float">
            <text:p>-6,419</text:p>
          </table:table-cell>
          <table:table-cell office:value-type="float" office:value="1711" calcext:value-type="float">
            <text:p>1.711</text:p>
          </table:table-cell>
          <table:table-cell office:value-type="float" office:value="0.999999999911148" calcext:value-type="float">
            <text:p>1,000</text:p>
          </table:table-cell>
          <table:table-cell table:style-name="ce38" table:formula="of:=[.B15]&lt;0.05" office:value-type="boolean" office:boolean-value="false" calcext:value-type="boolean">
            <text:p>FALSO</text:p>
          </table:table-cell>
          <table:table-cell table:style-name="ce38" table:formula="of:=[.F15]&lt;0.05" office:value-type="boolean" office:boolean-value="false" calcext:value-type="boolean">
            <text:p>FALSO</text:p>
          </table:table-cell>
          <table:table-cell table:style-name="ce38" table:formula="of:=[.G15]&lt;0.05" office:value-type="boolean" office:boolean-value="false" calcext:value-type="boolean">
            <text:p>FALSO</text:p>
          </table:table-cell>
          <table:table-cell table:style-name="ce38" table:formula="of:=[.K15]&lt;0.05" office:value-type="boolean" office:boolean-value="false" calcext:value-type="boolean">
            <text:p>FALSO</text:p>
          </table:table-cell>
          <table:table-cell table:style-name="ce46" table:formula="of:=OR([.L15];[.M15];[.N15];[.O15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Faceswap</text:p>
          </table:table-cell>
          <table:table-cell office:value-type="float" office:value="0.87725323527624" calcext:value-type="float">
            <text:p>0,877</text:p>
          </table:table-cell>
          <table:table-cell office:value-type="float" office:value="-0.196085608073594" calcext:value-type="float">
            <text:p>-0,196</text:p>
          </table:table-cell>
          <table:table-cell office:value-type="float" office:value="-0.426197057391544" calcext:value-type="float">
            <text:p>-0,426</text:p>
          </table:table-cell>
          <table:table-cell office:value-type="float" office:value="38" calcext:value-type="float">
            <text:p>38</text:p>
          </table:table-cell>
          <table:table-cell office:value-type="float" office:value="0.663815561189965" calcext:value-type="float">
            <text:p>0,664</text:p>
          </table:table-cell>
          <table:table-cell office:value-type="float" office:value="0.945289420590385" calcext:value-type="float">
            <text:p>0,945</text:p>
          </table:table-cell>
          <table:table-cell office:value-type="float" office:value="-0.161159328669301" calcext:value-type="float">
            <text:p>-0,161</text:p>
          </table:table-cell>
          <table:table-cell office:value-type="float" office:value="-0.430696647452961" calcext:value-type="float">
            <text:p>-0,431</text:p>
          </table:table-cell>
          <table:table-cell office:value-type="float" office:value="38" calcext:value-type="float">
            <text:p>38</text:p>
          </table:table-cell>
          <table:table-cell office:value-type="float" office:value="0.66543891939604" calcext:value-type="float">
            <text:p>0,665</text:p>
          </table:table-cell>
          <table:table-cell table:style-name="ce38" table:formula="of:=[.B16]&lt;0.05" office:value-type="boolean" office:boolean-value="false" calcext:value-type="boolean">
            <text:p>FALSO</text:p>
          </table:table-cell>
          <table:table-cell table:style-name="ce38" table:formula="of:=[.F16]&lt;0.05" office:value-type="boolean" office:boolean-value="false" calcext:value-type="boolean">
            <text:p>FALSO</text:p>
          </table:table-cell>
          <table:table-cell table:style-name="ce38" table:formula="of:=[.G16]&lt;0.05" office:value-type="boolean" office:boolean-value="false" calcext:value-type="boolean">
            <text:p>FALSO</text:p>
          </table:table-cell>
          <table:table-cell table:style-name="ce38" table:formula="of:=[.K16]&lt;0.05" office:value-type="boolean" office:boolean-value="false" calcext:value-type="boolean">
            <text:p>FALSO</text:p>
          </table:table-cell>
          <table:table-cell table:style-name="ce46" table:formula="of:=OR([.L16];[.M16];[.N16];[.O16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.743015177129119" calcext:value-type="float">
            <text:p>0,743</text:p>
          </table:table-cell>
          <table:table-cell office:value-type="float" office:value="-0.00603017327652105" calcext:value-type="float">
            <text:p>-0,006</text:p>
          </table:table-cell>
          <table:table-cell office:value-type="float" office:value="-0.15327627171059" calcext:value-type="float">
            <text:p>-0,153</text:p>
          </table:table-cell>
          <table:table-cell office:value-type="float" office:value="623" calcext:value-type="float">
            <text:p>623</text:p>
          </table:table-cell>
          <table:table-cell office:value-type="float" office:value="0.560884978010141" calcext:value-type="float">
            <text:p>0,561</text:p>
          </table:table-cell>
          <table:table-cell office:value-type="float" office:value="0.53227733650913" calcext:value-type="float">
            <text:p>0,532</text:p>
          </table:table-cell>
          <table:table-cell office:value-type="float" office:value="-0.00317591389609689" calcext:value-type="float">
            <text:p>-0,003</text:p>
          </table:table-cell>
          <table:table-cell office:value-type="float" office:value="0.520630743861128" calcext:value-type="float">
            <text:p>0,521</text:p>
          </table:table-cell>
          <table:table-cell office:value-type="float" office:value="623" calcext:value-type="float">
            <text:p>623</text:p>
          </table:table-cell>
          <table:table-cell office:value-type="float" office:value="0.301404502528906" calcext:value-type="float">
            <text:p>0,301</text:p>
          </table:table-cell>
          <table:table-cell table:style-name="ce38" table:formula="of:=[.B17]&lt;0.05" office:value-type="boolean" office:boolean-value="false" calcext:value-type="boolean">
            <text:p>FALSO</text:p>
          </table:table-cell>
          <table:table-cell table:style-name="ce38" table:formula="of:=[.F17]&lt;0.05" office:value-type="boolean" office:boolean-value="false" calcext:value-type="boolean">
            <text:p>FALSO</text:p>
          </table:table-cell>
          <table:table-cell table:style-name="ce38" table:formula="of:=[.G17]&lt;0.05" office:value-type="boolean" office:boolean-value="false" calcext:value-type="boolean">
            <text:p>FALSO</text:p>
          </table:table-cell>
          <table:table-cell table:style-name="ce38" table:formula="of:=[.K17]&lt;0.05" office:value-type="boolean" office:boolean-value="false" calcext:value-type="boolean">
            <text:p>FALSO</text:p>
          </table:table-cell>
          <table:table-cell table:style-name="ce46" table:formula="of:=OR([.L17];[.M17];[.N17];[.O1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Googletest</text:p>
          </table:table-cell>
          <table:table-cell office:value-type="float" office:value="0.9999998657157" calcext:value-type="float">
            <text:p>1,000</text:p>
          </table:table-cell>
          <table:table-cell office:value-type="float" office:value="-0.00607914091158549" calcext:value-type="float">
            <text:p>-0,006</text:p>
          </table:table-cell>
          <table:table-cell office:value-type="float" office:value="-2.66934604489606" calcext:value-type="float">
            <text:p>-2,669</text:p>
          </table:table-cell>
          <table:table-cell office:value-type="float" office:value="903" calcext:value-type="float">
            <text:p>903</text:p>
          </table:table-cell>
          <table:table-cell office:value-type="float" office:value="0.996131834735751" calcext:value-type="float">
            <text:p>0,996</text:p>
          </table:table-cell>
          <table:table-cell office:value-type="float" office:value="0.999991405561267" calcext:value-type="float">
            <text:p>1,000</text:p>
          </table:table-cell>
          <table:table-cell office:value-type="float" office:value="-0.00370088147872108" calcext:value-type="float">
            <text:p>-0,004</text:p>
          </table:table-cell>
          <table:table-cell office:value-type="float" office:value="-1.61553898560791" calcext:value-type="float">
            <text:p>-1,616</text:p>
          </table:table-cell>
          <table:table-cell office:value-type="float" office:value="903" calcext:value-type="float">
            <text:p>903</text:p>
          </table:table-cell>
          <table:table-cell office:value-type="float" office:value="0.946728333784238" calcext:value-type="float">
            <text:p>0,947</text:p>
          </table:table-cell>
          <table:table-cell table:style-name="ce38" table:formula="of:=[.B18]&lt;0.05" office:value-type="boolean" office:boolean-value="false" calcext:value-type="boolean">
            <text:p>FALSO</text:p>
          </table:table-cell>
          <table:table-cell table:style-name="ce38" table:formula="of:=[.F18]&lt;0.05" office:value-type="boolean" office:boolean-value="false" calcext:value-type="boolean">
            <text:p>FALSO</text:p>
          </table:table-cell>
          <table:table-cell table:style-name="ce38" table:formula="of:=[.G18]&lt;0.05" office:value-type="boolean" office:boolean-value="false" calcext:value-type="boolean">
            <text:p>FALSO</text:p>
          </table:table-cell>
          <table:table-cell table:style-name="ce38" table:formula="of:=[.K18]&lt;0.05" office:value-type="boolean" office:boolean-value="false" calcext:value-type="boolean">
            <text:p>FALSO</text:p>
          </table:table-cell>
          <table:table-cell table:style-name="ce46" table:formula="of:=OR([.L18];[.M18];[.N18];[.O1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Hashcat</text:p>
          </table:table-cell>
          <table:table-cell office:value-type="float" office:value="1" calcext:value-type="float">
            <text:p>1,000</text:p>
          </table:table-cell>
          <table:table-cell office:value-type="float" office:value="-0.0143126786918151" calcext:value-type="float">
            <text:p>-0,014</text:p>
          </table:table-cell>
          <table:table-cell office:value-type="float" office:value="-9.67657764202076" calcext:value-type="float">
            <text:p>-9,677</text:p>
          </table:table-cell>
          <table:table-cell office:value-type="float" office:value="2002" calcext:value-type="float">
            <text:p>2.002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0103542025581932" calcext:value-type="float">
            <text:p>-0,010</text:p>
          </table:table-cell>
          <table:table-cell office:value-type="float" office:value="-8.81689177899691" calcext:value-type="float">
            <text:p>-8,817</text:p>
          </table:table-cell>
          <table:table-cell office:value-type="float" office:value="2002" calcext:value-type="float">
            <text:p>2.002</text:p>
          </table:table-cell>
          <table:table-cell office:value-type="float" office:value="1" calcext:value-type="float">
            <text:p>1,000</text:p>
          </table:table-cell>
          <table:table-cell table:style-name="ce38" table:formula="of:=[.B19]&lt;0.05" office:value-type="boolean" office:boolean-value="false" calcext:value-type="boolean">
            <text:p>FALSO</text:p>
          </table:table-cell>
          <table:table-cell table:style-name="ce38" table:formula="of:=[.F19]&lt;0.05" office:value-type="boolean" office:boolean-value="false" calcext:value-type="boolean">
            <text:p>FALSO</text:p>
          </table:table-cell>
          <table:table-cell table:style-name="ce38" table:formula="of:=[.G19]&lt;0.05" office:value-type="boolean" office:boolean-value="false" calcext:value-type="boolean">
            <text:p>FALSO</text:p>
          </table:table-cell>
          <table:table-cell table:style-name="ce38" table:formula="of:=[.K19]&lt;0.05" office:value-type="boolean" office:boolean-value="false" calcext:value-type="boolean">
            <text:p>FALSO</text:p>
          </table:table-cell>
          <table:table-cell table:style-name="ce46" table:formula="of:=OR([.L19];[.M19];[.N19];[.O1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float" office:value="0.694175785734352" calcext:value-type="float">
            <text:p>0,694</text:p>
          </table:table-cell>
          <table:table-cell office:value-type="float" office:value="-0.00457361846565371" calcext:value-type="float">
            <text:p>-0,005</text:p>
          </table:table-cell>
          <table:table-cell office:value-type="float" office:value="-2.39177332483122" calcext:value-type="float">
            <text:p>-2,392</text:p>
          </table:table-cell>
          <table:table-cell office:value-type="float" office:value="1063" calcext:value-type="float">
            <text:p>1.063</text:p>
          </table:table-cell>
          <table:table-cell office:value-type="float" office:value="0.991529907011764" calcext:value-type="float">
            <text:p>0,992</text:p>
          </table:table-cell>
          <table:table-cell office:value-type="float" office:value="0.295108132658488" calcext:value-type="float">
            <text:p>0,295</text:p>
          </table:table-cell>
          <table:table-cell office:value-type="float" office:value="-0.00201631079166833" calcext:value-type="float">
            <text:p>-0,002</text:p>
          </table:table-cell>
          <table:table-cell office:value-type="float" office:value="-2.33910992098212" calcext:value-type="float">
            <text:p>-2,339</text:p>
          </table:table-cell>
          <table:table-cell office:value-type="float" office:value="1063" calcext:value-type="float">
            <text:p>1.063</text:p>
          </table:table-cell>
          <table:table-cell office:value-type="float" office:value="0.990242887075643" calcext:value-type="float">
            <text:p>0,990</text:p>
          </table:table-cell>
          <table:table-cell table:style-name="ce38" table:formula="of:=[.B20]&lt;0.05" office:value-type="boolean" office:boolean-value="false" calcext:value-type="boolean">
            <text:p>FALSO</text:p>
          </table:table-cell>
          <table:table-cell table:style-name="ce38" table:formula="of:=[.F20]&lt;0.05" office:value-type="boolean" office:boolean-value="false" calcext:value-type="boolean">
            <text:p>FALSO</text:p>
          </table:table-cell>
          <table:table-cell table:style-name="ce38" table:formula="of:=[.G20]&lt;0.05" office:value-type="boolean" office:boolean-value="false" calcext:value-type="boolean">
            <text:p>FALSO</text:p>
          </table:table-cell>
          <table:table-cell table:style-name="ce38" table:formula="of:=[.K20]&lt;0.05" office:value-type="boolean" office:boolean-value="false" calcext:value-type="boolean">
            <text:p>FALSO</text:p>
          </table:table-cell>
          <table:table-cell table:style-name="ce46" table:formula="of:=OR([.L20];[.M20];[.N20];[.O2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0.962393343892262" calcext:value-type="float">
            <text:p>0,962</text:p>
          </table:table-cell>
          <table:table-cell office:value-type="float" office:value="-0.0234655977910582" calcext:value-type="float">
            <text:p>-0,023</text:p>
          </table:table-cell>
          <table:table-cell office:value-type="float" office:value="-0.928300899546531" calcext:value-type="float">
            <text:p>-0,928</text:p>
          </table:table-cell>
          <table:table-cell office:value-type="float" office:value="47" calcext:value-type="float">
            <text:p>47</text:p>
          </table:table-cell>
          <table:table-cell office:value-type="float" office:value="0.821002709199353" calcext:value-type="float">
            <text:p>0,821</text:p>
          </table:table-cell>
          <table:table-cell office:value-type="float" office:value="0.965643184601559" calcext:value-type="float">
            <text:p>0,966</text:p>
          </table:table-cell>
          <table:table-cell office:value-type="float" office:value="-0.0331291760897925" calcext:value-type="float">
            <text:p>-0,033</text:p>
          </table:table-cell>
          <table:table-cell office:value-type="float" office:value="-1.43546976764253" calcext:value-type="float">
            <text:p>-1,435</text:p>
          </table:table-cell>
          <table:table-cell office:value-type="float" office:value="47" calcext:value-type="float">
            <text:p>47</text:p>
          </table:table-cell>
          <table:table-cell office:value-type="float" office:value="0.921112331397717" calcext:value-type="float">
            <text:p>0,921</text:p>
          </table:table-cell>
          <table:table-cell table:style-name="ce38" table:formula="of:=[.B21]&lt;0.05" office:value-type="boolean" office:boolean-value="false" calcext:value-type="boolean">
            <text:p>FALSO</text:p>
          </table:table-cell>
          <table:table-cell table:style-name="ce38" table:formula="of:=[.F21]&lt;0.05" office:value-type="boolean" office:boolean-value="false" calcext:value-type="boolean">
            <text:p>FALSO</text:p>
          </table:table-cell>
          <table:table-cell table:style-name="ce38" table:formula="of:=[.G21]&lt;0.05" office:value-type="boolean" office:boolean-value="false" calcext:value-type="boolean">
            <text:p>FALSO</text:p>
          </table:table-cell>
          <table:table-cell table:style-name="ce38" table:formula="of:=[.K21]&lt;0.05" office:value-type="boolean" office:boolean-value="false" calcext:value-type="boolean">
            <text:p>FALSO</text:p>
          </table:table-cell>
          <table:table-cell table:style-name="ce46" table:formula="of:=OR([.L21];[.M21];[.N21];[.O2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.999998940740436" calcext:value-type="float">
            <text:p>1,000</text:p>
          </table:table-cell>
          <table:table-cell office:value-type="float" office:value="-0.0251788480517425" calcext:value-type="float">
            <text:p>-0,025</text:p>
          </table:table-cell>
          <table:table-cell office:value-type="float" office:value="-3.04072638915907" calcext:value-type="float">
            <text:p>-3,041</text:p>
          </table:table-cell>
          <table:table-cell office:value-type="float" office:value="246" calcext:value-type="float">
            <text:p>246</text:p>
          </table:table-cell>
          <table:table-cell office:value-type="float" office:value="0.998692347150671" calcext:value-type="float">
            <text:p>0,999</text:p>
          </table:table-cell>
          <table:table-cell office:value-type="float" office:value="0.999994659009933" calcext:value-type="float">
            <text:p>1,000</text:p>
          </table:table-cell>
          <table:table-cell office:value-type="float" office:value="-0.0215764031981817" calcext:value-type="float">
            <text:p>-0,022</text:p>
          </table:table-cell>
          <table:table-cell office:value-type="float" office:value="-3.32924131808327" calcext:value-type="float">
            <text:p>-3,329</text:p>
          </table:table-cell>
          <table:table-cell office:value-type="float" office:value="246" calcext:value-type="float">
            <text:p>246</text:p>
          </table:table-cell>
          <table:table-cell office:value-type="float" office:value="0.999497809598039" calcext:value-type="float">
            <text:p>0,999</text:p>
          </table:table-cell>
          <table:table-cell table:style-name="ce38" table:formula="of:=[.B22]&lt;0.05" office:value-type="boolean" office:boolean-value="false" calcext:value-type="boolean">
            <text:p>FALSO</text:p>
          </table:table-cell>
          <table:table-cell table:style-name="ce38" table:formula="of:=[.F22]&lt;0.05" office:value-type="boolean" office:boolean-value="false" calcext:value-type="boolean">
            <text:p>FALSO</text:p>
          </table:table-cell>
          <table:table-cell table:style-name="ce38" table:formula="of:=[.G22]&lt;0.05" office:value-type="boolean" office:boolean-value="false" calcext:value-type="boolean">
            <text:p>FALSO</text:p>
          </table:table-cell>
          <table:table-cell table:style-name="ce38" table:formula="of:=[.K22]&lt;0.05" office:value-type="boolean" office:boolean-value="false" calcext:value-type="boolean">
            <text:p>FALSO</text:p>
          </table:table-cell>
          <table:table-cell table:style-name="ce46" table:formula="of:=OR([.L22];[.M22];[.N22];[.O2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.999741781116292" calcext:value-type="float">
            <text:p>1,000</text:p>
          </table:table-cell>
          <table:table-cell office:value-type="float" office:value="-0.00372223851086253" calcext:value-type="float">
            <text:p>-0,004</text:p>
          </table:table-cell>
          <table:table-cell office:value-type="float" office:value="-2.92045765494002" calcext:value-type="float">
            <text:p>-2,920</text:p>
          </table:table-cell>
          <table:table-cell office:value-type="float" office:value="828" calcext:value-type="float">
            <text:p>828</text:p>
          </table:table-cell>
          <table:table-cell office:value-type="float" office:value="0.998204961127723" calcext:value-type="float">
            <text:p>0,998</text:p>
          </table:table-cell>
          <table:table-cell office:value-type="float" office:value="0.790077980710329" calcext:value-type="float">
            <text:p>0,790</text:p>
          </table:table-cell>
          <table:table-cell office:value-type="float" office:value="-0.00109666705565483" calcext:value-type="float">
            <text:p>-0,001</text:p>
          </table:table-cell>
          <table:table-cell office:value-type="float" office:value="-1.28884284530315" calcext:value-type="float">
            <text:p>-1,289</text:p>
          </table:table-cell>
          <table:table-cell office:value-type="float" office:value="828" calcext:value-type="float">
            <text:p>828</text:p>
          </table:table-cell>
          <table:table-cell office:value-type="float" office:value="0.901093650564335" calcext:value-type="float">
            <text:p>0,901</text:p>
          </table:table-cell>
          <table:table-cell table:style-name="ce38" table:formula="of:=[.B23]&lt;0.05" office:value-type="boolean" office:boolean-value="false" calcext:value-type="boolean">
            <text:p>FALSO</text:p>
          </table:table-cell>
          <table:table-cell table:style-name="ce38" table:formula="of:=[.F23]&lt;0.05" office:value-type="boolean" office:boolean-value="false" calcext:value-type="boolean">
            <text:p>FALSO</text:p>
          </table:table-cell>
          <table:table-cell table:style-name="ce38" table:formula="of:=[.G23]&lt;0.05" office:value-type="boolean" office:boolean-value="false" calcext:value-type="boolean">
            <text:p>FALSO</text:p>
          </table:table-cell>
          <table:table-cell table:style-name="ce38" table:formula="of:=[.K23]&lt;0.05" office:value-type="boolean" office:boolean-value="false" calcext:value-type="boolean">
            <text:p>FALSO</text:p>
          </table:table-cell>
          <table:table-cell table:style-name="ce46" table:formula="of:=OR([.L23];[.M23];[.N23];[.O23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Junit5</text:p>
          </table:table-cell>
          <table:table-cell office:value-type="float" office:value="0.794767227384423" calcext:value-type="float">
            <text:p>0,795</text:p>
          </table:table-cell>
          <table:table-cell office:value-type="float" office:value="-0.0726994931911956" calcext:value-type="float">
            <text:p>-0,073</text:p>
          </table:table-cell>
          <table:table-cell office:value-type="float" office:value="-1.07913086523512" calcext:value-type="float">
            <text:p>-1,079</text:p>
          </table:table-cell>
          <table:table-cell office:value-type="float" office:value="75" calcext:value-type="float">
            <text:p>75</text:p>
          </table:table-cell>
          <table:table-cell office:value-type="float" office:value="0.858006149138158" calcext:value-type="float">
            <text:p>0,858</text:p>
          </table:table-cell>
          <table:table-cell office:value-type="float" office:value="0.742860300647792" calcext:value-type="float">
            <text:p>0,743</text:p>
          </table:table-cell>
          <table:table-cell office:value-type="float" office:value="-0.061470898842196" calcext:value-type="float">
            <text:p>-0,061</text:p>
          </table:table-cell>
          <table:table-cell office:value-type="float" office:value="-1.21565913164659" calcext:value-type="float">
            <text:p>-1,216</text:p>
          </table:table-cell>
          <table:table-cell office:value-type="float" office:value="75" calcext:value-type="float">
            <text:p>75</text:p>
          </table:table-cell>
          <table:table-cell office:value-type="float" office:value="0.886036248273646" calcext:value-type="float">
            <text:p>0,886</text:p>
          </table:table-cell>
          <table:table-cell table:style-name="ce38" table:formula="of:=[.B24]&lt;0.05" office:value-type="boolean" office:boolean-value="false" calcext:value-type="boolean">
            <text:p>FALSO</text:p>
          </table:table-cell>
          <table:table-cell table:style-name="ce38" table:formula="of:=[.F24]&lt;0.05" office:value-type="boolean" office:boolean-value="false" calcext:value-type="boolean">
            <text:p>FALSO</text:p>
          </table:table-cell>
          <table:table-cell table:style-name="ce38" table:formula="of:=[.G24]&lt;0.05" office:value-type="boolean" office:boolean-value="false" calcext:value-type="boolean">
            <text:p>FALSO</text:p>
          </table:table-cell>
          <table:table-cell table:style-name="ce38" table:formula="of:=[.K24]&lt;0.05" office:value-type="boolean" office:boolean-value="false" calcext:value-type="boolean">
            <text:p>FALSO</text:p>
          </table:table-cell>
          <table:table-cell table:style-name="ce46" table:formula="of:=OR([.L24];[.M24];[.N24];[.O2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.999999999424687" calcext:value-type="float">
            <text:p>1,000</text:p>
          </table:table-cell>
          <table:table-cell office:value-type="float" office:value="-0.0132763833436284" calcext:value-type="float">
            <text:p>-0,013</text:p>
          </table:table-cell>
          <table:table-cell office:value-type="float" office:value="-3.81580471563506" calcext:value-type="float">
            <text:p>-3,816</text:p>
          </table:table-cell>
          <table:table-cell office:value-type="float" office:value="865" calcext:value-type="float">
            <text:p>865</text:p>
          </table:table-cell>
          <table:table-cell office:value-type="float" office:value="0.999927299434816" calcext:value-type="float">
            <text:p>1,000</text:p>
          </table:table-cell>
          <table:table-cell office:value-type="float" office:value="0.999999999017775" calcext:value-type="float">
            <text:p>1,000</text:p>
          </table:table-cell>
          <table:table-cell office:value-type="float" office:value="-0.00866342031229947" calcext:value-type="float">
            <text:p>-0,009</text:p>
          </table:table-cell>
          <table:table-cell office:value-type="float" office:value="-3.30344184797273" calcext:value-type="float">
            <text:p>-3,303</text:p>
          </table:table-cell>
          <table:table-cell office:value-type="float" office:value="865" calcext:value-type="float">
            <text:p>865</text:p>
          </table:table-cell>
          <table:table-cell office:value-type="float" office:value="0.999502864561788" calcext:value-type="float">
            <text:p>1,000</text:p>
          </table:table-cell>
          <table:table-cell table:style-name="ce38" table:formula="of:=[.B25]&lt;0.05" office:value-type="boolean" office:boolean-value="false" calcext:value-type="boolean">
            <text:p>FALSO</text:p>
          </table:table-cell>
          <table:table-cell table:style-name="ce38" table:formula="of:=[.F25]&lt;0.05" office:value-type="boolean" office:boolean-value="false" calcext:value-type="boolean">
            <text:p>FALSO</text:p>
          </table:table-cell>
          <table:table-cell table:style-name="ce38" table:formula="of:=[.G25]&lt;0.05" office:value-type="boolean" office:boolean-value="false" calcext:value-type="boolean">
            <text:p>FALSO</text:p>
          </table:table-cell>
          <table:table-cell table:style-name="ce38" table:formula="of:=[.K25]&lt;0.05" office:value-type="boolean" office:boolean-value="false" calcext:value-type="boolean">
            <text:p>FALSO</text:p>
          </table:table-cell>
          <table:table-cell table:style-name="ce46" table:formula="of:=OR([.L25];[.M25];[.N25];[.O25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Libuv</text:p>
          </table:table-cell>
          <table:table-cell office:value-type="float" office:value="0.0959396122778363" calcext:value-type="float">
            <text:p>0,096</text:p>
          </table:table-cell>
          <table:table-cell office:value-type="float" office:value="-0.00176193548035311" calcext:value-type="float">
            <text:p>-0,002</text:p>
          </table:table-cell>
          <table:table-cell office:value-type="float" office:value="1.56567787824809" calcext:value-type="float">
            <text:p>1,566</text:p>
          </table:table-cell>
          <table:table-cell office:value-type="float" office:value="289" calcext:value-type="float">
            <text:p>289</text:p>
          </table:table-cell>
          <table:table-cell office:value-type="float" office:value="0.0592591662568036" calcext:value-type="float">
            <text:p>0,059</text:p>
          </table:table-cell>
          <table:table-cell table:style-name="ce44" office:value-type="float" office:value="0.0431248212597831" calcext:value-type="float">
            <text:p>0,043</text:p>
          </table:table-cell>
          <table:table-cell table:style-name="ce43" office:value-type="float" office:value="0.000223625100799981" calcext:value-type="float">
            <text:p>2,24E-04</text:p>
          </table:table-cell>
          <table:table-cell office:value-type="float" office:value="1.54662224370054" calcext:value-type="float">
            <text:p>1,547</text:p>
          </table:table-cell>
          <table:table-cell office:value-type="float" office:value="289" calcext:value-type="float">
            <text:p>289</text:p>
          </table:table-cell>
          <table:table-cell office:value-type="float" office:value="0.0615243405229458" calcext:value-type="float">
            <text:p>0,062</text:p>
          </table:table-cell>
          <table:table-cell table:style-name="ce38" table:formula="of:=[.B26]&lt;0.05" office:value-type="boolean" office:boolean-value="false" calcext:value-type="boolean">
            <text:p>FALSO</text:p>
          </table:table-cell>
          <table:table-cell table:style-name="ce38" table:formula="of:=[.F26]&lt;0.05" office:value-type="boolean" office:boolean-value="false" calcext:value-type="boolean">
            <text:p>FALSO</text:p>
          </table:table-cell>
          <table:table-cell table:style-name="ce38" table:formula="of:=[.G26]&lt;0.05" office:value-type="boolean" office:boolean-value="true" calcext:value-type="boolean">
            <text:p>VERDADEIRO</text:p>
          </table:table-cell>
          <table:table-cell table:style-name="ce38" table:formula="of:=[.K26]&lt;0.05" office:value-type="boolean" office:boolean-value="false" calcext:value-type="boolean">
            <text:p>FALSO</text:p>
          </table:table-cell>
          <table:table-cell table:style-name="ce46" table:formula="of:=OR([.L26];[.M26];[.N26];[.O26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float" office:value="1" calcext:value-type="float">
            <text:p>1,000</text:p>
          </table:table-cell>
          <table:table-cell office:value-type="float" office:value="-0.0356154175835939" calcext:value-type="float">
            <text:p>-0,036</text:p>
          </table:table-cell>
          <table:table-cell office:value-type="float" office:value="-6.25895190862663" calcext:value-type="float">
            <text:p>-6,259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99480343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0241696508417058" calcext:value-type="float">
            <text:p>-0,024</text:p>
          </table:table-cell>
          <table:table-cell office:value-type="float" office:value="-5.59759566954824" calcext:value-type="float">
            <text:p>-5,598</text:p>
          </table:table-cell>
          <table:table-cell office:value-type="float" office:value="383" calcext:value-type="float">
            <text:p>383</text:p>
          </table:table-cell>
          <table:table-cell office:value-type="float" office:value="0.999999979251991" calcext:value-type="float">
            <text:p>1,000</text:p>
          </table:table-cell>
          <table:table-cell table:style-name="ce38" table:formula="of:=[.B27]&lt;0.05" office:value-type="boolean" office:boolean-value="false" calcext:value-type="boolean">
            <text:p>FALSO</text:p>
          </table:table-cell>
          <table:table-cell table:style-name="ce38" table:formula="of:=[.F27]&lt;0.05" office:value-type="boolean" office:boolean-value="false" calcext:value-type="boolean">
            <text:p>FALSO</text:p>
          </table:table-cell>
          <table:table-cell table:style-name="ce38" table:formula="of:=[.G27]&lt;0.05" office:value-type="boolean" office:boolean-value="false" calcext:value-type="boolean">
            <text:p>FALSO</text:p>
          </table:table-cell>
          <table:table-cell table:style-name="ce38" table:formula="of:=[.K27]&lt;0.05" office:value-type="boolean" office:boolean-value="false" calcext:value-type="boolean">
            <text:p>FALSO</text:p>
          </table:table-cell>
          <table:table-cell table:style-name="ce46" table:formula="of:=OR([.L27];[.M27];[.N27];[.O2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0.420266830835834" calcext:value-type="float">
            <text:p>0,420</text:p>
          </table:table-cell>
          <table:table-cell office:value-type="float" office:value="-0.0561259288841129" calcext:value-type="float">
            <text:p>-0,056</text:p>
          </table:table-cell>
          <table:table-cell office:value-type="float" office:value="-0.689512673889711" calcext:value-type="float">
            <text:p>-0,690</text:p>
          </table:table-cell>
          <table:table-cell office:value-type="float" office:value="25" calcext:value-type="float">
            <text:p>25</text:p>
          </table:table-cell>
          <table:table-cell office:value-type="float" office:value="0.751574270695462" calcext:value-type="float">
            <text:p>0,752</text:p>
          </table:table-cell>
          <table:table-cell office:value-type="float" office:value="0.822665302342377" calcext:value-type="float">
            <text:p>0,823</text:p>
          </table:table-cell>
          <table:table-cell office:value-type="float" office:value="-0.105995553616832" calcext:value-type="float">
            <text:p>-0,106</text:p>
          </table:table-cell>
          <table:table-cell office:value-type="float" office:value="-1.38878267947876" calcext:value-type="float">
            <text:p>-1,389</text:p>
          </table:table-cell>
          <table:table-cell office:value-type="float" office:value="25" calcext:value-type="float">
            <text:p>25</text:p>
          </table:table-cell>
          <table:table-cell office:value-type="float" office:value="0.911425823576035" calcext:value-type="float">
            <text:p>0,911</text:p>
          </table:table-cell>
          <table:table-cell table:style-name="ce38" table:formula="of:=[.B28]&lt;0.05" office:value-type="boolean" office:boolean-value="false" calcext:value-type="boolean">
            <text:p>FALSO</text:p>
          </table:table-cell>
          <table:table-cell table:style-name="ce38" table:formula="of:=[.F28]&lt;0.05" office:value-type="boolean" office:boolean-value="false" calcext:value-type="boolean">
            <text:p>FALSO</text:p>
          </table:table-cell>
          <table:table-cell table:style-name="ce38" table:formula="of:=[.G28]&lt;0.05" office:value-type="boolean" office:boolean-value="false" calcext:value-type="boolean">
            <text:p>FALSO</text:p>
          </table:table-cell>
          <table:table-cell table:style-name="ce38" table:formula="of:=[.K28]&lt;0.05" office:value-type="boolean" office:boolean-value="false" calcext:value-type="boolean">
            <text:p>FALSO</text:p>
          </table:table-cell>
          <table:table-cell table:style-name="ce46" table:formula="of:=OR([.L28];[.M28];[.N28];[.O2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0.990191307238891" calcext:value-type="float">
            <text:p>0,990</text:p>
          </table:table-cell>
          <table:table-cell office:value-type="float" office:value="-0.0420544404319429" calcext:value-type="float">
            <text:p>-0,042</text:p>
          </table:table-cell>
          <table:table-cell office:value-type="float" office:value="-3.1435559215103" calcext:value-type="float">
            <text:p>-3,144</text:p>
          </table:table-cell>
          <table:table-cell office:value-type="float" office:value="261" calcext:value-type="float">
            <text:p>261</text:p>
          </table:table-cell>
          <table:table-cell office:value-type="float" office:value="0.999069061026606" calcext:value-type="float">
            <text:p>0,999</text:p>
          </table:table-cell>
          <table:table-cell office:value-type="float" office:value="0.879963673051983" calcext:value-type="float">
            <text:p>0,880</text:p>
          </table:table-cell>
          <table:table-cell office:value-type="float" office:value="-0.0237849711558696" calcext:value-type="float">
            <text:p>-0,024</text:p>
          </table:table-cell>
          <table:table-cell office:value-type="float" office:value="-2.27577955507708" calcext:value-type="float">
            <text:p>-2,276</text:p>
          </table:table-cell>
          <table:table-cell office:value-type="float" office:value="261" calcext:value-type="float">
            <text:p>261</text:p>
          </table:table-cell>
          <table:table-cell office:value-type="float" office:value="0.988165033465089" calcext:value-type="float">
            <text:p>0,988</text:p>
          </table:table-cell>
          <table:table-cell table:style-name="ce38" table:formula="of:=[.B29]&lt;0.05" office:value-type="boolean" office:boolean-value="false" calcext:value-type="boolean">
            <text:p>FALSO</text:p>
          </table:table-cell>
          <table:table-cell table:style-name="ce38" table:formula="of:=[.F29]&lt;0.05" office:value-type="boolean" office:boolean-value="false" calcext:value-type="boolean">
            <text:p>FALSO</text:p>
          </table:table-cell>
          <table:table-cell table:style-name="ce38" table:formula="of:=[.G29]&lt;0.05" office:value-type="boolean" office:boolean-value="false" calcext:value-type="boolean">
            <text:p>FALSO</text:p>
          </table:table-cell>
          <table:table-cell table:style-name="ce38" table:formula="of:=[.K29]&lt;0.05" office:value-type="boolean" office:boolean-value="false" calcext:value-type="boolean">
            <text:p>FALSO</text:p>
          </table:table-cell>
          <table:table-cell table:style-name="ce46" table:formula="of:=OR([.L29];[.M29];[.N29];[.O2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" calcext:value-type="float">
            <text:p>1,000</text:p>
          </table:table-cell>
          <table:table-cell office:value-type="float" office:value="-0.00513828409941875" calcext:value-type="float">
            <text:p>-0,005</text:p>
          </table:table-cell>
          <table:table-cell office:value-type="float" office:value="-16.8208733495677" calcext:value-type="float">
            <text:p>-16,821</text:p>
          </table:table-cell>
          <table:table-cell office:value-type="float" office:value="15193" calcext:value-type="float">
            <text:p>15.193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0047983549237178" calcext:value-type="float">
            <text:p>-0,005</text:p>
          </table:table-cell>
          <table:table-cell office:value-type="float" office:value="-17.2485409583753" calcext:value-type="float">
            <text:p>-17,249</text:p>
          </table:table-cell>
          <table:table-cell office:value-type="float" office:value="15193" calcext:value-type="float">
            <text:p>15.193</text:p>
          </table:table-cell>
          <table:table-cell office:value-type="float" office:value="1" calcext:value-type="float">
            <text:p>1,000</text:p>
          </table:table-cell>
          <table:table-cell table:style-name="ce38" table:formula="of:=[.B30]&lt;0.05" office:value-type="boolean" office:boolean-value="false" calcext:value-type="boolean">
            <text:p>FALSO</text:p>
          </table:table-cell>
          <table:table-cell table:style-name="ce38" table:formula="of:=[.F30]&lt;0.05" office:value-type="boolean" office:boolean-value="false" calcext:value-type="boolean">
            <text:p>FALSO</text:p>
          </table:table-cell>
          <table:table-cell table:style-name="ce38" table:formula="of:=[.G30]&lt;0.05" office:value-type="boolean" office:boolean-value="false" calcext:value-type="boolean">
            <text:p>FALSO</text:p>
          </table:table-cell>
          <table:table-cell table:style-name="ce38" table:formula="of:=[.K30]&lt;0.05" office:value-type="boolean" office:boolean-value="false" calcext:value-type="boolean">
            <text:p>FALSO</text:p>
          </table:table-cell>
          <table:table-cell table:style-name="ce46" table:formula="of:=OR([.L30];[.M30];[.N30];[.O3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.501293694122338" calcext:value-type="float">
            <text:p>0,501</text:p>
          </table:table-cell>
          <table:table-cell office:value-type="float" office:value="-0.00566675735485952" calcext:value-type="float">
            <text:p>-0,006</text:p>
          </table:table-cell>
          <table:table-cell office:value-type="float" office:value="-0.687961838474418" calcext:value-type="float">
            <text:p>-0,688</text:p>
          </table:table-cell>
          <table:table-cell office:value-type="float" office:value="259" calcext:value-type="float">
            <text:p>259</text:p>
          </table:table-cell>
          <table:table-cell office:value-type="float" office:value="0.753953760635701" calcext:value-type="float">
            <text:p>0,754</text:p>
          </table:table-cell>
          <table:table-cell office:value-type="float" office:value="0.0728413299695402" calcext:value-type="float">
            <text:p>0,073</text:p>
          </table:table-cell>
          <table:table-cell table:style-name="ce35" office:value-type="float" office:value="-0.000304028536535708" calcext:value-type="float">
            <text:p>-3,04E-04</text:p>
          </table:table-cell>
          <table:table-cell office:value-type="float" office:value="-0.210144656617136" calcext:value-type="float">
            <text:p>-0,210</text:p>
          </table:table-cell>
          <table:table-cell office:value-type="float" office:value="259" calcext:value-type="float">
            <text:p>259</text:p>
          </table:table-cell>
          <table:table-cell office:value-type="float" office:value="0.58314000434395" calcext:value-type="float">
            <text:p>0,583</text:p>
          </table:table-cell>
          <table:table-cell table:style-name="ce38" table:formula="of:=[.B31]&lt;0.05" office:value-type="boolean" office:boolean-value="false" calcext:value-type="boolean">
            <text:p>FALSO</text:p>
          </table:table-cell>
          <table:table-cell table:style-name="ce38" table:formula="of:=[.F31]&lt;0.05" office:value-type="boolean" office:boolean-value="false" calcext:value-type="boolean">
            <text:p>FALSO</text:p>
          </table:table-cell>
          <table:table-cell table:style-name="ce38" table:formula="of:=[.G31]&lt;0.05" office:value-type="boolean" office:boolean-value="false" calcext:value-type="boolean">
            <text:p>FALSO</text:p>
          </table:table-cell>
          <table:table-cell table:style-name="ce38" table:formula="of:=[.K31]&lt;0.05" office:value-type="boolean" office:boolean-value="false" calcext:value-type="boolean">
            <text:p>FALSO</text:p>
          </table:table-cell>
          <table:table-cell table:style-name="ce46" table:formula="of:=OR([.L31];[.M31];[.N31];[.O3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0.92573192678131" calcext:value-type="float">
            <text:p>0,926</text:p>
          </table:table-cell>
          <table:table-cell office:value-type="float" office:value="-0.0498814187955425" calcext:value-type="float">
            <text:p>-0,050</text:p>
          </table:table-cell>
          <table:table-cell office:value-type="float" office:value="-1.31314976203018" calcext:value-type="float">
            <text:p>-1,313</text:p>
          </table:table-cell>
          <table:table-cell office:value-type="float" office:value="57" calcext:value-type="float">
            <text:p>57</text:p>
          </table:table-cell>
          <table:table-cell office:value-type="float" office:value="0.902802787249005" calcext:value-type="float">
            <text:p>0,903</text:p>
          </table:table-cell>
          <table:table-cell office:value-type="float" office:value="0.927461524856058" calcext:value-type="float">
            <text:p>0,927</text:p>
          </table:table-cell>
          <table:table-cell office:value-type="float" office:value="-0.0512274122165832" calcext:value-type="float">
            <text:p>-0,051</text:p>
          </table:table-cell>
          <table:table-cell office:value-type="float" office:value="-1.46657092886417" calcext:value-type="float">
            <text:p>-1,467</text:p>
          </table:table-cell>
          <table:table-cell office:value-type="float" office:value="57" calcext:value-type="float">
            <text:p>57</text:p>
          </table:table-cell>
          <table:table-cell office:value-type="float" office:value="0.926005741157575" calcext:value-type="float">
            <text:p>0,926</text:p>
          </table:table-cell>
          <table:table-cell table:style-name="ce38" table:formula="of:=[.B32]&lt;0.05" office:value-type="boolean" office:boolean-value="false" calcext:value-type="boolean">
            <text:p>FALSO</text:p>
          </table:table-cell>
          <table:table-cell table:style-name="ce38" table:formula="of:=[.F32]&lt;0.05" office:value-type="boolean" office:boolean-value="false" calcext:value-type="boolean">
            <text:p>FALSO</text:p>
          </table:table-cell>
          <table:table-cell table:style-name="ce38" table:formula="of:=[.G32]&lt;0.05" office:value-type="boolean" office:boolean-value="false" calcext:value-type="boolean">
            <text:p>FALSO</text:p>
          </table:table-cell>
          <table:table-cell table:style-name="ce38" table:formula="of:=[.K32]&lt;0.05" office:value-type="boolean" office:boolean-value="false" calcext:value-type="boolean">
            <text:p>FALSO</text:p>
          </table:table-cell>
          <table:table-cell table:style-name="ce46" table:formula="of:=OR([.L32];[.M32];[.N32];[.O3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Obs-studio</text:p>
          </table:table-cell>
          <table:table-cell office:value-type="float" office:value="0.999999999950874" calcext:value-type="float">
            <text:p>1,000</text:p>
          </table:table-cell>
          <table:table-cell office:value-type="float" office:value="-0.00904855290780212" calcext:value-type="float">
            <text:p>-0,009</text:p>
          </table:table-cell>
          <table:table-cell office:value-type="float" office:value="-4.31014785063894" calcext:value-type="float">
            <text:p>-4,310</text:p>
          </table:table-cell>
          <table:table-cell office:value-type="float" office:value="481" calcext:value-type="float">
            <text:p>481</text:p>
          </table:table-cell>
          <table:table-cell office:value-type="float" office:value="0.999990101496768" calcext:value-type="float">
            <text:p>1,000</text:p>
          </table:table-cell>
          <table:table-cell office:value-type="float" office:value="0.99999999993528" calcext:value-type="float">
            <text:p>1,000</text:p>
          </table:table-cell>
          <table:table-cell office:value-type="float" office:value="-0.00571040523258027" calcext:value-type="float">
            <text:p>-0,006</text:p>
          </table:table-cell>
          <table:table-cell office:value-type="float" office:value="-3.99432834690975" calcext:value-type="float">
            <text:p>-3,994</text:p>
          </table:table-cell>
          <table:table-cell office:value-type="float" office:value="481" calcext:value-type="float">
            <text:p>481</text:p>
          </table:table-cell>
          <table:table-cell office:value-type="float" office:value="0.999962483472883" calcext:value-type="float">
            <text:p>1,000</text:p>
          </table:table-cell>
          <table:table-cell table:style-name="ce38" table:formula="of:=[.B33]&lt;0.05" office:value-type="boolean" office:boolean-value="false" calcext:value-type="boolean">
            <text:p>FALSO</text:p>
          </table:table-cell>
          <table:table-cell table:style-name="ce38" table:formula="of:=[.F33]&lt;0.05" office:value-type="boolean" office:boolean-value="false" calcext:value-type="boolean">
            <text:p>FALSO</text:p>
          </table:table-cell>
          <table:table-cell table:style-name="ce38" table:formula="of:=[.G33]&lt;0.05" office:value-type="boolean" office:boolean-value="false" calcext:value-type="boolean">
            <text:p>FALSO</text:p>
          </table:table-cell>
          <table:table-cell table:style-name="ce38" table:formula="of:=[.K33]&lt;0.05" office:value-type="boolean" office:boolean-value="false" calcext:value-type="boolean">
            <text:p>FALSO</text:p>
          </table:table-cell>
          <table:table-cell table:style-name="ce46" table:formula="of:=OR([.L33];[.M33];[.N33];[.O33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0.999999999999971" calcext:value-type="float">
            <text:p>1,000</text:p>
          </table:table-cell>
          <table:table-cell office:value-type="float" office:value="-0.0116038590765419" calcext:value-type="float">
            <text:p>-0,012</text:p>
          </table:table-cell>
          <table:table-cell office:value-type="float" office:value="-4.441015315764" calcext:value-type="float">
            <text:p>-4,441</text:p>
          </table:table-cell>
          <table:table-cell office:value-type="float" office:value="303" calcext:value-type="float">
            <text:p>303</text:p>
          </table:table-cell>
          <table:table-cell office:value-type="float" office:value="0.999993719122332" calcext:value-type="float">
            <text:p>1,000</text:p>
          </table:table-cell>
          <table:table-cell office:value-type="float" office:value="0.999999999999914" calcext:value-type="float">
            <text:p>1,000</text:p>
          </table:table-cell>
          <table:table-cell office:value-type="float" office:value="-0.00857284711345551" calcext:value-type="float">
            <text:p>-0,009</text:p>
          </table:table-cell>
          <table:table-cell office:value-type="float" office:value="-3.96667087008614" calcext:value-type="float">
            <text:p>-3,967</text:p>
          </table:table-cell>
          <table:table-cell office:value-type="float" office:value="303" calcext:value-type="float">
            <text:p>303</text:p>
          </table:table-cell>
          <table:table-cell office:value-type="float" office:value="0.999954489249861" calcext:value-type="float">
            <text:p>1,000</text:p>
          </table:table-cell>
          <table:table-cell table:style-name="ce38" table:formula="of:=[.B34]&lt;0.05" office:value-type="boolean" office:boolean-value="false" calcext:value-type="boolean">
            <text:p>FALSO</text:p>
          </table:table-cell>
          <table:table-cell table:style-name="ce38" table:formula="of:=[.F34]&lt;0.05" office:value-type="boolean" office:boolean-value="false" calcext:value-type="boolean">
            <text:p>FALSO</text:p>
          </table:table-cell>
          <table:table-cell table:style-name="ce38" table:formula="of:=[.G34]&lt;0.05" office:value-type="boolean" office:boolean-value="false" calcext:value-type="boolean">
            <text:p>FALSO</text:p>
          </table:table-cell>
          <table:table-cell table:style-name="ce38" table:formula="of:=[.K34]&lt;0.05" office:value-type="boolean" office:boolean-value="false" calcext:value-type="boolean">
            <text:p>FALSO</text:p>
          </table:table-cell>
          <table:table-cell table:style-name="ce46" table:formula="of:=OR([.L34];[.M34];[.N34];[.O3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" calcext:value-type="float">
            <text:p>1,000</text:p>
          </table:table-cell>
          <table:table-cell office:value-type="float" office:value="-0.00754817730405385" calcext:value-type="float">
            <text:p>-0,008</text:p>
          </table:table-cell>
          <table:table-cell office:value-type="float" office:value="-8.82861320585994" calcext:value-type="float">
            <text:p>-8,829</text:p>
          </table:table-cell>
          <table:table-cell office:value-type="float" office:value="1930" calcext:value-type="float">
            <text:p>1.93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00401424875923324" calcext:value-type="float">
            <text:p>-0,004</text:p>
          </table:table-cell>
          <table:table-cell office:value-type="float" office:value="-7.40459115197479" calcext:value-type="float">
            <text:p>-7,405</text:p>
          </table:table-cell>
          <table:table-cell office:value-type="float" office:value="1930" calcext:value-type="float">
            <text:p>1.930</text:p>
          </table:table-cell>
          <table:table-cell office:value-type="float" office:value="0.999999999999902" calcext:value-type="float">
            <text:p>1,000</text:p>
          </table:table-cell>
          <table:table-cell table:style-name="ce38" table:formula="of:=[.B35]&lt;0.05" office:value-type="boolean" office:boolean-value="false" calcext:value-type="boolean">
            <text:p>FALSO</text:p>
          </table:table-cell>
          <table:table-cell table:style-name="ce38" table:formula="of:=[.F35]&lt;0.05" office:value-type="boolean" office:boolean-value="false" calcext:value-type="boolean">
            <text:p>FALSO</text:p>
          </table:table-cell>
          <table:table-cell table:style-name="ce38" table:formula="of:=[.G35]&lt;0.05" office:value-type="boolean" office:boolean-value="false" calcext:value-type="boolean">
            <text:p>FALSO</text:p>
          </table:table-cell>
          <table:table-cell table:style-name="ce38" table:formula="of:=[.K35]&lt;0.05" office:value-type="boolean" office:boolean-value="false" calcext:value-type="boolean">
            <text:p>FALSO</text:p>
          </table:table-cell>
          <table:table-cell table:style-name="ce46" table:formula="of:=OR([.L35];[.M35];[.N35];[.O35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.999262424700727" calcext:value-type="float">
            <text:p>0,999</text:p>
          </table:table-cell>
          <table:table-cell office:value-type="float" office:value="-0.00264531154802236" calcext:value-type="float">
            <text:p>-0,003</text:p>
          </table:table-cell>
          <table:table-cell office:value-type="float" office:value="0.613623391508727" calcext:value-type="float">
            <text:p>0,614</text:p>
          </table:table-cell>
          <table:table-cell office:value-type="float" office:value="7375" calcext:value-type="float">
            <text:p>7.375</text:p>
          </table:table-cell>
          <table:table-cell office:value-type="float" office:value="0.269741573707549" calcext:value-type="float">
            <text:p>0,270</text:p>
          </table:table-cell>
          <table:table-cell office:value-type="float" office:value="0.902594954053632" calcext:value-type="float">
            <text:p>0,903</text:p>
          </table:table-cell>
          <table:table-cell office:value-type="float" office:value="-0.0012101437632566" calcext:value-type="float">
            <text:p>-0,001</text:p>
          </table:table-cell>
          <table:table-cell office:value-type="float" office:value="1.40667338652425" calcext:value-type="float">
            <text:p>1,407</text:p>
          </table:table-cell>
          <table:table-cell office:value-type="float" office:value="7375" calcext:value-type="float">
            <text:p>7.375</text:p>
          </table:table-cell>
          <table:table-cell office:value-type="float" office:value="0.0797831983957504" calcext:value-type="float">
            <text:p>0,080</text:p>
          </table:table-cell>
          <table:table-cell table:style-name="ce38" table:formula="of:=[.B36]&lt;0.05" office:value-type="boolean" office:boolean-value="false" calcext:value-type="boolean">
            <text:p>FALSO</text:p>
          </table:table-cell>
          <table:table-cell table:style-name="ce38" table:formula="of:=[.F36]&lt;0.05" office:value-type="boolean" office:boolean-value="false" calcext:value-type="boolean">
            <text:p>FALSO</text:p>
          </table:table-cell>
          <table:table-cell table:style-name="ce38" table:formula="of:=[.G36]&lt;0.05" office:value-type="boolean" office:boolean-value="false" calcext:value-type="boolean">
            <text:p>FALSO</text:p>
          </table:table-cell>
          <table:table-cell table:style-name="ce38" table:formula="of:=[.K36]&lt;0.05" office:value-type="boolean" office:boolean-value="false" calcext:value-type="boolean">
            <text:p>FALSO</text:p>
          </table:table-cell>
          <table:table-cell table:style-name="ce46" table:formula="of:=OR([.L36];[.M36];[.N36];[.O36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0.820976203611232" calcext:value-type="float">
            <text:p>0,821</text:p>
          </table:table-cell>
          <table:table-cell office:value-type="float" office:value="-0.00582266186416708" calcext:value-type="float">
            <text:p>-0,006</text:p>
          </table:table-cell>
          <table:table-cell office:value-type="float" office:value="-0.707995495345526" calcext:value-type="float">
            <text:p>-0,708</text:p>
          </table:table-cell>
          <table:table-cell office:value-type="float" office:value="722" calcext:value-type="float">
            <text:p>722</text:p>
          </table:table-cell>
          <table:table-cell office:value-type="float" office:value="0.760411727664563" calcext:value-type="float">
            <text:p>0,760</text:p>
          </table:table-cell>
          <table:table-cell office:value-type="float" office:value="0.757615223443357" calcext:value-type="float">
            <text:p>0,758</text:p>
          </table:table-cell>
          <table:table-cell office:value-type="float" office:value="-0.00370579000507095" calcext:value-type="float">
            <text:p>-0,004</text:p>
          </table:table-cell>
          <table:table-cell office:value-type="float" office:value="-0.66693773071531" calcext:value-type="float">
            <text:p>-0,667</text:p>
          </table:table-cell>
          <table:table-cell office:value-type="float" office:value="722" calcext:value-type="float">
            <text:p>722</text:p>
          </table:table-cell>
          <table:table-cell office:value-type="float" office:value="0.747487506371461" calcext:value-type="float">
            <text:p>0,747</text:p>
          </table:table-cell>
          <table:table-cell table:style-name="ce38" table:formula="of:=[.B37]&lt;0.05" office:value-type="boolean" office:boolean-value="false" calcext:value-type="boolean">
            <text:p>FALSO</text:p>
          </table:table-cell>
          <table:table-cell table:style-name="ce38" table:formula="of:=[.F37]&lt;0.05" office:value-type="boolean" office:boolean-value="false" calcext:value-type="boolean">
            <text:p>FALSO</text:p>
          </table:table-cell>
          <table:table-cell table:style-name="ce38" table:formula="of:=[.G37]&lt;0.05" office:value-type="boolean" office:boolean-value="false" calcext:value-type="boolean">
            <text:p>FALSO</text:p>
          </table:table-cell>
          <table:table-cell table:style-name="ce38" table:formula="of:=[.K37]&lt;0.05" office:value-type="boolean" office:boolean-value="false" calcext:value-type="boolean">
            <text:p>FALSO</text:p>
          </table:table-cell>
          <table:table-cell table:style-name="ce46" table:formula="of:=OR([.L37];[.M37];[.N37];[.O3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" calcext:value-type="float">
            <text:p>1,000</text:p>
          </table:table-cell>
          <table:table-cell office:value-type="float" office:value="-0.0152647060548877" calcext:value-type="float">
            <text:p>-0,015</text:p>
          </table:table-cell>
          <table:table-cell office:value-type="float" office:value="-8.58571915234996" calcext:value-type="float">
            <text:p>-8,586</text:p>
          </table:table-cell>
          <table:table-cell office:value-type="float" office:value="1389" calcext:value-type="float">
            <text:p>1.389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00916072818397359" calcext:value-type="float">
            <text:p>-0,009</text:p>
          </table:table-cell>
          <table:table-cell office:value-type="float" office:value="-7.62357937720454" calcext:value-type="float">
            <text:p>-7,624</text:p>
          </table:table-cell>
          <table:table-cell office:value-type="float" office:value="1389" calcext:value-type="float">
            <text:p>1.389</text:p>
          </table:table-cell>
          <table:table-cell office:value-type="float" office:value="0.999999999999977" calcext:value-type="float">
            <text:p>1,000</text:p>
          </table:table-cell>
          <table:table-cell table:style-name="ce38" table:formula="of:=[.B38]&lt;0.05" office:value-type="boolean" office:boolean-value="false" calcext:value-type="boolean">
            <text:p>FALSO</text:p>
          </table:table-cell>
          <table:table-cell table:style-name="ce38" table:formula="of:=[.F38]&lt;0.05" office:value-type="boolean" office:boolean-value="false" calcext:value-type="boolean">
            <text:p>FALSO</text:p>
          </table:table-cell>
          <table:table-cell table:style-name="ce38" table:formula="of:=[.G38]&lt;0.05" office:value-type="boolean" office:boolean-value="false" calcext:value-type="boolean">
            <text:p>FALSO</text:p>
          </table:table-cell>
          <table:table-cell table:style-name="ce38" table:formula="of:=[.K38]&lt;0.05" office:value-type="boolean" office:boolean-value="false" calcext:value-type="boolean">
            <text:p>FALSO</text:p>
          </table:table-cell>
          <table:table-cell table:style-name="ce46" table:formula="of:=OR([.L38];[.M38];[.N38];[.O3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0.985807891211715" calcext:value-type="float">
            <text:p>0,986</text:p>
          </table:table-cell>
          <table:table-cell office:value-type="float" office:value="-0.0366433192464414" calcext:value-type="float">
            <text:p>-0,037</text:p>
          </table:table-cell>
          <table:table-cell office:value-type="float" office:value="-2.35821524077852" calcext:value-type="float">
            <text:p>-2,358</text:p>
          </table:table-cell>
          <table:table-cell office:value-type="float" office:value="173" calcext:value-type="float">
            <text:p>173</text:p>
          </table:table-cell>
          <table:table-cell office:value-type="float" office:value="0.990260038076426" calcext:value-type="float">
            <text:p>0,990</text:p>
          </table:table-cell>
          <table:table-cell office:value-type="float" office:value="0.986427913565495" calcext:value-type="float">
            <text:p>0,986</text:p>
          </table:table-cell>
          <table:table-cell office:value-type="float" office:value="-0.0253798891550567" calcext:value-type="float">
            <text:p>-0,025</text:p>
          </table:table-cell>
          <table:table-cell office:value-type="float" office:value="-2.27512459773837" calcext:value-type="float">
            <text:p>-2,275</text:p>
          </table:table-cell>
          <table:table-cell office:value-type="float" office:value="173" calcext:value-type="float">
            <text:p>173</text:p>
          </table:table-cell>
          <table:table-cell office:value-type="float" office:value="0.987937220073123" calcext:value-type="float">
            <text:p>0,988</text:p>
          </table:table-cell>
          <table:table-cell table:style-name="ce38" table:formula="of:=[.B39]&lt;0.05" office:value-type="boolean" office:boolean-value="false" calcext:value-type="boolean">
            <text:p>FALSO</text:p>
          </table:table-cell>
          <table:table-cell table:style-name="ce38" table:formula="of:=[.F39]&lt;0.05" office:value-type="boolean" office:boolean-value="false" calcext:value-type="boolean">
            <text:p>FALSO</text:p>
          </table:table-cell>
          <table:table-cell table:style-name="ce38" table:formula="of:=[.G39]&lt;0.05" office:value-type="boolean" office:boolean-value="false" calcext:value-type="boolean">
            <text:p>FALSO</text:p>
          </table:table-cell>
          <table:table-cell table:style-name="ce38" table:formula="of:=[.K39]&lt;0.05" office:value-type="boolean" office:boolean-value="false" calcext:value-type="boolean">
            <text:p>FALSO</text:p>
          </table:table-cell>
          <table:table-cell table:style-name="ce46" table:formula="of:=OR([.L39];[.M39];[.N39];[.O3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0.999955194055818" calcext:value-type="float">
            <text:p>1,000</text:p>
          </table:table-cell>
          <table:table-cell office:value-type="float" office:value="-0.0113559503451357" calcext:value-type="float">
            <text:p>-0,011</text:p>
          </table:table-cell>
          <table:table-cell office:value-type="float" office:value="-3.0583685046446" calcext:value-type="float">
            <text:p>-3,058</text:p>
          </table:table-cell>
          <table:table-cell office:value-type="float" office:value="477" calcext:value-type="float">
            <text:p>477</text:p>
          </table:table-cell>
          <table:table-cell office:value-type="float" office:value="0.998824708064928" calcext:value-type="float">
            <text:p>0,999</text:p>
          </table:table-cell>
          <table:table-cell office:value-type="float" office:value="0.977596941002022" calcext:value-type="float">
            <text:p>0,978</text:p>
          </table:table-cell>
          <table:table-cell office:value-type="float" office:value="-0.00446174938451145" calcext:value-type="float">
            <text:p>-0,004</text:p>
          </table:table-cell>
          <table:table-cell office:value-type="float" office:value="-1.65658155661912" calcext:value-type="float">
            <text:p>-1,657</text:p>
          </table:table-cell>
          <table:table-cell office:value-type="float" office:value="477" calcext:value-type="float">
            <text:p>477</text:p>
          </table:table-cell>
          <table:table-cell office:value-type="float" office:value="0.95086915285552" calcext:value-type="float">
            <text:p>0,951</text:p>
          </table:table-cell>
          <table:table-cell table:style-name="ce38" table:formula="of:=[.B40]&lt;0.05" office:value-type="boolean" office:boolean-value="false" calcext:value-type="boolean">
            <text:p>FALSO</text:p>
          </table:table-cell>
          <table:table-cell table:style-name="ce38" table:formula="of:=[.F40]&lt;0.05" office:value-type="boolean" office:boolean-value="false" calcext:value-type="boolean">
            <text:p>FALSO</text:p>
          </table:table-cell>
          <table:table-cell table:style-name="ce38" table:formula="of:=[.G40]&lt;0.05" office:value-type="boolean" office:boolean-value="false" calcext:value-type="boolean">
            <text:p>FALSO</text:p>
          </table:table-cell>
          <table:table-cell table:style-name="ce38" table:formula="of:=[.K40]&lt;0.05" office:value-type="boolean" office:boolean-value="false" calcext:value-type="boolean">
            <text:p>FALSO</text:p>
          </table:table-cell>
          <table:table-cell table:style-name="ce46" table:formula="of:=OR([.L40];[.M40];[.N40];[.O4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float" office:value="0.495778201432693" calcext:value-type="float">
            <text:p>0,496</text:p>
          </table:table-cell>
          <table:table-cell office:value-type="float" office:value="-0.00632769096983711" calcext:value-type="float">
            <text:p>-0,006</text:p>
          </table:table-cell>
          <table:table-cell office:value-type="float" office:value="-0.299799332928414" calcext:value-type="float">
            <text:p>-0,300</text:p>
          </table:table-cell>
          <table:table-cell office:value-type="float" office:value="77" calcext:value-type="float">
            <text:p>77</text:p>
          </table:table-cell>
          <table:table-cell office:value-type="float" office:value="0.617430977875797" calcext:value-type="float">
            <text:p>0,617</text:p>
          </table:table-cell>
          <table:table-cell office:value-type="float" office:value="0.318526640832035" calcext:value-type="float">
            <text:p>0,319</text:p>
          </table:table-cell>
          <table:table-cell office:value-type="float" office:value="-0.00406930283672273" calcext:value-type="float">
            <text:p>-0,004</text:p>
          </table:table-cell>
          <table:table-cell office:value-type="float" office:value="-0.855791395748474" calcext:value-type="float">
            <text:p>-0,856</text:p>
          </table:table-cell>
          <table:table-cell office:value-type="float" office:value="77" calcext:value-type="float">
            <text:p>77</text:p>
          </table:table-cell>
          <table:table-cell office:value-type="float" office:value="0.802615785382667" calcext:value-type="float">
            <text:p>0,803</text:p>
          </table:table-cell>
          <table:table-cell table:style-name="ce38" table:formula="of:=[.B41]&lt;0.05" office:value-type="boolean" office:boolean-value="false" calcext:value-type="boolean">
            <text:p>FALSO</text:p>
          </table:table-cell>
          <table:table-cell table:style-name="ce38" table:formula="of:=[.F41]&lt;0.05" office:value-type="boolean" office:boolean-value="false" calcext:value-type="boolean">
            <text:p>FALSO</text:p>
          </table:table-cell>
          <table:table-cell table:style-name="ce38" table:formula="of:=[.G41]&lt;0.05" office:value-type="boolean" office:boolean-value="false" calcext:value-type="boolean">
            <text:p>FALSO</text:p>
          </table:table-cell>
          <table:table-cell table:style-name="ce38" table:formula="of:=[.K41]&lt;0.05" office:value-type="boolean" office:boolean-value="false" calcext:value-type="boolean">
            <text:p>FALSO</text:p>
          </table:table-cell>
          <table:table-cell table:style-name="ce46" table:formula="of:=OR([.L41];[.M41];[.N41];[.O4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0.999486174046122" calcext:value-type="float">
            <text:p>0,999</text:p>
          </table:table-cell>
          <table:table-cell office:value-type="float" office:value="-0.00794750908763017" calcext:value-type="float">
            <text:p>-0,008</text:p>
          </table:table-cell>
          <table:table-cell office:value-type="float" office:value="-1.347610355852" calcext:value-type="float">
            <text:p>-1,348</text:p>
          </table:table-cell>
          <table:table-cell office:value-type="float" office:value="443" calcext:value-type="float">
            <text:p>443</text:p>
          </table:table-cell>
          <table:table-cell office:value-type="float" office:value="0.910763740694481" calcext:value-type="float">
            <text:p>0,911</text:p>
          </table:table-cell>
          <table:table-cell office:value-type="float" office:value="0.984352040836216" calcext:value-type="float">
            <text:p>0,984</text:p>
          </table:table-cell>
          <table:table-cell office:value-type="float" office:value="-0.00472624323047972" calcext:value-type="float">
            <text:p>-0,005</text:p>
          </table:table-cell>
          <table:table-cell office:value-type="float" office:value="-0.570266419556264" calcext:value-type="float">
            <text:p>-0,570</text:p>
          </table:table-cell>
          <table:table-cell office:value-type="float" office:value="443" calcext:value-type="float">
            <text:p>443</text:p>
          </table:table-cell>
          <table:table-cell office:value-type="float" office:value="0.715606940415159" calcext:value-type="float">
            <text:p>0,716</text:p>
          </table:table-cell>
          <table:table-cell table:style-name="ce38" table:formula="of:=[.B42]&lt;0.05" office:value-type="boolean" office:boolean-value="false" calcext:value-type="boolean">
            <text:p>FALSO</text:p>
          </table:table-cell>
          <table:table-cell table:style-name="ce38" table:formula="of:=[.F42]&lt;0.05" office:value-type="boolean" office:boolean-value="false" calcext:value-type="boolean">
            <text:p>FALSO</text:p>
          </table:table-cell>
          <table:table-cell table:style-name="ce38" table:formula="of:=[.G42]&lt;0.05" office:value-type="boolean" office:boolean-value="false" calcext:value-type="boolean">
            <text:p>FALSO</text:p>
          </table:table-cell>
          <table:table-cell table:style-name="ce38" table:formula="of:=[.K42]&lt;0.05" office:value-type="boolean" office:boolean-value="false" calcext:value-type="boolean">
            <text:p>FALSO</text:p>
          </table:table-cell>
          <table:table-cell table:style-name="ce46" table:formula="of:=OR([.L42];[.M42];[.N42];[.O4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0.999999999668348" calcext:value-type="float">
            <text:p>1,000</text:p>
          </table:table-cell>
          <table:table-cell office:value-type="float" office:value="-0.0145169237768973" calcext:value-type="float">
            <text:p>-0,015</text:p>
          </table:table-cell>
          <table:table-cell office:value-type="float" office:value="-7.00887371255395" calcext:value-type="float">
            <text:p>-7,009</text:p>
          </table:table-cell>
          <table:table-cell office:value-type="float" office:value="2919" calcext:value-type="float">
            <text:p>2.919</text:p>
          </table:table-cell>
          <table:table-cell office:value-type="float" office:value="0.999999999998514" calcext:value-type="float">
            <text:p>1,000</text:p>
          </table:table-cell>
          <table:table-cell office:value-type="float" office:value="0.994760127735279" calcext:value-type="float">
            <text:p>0,995</text:p>
          </table:table-cell>
          <table:table-cell office:value-type="float" office:value="-0.00573170769898538" calcext:value-type="float">
            <text:p>-0,006</text:p>
          </table:table-cell>
          <table:table-cell office:value-type="float" office:value="-3.20656820544356" calcext:value-type="float">
            <text:p>-3,207</text:p>
          </table:table-cell>
          <table:table-cell office:value-type="float" office:value="2919" calcext:value-type="float">
            <text:p>2.919</text:p>
          </table:table-cell>
          <table:table-cell office:value-type="float" office:value="0.999321102103582" calcext:value-type="float">
            <text:p>0,999</text:p>
          </table:table-cell>
          <table:table-cell table:style-name="ce38" table:formula="of:=[.B43]&lt;0.05" office:value-type="boolean" office:boolean-value="false" calcext:value-type="boolean">
            <text:p>FALSO</text:p>
          </table:table-cell>
          <table:table-cell table:style-name="ce38" table:formula="of:=[.F43]&lt;0.05" office:value-type="boolean" office:boolean-value="false" calcext:value-type="boolean">
            <text:p>FALSO</text:p>
          </table:table-cell>
          <table:table-cell table:style-name="ce38" table:formula="of:=[.G43]&lt;0.05" office:value-type="boolean" office:boolean-value="false" calcext:value-type="boolean">
            <text:p>FALSO</text:p>
          </table:table-cell>
          <table:table-cell table:style-name="ce38" table:formula="of:=[.K43]&lt;0.05" office:value-type="boolean" office:boolean-value="false" calcext:value-type="boolean">
            <text:p>FALSO</text:p>
          </table:table-cell>
          <table:table-cell table:style-name="ce46" table:formula="of:=OR([.L43];[.M43];[.N43];[.O43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crcpy</text:p>
          </table:table-cell>
          <table:table-cell office:value-type="float" office:value="0.999921284785678" calcext:value-type="float">
            <text:p>1,000</text:p>
          </table:table-cell>
          <table:table-cell office:value-type="float" office:value="-0.121782257556783" calcext:value-type="float">
            <text:p>-0,122</text:p>
          </table:table-cell>
          <table:table-cell office:value-type="float" office:value="-3.29389162001673" calcext:value-type="float">
            <text:p>-3,294</text:p>
          </table:table-cell>
          <table:table-cell office:value-type="float" office:value="46" calcext:value-type="float">
            <text:p>46</text:p>
          </table:table-cell>
          <table:table-cell office:value-type="float" office:value="0.999047026682772" calcext:value-type="float">
            <text:p>0,999</text:p>
          </table:table-cell>
          <table:table-cell office:value-type="float" office:value="0.999967441940561" calcext:value-type="float">
            <text:p>1,000</text:p>
          </table:table-cell>
          <table:table-cell office:value-type="float" office:value="-0.0909041046045588" calcext:value-type="float">
            <text:p>-0,091</text:p>
          </table:table-cell>
          <table:table-cell office:value-type="float" office:value="-3.11293308811676" calcext:value-type="float">
            <text:p>-3,113</text:p>
          </table:table-cell>
          <table:table-cell office:value-type="float" office:value="46" calcext:value-type="float">
            <text:p>46</text:p>
          </table:table-cell>
          <table:table-cell office:value-type="float" office:value="0.998409017947747" calcext:value-type="float">
            <text:p>0,998</text:p>
          </table:table-cell>
          <table:table-cell table:style-name="ce38" table:formula="of:=[.B44]&lt;0.05" office:value-type="boolean" office:boolean-value="false" calcext:value-type="boolean">
            <text:p>FALSO</text:p>
          </table:table-cell>
          <table:table-cell table:style-name="ce38" table:formula="of:=[.F44]&lt;0.05" office:value-type="boolean" office:boolean-value="false" calcext:value-type="boolean">
            <text:p>FALSO</text:p>
          </table:table-cell>
          <table:table-cell table:style-name="ce38" table:formula="of:=[.G44]&lt;0.05" office:value-type="boolean" office:boolean-value="false" calcext:value-type="boolean">
            <text:p>FALSO</text:p>
          </table:table-cell>
          <table:table-cell table:style-name="ce38" table:formula="of:=[.K44]&lt;0.05" office:value-type="boolean" office:boolean-value="false" calcext:value-type="boolean">
            <text:p>FALSO</text:p>
          </table:table-cell>
          <table:table-cell table:style-name="ce46" table:formula="of:=OR([.L44];[.M44];[.N44];[.O4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0.999853381300417" calcext:value-type="float">
            <text:p>1,000</text:p>
          </table:table-cell>
          <table:table-cell office:value-type="float" office:value="-0.0226357038475854" calcext:value-type="float">
            <text:p>-0,023</text:p>
          </table:table-cell>
          <table:table-cell office:value-type="float" office:value="-3.36662926611509" calcext:value-type="float">
            <text:p>-3,367</text:p>
          </table:table-cell>
          <table:table-cell office:value-type="float" office:value="133" calcext:value-type="float">
            <text:p>133</text:p>
          </table:table-cell>
          <table:table-cell office:value-type="float" office:value="0.999502408245503" calcext:value-type="float">
            <text:p>1,000</text:p>
          </table:table-cell>
          <table:table-cell office:value-type="float" office:value="0.996408206603022" calcext:value-type="float">
            <text:p>0,996</text:p>
          </table:table-cell>
          <table:table-cell office:value-type="float" office:value="-0.0102491336105377" calcext:value-type="float">
            <text:p>-0,010</text:p>
          </table:table-cell>
          <table:table-cell office:value-type="float" office:value="-2.77302334724705" calcext:value-type="float">
            <text:p>-2,773</text:p>
          </table:table-cell>
          <table:table-cell office:value-type="float" office:value="133" calcext:value-type="float">
            <text:p>133</text:p>
          </table:table-cell>
          <table:table-cell office:value-type="float" office:value="0.996824044621655" calcext:value-type="float">
            <text:p>0,997</text:p>
          </table:table-cell>
          <table:table-cell table:style-name="ce38" table:formula="of:=[.B45]&lt;0.05" office:value-type="boolean" office:boolean-value="false" calcext:value-type="boolean">
            <text:p>FALSO</text:p>
          </table:table-cell>
          <table:table-cell table:style-name="ce38" table:formula="of:=[.F45]&lt;0.05" office:value-type="boolean" office:boolean-value="false" calcext:value-type="boolean">
            <text:p>FALSO</text:p>
          </table:table-cell>
          <table:table-cell table:style-name="ce38" table:formula="of:=[.G45]&lt;0.05" office:value-type="boolean" office:boolean-value="false" calcext:value-type="boolean">
            <text:p>FALSO</text:p>
          </table:table-cell>
          <table:table-cell table:style-name="ce38" table:formula="of:=[.K45]&lt;0.05" office:value-type="boolean" office:boolean-value="false" calcext:value-type="boolean">
            <text:p>FALSO</text:p>
          </table:table-cell>
          <table:table-cell table:style-name="ce46" table:formula="of:=OR([.L45];[.M45];[.N45];[.O45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Spring-boot</text:p>
          </table:table-cell>
          <table:table-cell table:style-name="ce43" office:value-type="float" office:value="0.00000002590176886824" calcext:value-type="float">
            <text:p>2,59E-08</text:p>
          </table:table-cell>
          <table:table-cell table:style-name="ce44" office:value-type="float" office:value="0.00201638104428214" calcext:value-type="float">
            <text:p>0,002</text:p>
          </table:table-cell>
          <table:table-cell table:style-name="ce47" office:value-type="float" office:value="0.981251293579958" calcext:value-type="float">
            <text:p>0,981</text:p>
          </table:table-cell>
          <table:table-cell table:style-name="ce48" office:value-type="float" office:value="29456" calcext:value-type="float">
            <text:p>29.456</text:p>
          </table:table-cell>
          <table:table-cell table:style-name="ce47" office:value-type="float" office:value="0.16323844713494" calcext:value-type="float">
            <text:p>0,163</text:p>
          </table:table-cell>
          <table:table-cell table:style-name="ce43" office:value-type="float" office:value="0.00000000000001232581" calcext:value-type="float">
            <text:p>1,23E-14</text:p>
          </table:table-cell>
          <table:table-cell table:style-name="ce44" office:value-type="float" office:value="0.00300297006869362" calcext:value-type="float">
            <text:p>0,003</text:p>
          </table:table-cell>
          <table:table-cell table:style-name="ce44" office:value-type="float" office:value="2.84916960729555" calcext:value-type="float">
            <text:p>2,849</text:p>
          </table:table-cell>
          <table:table-cell table:style-name="ce45" office:value-type="float" office:value="29456" calcext:value-type="float">
            <text:p>29.456</text:p>
          </table:table-cell>
          <table:table-cell table:style-name="ce44" office:value-type="float" office:value="0.00219319447830803" calcext:value-type="float">
            <text:p>0,002</text:p>
          </table:table-cell>
          <table:table-cell table:style-name="ce38" table:formula="of:=[.B46]&lt;0.05" office:value-type="boolean" office:boolean-value="true" calcext:value-type="boolean">
            <text:p>VERDADEIRO</text:p>
          </table:table-cell>
          <table:table-cell table:style-name="ce38" table:formula="of:=[.F46]&lt;0.05" office:value-type="boolean" office:boolean-value="false" calcext:value-type="boolean">
            <text:p>FALSO</text:p>
          </table:table-cell>
          <table:table-cell table:style-name="ce38" table:formula="of:=[.G46]&lt;0.05" office:value-type="boolean" office:boolean-value="true" calcext:value-type="boolean">
            <text:p>VERDADEIRO</text:p>
          </table:table-cell>
          <table:table-cell table:style-name="ce38" table:formula="of:=[.K46]&lt;0.05" office:value-type="boolean" office:boolean-value="true" calcext:value-type="boolean">
            <text:p>VERDADEIRO</text:p>
          </table:table-cell>
          <table:table-cell table:style-name="ce46" table:formula="of:=OR([.L46];[.M46];[.N46];[.O46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1" calcext:value-type="float">
            <text:p>1,000</text:p>
          </table:table-cell>
          <table:table-cell office:value-type="float" office:value="-0.0183495009297382" calcext:value-type="float">
            <text:p>-0,018</text:p>
          </table:table-cell>
          <table:table-cell office:value-type="float" office:value="-6.70372876117933" calcext:value-type="float">
            <text:p>-6,704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99999986747" calcext:value-type="float">
            <text:p>1,000</text:p>
          </table:table-cell>
          <table:table-cell office:value-type="float" office:value="0.999999998596454" calcext:value-type="float">
            <text:p>1,000</text:p>
          </table:table-cell>
          <table:table-cell office:value-type="float" office:value="-0.0126270193441691" calcext:value-type="float">
            <text:p>-0,013</text:p>
          </table:table-cell>
          <table:table-cell office:value-type="float" office:value="-5.22411763572142" calcext:value-type="float">
            <text:p>-5,224</text:p>
          </table:table-cell>
          <table:table-cell office:value-type="float" office:value="1953" calcext:value-type="float">
            <text:p>1.953</text:p>
          </table:table-cell>
          <table:table-cell office:value-type="float" office:value="0.999999903178258" calcext:value-type="float">
            <text:p>1,000</text:p>
          </table:table-cell>
          <table:table-cell table:style-name="ce38" table:formula="of:=[.B47]&lt;0.05" office:value-type="boolean" office:boolean-value="false" calcext:value-type="boolean">
            <text:p>FALSO</text:p>
          </table:table-cell>
          <table:table-cell table:style-name="ce38" table:formula="of:=[.F47]&lt;0.05" office:value-type="boolean" office:boolean-value="false" calcext:value-type="boolean">
            <text:p>FALSO</text:p>
          </table:table-cell>
          <table:table-cell table:style-name="ce38" table:formula="of:=[.G47]&lt;0.05" office:value-type="boolean" office:boolean-value="false" calcext:value-type="boolean">
            <text:p>FALSO</text:p>
          </table:table-cell>
          <table:table-cell table:style-name="ce38" table:formula="of:=[.K47]&lt;0.05" office:value-type="boolean" office:boolean-value="false" calcext:value-type="boolean">
            <text:p>FALSO</text:p>
          </table:table-cell>
          <table:table-cell table:style-name="ce46" table:formula="of:=OR([.L47];[.M47];[.N47];[.O47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1" calcext:value-type="float">
            <text:p>1,000</text:p>
          </table:table-cell>
          <table:table-cell office:value-type="float" office:value="-0.0333367788029285" calcext:value-type="float">
            <text:p>-0,033</text:p>
          </table:table-cell>
          <table:table-cell office:value-type="float" office:value="-6.8138824917369" calcext:value-type="float">
            <text:p>-6,814</text:p>
          </table:table-cell>
          <table:table-cell office:value-type="float" office:value="1363" calcext:value-type="float">
            <text:p>1.363</text:p>
          </table:table-cell>
          <table:table-cell office:value-type="float" office:value="0.999999999992891" calcext:value-type="float">
            <text:p>1,000</text:p>
          </table:table-cell>
          <table:table-cell office:value-type="float" office:value="0.999990792796472" calcext:value-type="float">
            <text:p>1,000</text:p>
          </table:table-cell>
          <table:table-cell office:value-type="float" office:value="-0.0108227514324266" calcext:value-type="float">
            <text:p>-0,011</text:p>
          </table:table-cell>
          <table:table-cell office:value-type="float" office:value="-2.68525442101839" calcext:value-type="float">
            <text:p>-2,685</text:p>
          </table:table-cell>
          <table:table-cell office:value-type="float" office:value="1363" calcext:value-type="float">
            <text:p>1.363</text:p>
          </table:table-cell>
          <table:table-cell office:value-type="float" office:value="0.996332303209355" calcext:value-type="float">
            <text:p>0,996</text:p>
          </table:table-cell>
          <table:table-cell table:style-name="ce38" table:formula="of:=[.B48]&lt;0.05" office:value-type="boolean" office:boolean-value="false" calcext:value-type="boolean">
            <text:p>FALSO</text:p>
          </table:table-cell>
          <table:table-cell table:style-name="ce38" table:formula="of:=[.F48]&lt;0.05" office:value-type="boolean" office:boolean-value="false" calcext:value-type="boolean">
            <text:p>FALSO</text:p>
          </table:table-cell>
          <table:table-cell table:style-name="ce38" table:formula="of:=[.G48]&lt;0.05" office:value-type="boolean" office:boolean-value="false" calcext:value-type="boolean">
            <text:p>FALSO</text:p>
          </table:table-cell>
          <table:table-cell table:style-name="ce38" table:formula="of:=[.K48]&lt;0.05" office:value-type="boolean" office:boolean-value="false" calcext:value-type="boolean">
            <text:p>FALSO</text:p>
          </table:table-cell>
          <table:table-cell table:style-name="ce46" table:formula="of:=OR([.L48];[.M48];[.N48];[.O4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Tesseract</text:p>
          </table:table-cell>
          <table:table-cell office:value-type="float" office:value="0.99967164531961" calcext:value-type="float">
            <text:p>1,000</text:p>
          </table:table-cell>
          <table:table-cell office:value-type="float" office:value="-0.0257717546198172" calcext:value-type="float">
            <text:p>-0,026</text:p>
          </table:table-cell>
          <table:table-cell office:value-type="float" office:value="-2.96527085109095" calcext:value-type="float">
            <text:p>-2,965</text:p>
          </table:table-cell>
          <table:table-cell office:value-type="float" office:value="164" calcext:value-type="float">
            <text:p>164</text:p>
          </table:table-cell>
          <table:table-cell office:value-type="float" office:value="0.99826216406777" calcext:value-type="float">
            <text:p>0,998</text:p>
          </table:table-cell>
          <table:table-cell office:value-type="float" office:value="0.9984774382703" calcext:value-type="float">
            <text:p>0,998</text:p>
          </table:table-cell>
          <table:table-cell office:value-type="float" office:value="-0.0192853165410032" calcext:value-type="float">
            <text:p>-0,019</text:p>
          </table:table-cell>
          <table:table-cell office:value-type="float" office:value="-2.93332851816439" calcext:value-type="float">
            <text:p>-2,933</text:p>
          </table:table-cell>
          <table:table-cell office:value-type="float" office:value="164" calcext:value-type="float">
            <text:p>164</text:p>
          </table:table-cell>
          <table:table-cell office:value-type="float" office:value="0.9980830690683" calcext:value-type="float">
            <text:p>0,998</text:p>
          </table:table-cell>
          <table:table-cell table:style-name="ce38" table:formula="of:=[.B49]&lt;0.05" office:value-type="boolean" office:boolean-value="false" calcext:value-type="boolean">
            <text:p>FALSO</text:p>
          </table:table-cell>
          <table:table-cell table:style-name="ce38" table:formula="of:=[.F49]&lt;0.05" office:value-type="boolean" office:boolean-value="false" calcext:value-type="boolean">
            <text:p>FALSO</text:p>
          </table:table-cell>
          <table:table-cell table:style-name="ce38" table:formula="of:=[.G49]&lt;0.05" office:value-type="boolean" office:boolean-value="false" calcext:value-type="boolean">
            <text:p>FALSO</text:p>
          </table:table-cell>
          <table:table-cell table:style-name="ce38" table:formula="of:=[.K49]&lt;0.05" office:value-type="boolean" office:boolean-value="false" calcext:value-type="boolean">
            <text:p>FALSO</text:p>
          </table:table-cell>
          <table:table-cell table:style-name="ce46" table:formula="of:=OR([.L49];[.M49];[.N49];[.O4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Thefuck</text:p>
          </table:table-cell>
          <table:table-cell office:value-type="float" office:value="0.942890202651319" calcext:value-type="float">
            <text:p>0,943</text:p>
          </table:table-cell>
          <table:table-cell office:value-type="float" office:value="-0.0328651140237307" calcext:value-type="float">
            <text:p>-0,033</text:p>
          </table:table-cell>
          <table:table-cell office:value-type="float" office:value="-2.04165003942852" calcext:value-type="float">
            <text:p>-2,042</text:p>
          </table:table-cell>
          <table:table-cell office:value-type="float" office:value="94" calcext:value-type="float">
            <text:p>94</text:p>
          </table:table-cell>
          <table:table-cell office:value-type="float" office:value="0.978005721719754" calcext:value-type="float">
            <text:p>0,978</text:p>
          </table:table-cell>
          <table:table-cell office:value-type="float" office:value="0.676110375508346" calcext:value-type="float">
            <text:p>0,676</text:p>
          </table:table-cell>
          <table:table-cell office:value-type="float" office:value="-0.010607402267852" calcext:value-type="float">
            <text:p>-0,011</text:p>
          </table:table-cell>
          <table:table-cell office:value-type="float" office:value="-1.38884060039167" calcext:value-type="float">
            <text:p>-1,389</text:p>
          </table:table-cell>
          <table:table-cell office:value-type="float" office:value="94" calcext:value-type="float">
            <text:p>94</text:p>
          </table:table-cell>
          <table:table-cell office:value-type="float" office:value="0.915918449452446" calcext:value-type="float">
            <text:p>0,916</text:p>
          </table:table-cell>
          <table:table-cell table:style-name="ce38" table:formula="of:=[.B50]&lt;0.05" office:value-type="boolean" office:boolean-value="false" calcext:value-type="boolean">
            <text:p>FALSO</text:p>
          </table:table-cell>
          <table:table-cell table:style-name="ce38" table:formula="of:=[.F50]&lt;0.05" office:value-type="boolean" office:boolean-value="false" calcext:value-type="boolean">
            <text:p>FALSO</text:p>
          </table:table-cell>
          <table:table-cell table:style-name="ce38" table:formula="of:=[.G50]&lt;0.05" office:value-type="boolean" office:boolean-value="false" calcext:value-type="boolean">
            <text:p>FALSO</text:p>
          </table:table-cell>
          <table:table-cell table:style-name="ce38" table:formula="of:=[.K50]&lt;0.05" office:value-type="boolean" office:boolean-value="false" calcext:value-type="boolean">
            <text:p>FALSO</text:p>
          </table:table-cell>
          <table:table-cell table:style-name="ce46" table:formula="of:=OR([.L50];[.M50];[.N50];[.O5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0.657084782774197" calcext:value-type="float">
            <text:p>0,657</text:p>
          </table:table-cell>
          <table:table-cell office:value-type="float" office:value="-0.236884314073574" calcext:value-type="float">
            <text:p>-0,237</text:p>
          </table:table-cell>
          <table:table-cell office:value-type="float" office:value="-0.82853475167962" calcext:value-type="float">
            <text:p>-0,829</text:p>
          </table:table-cell>
          <table:table-cell office:value-type="float" office:value="26" calcext:value-type="float">
            <text:p>26</text:p>
          </table:table-cell>
          <table:table-cell office:value-type="float" office:value="0.792545427433052" calcext:value-type="float">
            <text:p>0,793</text:p>
          </table:table-cell>
          <table:table-cell office:value-type="float" office:value="0.749907871464603" calcext:value-type="float">
            <text:p>0,750</text:p>
          </table:table-cell>
          <table:table-cell office:value-type="float" office:value="-0.187806665075856" calcext:value-type="float">
            <text:p>-0,188</text:p>
          </table:table-cell>
          <table:table-cell office:value-type="float" office:value="-0.946019922758425" calcext:value-type="float">
            <text:p>-0,946</text:p>
          </table:table-cell>
          <table:table-cell office:value-type="float" office:value="26" calcext:value-type="float">
            <text:p>26</text:p>
          </table:table-cell>
          <table:table-cell office:value-type="float" office:value="0.823575942465281" calcext:value-type="float">
            <text:p>0,824</text:p>
          </table:table-cell>
          <table:table-cell table:style-name="ce38" table:formula="of:=[.B51]&lt;0.05" office:value-type="boolean" office:boolean-value="false" calcext:value-type="boolean">
            <text:p>FALSO</text:p>
          </table:table-cell>
          <table:table-cell table:style-name="ce38" table:formula="of:=[.F51]&lt;0.05" office:value-type="boolean" office:boolean-value="false" calcext:value-type="boolean">
            <text:p>FALSO</text:p>
          </table:table-cell>
          <table:table-cell table:style-name="ce38" table:formula="of:=[.G51]&lt;0.05" office:value-type="boolean" office:boolean-value="false" calcext:value-type="boolean">
            <text:p>FALSO</text:p>
          </table:table-cell>
          <table:table-cell table:style-name="ce38" table:formula="of:=[.K51]&lt;0.05" office:value-type="boolean" office:boolean-value="false" calcext:value-type="boolean">
            <text:p>FALSO</text:p>
          </table:table-cell>
          <table:table-cell table:style-name="ce46" table:formula="of:=OR([.L51];[.M51];[.N51];[.O51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X64dbg</text:p>
          </table:table-cell>
          <table:table-cell table:style-name="ce43" office:value-type="float" office:value="3.54889124519291E-032" calcext:value-type="float">
            <text:p>3,55E-32</text:p>
          </table:table-cell>
          <table:table-cell table:style-name="ce44" office:value-type="float" office:value="0.402160506323398" calcext:value-type="float">
            <text:p>0,402</text:p>
          </table:table-cell>
          <table:table-cell table:style-name="ce44" office:value-type="float" office:value="17.2989577232441" calcext:value-type="float">
            <text:p>17,299</text:p>
          </table:table-cell>
          <table:table-cell table:style-name="ce45" office:value-type="float" office:value="966" calcext:value-type="float">
            <text:p>966</text:p>
          </table:table-cell>
          <table:table-cell table:style-name="ce43" office:value-type="float" office:value="6.48732469071634E-059" calcext:value-type="float">
            <text:p>6,49E-59</text:p>
          </table:table-cell>
          <table:table-cell table:style-name="ce43" office:value-type="float" office:value="7.94590786944647E-038" calcext:value-type="float">
            <text:p>7,95E-38</text:p>
          </table:table-cell>
          <table:table-cell table:style-name="ce44" office:value-type="float" office:value="0.406095677750031" calcext:value-type="float">
            <text:p>0,406</text:p>
          </table:table-cell>
          <table:table-cell table:style-name="ce44" office:value-type="float" office:value="18.0526776397812" calcext:value-type="float">
            <text:p>18,053</text:p>
          </table:table-cell>
          <table:table-cell table:style-name="ce45" office:value-type="float" office:value="966" calcext:value-type="float">
            <text:p>966</text:p>
          </table:table-cell>
          <table:table-cell table:style-name="ce43" office:value-type="float" office:value="2.67048983010699E-063" calcext:value-type="float">
            <text:p>2,67E-63</text:p>
          </table:table-cell>
          <table:table-cell table:style-name="ce38" table:formula="of:=[.B52]&lt;0.05" office:value-type="boolean" office:boolean-value="true" calcext:value-type="boolean">
            <text:p>VERDADEIRO</text:p>
          </table:table-cell>
          <table:table-cell table:style-name="ce38" table:formula="of:=[.F52]&lt;0.05" office:value-type="boolean" office:boolean-value="true" calcext:value-type="boolean">
            <text:p>VERDADEIRO</text:p>
          </table:table-cell>
          <table:table-cell table:style-name="ce38" table:formula="of:=[.G52]&lt;0.05" office:value-type="boolean" office:boolean-value="true" calcext:value-type="boolean">
            <text:p>VERDADEIRO</text:p>
          </table:table-cell>
          <table:table-cell table:style-name="ce38" table:formula="of:=[.K52]&lt;0.05" office:value-type="boolean" office:boolean-value="true" calcext:value-type="boolean">
            <text:p>VERDADEIRO</text:p>
          </table:table-cell>
          <table:table-cell table:style-name="ce46" table:formula="of:=OR([.L52];[.M52];[.N52];[.O52])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float" office:value="0.999999999999888" calcext:value-type="float">
            <text:p>1,000</text:p>
          </table:table-cell>
          <table:table-cell office:value-type="float" office:value="-0.0124404203688737" calcext:value-type="float">
            <text:p>-0,012</text:p>
          </table:table-cell>
          <table:table-cell office:value-type="float" office:value="-3.06803992374331" calcext:value-type="float">
            <text:p>-3,068</text:p>
          </table:table-cell>
          <table:table-cell office:value-type="float" office:value="717" calcext:value-type="float">
            <text:p>717</text:p>
          </table:table-cell>
          <table:table-cell office:value-type="float" office:value="0.998882091270799" calcext:value-type="float">
            <text:p>0,999</text:p>
          </table:table-cell>
          <table:table-cell office:value-type="float" office:value="0.999999999753928" calcext:value-type="float">
            <text:p>1,000</text:p>
          </table:table-cell>
          <table:table-cell office:value-type="float" office:value="-0.00627501763806975" calcext:value-type="float">
            <text:p>-0,006</text:p>
          </table:table-cell>
          <table:table-cell office:value-type="float" office:value="-1.34616559152591" calcext:value-type="float">
            <text:p>-1,346</text:p>
          </table:table-cell>
          <table:table-cell office:value-type="float" office:value="717" calcext:value-type="float">
            <text:p>717</text:p>
          </table:table-cell>
          <table:table-cell office:value-type="float" office:value="0.91066271992685" calcext:value-type="float">
            <text:p>0,911</text:p>
          </table:table-cell>
          <table:table-cell table:style-name="ce38" table:formula="of:=[.B53]&lt;0.05" office:value-type="boolean" office:boolean-value="false" calcext:value-type="boolean">
            <text:p>FALSO</text:p>
          </table:table-cell>
          <table:table-cell table:style-name="ce38" table:formula="of:=[.F53]&lt;0.05" office:value-type="boolean" office:boolean-value="false" calcext:value-type="boolean">
            <text:p>FALSO</text:p>
          </table:table-cell>
          <table:table-cell table:style-name="ce38" table:formula="of:=[.G53]&lt;0.05" office:value-type="boolean" office:boolean-value="false" calcext:value-type="boolean">
            <text:p>FALSO</text:p>
          </table:table-cell>
          <table:table-cell table:style-name="ce38" table:formula="of:=[.K53]&lt;0.05" office:value-type="boolean" office:boolean-value="false" calcext:value-type="boolean">
            <text:p>FALSO</text:p>
          </table:table-cell>
          <table:table-cell table:style-name="ce46" table:formula="of:=OR([.L53];[.M53];[.N53];[.O53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39" office:value-type="string" calcext:value-type="string">
            <text:p>Zstd</text:p>
          </table:table-cell>
          <table:table-cell office:value-type="float" office:value="0.125780937426748" calcext:value-type="float">
            <text:p>0,126</text:p>
          </table:table-cell>
          <table:table-cell table:style-name="ce35" office:value-type="float" office:value="-0.000482615215780197" calcext:value-type="float">
            <text:p>-4,83E-04</text:p>
          </table:table-cell>
          <table:table-cell office:value-type="float" office:value="1.09166100301146" calcext:value-type="float">
            <text:p>1,092</text:p>
          </table:table-cell>
          <table:table-cell office:value-type="float" office:value="2201" calcext:value-type="float">
            <text:p>2.201</text:p>
          </table:table-cell>
          <table:table-cell office:value-type="float" office:value="0.13755080695523" calcext:value-type="float">
            <text:p>0,138</text:p>
          </table:table-cell>
          <table:table-cell table:style-name="ce43" office:value-type="float" office:value="0.000907800145450499" calcext:value-type="float">
            <text:p>9,08E-04</text:p>
          </table:table-cell>
          <table:table-cell table:style-name="ce44" office:value-type="float" office:value="0.00122646703818787" calcext:value-type="float">
            <text:p>0,001</text:p>
          </table:table-cell>
          <table:table-cell table:style-name="ce44" office:value-type="float" office:value="1.80207347905371" calcext:value-type="float">
            <text:p>1,802</text:p>
          </table:table-cell>
          <table:table-cell table:style-name="ce45" office:value-type="float" office:value="2201" calcext:value-type="float">
            <text:p>2.201</text:p>
          </table:table-cell>
          <table:table-cell table:style-name="ce44" office:value-type="float" office:value="0.0358353096735505" calcext:value-type="float">
            <text:p>0,036</text:p>
          </table:table-cell>
          <table:table-cell table:style-name="ce38" table:formula="of:=[.B54]&lt;0.05" office:value-type="boolean" office:boolean-value="false" calcext:value-type="boolean">
            <text:p>FALSO</text:p>
          </table:table-cell>
          <table:table-cell table:style-name="ce38" table:formula="of:=[.F54]&lt;0.05" office:value-type="boolean" office:boolean-value="false" calcext:value-type="boolean">
            <text:p>FALSO</text:p>
          </table:table-cell>
          <table:table-cell table:style-name="ce38" table:formula="of:=[.G54]&lt;0.05" office:value-type="boolean" office:boolean-value="true" calcext:value-type="boolean">
            <text:p>VERDADEIRO</text:p>
          </table:table-cell>
          <table:table-cell table:style-name="ce38" table:formula="of:=[.K54]&lt;0.05" office:value-type="boolean" office:boolean-value="true" calcext:value-type="boolean">
            <text:p>VERDADEIRO</text:p>
          </table:table-cell>
          <table:table-cell table:style-name="ce46" table:formula="of:=OR([.L54];[.M54];[.N54];[.O54])" office:value-type="boolean" office:boolean-value="true" calcext:value-type="boolean">
            <text:p>VERDADEIRO</text:p>
          </table:table-cell>
        </table:table-row>
        <table:table-row table:style-name="ro1" table:number-rows-repeated="104852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02:45:27.621501810</dc:date>
    <meta:editing-duration>P2DT13H5M15S</meta:editing-duration>
    <meta:editing-cycles>12</meta:editing-cycles>
    <meta:generator>LibreOffice/7.3.7.2$Linux_X86_64 LibreOffice_project/30$Build-2</meta:generator>
    <meta:document-statistic meta:table-count="4" meta:cell-count="3701" meta:object-count="0"/>
  </office:meta>
</office:document-meta>
</file>